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/>
    </style:style>
    <style:style style:name="ce3" style:family="table-cell" style:parent-style-name="Default" style:data-style-name="N0">
      <style:table-cell-properties fo:border="thin solid #000000" style:vertical-align="top" fo:wrap-option="wrap"/>
      <style:text-properties fo:font-style="italic" style:font-style-asian="italic" style:font-style-complex="italic" style:font-family-generic="swiss"/>
    </style:style>
    <style:style style:name="ce4" style:family="table-cell" style:parent-style-name="Default" style:data-style-name="N0">
      <style:table-cell-properties fo:border="thin solid #000000" style:vertical-align="top" fo:wrap-option="wrap"/>
    </style:style>
    <style:style style:name="ce5" style:family="table-cell" style:parent-style-name="Default" style:data-style-name="N0">
      <style:table-cell-properties fo:border="thin solid #000000" style:vertical-align="top" fo:wrap-option="wrap"/>
    </style:style>
    <style:style style:name="ce6" style:family="table-cell" style:parent-style-name="Default" style:data-style-name="N0">
      <style:table-cell-properties fo:border="thin solid #000000" style:vertical-align="top" fo:wrap-option="wrap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1" style:family="table-cell" style:parent-style-name="Default" style:data-style-name="N0">
      <style:table-cell-properties style:vertical-align="top" fo:wrap-option="wrap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3" style:family="table-cell" style:parent-style-name="Default" style:data-style-name="N0">
      <style:table-cell-properties style:vertical-align="top" fo:wrap-option="wrap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top" fo:wrap-option="wrap"/>
      <style:text-properties fo:color="#FF0000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7" style:family="table-cell" style:parent-style-name="Hyperkobling" style:data-style-name="N0">
      <style:table-cell-properties fo:border="thin solid #000000" style:vertical-align="top" fo:wrap-option="wrap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0.2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204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229.5pt" style:use-optimal-row-height="true" fo:break-before="auto"/>
    </style:style>
    <style:style style:name="ro11" style:family="table-row">
      <style:table-row-properties style:row-height="127.5pt" style:use-optimal-row-height="true" fo:break-before="auto"/>
    </style:style>
    <style:style style:name="ro12" style:family="table-row">
      <style:table-row-properties style:row-height="114.75pt" style:use-optimal-row-height="true" fo:break-before="auto"/>
    </style:style>
    <style:style style:name="ro13" style:family="table-row">
      <style:table-row-properties style:row-height="242.25pt" style:use-optimal-row-height="true" fo:break-before="auto"/>
    </style:style>
    <style:style style:name="ro14" style:family="table-row">
      <style:table-row-properties style:row-height="89.25pt" style:use-optimal-row-height="true" fo:break-before="auto"/>
    </style:style>
    <style:style style:name="ro15" style:family="table-row">
      <style:table-row-properties style:row-height="178.5pt" style:use-optimal-row-height="true" fo:break-before="auto"/>
    </style:style>
    <style:style style:name="ro16" style:family="table-row">
      <style:table-row-properties style:row-height="191.25pt" style:use-optimal-row-height="true" fo:break-before="auto"/>
    </style:style>
    <style:style style:name="ro17" style:family="table-row">
      <style:table-row-properties style:row-height="216.75pt" style:use-optimal-row-height="true" fo:break-before="auto"/>
    </style:style>
    <style:style style:name="ro18" style:family="table-row">
      <style:table-row-properties style:row-height="153pt" style:use-optimal-row-height="true" fo:break-before="auto"/>
    </style:style>
    <style:style style:name="ro19" style:family="table-row">
      <style:table-row-properties style:row-height="293.25pt" style:use-optimal-row-height="true" fo:break-before="auto"/>
    </style:style>
    <style:style style:name="ro20" style:family="table-row">
      <style:table-row-properties style:row-height="165.75pt" style:use-optimal-row-height="true" fo:break-before="auto"/>
    </style:style>
    <style:style style:name="ro21" style:family="table-row">
      <style:table-row-properties style:row-height="38.25pt" style:use-optimal-row-height="false" fo:break-before="auto"/>
    </style:style>
    <style:style style:name="ro22" style:family="table-row">
      <style:table-row-properties style:row-height="25.5pt" style:use-optimal-row-height="false" fo:break-before="auto"/>
    </style:style>
    <style:style style:name="ro23" style:family="table-row">
      <style:table-row-properties style:row-height="65.25pt" style:use-optimal-row-height="false" fo:break-before="auto"/>
    </style:style>
    <style:style style:name="ro24" style:family="table-row">
      <style:table-row-properties style:row-height="114.75pt" style:use-optimal-row-height="false" fo:break-before="auto"/>
    </style:style>
    <style:style style:name="ro2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lfabetisk_liste" table:style-name="ta1">
        <table:table-column table:style-name="co1" table:number-columns-repeated="7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EMNEORD</text:p>
          </table:table-cell>
          <table:table-cell office:value-type="string" table:style-name="ce2">
            <text:p>SE-HENVISNING henvisning fra</text:p>
          </table:table-cell>
          <table:table-cell office:value-type="string" table:style-name="ce2">
            <text:p>SE OGSÅ-HENVISNING</text:p>
          </table:table-cell>
          <table:table-cell office:value-type="string" table:style-name="ce2">
            <text:p>UNDERTEMA</text:p>
          </table:table-cell>
          <table:table-cell office:value-type="string" table:style-name="ce2">
            <text:p>UNDERTEMA</text:p>
          </table:table-cell>
          <table:table-cell office:value-type="string" table:style-name="ce2">
            <text:p>UNDERTEMA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Abort</text:p>
          </table:table-cell>
          <table:table-cell office:value-type="string" table:style-name="ce2">
            <text:p>Svangerskapsavbrudd</text:p>
          </table:table-cell>
          <table:table-cell table:style-name="ce2"/>
          <table:table-cell office:value-type="string" table:style-name="ce2">
            <text:p>Svangerskap og fødsel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dopsjon</text:p>
          </table:table-cell>
          <table:table-cell table:number-columns-repeated="2" table:style-name="ce2"/>
          <table:table-cell office:value-type="string" table:style-name="ce2">
            <text:p>Barn og foreldr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ksellastrestriksjoner</text:p>
          </table:table-cell>
          <table:table-cell office:value-type="string" table:style-name="ce2">
            <text:p>Telerestriksjoner</text:p>
          </table:table-cell>
          <table:table-cell table:style-name="ce2"/>
          <table:table-cell office:value-type="string" table:style-name="ce2">
            <text:p>Veg og vegtrafikk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2">
            <text:p>Alderspensjon</text:p>
          </table:table-cell>
          <table:table-cell office:value-type="string" table:style-name="ce2">
            <text:p>AFP ;</text:p>
            <text:p>Alderstrygd ;</text:p>
            <text:p>Avtalefestet pensjon ;</text:p>
            <text:p>Folketrygdpensjon ;</text:p>
            <text:p>Førtidspensjon ;</text:p>
            <text:p>Grunnpensjon ;</text:p>
            <text:p>Omsorgspoeng ;<text:s/></text:p>
            <text:p>Pensjonspoeng ;</text:p>
            <text:p>Samordning ;<text:s text:c="2"/></text:p>
            <text:p>Sjømannspensjon ;<text:s/></text:p>
            <text:p>Tidligpensjon</text:p>
          </table:table-cell>
          <table:table-cell table:style-name="ce2"/>
          <table:table-cell office:value-type="string" table:style-name="ce2">
            <text:p>Pensjon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2">
            <text:p>Alkoholsalg</text:p>
          </table:table-cell>
          <table:table-cell office:value-type="string" table:style-name="ce2">
            <text:p>Ambulerende skjenkebevilling ;</text:p>
            <text:p>Bevillingsgebyr ;</text:p>
            <text:p>Kunnskapsprøven ;</text:p>
            <text:p>Salgsbevilling ;</text:p>
            <text:p>Skjenkebevilling ;</text:p>
            <text:p>Skjenkerett ;</text:p>
            <text:p>Skjenketid ;</text:p>
            <text:p>Skjenketillatelse ;</text:p>
            <text:p>Uteservering ;</text:p>
            <text:p>Ølsalg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Allemannsrett</text:p>
          </table:table-cell>
          <table:table-cell table:number-columns-repeated="2" table:style-name="ce4"/>
          <table:table-cell office:value-type="string" table:style-name="ce2">
            <text:p>Idrett og frilluftsliv</text:p>
          </table:table-cell>
          <table:table-cell office:value-type="string" table:style-name="ce2">
            <text:p>Naturforvaltning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2">
            <text:p>Allergi</text:p>
          </table:table-cell>
          <table:table-cell office:value-type="string" table:style-name="ce2">
            <text:p>Pollenallergi ;</text:p>
            <text:p>Pollenvarsel ;</text:p>
            <text:p>Pollenvarsling</text:p>
          </table:table-cell>
          <table:table-cell table:style-name="ce2"/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lternativ behandling</text:p>
          </table:table-cell>
          <table:table-cell table:number-columns-repeated="2"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Ambulerende vaktmester</text:p>
          </table:table-cell>
          <table:table-cell office:value-type="string" table:style-name="ce4">
            <text:p>Hjemmevaktmester</text:p>
          </table:table-cell>
          <table:table-cell table:style-name="ce4"/>
          <table:table-cell office:value-type="string" table:style-name="ce4">
            <text:p>Omsorgstjenes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Angrerett</text:p>
          </table:table-cell>
          <table:table-cell office:value-type="string" table:style-name="ce4">
            <text:p>Angrefrist</text:p>
          </table:table-cell>
          <table:table-cell table:style-name="ce4"/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Anmeldelse</text:p>
          </table:table-cell>
          <table:table-cell office:value-type="string" table:style-name="ce4">
            <text:p>Forbrytelse ;</text:p>
            <text:p>Forseelse ;</text:p>
            <text:p>Kriminalitet ;</text:p>
            <text:p>Lovbrudd ;</text:p>
            <text:p>Politisak</text:p>
          </table:table-cell>
          <table:table-cell table:style-name="ce4"/>
          <table:table-cell office:value-type="string" table:style-name="ce4">
            <text:p>Lovbrudd og straff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Arbeidsavtale</text:p>
          </table:table-cell>
          <table:table-cell office:value-type="string" table:style-name="ce2">
            <text:p>Ansettelsesforhold ; Ansettelseskontrakt ; Arbeidskontrakt</text:p>
          </table:table-cell>
          <table:table-cell table:style-name="ce2"/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Arbeidsgiver</text:p>
          </table:table-cell>
          <table:table-cell office:value-type="string" table:style-name="ce2">
            <text:p>Aa-melding ;</text:p>
            <text:p>Aa-registeret ;</text:p>
            <text:p>Arbeidsgiveransvar ;</text:p>
            <text:p>Arbeidsgiverkontroll</text:p>
          </table:table-cell>
          <table:table-cell office:value-type="string" table:style-name="ce2">
            <text:p>Arbeidsgiveravgift</text:p>
          </table:table-cell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rbeidsgiveravgift</text:p>
          </table:table-cell>
          <table:table-cell office:value-type="string" table:style-name="ce2">
            <text:p>Terminoppgave</text:p>
          </table:table-cell>
          <table:table-cell office:value-type="string" table:style-name="ce2">
            <text:p>Arbeidsgiver</text:p>
          </table:table-cell>
          <table:table-cell office:value-type="string" table:style-name="ce2">
            <text:p>Offentlige avgif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Arbeidsmarkedstiltak</text:p>
          </table:table-cell>
          <table:table-cell office:value-type="string" table:style-name="ce2">
            <text:p>AMO ;</text:p>
            <text:p>Arbeidspraksis ;</text:p>
            <text:p>Lønnstilskudd ;</text:p>
            <text:p>Praksisplass</text:p>
          </table:table-cell>
          <table:table-cell office:value-type="string" table:style-name="ce2">
            <text:p>Stønad ved arbeidsmarkedstiltak</text:p>
          </table:table-cell>
          <table:table-cell office:value-type="string" table:style-name="ce2">
            <text:p>Arbeidssøking og rekruttering</text:p>
          </table:table-cell>
          <table:table-cell table:number-columns-repeated="16380" table:style-name="ce2"/>
        </table:table-row>
        <table:table-row table:style-name="ro7">
          <table:table-cell office:value-type="string" table:style-name="ce2">
            <text:p>Arbeidsmiljø</text:p>
          </table:table-cell>
          <table:table-cell office:value-type="string" table:style-name="ce2">
            <text:p>AMU ;</text:p>
            <text:p>Arbeid av barn og ungdom ;<text:s/></text:p>
            <text:p>Arbeidsmiljøutvalg ;</text:p>
            <text:p>Arbeidstilsynet ;</text:p>
            <text:p>Bedriftshelsetjeneste ;</text:p>
            <text:p>BHT ;</text:p>
            <text:p>Gravide arbeidstakere ;<text:s/></text:p>
            <text:p>Helse-, miljø- og sikkerhetsarbeid ;<text:s/></text:p>
            <text:p>HMS ;</text:p>
            <text:p>Midlertidig arbeidsplass ;<text:s/></text:p>
            <text:p>Omplassering ;</text:p>
            <text:p>Skiftende arbeidsplass ;</text:p>
            <text:p>Unge arbeidstakere ;</text:p>
            <text:p>Verneombud</text:p>
          </table:table-cell>
          <table:table-cell table:style-name="ce2"/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2">
            <text:p>Arbeidssøking</text:p>
          </table:table-cell>
          <table:table-cell office:value-type="string" table:style-name="ce2">
            <text:p>Arbeidsformidling ;</text:p>
            <text:p>Arbeidsledighet ;</text:p>
            <text:p>Arbeidsløshet ;</text:p>
            <text:p>Arbeidssøker ;</text:p>
            <text:p>Engasjement ;</text:p>
            <text:p>Fortrinnsrett ;</text:p>
            <text:p>Jobbsøker ;</text:p>
            <text:p>Jobbsøking ;</text:p>
            <text:p>Jobbsøknad ;</text:p>
            <text:p>Meldekort ;</text:p>
            <text:p>Vikarstilling</text:p>
          </table:table-cell>
          <table:table-cell office:value-type="string" table:style-name="ce2">
            <text:p>Dagpenger ;</text:p>
            <text:p>Ventelønn ;</text:p>
            <text:p>Ventestønad</text:p>
          </table:table-cell>
          <table:table-cell office:value-type="string" table:style-name="ce2">
            <text:p>Arbeidssøking og rekruttering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Arbeidstid</text:p>
          </table:table-cell>
          <table:table-cell office:value-type="string" table:style-name="ce2">
            <text:p>Ammefri ;</text:p>
            <text:p>Amming ;</text:p>
            <text:p>Fleksibel arbeidstid ;</text:p>
            <text:p>Overtid ;</text:p>
            <text:p>Skiftarbeid ;</text:p>
            <text:p>Turnus</text:p>
          </table:table-cell>
          <table:table-cell table:style-name="ce2"/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Arbeidstillatelse</text:p>
          </table:table-cell>
          <table:table-cell office:value-type="string" table:style-name="ce2">
            <text:p>Arbeidsinnvandring</text:p>
          </table:table-cell>
          <table:table-cell office:value-type="string" table:style-name="ce2">
            <text:p>Oppholdstillatelse</text:p>
          </table:table-cell>
          <table:table-cell office:value-type="string" table:style-name="ce2">
            <text:p>Arbeidssøking og rekruttering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Arbeidstvist</text:p>
          </table:table-cell>
          <table:table-cell office:value-type="string" table:style-name="ce2">
            <text:p>Arbeidskonflikt ;</text:p>
            <text:p>Interessetvist ;</text:p>
            <text:p>Lockout ;</text:p>
            <text:p>Streik ;</text:p>
            <text:p>Tjenestetvist</text:p>
          </table:table-cell>
          <table:table-cell office:value-type="string" table:style-name="ce2">
            <text:p>Mekling</text:p>
          </table:table-cell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Arkiv</text:p>
          </table:table-cell>
          <table:table-cell office:value-type="string" table:style-name="ce2">
            <text:p>Byarkiv ;</text:p>
            <text:p>Kommunearkiv ;</text:p>
            <text:p>Lokalhistorisk arkiv ;</text:p>
            <text:p>Riksarkivet ;</text:p>
            <text:p>Statsarkiv</text:p>
          </table:table-cell>
          <table:table-cell table:style-name="ce2"/>
          <table:table-cell office:value-type="string" table:style-name="ce2">
            <text:p>Kulturhistorie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Arv og gaver</text:p>
          </table:table-cell>
          <table:table-cell office:value-type="string" table:style-name="ce2">
            <text:p>Arveavgift ;</text:p>
            <text:p>Arving ;</text:p>
            <text:p>Gavemelding ;</text:p>
            <text:p>Livsarving ;</text:p>
            <text:p>Testament</text:p>
          </table:table-cell>
          <table:table-cell table:style-name="ce2"/>
          <table:table-cell office:value-type="string" table:style-name="ce2">
            <text:p>Arv og dødsfall</text:p>
          </table:table-cell>
          <table:table-cell office:value-type="string" table:style-name="ce2">
            <text:p>Skatt og likning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Attføringsytelser</text:p>
          </table:table-cell>
          <table:table-cell office:value-type="string" table:style-name="ce2">
            <text:p>Attføringspenger ;</text:p>
            <text:p>Attføringsstønad ;</text:p>
            <text:p>Rehabiliteringspenger</text:p>
          </table:table-cell>
          <table:table-cell office:value-type="string" table:style-name="ce2">
            <text:p>Yrkesrettet attføring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Avlastningsbolig</text:p>
          </table:table-cell>
          <table:table-cell office:value-type="string" table:style-name="ce4">
            <text:p>Barnebolig</text:p>
          </table:table-cell>
          <table:table-cell table:style-name="ce4"/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Avlastningshjem</text:p>
          </table:table-cell>
          <table:table-cell table:style-name="ce4"/>
          <table:table-cell office:value-type="string" table:style-name="ce4">
            <text:p>Besøkshjem</text:p>
          </table:table-cell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Avløsertilskudd</text:p>
          </table:table-cell>
          <table:table-cell office:value-type="string" table:style-name="ce2">
            <text:p>Avløserordning</text:p>
          </table:table-cell>
          <table:table-cell table:style-name="ce2"/>
          <table:table-cell office:value-type="string" table:style-name="ce2">
            <text:p>Landbruk og skogbruk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Badeanlegg</text:p>
          </table:table-cell>
          <table:table-cell office:value-type="string" table:style-name="ce2">
            <text:p>Bad ;</text:p>
            <text:p>Badeplass ;</text:p>
            <text:p>Basseng ;</text:p>
            <text:p>Svømmeanlegg ;</text:p>
            <text:p>Svømmebasseng ;</text:p>
            <text:p>Svømmehall</text:p>
          </table:table-cell>
          <table:table-cell table:style-name="ce2"/>
          <table:table-cell office:value-type="string" table:style-name="ce2">
            <text:p>Idrett og frilluftsliv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Barnebidrag</text:p>
          </table:table-cell>
          <table:table-cell office:value-type="string" table:style-name="ce2">
            <text:p>Bidrag ;</text:p>
            <text:p>Bidragsforskudd ;</text:p>
            <text:p>Bidragsforskott</text:p>
          </table:table-cell>
          <table:table-cell office:value-type="string" table:style-name="ce2">
            <text:p>Samlivsbrudd</text:p>
          </table:table-cell>
          <table:table-cell office:value-type="string" table:style-name="ce2">
            <text:p>Barn og foreldre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6">
            <text:p>Barnehageplass</text:p>
          </table:table-cell>
          <table:table-cell office:value-type="string" table:style-name="ce5">
            <text:p>Familiebarnehage ;</text:p>
            <text:p>Friplass ;</text:p>
            <text:p>Søskenmoderasjon</text:p>
          </table:table-cell>
          <table:table-cell table:style-name="ce5"/>
          <table:table-cell office:value-type="string" table:style-name="ce5">
            <text:p>Barnehag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6">
            <text:p>Barnepark</text:p>
          </table:table-cell>
          <table:table-cell office:value-type="string" table:style-name="ce5">
            <text:p>Parkplass</text:p>
          </table:table-cell>
          <table:table-cell table:style-name="ce5"/>
          <table:table-cell office:value-type="string" table:style-name="ce5">
            <text:p>Barnehag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arnepensjon</text:p>
          </table:table-cell>
          <table:table-cell table:number-columns-repeated="2" table:style-name="ce5"/>
          <table:table-cell office:value-type="string" table:style-name="ce5">
            <text:p>Pensj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arnetrygd</text:p>
          </table:table-cell>
          <table:table-cell table:number-columns-repeated="2" table:style-name="ce5"/>
          <table:table-cell office:value-type="string" table:style-name="ce5">
            <text:p>Barn og foreldre</text:p>
          </table:table-cell>
          <table:table-cell office:value-type="string" table:style-name="ce5">
            <text:p>Økonomiske ytelser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5">
            <text:p>Barnevern</text:p>
          </table:table-cell>
          <table:table-cell office:value-type="string" table:style-name="ce5">
            <text:p>Bekymringsmelding ;</text:p>
            <text:p>Omsorgsovertagelse ;</text:p>
            <text:p>Omsorgsovertakelse</text:p>
          </table:table-cell>
          <table:table-cell table:style-name="ce5"/>
          <table:table-cell office:value-type="string" table:style-name="ce5">
            <text:p>Barne- og familievern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5">
            <text:p>Bedriftsetablering</text:p>
          </table:table-cell>
          <table:table-cell office:value-type="string" table:style-name="ce5">
            <text:p>Bygdeutviklingsmidler ;</text:p>
            <text:p>Etablereropplæring ;</text:p>
            <text:p>Etablererpakke ;</text:p>
            <text:p>Etableringstilskudd</text:p>
            <text:p/>
          </table:table-cell>
          <table:table-cell table:style-name="ce5"/>
          <table:table-cell office:value-type="string" table:style-name="ce5">
            <text:p>Bedrift og etabl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ehandlingsreise</text:p>
          </table:table-cell>
          <table:table-cell table:number-columns-repeated="2" table:style-name="ce5"/>
          <table:table-cell office:value-type="string" table:style-name="ce5">
            <text:p>Helsetjenes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esøkshjem</text:p>
          </table:table-cell>
          <table:table-cell office:value-type="string" table:style-name="ce5">
            <text:p>Besøksfamilie</text:p>
          </table:table-cell>
          <table:table-cell office:value-type="string" table:style-name="ce5">
            <text:p>Avlastningshjem</text:p>
          </table:table-cell>
          <table:table-cell office:value-type="string" table:style-name="ce5">
            <text:p>Barne- og familievern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5">
            <text:p>Bibliotek</text:p>
          </table:table-cell>
          <table:table-cell office:value-type="string" table:style-name="ce5">
            <text:p>Bokbuss ;</text:p>
            <text:p>Bokbåt ;</text:p>
            <text:p>Fagbibliotek ;</text:p>
            <text:p>Folkebibliotek ;</text:p>
            <text:p>Folkeboksamling ;</text:p>
            <text:p>Fylkesbibliotek ;</text:p>
            <text:p>Høgskolebibliotek ;</text:p>
            <text:p>Høyskolebibliotek ;</text:p>
            <text:p>Læringssenter ;</text:p>
            <text:p>Skolebibliotek ;</text:p>
            <text:p>Universitetsbibliotek</text:p>
          </table:table-cell>
          <table:table-cell table:style-name="ce5"/>
          <table:table-cell office:value-type="string" table:style-name="ce5">
            <text:p>Kulturtilbud og -arrangementer</text:p>
          </table:table-cell>
          <table:table-cell office:value-type="string" table:style-name="ce5">
            <text:p>Grunnskoleopplæring</text:p>
          </table:table-cell>
          <table:table-cell office:value-type="string" table:style-name="ce5">
            <text:p>Høyere utdanning</text:p>
          </table:table-cell>
          <table:table-cell office:value-type="string" table:style-name="ce5">
            <text:p>Videregående opplærin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Billighetserstatning</text:p>
          </table:table-cell>
          <table:table-cell office:value-type="string" table:style-name="ce6">
            <text:p>Krigsbarn ;</text:p>
            <text:p>Rettferdsvederlag</text:p>
          </table:table-cell>
          <table:table-cell table:style-name="ce6"/>
          <table:table-cell office:value-type="string" table:style-name="ce6">
            <text:p>Erstatningsordning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ingo</text:p>
          </table:table-cell>
          <table:table-cell table:number-columns-repeated="2" table:style-name="ce5"/>
          <table:table-cell office:value-type="string" table:style-name="ce5">
            <text:p>Lotteri og lykkespill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Bioteknologi</text:p>
          </table:table-cell>
          <table:table-cell office:value-type="string" table:style-name="ce2">
            <text:p>Fosterdiagnostikk ;<text:s/></text:p>
            <text:p>Genetiske undersøkelser ;<text:s/></text:p>
            <text:p>Genmodifisert mat ;<text:s/></text:p>
            <text:p>Genteknologi</text:p>
          </table:table-cell>
          <table:table-cell table:style-name="ce2"/>
          <table:table-cell office:value-type="string" table:style-name="ce5">
            <text:p>Folkehels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Blodgiving</text:p>
          </table:table-cell>
          <table:table-cell office:value-type="string" table:style-name="ce5">
            <text:p>Blodbank ;</text:p>
            <text:p>Blodgiver</text:p>
          </table:table-cell>
          <table:table-cell table:style-name="ce5"/>
          <table:table-cell office:value-type="string" table:style-name="ce5">
            <text:p>Folkehels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6">
            <text:p>Bofellesskap</text:p>
          </table:table-cell>
          <table:table-cell table:number-columns-repeated="2" table:style-name="ce6"/>
          <table:table-cell office:value-type="string" table:style-name="ce6">
            <text:p>Boformer</text:p>
          </table:table-cell>
          <table:table-cell table:number-columns-repeated="16380" table:style-name="ce2"/>
        </table:table-row>
        <table:table-row table:style-name="ro9">
          <table:table-cell office:value-type="string" table:style-name="ce6">
            <text:p>Boligfinansiering</text:p>
          </table:table-cell>
          <table:table-cell office:value-type="string" table:style-name="ce5">
            <text:p>Boliglån ;</text:p>
            <text:p>Boligtilskudd ;</text:p>
            <text:p>Etableringstilskudd ;</text:p>
            <text:p>Grunnlån ;</text:p>
            <text:p>Husbanken ;</text:p>
            <text:p>Huslån ;</text:p>
            <text:p>Startlån ;</text:p>
            <text:p>Utbedringslån</text:p>
          </table:table-cell>
          <table:table-cell office:value-type="string" table:style-name="ce5">
            <text:p>Bostøtte</text:p>
          </table:table-cell>
          <table:table-cell office:value-type="string" table:style-name="ce5">
            <text:p>Finansi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ompenger</text:p>
          </table:table-cell>
          <table:table-cell office:value-type="string" table:style-name="ce5">
            <text:p>Autopass</text:p>
          </table:table-cell>
          <table:table-cell table:style-name="ce5"/>
          <table:table-cell office:value-type="string" table:style-name="ce5">
            <text:p>Offentlige avgifter</text:p>
          </table:table-cell>
          <table:table-cell office:value-type="string" table:style-name="ce5">
            <text:p>Veg og vegtrafikk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6">
            <text:p>Bostøtte</text:p>
          </table:table-cell>
          <table:table-cell office:value-type="string" table:style-name="ce5">
            <text:p>Boligtilskudd</text:p>
          </table:table-cell>
          <table:table-cell office:value-type="string" table:style-name="ce5">
            <text:p>Boligfinansiering</text:p>
          </table:table-cell>
          <table:table-cell office:value-type="string" table:style-name="ce5">
            <text:p>Økonomiske ytels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6">
            <text:p>Bot</text:p>
          </table:table-cell>
          <table:table-cell office:value-type="string" table:style-name="ce5">
            <text:p>Mulkt</text:p>
          </table:table-cell>
          <table:table-cell table:style-name="ce6"/>
          <table:table-cell office:value-type="string" table:style-name="ce6">
            <text:p>Lovbrudd og straff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6">
            <text:p>Brann- og eksplosjonsvern</text:p>
          </table:table-cell>
          <table:table-cell office:value-type="string" table:style-name="ce6">
            <text:p>Brannfarlig vare ;</text:p>
            <text:p>Brannvern ;</text:p>
            <text:p>Brannvesen ;<text:s/></text:p>
            <text:p>Eksplosiver ;</text:p>
            <text:p>Ildsted ;</text:p>
            <text:p>Sprengstoff</text:p>
          </table:table-cell>
          <table:table-cell office:value-type="string" table:style-name="ce6">
            <text:p>Fyrverkeri</text:p>
          </table:table-cell>
          <table:table-cell office:value-type="string" table:style-name="ce6">
            <text:p>Beredskap og forsva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Bransjekrav</text:p>
          </table:table-cell>
          <table:table-cell office:value-type="string" table:style-name="ce5">
            <text:p>Regelhjelp</text:p>
          </table:table-cell>
          <table:table-cell table:style-name="ce5"/>
          <table:table-cell office:value-type="string" table:style-name="ce5">
            <text:p>Bedrift og etabler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5">
            <text:p>Brøyting</text:p>
          </table:table-cell>
          <table:table-cell office:value-type="string" table:style-name="ce5">
            <text:p>Brøyteavtale</text:p>
          </table:table-cell>
          <table:table-cell office:value-type="string" table:style-name="ce5">
            <text:p>Kommunale avgifter og gebyrer ;</text:p>
            <text:p>Vegvedlikehold</text:p>
          </table:table-cell>
          <table:table-cell office:value-type="string" table:style-name="ce5">
            <text:p>Eiendom</text:p>
          </table:table-cell>
          <table:table-cell office:value-type="string" table:style-name="ce5">
            <text:p>Veg og vegtrafikk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Bygdeturisme</text:p>
          </table:table-cell>
          <table:table-cell table:number-columns-repeated="2" table:style-name="ce5"/>
          <table:table-cell office:value-type="string" table:style-name="ce5">
            <text:p>Reiselivsnæring</text:p>
          </table:table-cell>
          <table:table-cell table:number-columns-repeated="16380" table:style-name="ce2"/>
        </table:table-row>
        <table:table-row table:style-name="ro7">
          <table:table-cell office:value-type="string" table:style-name="ce2">
            <text:p>Byggesak</text:p>
          </table:table-cell>
          <table:table-cell office:value-type="string" table:style-name="ce2">
            <text:p>Ansvarsrett ;</text:p>
            <text:p>Beliggenhetskontroll ;</text:p>
            <text:p>Boligbygging ;</text:p>
            <text:p>Bruksendring ;</text:p>
            <text:p>Bygging ;</text:p>
            <text:p>Byggeløyve ;</text:p>
            <text:p>Byggemelding ;</text:p>
            <text:p>Byggesøknad ;</text:p>
            <text:p>Byggetillatelse ;</text:p>
            <text:p>Byggetiltak <text:s/>;</text:p>
            <text:p>Forhåndskonferanse ;</text:p>
            <text:p>Grunnundersøkelse ;</text:p>
            <text:p>Husbygging ;</text:p>
            <text:p>Husutstikking ;<text:s/></text:p>
            <text:p>Hyttebygging ;</text:p>
            <text:p>Nabovarsel<text:s/></text:p>
          </table:table-cell>
          <table:table-cell office:value-type="string" table:style-name="ce2">
            <text:p>Boligfinansiering ;</text:p>
            <text:p>Reguleringsplan</text:p>
          </table:table-cell>
          <table:table-cell office:value-type="string" table:style-name="ce5">
            <text:p>Bygg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6">
            <text:p>Bytterett</text:p>
          </table:table-cell>
          <table:table-cell table:number-columns-repeated="2" table:style-name="ce6"/>
          <table:table-cell office:value-type="string" table:style-name="ce6">
            <text:p>Varer og tjenest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6">
            <text:p>Bålbrenning</text:p>
          </table:table-cell>
          <table:table-cell office:value-type="string" table:style-name="ce6">
            <text:p>Bråtebrann ;</text:p>
            <text:p>Bråtebrenning</text:p>
          </table:table-cell>
          <table:table-cell table:style-name="ce6"/>
          <table:table-cell office:value-type="string" table:style-name="ce5">
            <text:p>Idrett og frilluftsliv</text:p>
          </table:table-cell>
          <table:table-cell office:value-type="string" table:style-name="ce2">
            <text:p>Naturforvaltning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Båtplass</text:p>
          </table:table-cell>
          <table:table-cell office:value-type="string" table:style-name="ce2">
            <text:p>Småbåthavn</text:p>
          </table:table-cell>
          <table:table-cell table:style-name="ce2"/>
          <table:table-cell office:value-type="string" table:style-name="ce2">
            <text:p>Båttrafikk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Båtsertifikat</text:p>
          </table:table-cell>
          <table:table-cell office:value-type="string" table:style-name="ce2">
            <text:p>Båtførerbevis ;</text:p>
            <text:p>Båtførersertifikat ;</text:p>
            <text:p>Fritidsbåtskippersertifikat ;</text:p>
            <text:p>Kystskippersertifikat</text:p>
          </table:table-cell>
          <table:table-cell table:style-name="ce2"/>
          <table:table-cell office:value-type="string" table:style-name="ce2">
            <text:p>Førerkort og sertifika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CV</text:p>
          </table:table-cell>
          <table:table-cell office:value-type="string" table:style-name="ce2">
            <text:p>Curriculum vitae</text:p>
          </table:table-cell>
          <table:table-cell table:style-name="ce2"/>
          <table:table-cell office:value-type="string" table:style-name="ce2">
            <text:p>Arbeidssøking og rekruttering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Dagpenger</text:p>
          </table:table-cell>
          <table:table-cell office:value-type="string" table:style-name="ce2">
            <text:p>Arbeidsledighetstrygd ;</text:p>
            <text:p>Arbeidsløshetstrygd</text:p>
          </table:table-cell>
          <table:table-cell office:value-type="string" table:style-name="ce2">
            <text:p>Arbeidssøking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Dagsenter</text:p>
          </table:table-cell>
          <table:table-cell office:value-type="string" table:style-name="ce4">
            <text:p>Dagopphold ;</text:p>
            <text:p>Dagtilbud</text:p>
          </table:table-cell>
          <table:table-cell table:style-name="ce4"/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Dansearrangement</text:p>
          </table:table-cell>
          <table:table-cell office:value-type="string" table:style-name="ce2">
            <text:p>Ballett ;</text:p>
            <text:p>Billettbestilling ;</text:p>
            <text:p>Biletter ;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Dekning av reiseutgifter</text:p>
          </table:table-cell>
          <table:table-cell office:value-type="string" table:style-name="ce2">
            <text:p>Reisetilskudd</text:p>
          </table:table-cell>
          <table:table-cell table:style-name="ce2"/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Den norske kirke</text:p>
          </table:table-cell>
          <table:table-cell office:value-type="string" table:style-name="ce4">
            <text:p>Dåp ;</text:p>
            <text:p>Kirken ;<text:s/></text:p>
            <text:p>Konfimasjon ;</text:p>
            <text:p>Menighet ;</text:p>
            <text:p>Statskirken</text:p>
          </table:table-cell>
          <table:table-cell office:value-type="string" table:style-name="ce4">
            <text:p>Ekteskap</text:p>
          </table:table-cell>
          <table:table-cell office:value-type="string" table:style-name="ce4">
            <text:p>Religion og livssy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Designbeskyttelse</text:p>
          </table:table-cell>
          <table:table-cell office:value-type="string" table:style-name="ce2">
            <text:p>Mønsterbeskyttelse</text:p>
          </table:table-cell>
          <table:table-cell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Dom</text:p>
          </table:table-cell>
          <table:table-cell office:value-type="string" table:style-name="ce4">
            <text:p>Ankeerklæring ;</text:p>
            <text:p>Betinget dom ;</text:p>
            <text:p>Ubetinget dom</text:p>
          </table:table-cell>
          <table:table-cell table:style-name="ce4"/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Domeneregistrering</text:p>
          </table:table-cell>
          <table:table-cell table:number-columns-repeated="2"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10">
          <table:table-cell office:value-type="string" table:style-name="ce4">
            <text:p>Domstol</text:p>
          </table:table-cell>
          <table:table-cell office:value-type="string" table:style-name="ce4">
            <text:p>Arbeidsretten ;</text:p>
            <text:p>Byrett ;</text:p>
            <text:p>Forliksklage ;</text:p>
            <text:p>Forliksmegling ;</text:p>
            <text:p>Foliksmekling ;</text:p>
            <text:p>Forliksråd ;</text:p>
            <text:p>Herredsrett ;</text:p>
            <text:p>Høyesterett ;</text:p>
            <text:p>Jordskifterett ;</text:p>
            <text:p>Konsulrett ;</text:p>
            <text:p>Lagmannsrett ;</text:p>
            <text:p>Lagrettemedlem ;</text:p>
            <text:p>Legdommer ;</text:p>
            <text:p>Lekdommer ;</text:p>
            <text:p>Meddommer ;</text:p>
            <text:p>Riksrett ;</text:p>
            <text:p>Skjønnsrett ;</text:p>
            <text:p>Tingrett</text:p>
          </table:table-cell>
          <table:table-cell table:style-name="ce4"/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Doping</text:p>
          </table:table-cell>
          <table:table-cell table:style-name="ce2"/>
          <table:table-cell office:value-type="string" table:style-name="ce2">
            <text:p>Rustiltak</text:p>
          </table:table-cell>
          <table:table-cell office:value-type="string" table:style-name="ce2">
            <text:p>Idrett og frilluftsliv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rikkevann</text:p>
          </table:table-cell>
          <table:table-cell table:style-name="ce2"/>
          <table:table-cell office:value-type="string" table:style-name="ce2">
            <text:p>Vann og avløp ;</text:p>
            <text:p>Vannforurensing</text:p>
          </table:table-cell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8">
            <text:p>Dyrehelse</text:p>
          </table:table-cell>
          <table:table-cell office:value-type="string" table:style-name="ce2">
            <text:p>Dyrevern</text:p>
          </table:table-cell>
          <table:table-cell table:style-name="ce2"/>
          <table:table-cell office:value-type="string" table:style-name="ce2">
            <text:p>Landbruk og skogbruk</text:p>
          </table:table-cell>
          <table:table-cell table:number-columns-repeated="16380" table:style-name="ce2"/>
        </table:table-row>
        <table:table-row table:style-name="ro11">
          <table:table-cell office:value-type="string" table:style-name="ce2">
            <text:p>Dødsfall</text:p>
          </table:table-cell>
          <table:table-cell office:value-type="string" table:style-name="ce2">
            <text:p>Askespredning ;</text:p>
            <text:p>Begravelse ;</text:p>
            <text:p>Bisettelse ;</text:p>
            <text:p>Dødsattest ;</text:p>
            <text:p>Etterlatt ;</text:p>
            <text:p>Gravferd ;</text:p>
            <text:p>Gravferdsstønad ;</text:p>
            <text:p>Gravlegging ;</text:p>
            <text:p>Kremasjon ;</text:p>
            <text:p>Kremering</text:p>
          </table:table-cell>
          <table:table-cell table:style-name="ce2"/>
          <table:table-cell office:value-type="string" table:style-name="ce2">
            <text:p>Arv og dødsfall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Døvetolk</text:p>
          </table:table-cell>
          <table:table-cell office:value-type="string" table:style-name="ce4">
            <text:p>Døvblindetolk ;</text:p>
            <text:p>Tegnspråk ;</text:p>
            <text:p>Tolkledsagerhjelp</text:p>
          </table:table-cell>
          <table:table-cell table:style-name="ce4"/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Egenandel</text:p>
          </table:table-cell>
          <table:table-cell office:value-type="string" table:style-name="ce2">
            <text:p>Frikort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Egenbetaling</text:p>
          </table:table-cell>
          <table:table-cell office:value-type="string" table:style-name="ce4">
            <text:p>Betalingsfritak ;</text:p>
            <text:p>Betalingsreduksjon</text:p>
          </table:table-cell>
          <table:table-cell table:style-name="ce4"/>
          <table:table-cell office:value-type="string" table:style-name="ce4">
            <text:p>Omsorgstjeneste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E-handel</text:p>
          </table:table-cell>
          <table:table-cell office:value-type="string" table:style-name="ce4">
            <text:p>Elektronisk handel ;</text:p>
            <text:p>Internetthandel ;</text:p>
            <text:p>Netthandel</text:p>
          </table:table-cell>
          <table:table-cell table:style-name="ce4"/>
          <table:table-cell office:value-type="string" table:style-name="ce4">
            <text:p>Varer og tjenester</text:p>
          </table:table-cell>
          <table:table-cell office:value-type="string" table:style-name="ce2">
            <text:p>Handel og service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Eiendomskjøp</text:p>
          </table:table-cell>
          <table:table-cell office:value-type="string" table:style-name="ce2">
            <text:p>Boligkjøp ;</text:p>
            <text:p>Tomt ;</text:p>
            <text:p>Kartforretning<text:s/></text:p>
          </table:table-cell>
          <table:table-cell office:value-type="string" table:style-name="ce2">
            <text:p>Boligfinansiering ;</text:p>
            <text:p>Kontrakt</text:p>
          </table:table-cell>
          <table:table-cell office:value-type="string" table:style-name="ce2">
            <text:p>Kjøp og salg<text:s/>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Eiendomsregister</text:p>
          </table:table-cell>
          <table:table-cell office:value-type="string" table:style-name="ce2">
            <text:p>Bruksnummer ;</text:p>
            <text:p>GAB-register ;</text:p>
            <text:p>Gårdsnummer ;</text:p>
            <text:p>Matrikkel</text:p>
          </table:table-cell>
          <table:table-cell office:value-type="string" table:style-name="ce2">
            <text:p>Tinglysing</text:p>
          </table:table-cell>
          <table:table-cell office:value-type="string" table:style-name="ce2">
            <text:p>Eiendom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Eiendomssalg</text:p>
          </table:table-cell>
          <table:table-cell office:value-type="string" table:style-name="ce2">
            <text:p>Boligsalg ;</text:p>
            <text:p>Tomt ;</text:p>
            <text:p>Kartforretning</text:p>
          </table:table-cell>
          <table:table-cell office:value-type="string" table:style-name="ce2">
            <text:p>Kontrakt</text:p>
          </table:table-cell>
          <table:table-cell office:value-type="string" table:style-name="ce2">
            <text:p>Kjøp og salg<text:s/>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Eiendomsskatt</text:p>
          </table:table-cell>
          <table:table-cell office:value-type="string" table:style-name="ce2">
            <text:p>Boligskatt</text:p>
          </table:table-cell>
          <table:table-cell table:style-name="ce2"/>
          <table:table-cell office:value-type="string" table:style-name="ce2">
            <text:p>Eiendom</text:p>
          </table:table-cell>
          <table:table-cell office:value-type="string" table:style-name="ce2">
            <text:p>Skatt og likning</text:p>
          </table:table-cell>
          <table:table-cell table:number-columns-repeated="16379"/>
        </table:table-row>
        <table:table-row table:style-name="ro5">
          <table:table-cell office:value-type="string" table:style-name="ce2">
            <text:p>Eksamen</text:p>
          </table:table-cell>
          <table:table-cell office:value-type="string" table:style-name="ce2">
            <text:p>Avgangsprøve ;</text:p>
            <text:p>Fagprøve ;</text:p>
            <text:p>Kompetanseprøve ;</text:p>
            <text:p>Sensor ;</text:p>
            <text:p>Svenneprøve ;</text:p>
          </table:table-cell>
          <table:table-cell table:style-name="ce2"/>
          <table:table-cell office:value-type="string" table:style-name="ce2">
            <text:p>Karakterer og evalu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Ektefellepensjon</text:p>
          </table:table-cell>
          <table:table-cell table:number-columns-repeated="2" table:style-name="ce2"/>
          <table:table-cell office:value-type="string" table:style-name="ce2">
            <text:p>Pensjon</text:p>
          </table:table-cell>
          <table:table-cell table:number-columns-repeated="16380" table:style-name="ce2"/>
        </table:table-row>
        <table:table-row table:style-name="ro12">
          <table:table-cell office:value-type="string" table:style-name="ce2">
            <text:p>Ekteskap</text:p>
          </table:table-cell>
          <table:table-cell office:value-type="string" table:style-name="ce2">
            <text:p>Borgerlig vielse ;<text:s/></text:p>
            <text:p>Bryllup ;</text:p>
            <text:p>Ekteskapsinngåelse ;</text:p>
            <text:p>Ekteskapssvilkår ;</text:p>
            <text:p>Ektepakt ;</text:p>
            <text:p>Giftemål ;</text:p>
            <text:p>Kirkelig vielse ;</text:p>
            <text:p>Særeie ;</text:p>
            <text:p>Vielse</text:p>
          </table:table-cell>
          <table:table-cell office:value-type="string" table:style-name="ce2">
            <text:p>Den Norske kirke ;</text:p>
            <text:p>Notarius publicus ;</text:p>
            <text:p>Tros- og livssynssamfunn</text:p>
          </table:table-cell>
          <table:table-cell office:value-type="string" table:style-name="ce2">
            <text:p>Sam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Eldresenter</text:p>
          </table:table-cell>
          <table:table-cell office:value-type="string" table:style-name="ce2">
            <text:p>Seniorsenter</text:p>
          </table:table-cell>
          <table:table-cell table:style-name="ce2"/>
          <table:table-cell office:value-type="string" table:style-name="ce2">
            <text:p>Fritid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Energisparing</text:p>
          </table:table-cell>
          <table:table-cell office:value-type="string" table:style-name="ce4">
            <text:p>Energiforbruk ;</text:p>
            <text:p>Energiøkonomisering ;</text:p>
            <text:p>ENØK-tiltak ;</text:p>
            <text:p>Varmepumpe</text:p>
          </table:table-cell>
          <table:table-cell office:value-type="string" table:style-name="ce4">
            <text:p>Kraftpris</text:p>
          </table:table-cell>
          <table:table-cell office:value-type="string" table:style-name="ce4">
            <text:p>Energi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Engangsstønad</text:p>
          </table:table-cell>
          <table:table-cell table:number-columns-repeated="2" table:style-name="ce2"/>
          <table:table-cell office:value-type="string" table:style-name="ce2">
            <text:p>Barn og foreldre</text:p>
          </table:table-cell>
          <table:table-cell office:value-type="string" table:style-name="ce2">
            <text:p>Økonomiske ytelser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Ergoterapi</text:p>
          </table:table-cell>
          <table:table-cell office:value-type="string" table:style-name="ce5">
            <text:p>Ergoterapeut</text:p>
          </table:table-cell>
          <table:table-cell office:value-type="string" table:style-name="ce2">
            <text:p>Hjelpemidler</text:p>
          </table:table-cell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12">
          <table:table-cell office:value-type="string" table:style-name="ce2">
            <text:p>Ernæring</text:p>
          </table:table-cell>
          <table:table-cell office:value-type="string" table:style-name="ce2">
            <text:p>E-stoffer ;</text:p>
            <text:p>Grønn resept ;<text:s/></text:p>
            <text:p>Kosthold ;</text:p>
            <text:p>Mat ;</text:p>
            <text:p>Matvarer ;</text:p>
            <text:p>Næringsmiddel ;</text:p>
            <text:p>Næringsmidler ;</text:p>
            <text:p>Tilsetningsstoffer ;</text:p>
            <text:p>Tilsettingsstoffer</text:p>
          </table:table-cell>
          <table:table-cell office:value-type="string" table:style-name="ce2">
            <text:p>Skolemåltid</text:p>
          </table:table-cell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Etablering av barnehage</text:p>
          </table:table-cell>
          <table:table-cell office:value-type="string" table:style-name="ce2">
            <text:p>Barnehageetablering ;</text:p>
            <text:p>Familiebarnehage</text:p>
          </table:table-cell>
          <table:table-cell table:style-name="ce2"/>
          <table:table-cell office:value-type="string" table:style-name="ce2">
            <text:p>Barnehage</text:p>
          </table:table-cell>
          <table:table-cell office:value-type="string" table:style-name="ce2">
            <text:p>Bedrift og etablering</text:p>
          </table:table-cell>
          <table:table-cell table:number-columns-repeated="16379"/>
        </table:table-row>
        <table:table-row table:style-name="ro6">
          <table:table-cell office:value-type="string" table:style-name="ce4">
            <text:p>Etisk forbruk</text:p>
          </table:table-cell>
          <table:table-cell office:value-type="string" table:style-name="ce4">
            <text:p>Energimerking ;</text:p>
            <text:p>Etisk handel ;</text:p>
            <text:p>Miljømerking ;</text:p>
            <text:p>Rettferdig handel</text:p>
          </table:table-cell>
          <table:table-cell table:style-name="ce4"/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Europeisk helsetrygdkort</text:p>
          </table:table-cell>
          <table:table-cell office:value-type="string" table:style-name="ce2">
            <text:p>Helseforsikring ;</text:p>
            <text:p>Helsetrygdekort</text:p>
          </table:table-cell>
          <table:table-cell table:style-name="ce2"/>
          <table:table-cell office:value-type="string" table:style-name="ce2">
            <text:p>Helsetjenester</text:p>
          </table:table-cell>
          <table:table-cell office:value-type="string" table:style-name="ce2">
            <text:p>Reise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agopplæring</text:p>
          </table:table-cell>
          <table:table-cell office:value-type="string" table:style-name="ce2">
            <text:p>Lærling</text:p>
          </table:table-cell>
          <table:table-cell office:value-type="string" table:style-name="ce2">
            <text:p>Fagskoleutdanning</text:p>
          </table:table-cell>
          <table:table-cell office:value-type="string" table:style-name="ce2">
            <text:p>Videregående opplæ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agskoleutdanning</text:p>
          </table:table-cell>
          <table:table-cell office:value-type="string" table:style-name="ce2">
            <text:p>Teknisk fagskole</text:p>
          </table:table-cell>
          <table:table-cell office:value-type="string" table:style-name="ce2">
            <text:p>Fagopplæring</text:p>
          </table:table-cell>
          <table:table-cell office:value-type="string" table:style-name="ce2">
            <text:p>Høyere utdanning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Familievern</text:p>
          </table:table-cell>
          <table:table-cell office:value-type="string" table:style-name="ce2">
            <text:p>Familierådgiving ;</text:p>
            <text:p>Familierådgivning ;</text:p>
            <text:p>Husmorvikar ;</text:p>
            <text:p>Parkurs ;</text:p>
            <text:p>Samlivskurs</text:p>
          </table:table-cell>
          <table:table-cell table:style-name="ce2"/>
          <table:table-cell office:value-type="string" table:style-name="ce2">
            <text:p>Barne- og familiever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arskap</text:p>
          </table:table-cell>
          <table:table-cell table:number-columns-repeated="2" table:style-name="ce2"/>
          <table:table-cell office:value-type="string" table:style-name="ce2">
            <text:p>Barn og foreldre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Feiing</text:p>
            <text:p/>
            <text:p/>
            <text:p/>
            <text:p/>
          </table:table-cell>
          <table:table-cell table:style-name="ce2"/>
          <table:table-cell office:value-type="string" table:style-name="ce2">
            <text:p>Kommunale avgifter og gebyrer</text:p>
          </table:table-cell>
          <table:table-cell office:value-type="string" table:style-name="ce2">
            <text:p>Eiendom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erie</text:p>
          </table:table-cell>
          <table:table-cell office:value-type="string" table:style-name="ce2">
            <text:p>Fellesferie</text:p>
          </table:table-cell>
          <table:table-cell office:value-type="string" table:style-name="ce2">
            <text:p>Feriepenger</text:p>
          </table:table-cell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eriepenger</text:p>
          </table:table-cell>
          <table:table-cell table:style-name="ce2"/>
          <table:table-cell office:value-type="string" table:style-name="ce2">
            <text:p>Ferie</text:p>
          </table:table-cell>
          <table:table-cell office:value-type="string" table:style-name="ce2">
            <text:p>Inntekt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Festival</text:p>
          </table:table-cell>
          <table:table-cell office:value-type="string" table:style-name="ce2">
            <text:p>Billettbestilling ;</text:p>
            <text:p>Biletter ;</text:p>
            <text:p>Festivalpass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Film og kino</text:p>
          </table:table-cell>
          <table:table-cell office:value-type="string" table:style-name="ce2">
            <text:p>Billettbestilling ;</text:p>
            <text:p>Biletter ;</text:p>
            <text:p>Filmklubb ;</text:p>
            <text:p>Kinobillett</text:p>
          </table:table-cell>
          <table:table-cell office:value-type="string" table:style-name="ce2">
            <text:p>Film- og videokonsesjon</text:p>
          </table:table-cell>
          <table:table-cell office:value-type="string" table:style-name="ce2">
            <text:p>Kulturtilbud og -arrangementer</text:p>
          </table:table-cell>
          <table:table-cell table:number-columns-repeated="16380"/>
        </table:table-row>
        <table:table-row table:style-name="ro9">
          <table:table-cell office:value-type="string" table:style-name="ce2">
            <text:p>Film- og videokonsesjon</text:p>
          </table:table-cell>
          <table:table-cell office:value-type="string" table:style-name="ce2">
            <text:p>Filmframvisning ;</text:p>
            <text:p>Filmfremvisning ;</text:p>
            <text:p>Filmkonsesjon ;</text:p>
            <text:p>Framvisning ;</text:p>
            <text:p>Fremvisning ;</text:p>
            <text:p>Kinokonsesjon ;</text:p>
            <text:p>Videosalg ;</text:p>
            <text:p>Videoutleie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iskeriforvaltning</text:p>
          </table:table-cell>
          <table:table-cell table:number-columns-repeated="2" table:style-name="ce2"/>
          <table:table-cell office:value-type="string" table:style-name="ce2">
            <text:p>Fiske, fangst og havbru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skerinæring</text:p>
          </table:table-cell>
          <table:table-cell office:value-type="string" table:style-name="ce2">
            <text:p>Fiskeravgift ;</text:p>
            <text:p>Fiskeredskap</text:p>
          </table:table-cell>
          <table:table-cell office:value-type="string" table:style-name="ce2">
            <text:p>Fritidsfiske</text:p>
          </table:table-cell>
          <table:table-cell office:value-type="string" table:style-name="ce2">
            <text:p>Fiske, fangst og havbruk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Flagg</text:p>
          </table:table-cell>
          <table:table-cell office:value-type="string" table:style-name="ce4">
            <text:p>Flaggbruk ;</text:p>
            <text:p>Flaggdager ;</text:p>
            <text:p>Flagging ;</text:p>
            <text:p>Flaggregler</text:p>
          </table:table-cell>
          <table:table-cell table:style-name="ce4"/>
          <table:table-cell office:value-type="string" table:style-name="ce4">
            <text:p>Flagg og orden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lomvarsel</text:p>
          </table:table-cell>
          <table:table-cell office:value-type="string" table:style-name="ce2">
            <text:p>Flomfare ;</text:p>
            <text:p>Flomvarsling</text:p>
          </table:table-cell>
          <table:table-cell office:value-type="string" table:style-name="ce2">
            <text:p>Naturskade</text:p>
          </table:table-cell>
          <table:table-cell office:value-type="string" table:style-name="ce2">
            <text:p>Vær og klima</text:p>
          </table:table-cell>
          <table:table-cell table:number-columns-repeated="16380"/>
        </table:table-row>
        <table:table-row table:style-name="ro8">
          <table:table-cell office:value-type="string" table:style-name="ce2">
            <text:p>Fly og helikopter</text:p>
          </table:table-cell>
          <table:table-cell office:value-type="string" table:style-name="ce2">
            <text:p>Flyskjøte ;</text:p>
            <text:p>Landingsplass ;</text:p>
            <text:p>Landingstillatelse ;</text:p>
            <text:p>Luftfartøyregister ;</text:p>
            <text:p>Privatfly ;</text:p>
            <text:p>Sjøfly</text:p>
          </table:table-cell>
          <table:table-cell table:style-name="ce2"/>
          <table:table-cell office:value-type="string" table:style-name="ce2">
            <text:p>Luftfar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lyktninger og asyl</text:p>
          </table:table-cell>
          <table:table-cell office:value-type="string" table:style-name="ce4">
            <text:p>Asylmottak ;</text:p>
            <text:p>Transittmottak</text:p>
          </table:table-cell>
          <table:table-cell table:style-name="ce4"/>
          <table:table-cell office:value-type="string" table:style-name="ce4">
            <text:p>Innbyggerrettighete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lysertifikat</text:p>
          </table:table-cell>
          <table:table-cell office:value-type="string" table:style-name="ce2">
            <text:p>Helikopter</text:p>
          </table:table-cell>
          <table:table-cell table:style-name="ce2"/>
          <table:table-cell office:value-type="string" table:style-name="ce2">
            <text:p>Førerkort og sertifikat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Flyttemelding</text:p>
          </table:table-cell>
          <table:table-cell office:value-type="string" table:style-name="ce4">
            <text:p>Adresseendring ;</text:p>
            <text:p>Adresseforandring ;</text:p>
            <text:p>Emigrasjon ;<text:s/></text:p>
            <text:p>Flytting til utlandet</text:p>
          </table:table-cell>
          <table:table-cell office:value-type="string" table:style-name="ce4">
            <text:p>Folkeregister</text:p>
          </table:table-cell>
          <table:table-cell office:value-type="string" table:style-name="ce2">
            <text:p>Flytting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olkehøgskole</text:p>
          </table:table-cell>
          <table:table-cell office:value-type="string" table:style-name="ce2">
            <text:p>Folkehøyskole</text:p>
          </table:table-cell>
          <table:table-cell table:style-name="ce2"/>
          <table:table-cell office:value-type="string" table:style-name="ce2">
            <text:p>Folkehøgskole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Folkeregister</text:p>
          </table:table-cell>
          <table:table-cell office:value-type="string" table:style-name="ce4">
            <text:p>D-nummer ;</text:p>
            <text:p>Fødselsattest ;<text:s/></text:p>
            <text:p>Fødselsnummer ;</text:p>
            <text:p>Personnummer ;</text:p>
            <text:p>Personregister</text:p>
          </table:table-cell>
          <table:table-cell office:value-type="string" table:style-name="ce4">
            <text:p>Flyttemelding</text:p>
          </table:table-cell>
          <table:table-cell office:value-type="string" table:style-name="ce4">
            <text:p>Innbyggerrettighete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rbrukerklage</text:p>
          </table:table-cell>
          <table:table-cell office:value-type="string" table:style-name="ce6">
            <text:p>Klagenemnder ;</text:p>
            <text:p>Reklamasjon</text:p>
          </table:table-cell>
          <table:table-cell table:style-name="ce4"/>
          <table:table-cell office:value-type="string" table:style-name="ce4">
            <text:p>Varer og tjeneste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orbrukertest</text:p>
          </table:table-cell>
          <table:table-cell table:number-columns-repeated="2" table:style-name="ce4"/>
          <table:table-cell office:value-type="string" table:style-name="ce4">
            <text:p>Varer og tjenester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Forbruksutgifter</text:p>
          </table:table-cell>
          <table:table-cell office:value-type="string" table:style-name="ce4">
            <text:p>Husholdningsbudsjett ;</text:p>
            <text:p>Konsumprisindeks ;</text:p>
            <text:p>Prisindeks ;</text:p>
            <text:p>Standardbudsjett</text:p>
          </table:table-cell>
          <table:table-cell table:style-name="ce4"/>
          <table:table-cell office:value-type="string" table:style-name="ce4">
            <text:p>Privatøkonomi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reldrepenger</text:p>
          </table:table-cell>
          <table:table-cell office:value-type="string" table:style-name="ce2">
            <text:p>Adopsjonspenger ;</text:p>
            <text:p>Fødselspenger</text:p>
          </table:table-cell>
          <table:table-cell office:value-type="string" table:style-name="ce2">
            <text:p>Fødselspermisjon</text:p>
          </table:table-cell>
          <table:table-cell office:value-type="string" table:style-name="ce2">
            <text:p>Barn og foreldre</text:p>
          </table:table-cell>
          <table:table-cell office:value-type="string" table:style-name="ce2">
            <text:p>Økonomiske ytelser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orelegg</text:p>
          </table:table-cell>
          <table:table-cell office:value-type="string" table:style-name="ce2">
            <text:p>Forenklet forelegg</text:p>
          </table:table-cell>
          <table:table-cell table:style-name="ce4"/>
          <table:table-cell office:value-type="string" table:style-name="ce4">
            <text:p>Lovbrudd og straff</text:p>
          </table:table-cell>
          <table:table-cell table:number-columns-repeated="16380" table:style-name="ce2"/>
        </table:table-row>
        <table:table-row table:style-name="ro11">
          <table:table-cell office:value-type="string" table:style-name="ce4">
            <text:p>Fornybar energi</text:p>
          </table:table-cell>
          <table:table-cell office:value-type="string" table:style-name="ce4">
            <text:p>Alternativ energi ;</text:p>
            <text:p>Bioenergi ;</text:p>
            <text:p>Fjernvarme ;</text:p>
            <text:p>Geovarme ;</text:p>
            <text:p>Jordvarme ;</text:p>
            <text:p>Solceller ;</text:p>
            <text:p>Solenergi ;</text:p>
            <text:p>Spillvarme ;</text:p>
            <text:p>Vannkraft ;</text:p>
            <text:p>Vindkraft</text:p>
          </table:table-cell>
          <table:table-cell table:style-name="ce4"/>
          <table:table-cell office:value-type="string" table:style-name="ce4">
            <text:p>Energi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orsørgingstillegg</text:p>
          </table:table-cell>
          <table:table-cell table:number-columns-repeated="2" table:style-name="ce2"/>
          <table:table-cell office:value-type="string" table:style-name="ce2">
            <text:p>Pensjo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Fortjenstmedaljer og ordener</text:p>
          </table:table-cell>
          <table:table-cell office:value-type="string" table:style-name="ce4">
            <text:p>Kongens fortjenstmedalje ;</text:p>
            <text:p>St. Olavs orden</text:p>
          </table:table-cell>
          <table:table-cell table:style-name="ce4"/>
          <table:table-cell office:value-type="string" table:style-name="ce4">
            <text:p>Flagg og ordene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Fosterhjem</text:p>
          </table:table-cell>
          <table:table-cell office:value-type="string" table:style-name="ce2">
            <text:p>Fosterbarn ;</text:p>
            <text:p>Fosterforeldre ;</text:p>
            <text:p>Tilsynsfører</text:p>
          </table:table-cell>
          <table:table-cell table:style-name="ce2"/>
          <table:table-cell office:value-type="string" table:style-name="ce2">
            <text:p>Barne- og familiever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riskole</text:p>
          </table:table-cell>
          <table:table-cell office:value-type="string" table:style-name="ce2">
            <text:p>Privatskole</text:p>
          </table:table-cell>
          <table:table-cell table:style-name="ce2"/>
          <table:table-cell office:value-type="string" table:style-name="ce2">
            <text:p>Grunnskoleopplæring</text:p>
          </table:table-cell>
          <table:table-cell office:value-type="string" table:style-name="ce2">
            <text:p>Videregående opplæring</text:p>
          </table:table-cell>
          <table:table-cell table:number-columns-repeated="16379"/>
        </table:table-row>
        <table:table-row table:style-name="ro12">
          <table:table-cell office:value-type="string" table:style-name="ce2">
            <text:p>Frisør-, hudpleie-, tatoverings- og hulltakingsvirksomhet</text:p>
          </table:table-cell>
          <table:table-cell office:value-type="string" table:style-name="ce2">
            <text:p>Aromaterapi ;</text:p>
            <text:p>Fotpleie ;</text:p>
            <text:p>Håndpleie ;</text:p>
            <text:p>Hårfjerning ;</text:p>
            <text:p>Manikyr ;</text:p>
            <text:p>Pedikyr ;</text:p>
            <text:p>Piercing ;</text:p>
            <text:p>Solarium ;</text:p>
            <text:p>Soneterapi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Fritidsfiske</text:p>
          </table:table-cell>
          <table:table-cell office:value-type="string" table:style-name="ce4">
            <text:p>Fiskekort ;</text:p>
            <text:p>Fiskeravgift ;</text:p>
            <text:p>Sportsfiske</text:p>
          </table:table-cell>
          <table:table-cell office:value-type="string" table:style-name="ce4">
            <text:p>Fiskerinæring</text:p>
          </table:table-cell>
          <table:table-cell office:value-type="string" table:style-name="ce2">
            <text:p>Idrett og frilluftsliv</text:p>
          </table:table-cell>
          <table:table-cell office:value-type="string" table:style-name="ce2">
            <text:p>Naturforvaltning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ritidskontakt</text:p>
          </table:table-cell>
          <table:table-cell office:value-type="string" table:style-name="ce2">
            <text:p>Fritidsassistent</text:p>
          </table:table-cell>
          <table:table-cell office:value-type="string" table:style-name="ce2">
            <text:p>Støttekontakt</text:p>
          </table:table-cell>
          <table:table-cell office:value-type="string" table:style-name="ce2">
            <text:p>Friti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Frivillighetssentral</text:p>
          </table:table-cell>
          <table:table-cell table:number-columns-repeated="2" table:style-name="ce2"/>
          <table:table-cell office:value-type="string" table:style-name="ce2">
            <text:p>Friti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Fylkesplanlegging</text:p>
          </table:table-cell>
          <table:table-cell office:value-type="string" table:style-name="ce4">
            <text:p>KOSTRA</text:p>
          </table:table-cell>
          <table:table-cell table:style-name="ce4"/>
          <table:table-cell office:value-type="string" table:style-name="ce4">
            <text:p>Samfunnsplanlegg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yrverkeri</text:p>
          </table:table-cell>
          <table:table-cell office:value-type="string" table:style-name="ce2">
            <text:p>Pyroteknisk vare</text:p>
          </table:table-cell>
          <table:table-cell office:value-type="string" table:style-name="ce2">
            <text:p>Brann- og eksplosjonsvern</text:p>
          </table:table-cell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Fysioterapi</text:p>
          </table:table-cell>
          <table:table-cell office:value-type="string" table:style-name="ce2">
            <text:p>Fysioterapeut ;</text:p>
            <text:p>Manuellterapeut ;</text:p>
            <text:p>Manuellterapi<text:s/></text:p>
          </table:table-cell>
          <table:table-cell office:value-type="string" table:style-name="ce2">
            <text:p>Hjelpemidler</text:p>
          </table:table-cell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Fysisk aktivitet</text:p>
          </table:table-cell>
          <table:table-cell office:value-type="string" table:style-name="ce2">
            <text:p>Grønn resept ;</text:p>
            <text:p>Trening ;</text:p>
            <text:p>Trim</text:p>
          </table:table-cell>
          <table:table-cell table:style-name="ce2"/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Fødselspermisjon</text:p>
          </table:table-cell>
          <table:table-cell office:value-type="string" table:style-name="ce2">
            <text:p>Adopsjonspermisjon ;</text:p>
            <text:p>Barselpermisjon ;</text:p>
            <text:p>Foreldrepermisjon ;</text:p>
            <text:p>Svangerskapspermisjon ;</text:p>
            <text:p>Tidskonto</text:p>
            <text:p/>
          </table:table-cell>
          <table:table-cell office:value-type="string" table:style-name="ce2">
            <text:p>Foreldrepenger</text:p>
          </table:table-cell>
          <table:table-cell office:value-type="string" table:style-name="ce2">
            <text:p>Permisjonsordninger</text:p>
          </table:table-cell>
          <table:table-cell office:value-type="string" table:style-name="ce2">
            <text:p>Barn og foreldre</text:p>
          </table:table-cell>
          <table:table-cell table:number-columns-repeated="16379"/>
        </table:table-row>
        <table:table-row table:style-name="ro13">
          <table:table-cell office:value-type="string" table:style-name="ce2">
            <text:p>Førerkort</text:p>
          </table:table-cell>
          <table:table-cell office:value-type="string" table:style-name="ce2">
            <text:p>ATV ;</text:p>
            <text:p>Beltebil ;</text:p>
            <text:p>Bil ;</text:p>
            <text:p>Buss ;</text:p>
            <text:p>Firehjuling ;</text:p>
            <text:p>Føreropplæring ;</text:p>
            <text:p>Førerprøve ;</text:p>
            <text:p>Lastebil ;</text:p>
            <text:p>Minibuss ;</text:p>
            <text:p>Mopedførerbevis ;</text:p>
            <text:p>Mopedførerkort ;</text:p>
            <text:p>Motorsykkel ;</text:p>
            <text:p>Personbil ;</text:p>
            <text:p>Prikkbelastning ;</text:p>
            <text:p>Sertifikat ;</text:p>
            <text:p>Snøscooter ;</text:p>
            <text:p>Snøskuter ;</text:p>
            <text:p>Terrengkjøretøy ;</text:p>
            <text:p>Traktor</text:p>
          </table:table-cell>
          <table:table-cell table:style-name="ce2"/>
          <table:table-cell office:value-type="string" table:style-name="ce2">
            <text:p>Førerkort og sertifikat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Garanti</text:p>
          </table:table-cell>
          <table:table-cell table:number-columns-repeated="2" table:style-name="ce4"/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Gift</text:p>
          </table:table-cell>
          <table:table-cell office:value-type="string" table:style-name="ce2">
            <text:p>Blåskjellvarsel ;</text:p>
            <text:p>Forgiftning ;</text:p>
            <text:p>Giftig ;<text:s/></text:p>
            <text:p>Giftinformasjon ;</text:p>
            <text:p>Løsemiddel</text:p>
          </table:table-cell>
          <table:table-cell table:style-name="ce2"/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14">
          <table:table-cell office:value-type="string" table:style-name="ce2">
            <text:p>Gjeldsrådgivning</text:p>
          </table:table-cell>
          <table:table-cell office:value-type="string" table:style-name="ce2">
            <text:p>Gjeldsoffer ;</text:p>
            <text:p>Gjeldsordning ;</text:p>
            <text:p>Gjeldsproblem ;</text:p>
            <text:p>Gjeldsrådgiving ;</text:p>
            <text:p>Inkasso ;</text:p>
            <text:p>Livsopphold ;</text:p>
            <text:p>Livsoppholdssatser</text:p>
          </table:table-cell>
          <table:table-cell table:style-name="ce4"/>
          <table:table-cell office:value-type="string" table:style-name="ce4">
            <text:p>Privatøkonomi</text:p>
          </table:table-cell>
          <table:table-cell office:value-type="string" table:style-name="ce2">
            <text:p>Økonomiske ytelser</text:p>
          </table:table-cell>
          <table:table-cell table:number-columns-repeated="16379"/>
        </table:table-row>
        <table:table-row table:style-name="ro14">
          <table:table-cell office:value-type="string" table:style-name="ce2">
            <text:p>Godstransport</text:p>
          </table:table-cell>
          <table:table-cell office:value-type="string" table:style-name="ce2">
            <text:p>Enkeltturtillatelse ;</text:p>
            <text:p>Fellesskapstillatelse ;</text:p>
            <text:p>Godsløyve ;</text:p>
            <text:p>Spesialtransport ;</text:p>
            <text:p>Transportløyve ;</text:p>
            <text:p>Tungtransport ;</text:p>
            <text:p>Vegliste</text:p>
          </table:table-cell>
          <table:table-cell table:style-name="ce2"/>
          <table:table-cell office:value-type="string" table:style-name="ce2">
            <text:p>Yrkestransport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Gravemelding</text:p>
          </table:table-cell>
          <table:table-cell office:value-type="string" table:style-name="ce2">
            <text:p>Gravetillatelse</text:p>
          </table:table-cell>
          <table:table-cell table:style-name="ce2"/>
          <table:table-cell office:value-type="string" table:style-name="ce2">
            <text:p>Bygg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Grunnforurensning</text:p>
          </table:table-cell>
          <table:table-cell office:value-type="string" table:style-name="ce4">
            <text:p>Jordforurensning</text:p>
          </table:table-cell>
          <table:table-cell table:style-name="ce4"/>
          <table:table-cell office:value-type="string" table:style-name="ce4">
            <text:p>Forurensning og stråling</text:p>
          </table:table-cell>
          <table:table-cell table:number-columns-repeated="16380" table:style-name="ce2"/>
        </table:table-row>
        <table:table-row table:style-name="ro15">
          <table:table-cell office:value-type="string" table:style-name="ce2">
            <text:p>Grunnskole</text:p>
          </table:table-cell>
          <table:table-cell office:value-type="string" table:style-name="ce2">
            <text:p>Barneskole ;</text:p>
            <text:p>Barnetrinn ;</text:p>
            <text:p>Elevråd ;</text:p>
            <text:p>Foreldreråd ;</text:p>
            <text:p>Foreldreutvalg ;</text:p>
            <text:p>Fritt skolevalg ;</text:p>
            <text:p>KRL-faget ;</text:p>
            <text:p>Mellomtrinn ;</text:p>
            <text:p>Skolebytte ;</text:p>
            <text:p>Skolemiljøutvalg ;</text:p>
            <text:p>Skolestart ;</text:p>
            <text:p>Skoletilhørighet ;</text:p>
            <text:p>Ungdomsskole ;</text:p>
            <text:p>Ungdomstrinn</text:p>
          </table:table-cell>
          <table:table-cell table:style-name="ce3"/>
          <table:table-cell office:value-type="string" table:style-name="ce2">
            <text:p>Grunnskoleopplæring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Habilitering og rehabilitering</text:p>
          </table:table-cell>
          <table:table-cell office:value-type="string" table:style-name="ce2">
            <text:p>Audiopedagog ;</text:p>
            <text:p>Barnehabilitering ;</text:p>
            <text:p>Behandlingsreise ;</text:p>
            <text:p>Logoped ;</text:p>
            <text:p>Rehabiliteringsopphold ;</text:p>
            <text:p>Voksenhabilitering</text:p>
          </table:table-cell>
          <table:table-cell office:value-type="string" table:style-name="ce2">
            <text:p>Rehabiliteringspenger</text:p>
          </table:table-cell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Heftelser i motorvogn</text:p>
          </table:table-cell>
          <table:table-cell table:number-columns-repeated="2" table:style-name="ce2"/>
          <table:table-cell office:value-type="string" table:style-name="ce2">
            <text:p>Kjøretøy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Helsestasjon</text:p>
          </table:table-cell>
          <table:table-cell office:value-type="string" table:style-name="ce2">
            <text:p>Barselgruppe ;</text:p>
            <text:p>Helsesøster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Hjelpemidler</text:p>
          </table:table-cell>
          <table:table-cell office:value-type="string" table:style-name="ce4">
            <text:p>Førerhund ;</text:p>
            <text:p>Hjelpemiddel ;</text:p>
            <text:p>Hjelpemiddelsentralen ;</text:p>
            <text:p>Teknisk hjelpemiddel ;</text:p>
            <text:p>Tekniske hjelpemidler</text:p>
          </table:table-cell>
          <table:table-cell office:value-type="string" table:style-name="ce4">
            <text:p>Ergoterapi ;</text:p>
            <text:p>Fysioterapi</text:p>
          </table:table-cell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Hjemmehjelp</text:p>
          </table:table-cell>
          <table:table-cell table:number-columns-repeated="2" table:style-name="ce4"/>
          <table:table-cell office:value-type="string" table:style-name="ce4">
            <text:p>Omsorgstjenes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Hjemmesykepleie</text:p>
          </table:table-cell>
          <table:table-cell office:value-type="string" table:style-name="ce4">
            <text:p>Livshjelp ;</text:p>
            <text:p>Psykiatrisk hjemmesykepleie ;</text:p>
            <text:p>Terminal pleie</text:p>
          </table:table-cell>
          <table:table-cell table:style-name="ce4"/>
          <table:table-cell office:value-type="string" table:style-name="ce4">
            <text:p>Omsorgstjenes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Hjemmeundervisning</text:p>
          </table:table-cell>
          <table:table-cell table:style-name="ce2"/>
          <table:table-cell table:style-name="ce3"/>
          <table:table-cell office:value-type="string" table:style-name="ce2">
            <text:p>Grunnskoleopplæ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Hovedavtalen</text:p>
          </table:table-cell>
          <table:table-cell table:number-columns-repeated="2" table:style-name="ce2"/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16">
          <table:table-cell office:value-type="string" table:style-name="ce2">
            <text:p>Husdyrhold</text:p>
          </table:table-cell>
          <table:table-cell office:value-type="string" table:style-name="ce2">
            <text:p>Beitedyr ;</text:p>
            <text:p>Bier ;</text:p>
            <text:p>Birøkt ;</text:p>
            <text:p>Fôr ;</text:p>
            <text:p>Husdyrproduksjon ;</text:p>
            <text:p>Karantene ;<text:s/></text:p>
            <text:p>Melkekvote ;</text:p>
            <text:p>Nedfôring ;</text:p>
            <text:p>Pelsdyroppdrett ;</text:p>
            <text:p>Produksjonsdyr ;</text:p>
            <text:p>Rovdyr ;</text:p>
            <text:p>Rovdyrerstatning ;</text:p>
            <text:p>Rovdyrskade ;</text:p>
            <text:p>Rovvilterstatning ;</text:p>
            <text:p>Rovviltskade ;</text:p>
          </table:table-cell>
          <table:table-cell office:value-type="string" table:style-name="ce2">
            <text:p>Sports- og kjæledyr</text:p>
          </table:table-cell>
          <table:table-cell office:value-type="string" table:style-name="ce2">
            <text:p>Landbruk og skogbruk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Høyere utdanning</text:p>
          </table:table-cell>
          <table:table-cell office:value-type="string" table:style-name="ce2">
            <text:p>Høgskole ;</text:p>
            <text:p>Høyskole ;</text:p>
            <text:p>Universitet</text:p>
          </table:table-cell>
          <table:table-cell table:style-name="ce2"/>
          <table:table-cell office:value-type="string" table:style-name="ce2">
            <text:p>Høyere utdanning</text:p>
          </table:table-cell>
          <table:table-cell table:number-columns-repeated="16380" table:style-name="ce2"/>
        </table:table-row>
        <table:table-row table:style-name="ro17">
          <table:table-cell office:value-type="string" table:style-name="ce2">
            <text:p>Idrettsanlegg</text:p>
          </table:table-cell>
          <table:table-cell office:value-type="string" table:style-name="ce2">
            <text:p>Ballbinge ;</text:p>
            <text:p>Fotballbane ;</text:p>
            <text:p>Gymnastikksal ;</text:p>
            <text:p>Hall ;</text:p>
            <text:p>Idrettsbane ;</text:p>
            <text:p>Idrettshall ;</text:p>
            <text:p>Idrettsplass ;</text:p>
            <text:p>Ishall ;</text:p>
            <text:p>Lysanlegg ;</text:p>
            <text:p>Lysløype ;</text:p>
            <text:p>Skianlegg ;</text:p>
            <text:p>Skileikanlegg ;</text:p>
            <text:p>Skileikområde ;</text:p>
            <text:p>Skiløype ;</text:p>
            <text:p>Skøytebane ;</text:p>
            <text:p>Treningstid ;</text:p>
            <text:p>Uteanlegg</text:p>
          </table:table-cell>
          <table:table-cell table:style-name="ce2"/>
          <table:table-cell office:value-type="string" table:style-name="ce2">
            <text:p>Idrett og frillufts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Idrettsarrangement</text:p>
          </table:table-cell>
          <table:table-cell table:number-columns-repeated="2" table:style-name="ce2"/>
          <table:table-cell office:value-type="string" table:style-name="ce2">
            <text:p>Idrett og frillufts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Idrettslag</text:p>
          </table:table-cell>
          <table:table-cell office:value-type="string" table:style-name="ce2">
            <text:p>Idrettsforening</text:p>
          </table:table-cell>
          <table:table-cell office:value-type="string" table:style-name="ce2">
            <text:p>Lag og foreninger</text:p>
          </table:table-cell>
          <table:table-cell office:value-type="string" table:style-name="ce2">
            <text:p>Idrett og frilluftsliv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Idrettsmidler</text:p>
          </table:table-cell>
          <table:table-cell office:value-type="string" table:style-name="ce2">
            <text:p>Arrangementsstøtte ;</text:p>
            <text:p>Idrettsformål ;</text:p>
            <text:p>Idrettsstipend</text:p>
          </table:table-cell>
          <table:table-cell table:style-name="ce2"/>
          <table:table-cell office:value-type="string" table:style-name="ce2">
            <text:p>Tilskuddsordning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Import</text:p>
          </table:table-cell>
          <table:table-cell office:value-type="string" table:style-name="ce2">
            <text:p>Innførsel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Individuell plan</text:p>
          </table:table-cell>
          <table:table-cell table:number-columns-repeated="2" table:style-name="ce2"/>
          <table:table-cell office:value-type="string" table:style-name="ce2">
            <text:p>Pasientrettigheter</text:p>
          </table:table-cell>
          <table:table-cell office:value-type="string" table:style-name="ce4">
            <text:p>Omsorgstjenester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2">
            <text:p>Inkluderende arbeidsliv</text:p>
          </table:table-cell>
          <table:table-cell office:value-type="string" table:style-name="ce2">
            <text:p>IA-avtale ;</text:p>
            <text:p>IA-bedrift ;</text:p>
            <text:p>Tilretteleggingstilskudd</text:p>
          </table:table-cell>
          <table:table-cell table:style-name="ce2"/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Inkludering og likestilling</text:p>
          </table:table-cell>
          <table:table-cell office:value-type="string" table:style-name="ce4">
            <text:p>Antirasisme ;</text:p>
            <text:p>Diskriminering ;</text:p>
            <text:p>Integrering ;</text:p>
            <text:p>Likelønn ;</text:p>
            <text:p>Rasisme</text:p>
          </table:table-cell>
          <table:table-cell table:style-name="ce4"/>
          <table:table-cell office:value-type="string" table:style-name="ce4">
            <text:p>Innbyggerrettighet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Innbyggerinitiativ</text:p>
          </table:table-cell>
          <table:table-cell office:value-type="string" table:style-name="ce4">
            <text:p/>
            <text:p/>
          </table:table-cell>
          <table:table-cell table:style-name="ce4"/>
          <table:table-cell office:value-type="string" table:style-name="ce4">
            <text:p>Politikk og val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Innemiljø</text:p>
          </table:table-cell>
          <table:table-cell office:value-type="string" table:style-name="ce2">
            <text:p>Hygiene ;</text:p>
            <text:p>Inneklima ;</text:p>
            <text:p>Renhold</text:p>
          </table:table-cell>
          <table:table-cell table:style-name="ce2"/>
          <table:table-cell office:value-type="string" table:style-name="ce2">
            <text:p>Arbeidsliv</text:p>
          </table:table-cell>
          <table:table-cell office:value-type="string" table:style-name="ce2">
            <text:p>Folkehelse</text:p>
          </table:table-cell>
          <table:table-cell office:value-type="string" table:style-name="ce2">
            <text:p>Skolemiljø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nnsynsrett</text:p>
          </table:table-cell>
          <table:table-cell office:value-type="string" table:style-name="ce4">
            <text:p>Miljøinformasjon</text:p>
          </table:table-cell>
          <table:table-cell table:style-name="ce4"/>
          <table:table-cell office:value-type="string" table:style-name="ce4">
            <text:p>Innbyggerrettighet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Inntekts- og formuesskatt</text:p>
          </table:table-cell>
          <table:table-cell office:value-type="string" table:style-name="ce2">
            <text:p>Formueskatt ;</text:p>
            <text:p>Forskuddstrekk ;</text:p>
            <text:p>Inntektsoppgave ;</text:p>
            <text:p>Inntektsskatt ;</text:p>
            <text:p>Skattetrekk</text:p>
          </table:table-cell>
          <table:table-cell table:style-name="ce2"/>
          <table:table-cell office:value-type="string" table:style-name="ce2">
            <text:p>Skatt og likn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Internett</text:p>
          </table:table-cell>
          <table:table-cell office:value-type="string" table:style-name="ce4">
            <text:p>Bredbånd ;</text:p>
            <text:p>Domenenavn ;</text:p>
            <text:p>Domeneregistrering</text:p>
          </table:table-cell>
          <table:table-cell office:value-type="string" table:style-name="ce4">
            <text:p>E-handel ;</text:p>
            <text:p>Telepris</text:p>
          </table:table-cell>
          <table:table-cell office:value-type="string" table:style-name="ce4">
            <text:p>Media og kommunikasjon</text:p>
          </table:table-cell>
          <table:table-cell table:number-columns-repeated="16380" table:style-name="ce2"/>
        </table:table-row>
        <table:table-row table:style-name="ro18">
          <table:table-cell office:value-type="string" table:style-name="ce4">
            <text:p>Jakt og fangst</text:p>
          </table:table-cell>
          <table:table-cell office:value-type="string" table:style-name="ce2">
            <text:p>Ettersøkshund ;</text:p>
            <text:p>Fellingsløyve ;</text:p>
            <text:p>Fellingsrapport ;</text:p>
            <text:p>Fellingstillatelse ;</text:p>
            <text:p>Jegeravgift ;</text:p>
            <text:p>Jegerprøve ;</text:p>
            <text:p>Jegerregisteret ;</text:p>
            <text:p>Småviltjakt ;</text:p>
            <text:p>Snarefangst ;</text:p>
            <text:p>Storviltjakt ;</text:p>
            <text:p>Vald ;</text:p>
            <text:p>Våpen</text:p>
          </table:table-cell>
          <table:table-cell table:style-name="ce4"/>
          <table:table-cell office:value-type="string" table:style-name="ce2">
            <text:p>Idrett og frilluftsliv</text:p>
          </table:table-cell>
          <table:table-cell office:value-type="string" table:style-name="ce2">
            <text:p>Naturforvaltning</text:p>
          </table:table-cell>
          <table:table-cell office:value-type="string" table:style-name="ce2">
            <text:p>Fiske, fangst og havbruk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ameratkjøring</text:p>
          </table:table-cell>
          <table:table-cell office:value-type="string" table:style-name="ce2">
            <text:p>Haiking ;</text:p>
            <text:p>Pendling</text:p>
          </table:table-cell>
          <table:table-cell table:style-name="ce2"/>
          <table:table-cell office:value-type="string" table:style-name="ce2">
            <text:p>Kollektivtransport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Karakterer</text:p>
          </table:table-cell>
          <table:table-cell office:value-type="string" table:style-name="ce2">
            <text:p>Eksamenskarakter ;</text:p>
            <text:p>Standpunktkarakter ;</text:p>
            <text:p>Vitnemål</text:p>
          </table:table-cell>
          <table:table-cell table:style-name="ce2"/>
          <table:table-cell office:value-type="string" table:style-name="ce2">
            <text:p>Karakterer og evalu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Kiropraktikk</text:p>
          </table:table-cell>
          <table:table-cell office:value-type="string" table:style-name="ce2">
            <text:p>Kiropraktor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Kjøretøykontroll</text:p>
          </table:table-cell>
          <table:table-cell office:value-type="string" table:style-name="ce2">
            <text:p>EU-kontroll ;</text:p>
            <text:p>EØS-kontroll ;</text:p>
            <text:p>Periodisk kontroll ;</text:p>
            <text:p>Periodisk kjøretøykontroll ;</text:p>
            <text:p>Teknisk kontroll ;</text:p>
            <text:p>Teknisk kjøretøykontroll</text:p>
          </table:table-cell>
          <table:table-cell table:style-name="ce2"/>
          <table:table-cell office:value-type="string" table:style-name="ce2">
            <text:p>Kjøretøy</text:p>
          </table:table-cell>
          <table:table-cell table:number-columns-repeated="16380" table:style-name="ce2"/>
        </table:table-row>
        <table:table-row table:style-name="ro14">
          <table:table-cell office:value-type="string" table:style-name="ce2">
            <text:p>Klima</text:p>
          </table:table-cell>
          <table:table-cell office:value-type="string" table:style-name="ce2">
            <text:p>CO2-kvote;</text:p>
            <text:p>Klimadata ;</text:p>
            <text:p>Klimaendring ;</text:p>
            <text:p>Klimakvote ;</text:p>
            <text:p>Klimastatistikk ;</text:p>
            <text:p>Værdata ;</text:p>
            <text:p>Værstatistikk</text:p>
          </table:table-cell>
          <table:table-cell table:style-name="ce2"/>
          <table:table-cell office:value-type="string" table:style-name="ce2">
            <text:p>Vær og klima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Kommunal bolig</text:p>
          </table:table-cell>
          <table:table-cell office:value-type="string" table:style-name="ce2">
            <text:p>Kommunal leilighet ;</text:p>
            <text:p>Kommunal utleiebolig ;</text:p>
            <text:p>Midlertidig husvære</text:p>
          </table:table-cell>
          <table:table-cell table:style-name="ce2"/>
          <table:table-cell office:value-type="string" table:style-name="ce2">
            <text:p>Leie og utleie<text:s/></text:p>
          </table:table-cell>
          <table:table-cell office:value-type="string" table:style-name="ce4">
            <text:p>Boformer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Kommunale avgifter og gebyrer</text:p>
          </table:table-cell>
          <table:table-cell office:value-type="string" table:style-name="ce2">
            <text:p>Avløpsavgift ;</text:p>
            <text:p>Avløpsgebyr ;</text:p>
            <text:p>Brøyteavgift ;</text:p>
            <text:p>Brøytegebyr ;</text:p>
            <text:p>Feieavgift ;</text:p>
            <text:p>Feiegebyr ;</text:p>
            <text:p>Kommunale gebyrer</text:p>
            <text:p>Renovasjonsavgift ;</text:p>
            <text:p>Renovasjonsgebyr ;</text:p>
            <text:p>Vannavgift ;</text:p>
            <text:p>Vanngebyr</text:p>
          </table:table-cell>
          <table:table-cell office:value-type="string" table:style-name="ce2">
            <text:p>Brøyting ;</text:p>
            <text:p>Feiing ;</text:p>
            <text:p>Renovasjon ;</text:p>
            <text:p>Vann og avløp</text:p>
          </table:table-cell>
          <table:table-cell office:value-type="string" table:style-name="ce2">
            <text:p>Eiendom</text:p>
          </table:table-cell>
          <table:table-cell office:value-type="string" table:style-name="ce2">
            <text:p>Offentlige avgift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Kommuneplanlegging</text:p>
          </table:table-cell>
          <table:table-cell office:value-type="string" table:style-name="ce4">
            <text:p>Arealplanlegging ;</text:p>
            <text:p>KOSTRA</text:p>
          </table:table-cell>
          <table:table-cell table:style-name="ce4"/>
          <table:table-cell office:value-type="string" table:style-name="ce4">
            <text:p>Samfunnsplanlegg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Kompostering</text:p>
          </table:table-cell>
          <table:table-cell office:value-type="string" table:style-name="ce4">
            <text:p>Hjemmekompostering</text:p>
          </table:table-cell>
          <table:table-cell table:style-name="ce4"/>
          <table:table-cell office:value-type="string" table:style-name="ce4">
            <text:p>Avfallshåndtering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Konkurs</text:p>
          </table:table-cell>
          <table:table-cell office:value-type="string" table:style-name="ce2">
            <text:p>Konkursbo ;<text:s/></text:p>
            <text:p>Lønnsgarantiordningen</text:p>
          </table:table-cell>
          <table:table-cell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Kontantstøtte</text:p>
          </table:table-cell>
          <table:table-cell table:number-columns-repeated="2" table:style-name="ce2"/>
          <table:table-cell office:value-type="string" table:style-name="ce2">
            <text:p>Barn og foreldre</text:p>
          </table:table-cell>
          <table:table-cell office:value-type="string" table:style-name="ce2">
            <text:p>Økonomiske ytelser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Kontrakt</text:p>
          </table:table-cell>
          <table:table-cell office:value-type="string" table:style-name="ce4">
            <text:p>Husleiekontrakt ;</text:p>
            <text:p>Kjøpekontrakt ;</text:p>
            <text:p>Kjøpskontrakt ;</text:p>
            <text:p>Leiekontrakt ;</text:p>
            <text:p>Standardkontrakt</text:p>
          </table:table-cell>
          <table:table-cell office:value-type="string" table:style-name="ce4">
            <text:p>Eiendomskjøp ;</text:p>
            <text:p>Eiendomssalg ;</text:p>
            <text:p>Leieforhold</text:p>
          </table:table-cell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Korttidsopphold</text:p>
          </table:table-cell>
          <table:table-cell office:value-type="string" table:style-name="ce4">
            <text:p>Akuttplass ;</text:p>
            <text:p>Avlastningsopphold ;</text:p>
            <text:p>Rehabiliteringsopphold ;</text:p>
            <text:p>Vurderingsopphold</text:p>
          </table:table-cell>
          <table:table-cell table:style-name="ce4"/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Kraftpris</text:p>
          </table:table-cell>
          <table:table-cell office:value-type="string" table:style-name="ce4">
            <text:p>Strømpris</text:p>
          </table:table-cell>
          <table:table-cell office:value-type="string" table:style-name="ce4">
            <text:p>Energisparing</text:p>
          </table:table-cell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12">
          <table:table-cell office:value-type="string" table:style-name="ce4">
            <text:p>Kringkasting</text:p>
          </table:table-cell>
          <table:table-cell office:value-type="string" table:style-name="ce4">
            <text:p>Fjernsyn ;</text:p>
            <text:p>Frekvenstillatelse ;</text:p>
            <text:p>Kabel-TV ;</text:p>
            <text:p>Lokalfjernsyn ;</text:p>
            <text:p>Lokalradio ;</text:p>
            <text:p>Lokal-TV ;</text:p>
            <text:p>Radio ;</text:p>
            <text:p>Sendetid ;</text:p>
            <text:p>TV</text:p>
          </table:table-cell>
          <table:table-cell office:value-type="string" table:style-name="ce4">
            <text:p>Kringkastingsavgift</text:p>
          </table:table-cell>
          <table:table-cell office:value-type="string" table:style-name="ce4">
            <text:p>Media og kommunikasjo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Kringkastingsavgift</text:p>
          </table:table-cell>
          <table:table-cell office:value-type="string" table:style-name="ce2">
            <text:p>Lisensavgift ;</text:p>
            <text:p>TV-lisens</text:p>
          </table:table-cell>
          <table:table-cell office:value-type="string" table:style-name="ce2">
            <text:p>Kringkasting</text:p>
          </table:table-cell>
          <table:table-cell office:value-type="string" table:style-name="ce2">
            <text:p>Offentlige avgifte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Krisehåndtering</text:p>
          </table:table-cell>
          <table:table-cell office:value-type="string" table:style-name="ce4">
            <text:p>Beredskapsplaner ;<text:s/></text:p>
            <text:p>Redningstjeneste ;</text:p>
            <text:p>Sivilforsvaret<text:s/></text:p>
          </table:table-cell>
          <table:table-cell table:style-name="ce4"/>
          <table:table-cell office:value-type="string" table:style-name="ce4">
            <text:p>Beredskap og forsva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Kultur- og musikkskole</text:p>
          </table:table-cell>
          <table:table-cell office:value-type="string" table:style-name="ce2">
            <text:p>Kulturskole</text:p>
          </table:table-cell>
          <table:table-cell table:style-name="ce2"/>
          <table:table-cell office:value-type="string" table:style-name="ce2">
            <text:p>Fritid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Kulturaktiviteter</text:p>
          </table:table-cell>
          <table:table-cell office:value-type="string" table:style-name="ce2">
            <text:p>Amatørteater ;</text:p>
            <text:p>Ballett ;</text:p>
            <text:p>Dans ;</text:p>
            <text:p>Filmklubb ;</text:p>
            <text:p>Folkedans ;</text:p>
            <text:p>Kor ;</text:p>
            <text:p>Korps ;</text:p>
            <text:p>Leikarring ;</text:p>
            <text:p>Musikkteater ;</text:p>
            <text:p>Musikkverksted ;</text:p>
            <text:p>Orkester ;</text:p>
            <text:p>Revy ;</text:p>
            <text:p>Rockeverksted ;</text:p>
            <text:p>Sangkor ;</text:p>
            <text:p>Skolekor ;</text:p>
            <text:p>Skolekorps</text:p>
          </table:table-cell>
          <table:table-cell table:style-name="ce2"/>
          <table:table-cell office:value-type="string" table:style-name="ce2">
            <text:p>Fritid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Kulturbygg</text:p>
          </table:table-cell>
          <table:table-cell office:value-type="string" table:style-name="ce2">
            <text:p>Galleri ;</text:p>
            <text:p>Grendehus ;</text:p>
            <text:p>Herredshus ;</text:p>
            <text:p>Kulturhus ;</text:p>
            <text:p>Samfunnshus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/>
        </table:table-row>
        <table:table-row table:style-name="ro12">
          <table:table-cell office:value-type="string" table:style-name="ce2">
            <text:p>Kulturmidler</text:p>
          </table:table-cell>
          <table:table-cell office:value-type="string" table:style-name="ce2">
            <text:p>Arrangementsstøtte ;</text:p>
            <text:p>Festivalstøtte ;</text:p>
            <text:p>Kulturarbeid ;</text:p>
            <text:p>Kulturformål ;</text:p>
            <text:p>Kulturprosjekt ;</text:p>
            <text:p>Kulturstipend ;</text:p>
            <text:p>Kulturtilskudd ;</text:p>
            <text:p>Kunstnerstipend ;</text:p>
            <text:p>Underskuddsgaranti</text:p>
          </table:table-cell>
          <table:table-cell table:style-name="ce2"/>
          <table:table-cell office:value-type="string" table:style-name="ce2">
            <text:p>Tilskuddsordninger</text:p>
          </table:table-cell>
          <table:table-cell table:number-columns-repeated="16380"/>
        </table:table-row>
        <table:table-row table:style-name="ro12">
          <table:table-cell office:value-type="string" table:style-name="ce2">
            <text:p>Kulturvern</text:p>
          </table:table-cell>
          <table:table-cell office:value-type="string" table:style-name="ce2">
            <text:p>Arkeologisk undersøkelse ;</text:p>
            <text:p>Fornminne ;</text:p>
            <text:p>Fortidsminne ;</text:p>
            <text:p>Fredning ;</text:p>
            <text:p>Kulturlandskap ;</text:p>
            <text:p>Kulturminnevern ;</text:p>
            <text:p>Kystkultur ;</text:p>
            <text:p>Riksantikvaren</text:p>
          </table:table-cell>
          <table:table-cell office:value-type="string" table:style-name="ce2">
            <text:p>Naturvern</text:p>
          </table:table-cell>
          <table:table-cell office:value-type="string" table:style-name="ce2">
            <text:p>Kulturhistorie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Kunstutstilling</text:p>
          </table:table-cell>
          <table:table-cell office:value-type="string" table:style-name="ce2">
            <text:p>Kunsthandverk ;</text:p>
            <text:p>Kunsthåndverk ;</text:p>
            <text:p>Utstilling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Kystforvaltning</text:p>
          </table:table-cell>
          <table:table-cell office:value-type="string" table:style-name="ce2">
            <text:p>Fyrlys ;</text:p>
            <text:p>Havn ;</text:p>
            <text:p>Lostjeneste ;</text:p>
            <text:p>Navigasjon ;</text:p>
            <text:p>Navigering</text:p>
          </table:table-cell>
          <table:table-cell table:style-name="ce2"/>
          <table:table-cell office:value-type="string" table:style-name="ce2">
            <text:p>Båttrafik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Lag og foreninger</text:p>
          </table:table-cell>
          <table:table-cell office:value-type="string" table:style-name="ce2">
            <text:p>Frivillige organisasjoner</text:p>
          </table:table-cell>
          <table:table-cell office:value-type="string" table:style-name="ce2">
            <text:p>Idrettslag</text:p>
          </table:table-cell>
          <table:table-cell office:value-type="string" table:style-name="ce2">
            <text:p>Fritid</text:p>
          </table:table-cell>
          <table:table-cell table:number-columns-repeated="16380"/>
        </table:table-row>
        <table:table-row table:style-name="ro10">
          <table:table-cell office:value-type="string" table:style-name="ce4">
            <text:p>Landbruk</text:p>
          </table:table-cell>
          <table:table-cell office:value-type="string" table:style-name="ce2">
            <text:p>Avlingssvikt ;</text:p>
            <text:p>Fôrvarevirksomhet ;</text:p>
            <text:p>Fôrvirksomhet ;</text:p>
            <text:p>Gjødsel ;</text:p>
            <text:p>Gjødsling ;</text:p>
            <text:p>Husdyrgjødsel ;</text:p>
            <text:p>Jordbruksareal ;</text:p>
            <text:p>Kulturlandskap ;</text:p>
            <text:p>Miljøplan ;</text:p>
            <text:p>Nydyrking ;</text:p>
            <text:p>Planteproduksjon ;</text:p>
            <text:p>Produksjonstilskudd ;</text:p>
            <text:p>Regionalt miljøprogram ;</text:p>
            <text:p>SMIL ;</text:p>
            <text:p>Spesielle miljøtiltak i jordbruket ;</text:p>
            <text:p>Økologisk jordbruk ;</text:p>
            <text:p>Økologisk landbruk</text:p>
          </table:table-cell>
          <table:table-cell table:style-name="ce2"/>
          <table:table-cell office:value-type="string" table:style-name="ce2">
            <text:p>Landbruk og skogbruk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Landbrukseiendom</text:p>
          </table:table-cell>
          <table:table-cell office:value-type="string" table:style-name="ce2">
            <text:p>Bo- og driveplikt ;</text:p>
            <text:p>Boplikt ;</text:p>
            <text:p>Konsesjonsfrihet ;</text:p>
            <text:p>Odel</text:p>
          </table:table-cell>
          <table:table-cell table:style-name="ce2"/>
          <table:table-cell office:value-type="string" table:style-name="ce2">
            <text:p>Landbruk og skogbruk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Ledsager</text:p>
          </table:table-cell>
          <table:table-cell office:value-type="string" table:style-name="ce4">
            <text:p>Ledsagerbevis ;</text:p>
            <text:p>Ledsagerstøtte ;</text:p>
            <text:p>Ledsagertjeneste</text:p>
          </table:table-cell>
          <table:table-cell table:style-name="ce4"/>
          <table:table-cell office:value-type="string" table:style-name="ce4">
            <text:p>Avlastning og støtte</text:p>
          </table:table-cell>
          <table:table-cell table:number-columns-repeated="16380"/>
        </table:table-row>
        <table:table-row table:style-name="ro9">
          <table:table-cell office:value-type="string" table:style-name="ce2">
            <text:p>Legemiddel</text:p>
          </table:table-cell>
          <table:table-cell office:value-type="string" table:style-name="ce2">
            <text:p>Apotek ;</text:p>
            <text:p>Blå resept ;<text:s/></text:p>
            <text:p>Legemidler ;</text:p>
            <text:p>Medisin ;</text:p>
            <text:p>Medisinering ;</text:p>
            <text:p>Medisinutsalg ;</text:p>
            <text:p>Reseptbestilling ;</text:p>
            <text:p>Reseptfornyelse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/>
        </table:table-row>
        <table:table-row table:style-name="ro5">
          <table:table-cell office:value-type="string" table:style-name="ce2">
            <text:p>Legetjeneste</text:p>
          </table:table-cell>
          <table:table-cell office:value-type="string" table:style-name="ce2">
            <text:p>Fastlege ;</text:p>
            <text:p>Legeattest ;</text:p>
            <text:p>Legeerklæring ;</text:p>
            <text:p>Legetime ;</text:p>
            <text:p>Legevakt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ieforhold</text:p>
          </table:table-cell>
          <table:table-cell office:value-type="string" table:style-name="ce2">
            <text:p>Framleie ;</text:p>
            <text:p>Husleie</text:p>
          </table:table-cell>
          <table:table-cell office:value-type="string" table:style-name="ce2">
            <text:p>Kontrakt</text:p>
          </table:table-cell>
          <table:table-cell office:value-type="string" table:style-name="ce2">
            <text:p>Leie og utleie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irskole</text:p>
          </table:table-cell>
          <table:table-cell table:number-columns-repeated="2" table:style-name="ce2"/>
          <table:table-cell office:value-type="string" table:style-name="ce2">
            <text:p>Grunnskoleopplær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ekeplass</text:p>
          </table:table-cell>
          <table:table-cell table:number-columns-repeated="2" table:style-name="ce2"/>
          <table:table-cell office:value-type="string" table:style-name="ce2">
            <text:p>Barn og foreldre</text:p>
          </table:table-cell>
          <table:table-cell office:value-type="string" table:style-name="ce2">
            <text:p>Fritid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2">
            <text:p>Lokalhistorie</text:p>
          </table:table-cell>
          <table:table-cell office:value-type="string" table:style-name="ce2">
            <text:p>Lokalhistorisk arkiv</text:p>
          </table:table-cell>
          <table:table-cell table:style-name="ce2"/>
          <table:table-cell office:value-type="string" table:style-name="ce2">
            <text:p>Kulturhistori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Lotteri</text:p>
          </table:table-cell>
          <table:table-cell office:value-type="string" table:style-name="ce2">
            <text:p>Basar</text:p>
          </table:table-cell>
          <table:table-cell table:style-name="ce2"/>
          <table:table-cell office:value-type="string" table:style-name="ce2">
            <text:p>Lotteri og lykkespill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Luftforurensning</text:p>
          </table:table-cell>
          <table:table-cell office:value-type="string" table:style-name="ce4">
            <text:p>Luftkvalitet ;</text:p>
            <text:p>Svevestøv</text:p>
          </table:table-cell>
          <table:table-cell table:style-name="ce4"/>
          <table:table-cell office:value-type="string" table:style-name="ce4">
            <text:p>Forurensning og stråling</text:p>
          </table:table-cell>
          <table:table-cell table:number-columns-repeated="16380" table:style-name="ce2"/>
        </table:table-row>
        <table:table-row table:style-name="ro14">
          <table:table-cell office:value-type="string" table:style-name="ce2">
            <text:p>Lønn</text:p>
          </table:table-cell>
          <table:table-cell office:value-type="string" table:style-name="ce2">
            <text:p>Likelønn ;</text:p>
            <text:p>Lønnsforhandling ;</text:p>
            <text:p>Lønnsgarantiordningen ;</text:p>
            <text:p>Lønnsoppgjør ,</text:p>
            <text:p>Lønnsregulativ ;</text:p>
            <text:p>Regulativ ;</text:p>
            <text:p>Tariffavtale</text:p>
          </table:table-cell>
          <table:table-cell table:style-name="ce2"/>
          <table:table-cell office:value-type="string" table:style-name="ce2">
            <text:p>Inntekt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Matombringing</text:p>
          </table:table-cell>
          <table:table-cell table:number-columns-repeated="2" table:style-name="ce4"/>
          <table:table-cell office:value-type="string" table:style-name="ce4">
            <text:p>Omsorgstjenes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Mekling</text:p>
          </table:table-cell>
          <table:table-cell office:value-type="string" table:style-name="ce4">
            <text:p>Konfliktråd ;</text:p>
            <text:p>Megling ;</text:p>
            <text:p>Rettsmegling ;</text:p>
            <text:p>Rettsmekling</text:p>
          </table:table-cell>
          <table:table-cell office:value-type="string" table:style-name="ce4">
            <text:p>Arbeidstvist ;</text:p>
            <text:p>Samlivsbrudd</text:p>
          </table:table-cell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Menerstatning</text:p>
          </table:table-cell>
          <table:table-cell table:style-name="ce4"/>
          <table:table-cell office:value-type="string" table:style-name="ce4">
            <text:p>Yrkesskade</text:p>
          </table:table-cell>
          <table:table-cell office:value-type="string" table:style-name="ce4">
            <text:p>Erstatningsordning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Menneskerettigheter</text:p>
          </table:table-cell>
          <table:table-cell table:number-columns-repeated="2" table:style-name="ce4"/>
          <table:table-cell office:value-type="string" table:style-name="ce4">
            <text:p>Innbyggerrettighet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Merverdiavgift</text:p>
          </table:table-cell>
          <table:table-cell office:value-type="string" table:style-name="ce2">
            <text:p>Moms ;</text:p>
            <text:p>Mva.</text:p>
          </table:table-cell>
          <table:table-cell table:style-name="ce2"/>
          <table:table-cell office:value-type="string" table:style-name="ce2">
            <text:p>Handel og service</text:p>
          </table:table-cell>
          <table:table-cell office:value-type="string" table:style-name="ce2">
            <text:p>Offentlige avgifter</text:p>
          </table:table-cell>
          <table:table-cell table:number-columns-repeated="16379" table:style-name="ce2"/>
        </table:table-row>
        <table:table-row table:style-name="ro8">
          <table:table-cell office:value-type="string" table:style-name="ce2">
            <text:p>Miljøsertifisering</text:p>
          </table:table-cell>
          <table:table-cell office:value-type="string" table:style-name="ce2">
            <text:p>Eco-Management and Audit Scheme ;<text:s/></text:p>
            <text:p>EMAS ;<text:s/></text:p>
            <text:p>Miljøfyrtårn ;<text:s/></text:p>
            <text:p>Miljømerking ;</text:p>
            <text:p>Miløregistrering</text:p>
          </table:table-cell>
          <table:table-cell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Minstepensjon</text:p>
          </table:table-cell>
          <table:table-cell table:style-name="ce5"/>
          <table:table-cell table:style-name="ce2"/>
          <table:table-cell office:value-type="string" table:style-name="ce2">
            <text:p>Pensj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Mobbing</text:p>
          </table:table-cell>
          <table:table-cell table:number-columns-repeated="2" table:style-name="ce2"/>
          <table:table-cell office:value-type="string" table:style-name="ce2">
            <text:p>Arbeidsliv</text:p>
          </table:table-cell>
          <table:table-cell office:value-type="string" table:style-name="ce2">
            <text:p>Psykisk helse</text:p>
          </table:table-cell>
          <table:table-cell office:value-type="string" table:style-name="ce2">
            <text:p>Skolemiljø</text:p>
          </table:table-cell>
          <table:table-cell table:number-columns-repeated="16378"/>
        </table:table-row>
        <table:table-row table:style-name="ro18">
          <table:table-cell office:value-type="string" table:style-name="ce4">
            <text:p>Motorferdsel i utmark</text:p>
          </table:table-cell>
          <table:table-cell office:value-type="string" table:style-name="ce4">
            <text:p>ATV ;</text:p>
            <text:p>Beltebil ;</text:p>
            <text:p>Firehjuling ;</text:p>
            <text:p>Helikopter ;</text:p>
            <text:p>Motorbåt ;</text:p>
            <text:p>Scooterløyve ;</text:p>
            <text:p>Sjøfly ;</text:p>
            <text:p>Skuterløyve ;</text:p>
            <text:p>Snøscooter ;</text:p>
            <text:p>Snøskuter ;</text:p>
            <text:p>Terrengkjøretøy ;</text:p>
            <text:p>Traktor</text:p>
          </table:table-cell>
          <table:table-cell table:style-name="ce4"/>
          <table:table-cell office:value-type="string" table:style-name="ce2">
            <text:p>Naturforvaltning</text:p>
          </table:table-cell>
          <table:table-cell office:value-type="string" table:style-name="ce2">
            <text:p>Kjøretøy</text:p>
          </table:table-cell>
          <table:table-cell table:number-columns-repeated="16379" table:style-name="ce2"/>
        </table:table-row>
        <table:table-row table:style-name="ro9">
          <table:table-cell office:value-type="string" table:style-name="ce2">
            <text:p>Motorvognavgifter</text:p>
          </table:table-cell>
          <table:table-cell office:value-type="string" table:style-name="ce2">
            <text:p>Bensinavgift ;</text:p>
            <text:p>Bilavgifter ;</text:p>
            <text:p>Dieselavgift ;</text:p>
            <text:p>Engangsavgift ;</text:p>
            <text:p>Omregistreringsavgift ;</text:p>
            <text:p>Veiavgift ;</text:p>
            <text:p>Vektårsavgift ;</text:p>
            <text:p>Årsavgift</text:p>
          </table:table-cell>
          <table:table-cell table:style-name="ce2"/>
          <table:table-cell office:value-type="string" table:style-name="ce2">
            <text:p>Offentlige avgifter</text:p>
          </table:table-cell>
          <table:table-cell office:value-type="string" table:style-name="ce2">
            <text:p>Kjøretøy</text:p>
          </table:table-cell>
          <table:table-cell table:number-columns-repeated="16379" table:style-name="ce2"/>
        </table:table-row>
        <table:table-row table:style-name="ro6">
          <table:table-cell office:value-type="string" table:style-name="ce2">
            <text:p>Museum</text:p>
          </table:table-cell>
          <table:table-cell office:value-type="string" table:style-name="ce2">
            <text:p>Bygdesamling ;</text:p>
            <text:p>Bygdetun ;</text:p>
            <text:p>Museer ;</text:p>
            <text:p>Utstilling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Musikkarrangement</text:p>
          </table:table-cell>
          <table:table-cell office:value-type="string" table:style-name="ce2">
            <text:p>Billettbestilling ;</text:p>
            <text:p>Biletter ;</text:p>
            <text:p>Konsert ;</text:p>
            <text:p>Konsertbillett ;</text:p>
            <text:p>Opera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Namsmyndighet</text:p>
          </table:table-cell>
          <table:table-cell office:value-type="string" table:style-name="ce4">
            <text:p>Namsfogd ;</text:p>
            <text:p>Namsmann ;</text:p>
            <text:p>Tvangsfullbyrdelse ;</text:p>
            <text:p>Tvangssalg</text:p>
          </table:table-cell>
          <table:table-cell table:style-name="ce4"/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Nasjonale prøver</text:p>
          </table:table-cell>
          <table:table-cell table:number-columns-repeated="2" table:style-name="ce5"/>
          <table:table-cell office:value-type="string" table:style-name="ce2">
            <text:p>Karakterer og evaluering</text:p>
          </table:table-cell>
          <table:table-cell table:number-columns-repeated="16380" table:style-name="ce2"/>
        </table:table-row>
        <table:table-row table:style-name="ro18">
          <table:table-cell office:value-type="string" table:style-name="ce2">
            <text:p>Naturskade</text:p>
          </table:table-cell>
          <table:table-cell office:value-type="string" table:style-name="ce2">
            <text:p>Flomskade ;</text:p>
            <text:p>Isgang ;</text:p>
            <text:p>Jordras ;</text:p>
            <text:p>Jordskjelv ;</text:p>
            <text:p>Jordskred ;</text:p>
            <text:p>Leirras ;</text:p>
            <text:p>Leirskred ;</text:p>
            <text:p>Snøras ;</text:p>
            <text:p>Snøskred ;</text:p>
            <text:p>Steinskred ;</text:p>
            <text:p>Steinsprang ;</text:p>
            <text:p>Stormflo</text:p>
          </table:table-cell>
          <table:table-cell office:value-type="string" table:style-name="ce2">
            <text:p>Flomvarsel ;</text:p>
            <text:p>Naturskadeerstatning ;</text:p>
            <text:p>Skredvarsel</text:p>
          </table:table-cell>
          <table:table-cell office:value-type="string" table:style-name="ce2">
            <text:p>Eiendom</text:p>
          </table:table-cell>
          <table:table-cell office:value-type="string" table:style-name="ce2">
            <text:p>Landbruk og skogbru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Naturskadeerstatning</text:p>
          </table:table-cell>
          <table:table-cell table:style-name="ce4"/>
          <table:table-cell office:value-type="string" table:style-name="ce4">
            <text:p>Naturskade</text:p>
          </table:table-cell>
          <table:table-cell office:value-type="string" table:style-name="ce4">
            <text:p>Erstatningsordninger</text:p>
          </table:table-cell>
          <table:table-cell table:number-columns-repeated="16380" table:style-name="ce2"/>
        </table:table-row>
        <table:table-row table:style-name="ro11">
          <table:table-cell office:value-type="string" table:style-name="ce4">
            <text:p>Naturvern</text:p>
          </table:table-cell>
          <table:table-cell office:value-type="string" table:style-name="ce2">
            <text:p>Artsvern ;</text:p>
            <text:p>Biologisk mangfold ;</text:p>
            <text:p>Fredning ;</text:p>
            <text:p>Landkapsvernområde ;</text:p>
            <text:p>Miljøinformasjon ;</text:p>
            <text:p>Nasjonalpark ;</text:p>
            <text:p>Naturreservat ;</text:p>
            <text:p>Trua arter ;</text:p>
            <text:p>Truede arter ;</text:p>
            <text:p>Verneområde</text:p>
          </table:table-cell>
          <table:table-cell office:value-type="string" table:style-name="ce2">
            <text:p>Kulturvern</text:p>
          </table:table-cell>
          <table:table-cell office:value-type="string" table:style-name="ce2">
            <text:p>Naturforvaltning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Norsk språk</text:p>
          </table:table-cell>
          <table:table-cell office:value-type="string" table:style-name="ce4">
            <text:p>Bokmål ;</text:p>
            <text:p>Målform ;</text:p>
            <text:p>Nynorsk ;</text:p>
            <text:p>Sidemål</text:p>
          </table:table-cell>
          <table:table-cell office:value-type="string" table:style-name="ce4">
            <text:p>Norskopplæring ;</text:p>
            <text:p>Særskilt norskopplæring</text:p>
          </table:table-cell>
          <table:table-cell office:value-type="string" table:style-name="ce4">
            <text:p>Språk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Norskopplæring</text:p>
          </table:table-cell>
          <table:table-cell table:style-name="ce2"/>
          <table:table-cell office:value-type="string" table:style-name="ce2">
            <text:p>Norsk språk ;</text:p>
            <text:p>Språkkurs og -test</text:p>
          </table:table-cell>
          <table:table-cell office:value-type="string" table:style-name="ce2">
            <text:p>Voksenopplæring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4">
            <text:p>Notarius publicus</text:p>
          </table:table-cell>
          <table:table-cell office:value-type="string" table:style-name="ce4">
            <text:p>Apostille ;</text:p>
            <text:p>Byfogd ;</text:p>
            <text:p>Notarialbekreftelse ;</text:p>
            <text:p>Notarialforretning ;</text:p>
            <text:p>Notarius publikus ;</text:p>
            <text:p>Sorenskriver</text:p>
          </table:table-cell>
          <table:table-cell table:style-name="ce4"/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Næringsfond</text:p>
          </table:table-cell>
          <table:table-cell office:value-type="string" table:style-name="ce2">
            <text:p>Næringsfondet</text:p>
          </table:table-cell>
          <table:table-cell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Næringsskatt</text:p>
          </table:table-cell>
          <table:table-cell office:value-type="string" table:style-name="ce2">
            <text:p>Forskuddsskatt ;</text:p>
            <text:p>Næringsoppgave ;</text:p>
            <text:p>Selskapsoppgave ;</text:p>
            <text:p>Skatteattest</text:p>
          </table:table-cell>
          <table:table-cell table:style-name="ce2"/>
          <table:table-cell office:value-type="string" table:style-name="ce2">
            <text:p>Skatt og likn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Nærmiljøtilskudd</text:p>
          </table:table-cell>
          <table:table-cell table:number-columns-repeated="2" table:style-name="ce2"/>
          <table:table-cell office:value-type="string" table:style-name="ce2">
            <text:p>Tilskuddsordning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Offentlig innkjøp</text:p>
          </table:table-cell>
          <table:table-cell office:value-type="string" table:style-name="ce2">
            <text:p>Offentlig anskaffelse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Omsorgsbolig</text:p>
          </table:table-cell>
          <table:table-cell office:value-type="string" table:style-name="ce4">
            <text:p>Tilrettelagt bolig</text:p>
          </table:table-cell>
          <table:table-cell table:style-name="ce4"/>
          <table:table-cell office:value-type="string" table:style-name="ce4">
            <text:p>Boform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Omsorgslønn</text:p>
          </table:table-cell>
          <table:table-cell table:number-columns-repeated="2" table:style-name="ce2"/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Omsorgspenger</text:p>
          </table:table-cell>
          <table:table-cell table:style-name="ce2"/>
          <table:table-cell office:value-type="string" table:style-name="ce2">
            <text:p>Sykefravær</text:p>
          </table:table-cell>
          <table:table-cell office:value-type="string" table:style-name="ce2">
            <text:p>Barn og foreldre</text:p>
          </table:table-cell>
          <table:table-cell office:value-type="string" table:style-name="ce2">
            <text:p>Økonomiske ytelser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Omsorgspermisjon</text:p>
          </table:table-cell>
          <table:table-cell table:number-columns-repeated="2" table:style-name="ce2"/>
          <table:table-cell office:value-type="string" table:style-name="ce2">
            <text:p>Permisjonsordninger</text:p>
          </table:table-cell>
          <table:table-cell office:value-type="string" table:style-name="ce2">
            <text:p>Barn og foreldre</text:p>
          </table:table-cell>
          <table:table-cell table:number-columns-repeated="16379"/>
        </table:table-row>
        <table:table-row table:style-name="ro6">
          <table:table-cell office:value-type="string" table:style-name="ce4">
            <text:p>Oppdrettsnæring</text:p>
          </table:table-cell>
          <table:table-cell office:value-type="string" table:style-name="ce2">
            <text:p>Akvakultur ;</text:p>
            <text:p>Fiskeoppdrett ;</text:p>
            <text:p>Havbruk ;</text:p>
            <text:p>Skalldyroppdrett</text:p>
          </table:table-cell>
          <table:table-cell table:style-name="ce2"/>
          <table:table-cell office:value-type="string" table:style-name="ce2">
            <text:p>Fiske, fangst og havbru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Oppgaveplikt</text:p>
          </table:table-cell>
          <table:table-cell table:number-columns-repeated="2"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Opphavsrett</text:p>
          </table:table-cell>
          <table:table-cell office:value-type="string" table:style-name="ce4">
            <text:p>Copyright ;</text:p>
            <text:p>Kopirett ;</text:p>
            <text:p>Åndsverk</text:p>
          </table:table-cell>
          <table:table-cell table:style-name="ce2"/>
          <table:table-cell office:value-type="string" table:style-name="ce2">
            <text:p>Opphavsrett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Oppholdstillatelse</text:p>
          </table:table-cell>
          <table:table-cell office:value-type="string" table:style-name="ce4">
            <text:p>Arbeidsinnvandring ;</text:p>
            <text:p>Bosettingstillatelse ;</text:p>
            <text:p>Familiegjenforening ;</text:p>
            <text:p>Familieinnvandring ;</text:p>
            <text:p>Innvandring</text:p>
          </table:table-cell>
          <table:table-cell office:value-type="string" table:style-name="ce4">
            <text:p>Arbeidstillatelse</text:p>
          </table:table-cell>
          <table:table-cell office:value-type="string" table:style-name="ce4">
            <text:p>Innbyggerrettigheter</text:p>
          </table:table-cell>
          <table:table-cell table:number-columns-repeated="16380" table:style-name="ce2"/>
        </table:table-row>
        <table:table-row table:style-name="ro19">
          <table:table-cell office:value-type="string" table:style-name="ce4">
            <text:p>Oppmåling</text:p>
          </table:table-cell>
          <table:table-cell office:value-type="string" table:style-name="ce2">
            <text:p>Dele ;</text:p>
            <text:p>Deling av grunneiendom ;<text:s/></text:p>
            <text:p>Delingsforretning ;</text:p>
            <text:p>Delingssøknad ;</text:p>
            <text:p>Eiendomsdeling ;</text:p>
            <text:p>Eiendomsmåling ;</text:p>
            <text:p>Fastmerke ;</text:p>
            <text:p>Flybilde ;</text:p>
            <text:p>Flyfoto ;</text:p>
            <text:p>Fradeling ;</text:p>
            <text:p>Grensejustering ;</text:p>
            <text:p>Grenspåvisning ;</text:p>
            <text:p>Grunnlagsnett ;<text:s/></text:p>
            <text:p>Justering av grense ;</text:p>
            <text:p>Kartdata ;</text:p>
            <text:p>Kartforretning ;</text:p>
            <text:p>Kartverk ;</text:p>
            <text:p>Målebrev ;</text:p>
            <text:p>Ortofoto ;</text:p>
            <text:p>Påvisning av grense ;</text:p>
            <text:p>Sammenføyning av eiendommer ;</text:p>
            <text:p>Tomt</text:p>
          </table:table-cell>
          <table:table-cell table:style-name="ce7"/>
          <table:table-cell office:value-type="string" table:style-name="ce2">
            <text:p>Eiendom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Oppsigelse</text:p>
          </table:table-cell>
          <table:table-cell office:value-type="string" table:style-name="ce2">
            <text:p>Avskjed ;</text:p>
            <text:p>Overtallig</text:p>
          </table:table-cell>
          <table:table-cell office:value-type="string" table:style-name="ce2">
            <text:p>Ventelønn</text:p>
          </table:table-cell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Organdonasjon</text:p>
          </table:table-cell>
          <table:table-cell office:value-type="string" table:style-name="ce2">
            <text:p>Donor ;</text:p>
            <text:p>Donorkort ;</text:p>
            <text:p>Organdonor</text:p>
          </table:table-cell>
          <table:table-cell table:style-name="ce2"/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4">
            <text:p>Overgrep</text:p>
          </table:table-cell>
          <table:table-cell office:value-type="string" table:style-name="ce2">
            <text:p>Barnemishandling ;</text:p>
            <text:p>Familievold ;</text:p>
            <text:p>Incest ;</text:p>
            <text:p>Krisesenter ;</text:p>
            <text:p>Seksuelle overgrep</text:p>
            <text:p/>
          </table:table-cell>
          <table:table-cell table:style-name="ce2"/>
          <table:table-cell office:value-type="string" table:style-name="ce2">
            <text:p>Barne- og familiever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Oversetting</text:p>
          </table:table-cell>
          <table:table-cell office:value-type="string" table:style-name="ce4">
            <text:p>Tolking ;</text:p>
            <text:p>Translatør</text:p>
          </table:table-cell>
          <table:table-cell table:style-name="ce4"/>
          <table:table-cell office:value-type="string" table:style-name="ce4">
            <text:p>Språk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Parkering</text:p>
          </table:table-cell>
          <table:table-cell office:value-type="string" table:style-name="ce4">
            <text:p>Parkeringsbot ;</text:p>
            <text:p>Parkeringsgebyr ;</text:p>
            <text:p>Parkeringskort ;</text:p>
            <text:p>Parkeringsløyve ;</text:p>
            <text:p>Parkeringstillatelse</text:p>
          </table:table-cell>
          <table:table-cell table:style-name="ce4"/>
          <table:table-cell office:value-type="string" table:style-name="ce4">
            <text:p>Transporttjenester</text:p>
          </table:table-cell>
          <table:table-cell office:value-type="string" table:style-name="ce2">
            <text:p>Veg og vegtrafikk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Partnerskap</text:p>
          </table:table-cell>
          <table:table-cell office:value-type="string" table:style-name="ce2">
            <text:p>Partnerskapsinngåelse ;</text:p>
            <text:p>Partnerskapsregistrering</text:p>
            <text:p/>
          </table:table-cell>
          <table:table-cell office:value-type="string" table:style-name="ce2">
            <text:p>Notarius publicus</text:p>
          </table:table-cell>
          <table:table-cell office:value-type="string" table:style-name="ce2">
            <text:p>Sam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asientklage</text:p>
          </table:table-cell>
          <table:table-cell office:value-type="string" table:style-name="ce2">
            <text:p>Pasientombud</text:p>
          </table:table-cell>
          <table:table-cell table:style-name="ce2"/>
          <table:table-cell office:value-type="string" table:style-name="ce2">
            <text:p>Pasientrettighe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Pasientskadeerstatning</text:p>
          </table:table-cell>
          <table:table-cell office:value-type="string" table:style-name="ce2">
            <text:p>Pasientombud</text:p>
          </table:table-cell>
          <table:table-cell table:style-name="ce2"/>
          <table:table-cell office:value-type="string" table:style-name="ce2">
            <text:p>Pasientrettigheter</text:p>
          </table:table-cell>
          <table:table-cell office:value-type="string" table:style-name="ce4">
            <text:p>Erstatningsordninger</text:p>
          </table:table-cell>
          <table:table-cell table:number-columns-repeated="16379"/>
        </table:table-row>
        <table:table-row table:style-name="ro5">
          <table:table-cell office:value-type="string" table:style-name="ce4">
            <text:p>Pass</text:p>
          </table:table-cell>
          <table:table-cell office:value-type="string" table:style-name="ce4">
            <text:p>Legitimasjon ;</text:p>
            <text:p>Reisebevis ;</text:p>
            <text:p>Reisedokument ;</text:p>
            <text:p>Schengen-avtalen ;</text:p>
            <text:p>Utlendingspass</text:p>
          </table:table-cell>
          <table:table-cell table:style-name="ce4"/>
          <table:table-cell office:value-type="string" table:style-name="ce4">
            <text:p>Innbyggerrettigheter</text:p>
          </table:table-cell>
          <table:table-cell office:value-type="string" table:style-name="ce2">
            <text:p>Reiser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Patent</text:p>
          </table:table-cell>
          <table:table-cell office:value-type="string" table:style-name="ce2">
            <text:p>Oppfinnelse ;</text:p>
            <text:p>Patentbeskyttelse ;</text:p>
            <text:p>Patentering</text:p>
          </table:table-cell>
          <table:table-cell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Pedagogisk-psykologisk tjeneste</text:p>
          </table:table-cell>
          <table:table-cell office:value-type="string" table:style-name="ce2">
            <text:p>Audiopedagog ;<text:s/></text:p>
            <text:p>Logoped ;<text:s/></text:p>
            <text:p>PP-tjeneste ;</text:p>
            <text:p>PPT ;</text:p>
            <text:p>Spesialundervisning</text:p>
          </table:table-cell>
          <table:table-cell table:style-name="ce2"/>
          <table:table-cell office:value-type="string" table:style-name="ce2">
            <text:p>Psykisk helse</text:p>
          </table:table-cell>
          <table:table-cell office:value-type="string" table:style-name="ce2">
            <text:p>Grunnskoleopplæring</text:p>
          </table:table-cell>
          <table:table-cell office:value-type="string" table:style-name="ce5">
            <text:p>Videregående opplæring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ensjonskalkulator</text:p>
          </table:table-cell>
          <table:table-cell office:value-type="string" table:style-name="ce5">
            <text:p>Pensjonsberegning</text:p>
          </table:table-cell>
          <table:table-cell table:style-name="ce5"/>
          <table:table-cell office:value-type="string" table:style-name="ce5">
            <text:p>Pensj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Permittering</text:p>
          </table:table-cell>
          <table:table-cell table:number-columns-repeated="2" table:style-name="ce5"/>
          <table:table-cell office:value-type="string" table:style-name="ce5">
            <text:p>Arbeidsliv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6">
            <text:p>Personlig assistent</text:p>
          </table:table-cell>
          <table:table-cell office:value-type="string" table:style-name="ce6">
            <text:p>Brukerstyrt personlig assistanse</text:p>
          </table:table-cell>
          <table:table-cell table:style-name="ce6"/>
          <table:table-cell office:value-type="string" table:style-name="ce6">
            <text:p>Avlastning og støtte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6">
            <text:p>Personnavn</text:p>
          </table:table-cell>
          <table:table-cell office:value-type="string" table:style-name="ce5">
            <text:p>Etternavn ;</text:p>
            <text:p>Fornavn ;</text:p>
            <text:p>Mellomnavn ;</text:p>
            <text:p>Navneendring ;</text:p>
            <text:p>Slektsnavn</text:p>
          </table:table-cell>
          <table:table-cell table:style-name="ce6"/>
          <table:table-cell office:value-type="string" table:style-name="ce5">
            <text:p>Barn og foreldre</text:p>
          </table:table-cell>
          <table:table-cell office:value-type="string" table:style-name="ce5">
            <text:p>Samliv</text:p>
          </table:table-cell>
          <table:table-cell office:value-type="string" table:style-name="ce6">
            <text:p>Innbyggerrettigheter</text:p>
          </table:table-cell>
          <table:table-cell table:number-columns-repeated="16378"/>
        </table:table-row>
        <table:table-row table:style-name="ro6">
          <table:table-cell office:value-type="string" table:style-name="ce5">
            <text:p>Personskadetrygd</text:p>
          </table:table-cell>
          <table:table-cell office:value-type="string" table:style-name="ce5">
            <text:p>Invalidepensjon ;</text:p>
            <text:p>Krigsinvalidepensjon ;</text:p>
            <text:p>Krigspensjon ;<text:s/></text:p>
            <text:p>Samordning</text:p>
          </table:table-cell>
          <table:table-cell table:style-name="ce5"/>
          <table:table-cell office:value-type="string" table:style-name="ce5">
            <text:p>Pensjon</text:p>
          </table:table-cell>
          <table:table-cell table:number-columns-repeated="16380" table:style-name="ce2"/>
        </table:table-row>
        <table:table-row table:style-name="ro18">
          <table:table-cell office:value-type="string" table:style-name="ce5">
            <text:p>Persontransport</text:p>
          </table:table-cell>
          <table:table-cell office:value-type="string" table:style-name="ce5">
            <text:p>Buss ;</text:p>
            <text:p>Drosjeløyve ;</text:p>
            <text:p>Enkeltturtillatelse ;</text:p>
            <text:p>Fellesskapslisens ;</text:p>
            <text:p>Limousin ;</text:p>
            <text:p>Passasjertransport ;</text:p>
            <text:p>Selskapsvognløyve ;</text:p>
            <text:p>Taxi ;</text:p>
            <text:p>Transportløyve ;</text:p>
            <text:p>Turbil ;</text:p>
            <text:p>Turbuss ;</text:p>
            <text:p>Turvognløyve</text:p>
          </table:table-cell>
          <table:table-cell table:style-name="ce5"/>
          <table:table-cell office:value-type="string" table:style-name="ce5">
            <text:p>Reiselivsnæring</text:p>
          </table:table-cell>
          <table:table-cell office:value-type="string" table:style-name="ce5">
            <text:p>Yrkestransport</text:p>
          </table:table-cell>
          <table:table-cell table:number-columns-repeated="16379" table:style-name="ce2"/>
        </table:table-row>
        <table:table-row table:style-name="ro14">
          <table:table-cell office:value-type="string" table:style-name="ce6">
            <text:p>Personvern</text:p>
          </table:table-cell>
          <table:table-cell office:value-type="string" table:style-name="ce6">
            <text:p>Kredittopplysninger ;</text:p>
            <text:p>Overvåkning ;</text:p>
            <text:p>Persondata ;</text:p>
            <text:p>Personopplysninger ;<text:s/></text:p>
            <text:p>Personregister ;<text:s/></text:p>
            <text:p>Taushetserklæring ;</text:p>
            <text:p>Taushetsplikt</text:p>
          </table:table-cell>
          <table:table-cell table:style-name="ce6"/>
          <table:table-cell office:value-type="string" table:style-name="ce6">
            <text:p>Innbyggerrettigheter</text:p>
          </table:table-cell>
          <table:table-cell table:number-columns-repeated="16380" table:style-name="ce2"/>
        </table:table-row>
        <table:table-row table:style-name="ro9">
          <table:table-cell office:value-type="string" table:style-name="ce5">
            <text:p>Piggdekk</text:p>
          </table:table-cell>
          <table:table-cell office:value-type="string" table:style-name="ce5">
            <text:p>Bildekk ;</text:p>
            <text:p>Dekk ;</text:p>
            <text:p>Kjetting ;</text:p>
            <text:p>Oblat ;</text:p>
            <text:p>Piggdekkavgift ;</text:p>
            <text:p>Piggdekkgebyr ;</text:p>
            <text:p>Piggdekkoblat ;</text:p>
            <text:p>Vinterdekk</text:p>
          </table:table-cell>
          <table:table-cell table:style-name="ce5"/>
          <table:table-cell office:value-type="string" table:style-name="ce5">
            <text:p>Kjøretøy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5">
            <text:p>Plantevern</text:p>
          </table:table-cell>
          <table:table-cell office:value-type="string" table:style-name="ce5">
            <text:p>Plantehelse ;</text:p>
            <text:p>Plantevernmiddel ;</text:p>
            <text:p>Plantevernmidler ;</text:p>
            <text:p>Sprøytemiddel ;</text:p>
            <text:p>Sprøytemidler</text:p>
          </table:table-cell>
          <table:table-cell office:value-type="string" table:style-name="ce5">
            <text:p>Skadedyr</text:p>
          </table:table-cell>
          <table:table-cell office:value-type="string" table:style-name="ce5">
            <text:p>Landbruk og skogbruk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6">
            <text:p>Politiske partier</text:p>
          </table:table-cell>
          <table:table-cell office:value-type="string" table:style-name="ce6">
            <text:p>Partiprogram ;</text:p>
            <text:p>Partistøtte</text:p>
          </table:table-cell>
          <table:table-cell table:style-name="ce6"/>
          <table:table-cell office:value-type="string" table:style-name="ce6">
            <text:p>Politikk og valg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6">
            <text:p>Post</text:p>
          </table:table-cell>
          <table:table-cell office:value-type="string" table:style-name="ce6">
            <text:p>Adresseendring ;</text:p>
            <text:p>Adresseforandring ;</text:p>
            <text:p>Omadressering ;</text:p>
            <text:p>Portotakst ;<text:s/></text:p>
            <text:p>Postadressebok ;</text:p>
            <text:p>Postnummer</text:p>
          </table:table-cell>
          <table:table-cell table:style-name="ce6"/>
          <table:table-cell office:value-type="string" table:style-name="ce6">
            <text:p>Media og kommunikasj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6">
            <text:p>Postordresalg</text:p>
          </table:table-cell>
          <table:table-cell table:number-columns-repeated="2" table:style-name="ce6"/>
          <table:table-cell office:value-type="string" table:style-name="ce6">
            <text:p>Varer og tjenes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6">
            <text:p>Presse</text:p>
          </table:table-cell>
          <table:table-cell office:value-type="string" table:style-name="ce6">
            <text:p>Avis ;</text:p>
            <text:p>Dagsavis ;</text:p>
            <text:p>Konsernavis ;</text:p>
            <text:p>Lokalavis<text:s/></text:p>
          </table:table-cell>
          <table:table-cell table:style-name="ce6"/>
          <table:table-cell office:value-type="string" table:style-name="ce6">
            <text:p>Media og kommunikasjo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Prevensjon</text:p>
          </table:table-cell>
          <table:table-cell office:value-type="string" table:style-name="ce5">
            <text:p>Sterilisering</text:p>
          </table:table-cell>
          <table:table-cell table:style-name="ce5"/>
          <table:table-cell office:value-type="string" table:style-name="ce5">
            <text:p>Svangerskap og fødsel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6">
            <text:p>Produktsikkerhet</text:p>
          </table:table-cell>
          <table:table-cell office:value-type="string" table:style-name="ce6">
            <text:p>CE-merking ;</text:p>
            <text:p>Faremerking ;</text:p>
            <text:p>Produktmerking</text:p>
          </table:table-cell>
          <table:table-cell table:style-name="ce6"/>
          <table:table-cell office:value-type="string" table:style-name="ce6">
            <text:p>Varer og tjenester</text:p>
          </table:table-cell>
          <table:table-cell office:value-type="string" table:style-name="ce5">
            <text:p>Handel og service</text:p>
          </table:table-cell>
          <table:table-cell table:number-columns-repeated="16379" table:style-name="ce2"/>
        </table:table-row>
        <table:table-row table:style-name="ro12">
          <table:table-cell office:value-type="string" table:style-name="ce5">
            <text:p>Psykisk helsevern</text:p>
          </table:table-cell>
          <table:table-cell office:value-type="string" table:style-name="ce2">
            <text:p>Barne- og ungdomspsykiatrisk poliklinikk ;</text:p>
            <text:p>Barnepsykiatri ;</text:p>
            <text:p>BUP ;</text:p>
            <text:p>Psykiatri ;</text:p>
            <text:p>Psykiske lidelser ;</text:p>
            <text:p>Psykolog ;</text:p>
            <text:p>Ungdomspsykiatri</text:p>
          </table:table-cell>
          <table:table-cell table:style-name="ce5"/>
          <table:table-cell office:value-type="string" table:style-name="ce5">
            <text:p>Psykisk hels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Realkompetanse</text:p>
          </table:table-cell>
          <table:table-cell table:number-columns-repeated="2" table:style-name="ce5"/>
          <table:table-cell office:value-type="string" table:style-name="ce5">
            <text:p>Karakterer og evaluering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Registrering av kjøretøy</text:p>
          </table:table-cell>
          <table:table-cell office:value-type="string" table:style-name="ce2">
            <text:p>Eierskifte ;</text:p>
            <text:p>Kjennemerke ;</text:p>
            <text:p>Omregistrering ;</text:p>
            <text:p>Registreringsforhold ;</text:p>
            <text:p>Salgsmelding</text:p>
          </table:table-cell>
          <table:table-cell table:style-name="ce2"/>
          <table:table-cell office:value-type="string" table:style-name="ce2">
            <text:p>Kjøretøy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Reguleringsplan</text:p>
          </table:table-cell>
          <table:table-cell office:value-type="string" table:style-name="ce4">
            <text:p>Arealplanlegging ;</text:p>
            <text:p>Bebyggelsesplan ;</text:p>
            <text:p>Ekspropriasjon ;</text:p>
            <text:p>Reguleringsforskrift<text:s/></text:p>
          </table:table-cell>
          <table:table-cell office:value-type="string" table:style-name="ce4">
            <text:p>Byggesak ;</text:p>
            <text:p>Vegbygging</text:p>
          </table:table-cell>
          <table:table-cell office:value-type="string" table:style-name="ce4">
            <text:p>Samfunnsplanlegging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Rehabiliteringspenger</text:p>
          </table:table-cell>
          <table:table-cell table:style-name="ce2"/>
          <table:table-cell office:value-type="string" table:style-name="ce2">
            <text:p>Habilitering og rehabilitering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Reindrift</text:p>
          </table:table-cell>
          <table:table-cell office:value-type="string" table:style-name="ce2">
            <text:p>Nedfôring ;</text:p>
            <text:p>Rovdyr ;</text:p>
            <text:p>Rovdyrerstatning ;</text:p>
            <text:p>Rovdyrskade ;</text:p>
            <text:p>Rovvilterstatning ;</text:p>
            <text:p>Rovviltskade</text:p>
          </table:table-cell>
          <table:table-cell table:style-name="ce2"/>
          <table:table-cell office:value-type="string" table:style-name="ce2">
            <text:p>Landbruk og skogbruk</text:p>
          </table:table-cell>
          <table:table-cell table:number-columns-repeated="16380" table:style-name="ce2"/>
        </table:table-row>
        <table:table-row table:style-name="ro17">
          <table:table-cell office:value-type="string" table:style-name="ce4">
            <text:p>Reisebillett</text:p>
          </table:table-cell>
          <table:table-cell office:value-type="string" table:style-name="ce2">
            <text:p>Billettbestilling ;</text:p>
            <text:p>Billetter ;</text:p>
            <text:p>Billettinformasjon ;</text:p>
            <text:p>Billettpris ;</text:p>
            <text:p>Bussbillett ;</text:p>
            <text:p>Fergebillett ;</text:p>
            <text:p>Ferjebillett ;</text:p>
            <text:p>Flybillett ;</text:p>
            <text:p>Honnørrabatt ;</text:p>
            <text:p>Hurtigbåt ;</text:p>
            <text:p>Moderasjon ;</text:p>
            <text:p>Rutebåt ;</text:p>
            <text:p>Sporveisbillett ;</text:p>
            <text:p>Studentrabatt ;</text:p>
            <text:p>T-banebillett ;</text:p>
            <text:p>Togbillett ;</text:p>
            <text:p>Trikkebillett</text:p>
          </table:table-cell>
          <table:table-cell table:style-name="ce2"/>
          <table:table-cell office:value-type="string" table:style-name="ce2">
            <text:p>Kollektivtransport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Reisegaranti</text:p>
          </table:table-cell>
          <table:table-cell office:value-type="string" table:style-name="ce2">
            <text:p>Drosjerefusjon</text:p>
          </table:table-cell>
          <table:table-cell table:style-name="ce2"/>
          <table:table-cell office:value-type="string" table:style-name="ce2">
            <text:p>Kollektivtranspor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Reiseinformasjon</text:p>
          </table:table-cell>
          <table:table-cell office:value-type="string" table:style-name="ce4">
            <text:p>Landinformasjon ;</text:p>
            <text:p>Utenlandsreise</text:p>
          </table:table-cell>
          <table:table-cell table:style-name="ce2"/>
          <table:table-cell office:value-type="string" table:style-name="ce2">
            <text:p>Reis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Reiseregning</text:p>
          </table:table-cell>
          <table:table-cell office:value-type="string" table:style-name="ce2">
            <text:p>Diettgodtgjørelse ;</text:p>
            <text:p>Kostgodtgjørelse ;</text:p>
            <text:p>Statens reiseregulativ ;</text:p>
            <text:p>Tjenestereise</text:p>
          </table:table-cell>
          <table:table-cell table:style-name="ce2"/>
          <table:table-cell office:value-type="string" table:style-name="ce2">
            <text:p>Inntekt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Reklame og telefonsalg</text:p>
          </table:table-cell>
          <table:table-cell office:value-type="string" table:style-name="ce4">
            <text:p>Reservasjon</text:p>
          </table:table-cell>
          <table:table-cell table:style-name="ce4"/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5">
            <text:p>Rekruttering</text:p>
          </table:table-cell>
          <table:table-cell office:value-type="string" table:style-name="ce5">
            <text:p>Arbeidsformidling ;</text:p>
            <text:p>Engasjement ;</text:p>
            <text:p>Stillingsutlysing ;</text:p>
            <text:p>Stillingsutlysning</text:p>
          </table:table-cell>
          <table:table-cell table:style-name="ce5"/>
          <table:table-cell office:value-type="string" table:style-name="ce5">
            <text:p>Arbeidssøking og rekruttering</text:p>
          </table:table-cell>
          <table:table-cell table:number-columns-repeated="16380" table:style-name="ce2"/>
        </table:table-row>
        <table:table-row table:style-name="ro9">
          <table:table-cell office:value-type="string" table:style-name="ce5">
            <text:p>Renovasjon</text:p>
          </table:table-cell>
          <table:table-cell office:value-type="string" table:style-name="ce5">
            <text:p>Avfallsbeholder ;</text:p>
            <text:p>Avfallsplan ;</text:p>
            <text:p>Gjenvinning ;</text:p>
            <text:p>Kildesortering ;</text:p>
            <text:p>Miljøsanering ;</text:p>
            <text:p>Resirkulering ;</text:p>
            <text:p>Retursystem ;<text:s/></text:p>
            <text:p>Søppeltømming</text:p>
          </table:table-cell>
          <table:table-cell office:value-type="string" table:style-name="ce5">
            <text:p>Kommunale avgifter og gebyrer ;</text:p>
            <text:p>Spesialavfall</text:p>
          </table:table-cell>
          <table:table-cell office:value-type="string" table:style-name="ce5">
            <text:p>Eiendom</text:p>
          </table:table-cell>
          <table:table-cell office:value-type="string" table:style-name="ce4">
            <text:p>Avfallshåndtering</text:p>
          </table:table-cell>
          <table:table-cell table:number-columns-repeated="16379"/>
        </table:table-row>
        <table:table-row table:style-name="ro8">
          <table:table-cell office:value-type="string" table:style-name="ce4">
            <text:p>Rettshjelp</text:p>
          </table:table-cell>
          <table:table-cell office:value-type="string" table:style-name="ce4">
            <text:p>Advokatbistand ;</text:p>
            <text:p>Advokathjelp ;</text:p>
            <text:p>Fri rettshjelp ;</text:p>
            <text:p>Fri sakførsel ;</text:p>
            <text:p>Juridisk hjelp ;</text:p>
            <text:p>Rettsråd</text:p>
          </table:table-cell>
          <table:table-cell table:style-name="ce4"/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11">
          <table:table-cell office:value-type="string" table:style-name="ce4">
            <text:p>Rettssak</text:p>
          </table:table-cell>
          <table:table-cell office:value-type="string" table:style-name="ce4">
            <text:p>Påtale ;</text:p>
            <text:p>Rettsgebyr ;</text:p>
            <text:p>Rettstvist ;</text:p>
            <text:p>Saksøking ;</text:p>
            <text:p>Sivil sak ;</text:p>
            <text:p>Stevning ;</text:p>
            <text:p>Straffesak ;</text:p>
            <text:p>Tiltale ;</text:p>
            <text:p>Vitnegodtgjørelse ;</text:p>
            <text:p>Vitnegodtgjøring</text:p>
          </table:table-cell>
          <table:table-cell table:style-name="ce4"/>
          <table:table-cell office:value-type="string" table:style-name="ce4">
            <text:p>Rettsvesen</text:p>
          </table:table-cell>
          <table:table-cell table:number-columns-repeated="16380" table:style-name="ce2"/>
        </table:table-row>
        <table:table-row table:style-name="ro20">
          <table:table-cell office:value-type="string" table:style-name="ce2">
            <text:p>Rustiltak</text:p>
          </table:table-cell>
          <table:table-cell office:value-type="string" table:style-name="ce2">
            <text:p>Avrusning ;</text:p>
            <text:p>Avvenning ;</text:p>
            <text:p>LAR ;</text:p>
            <text:p>Legemiddelassistert rehabilitering ;</text:p>
            <text:p>Metadon ;</text:p>
            <text:p>Narkotika ;</text:p>
            <text:p>Rusbehandling ;</text:p>
            <text:p>Rusmiddelmisbruk</text:p>
            <text:p>Rusmiddelomsorg ;</text:p>
            <text:p>Rusmiddeltiltak ;</text:p>
            <text:p>Rusmisbruk ;</text:p>
            <text:p>Rusomsorg</text:p>
          </table:table-cell>
          <table:table-cell office:value-type="string" table:style-name="ce2">
            <text:p>Doping</text:p>
          </table:table-cell>
          <table:table-cell office:value-type="string" table:style-name="ce2">
            <text:p>Psykisk helse</text:p>
          </table:table-cell>
          <table:table-cell office:value-type="string" table:style-name="ce4">
            <text:p>Omsorgstjenester</text:p>
          </table:table-cell>
          <table:table-cell table:number-columns-repeated="16379"/>
        </table:table-row>
        <table:table-row table:style-name="ro15">
          <table:table-cell office:value-type="string" table:style-name="ce4">
            <text:p>Ruteopplysning</text:p>
          </table:table-cell>
          <table:table-cell office:value-type="string" table:style-name="ce2">
            <text:p>Bussrute ;</text:p>
            <text:p>Busstider ;</text:p>
            <text:p>Båtrute ;</text:p>
            <text:p>Fergerute ;</text:p>
            <text:p>Fergetider ;</text:p>
            <text:p>Ferjerute ;</text:p>
            <text:p>Ferjetider ;</text:p>
            <text:p>Rutetabell ;</text:p>
            <text:p>Rutetider ;</text:p>
            <text:p>Sporveisrute ;</text:p>
            <text:p>T-banerute ;</text:p>
            <text:p>Togrute ;</text:p>
            <text:p>Togtider ;</text:p>
            <text:p>Trikkerute</text:p>
          </table:table-cell>
          <table:table-cell table:style-name="ce2"/>
          <table:table-cell office:value-type="string" table:style-name="ce2">
            <text:p>Kollektivtranspor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Ruteplanlegger</text:p>
          </table:table-cell>
          <table:table-cell office:value-type="string" table:style-name="ce2">
            <text:p>Vegkart ;</text:p>
            <text:p>Veikart</text:p>
          </table:table-cell>
          <table:table-cell table:style-name="ce2"/>
          <table:table-cell office:value-type="string" table:style-name="ce2">
            <text:p>Veg og vegtrafik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Samboerskap</text:p>
          </table:table-cell>
          <table:table-cell office:value-type="string" table:style-name="ce4">
            <text:p>Samboerkontrakt</text:p>
          </table:table-cell>
          <table:table-cell table:style-name="ce4"/>
          <table:table-cell office:value-type="string" table:style-name="ce2">
            <text:p>Sam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Samfunnsstraff</text:p>
          </table:table-cell>
          <table:table-cell office:value-type="string" table:style-name="ce2">
            <text:p>Samfunnstjeneste</text:p>
          </table:table-cell>
          <table:table-cell table:style-name="ce4"/>
          <table:table-cell office:value-type="string" table:style-name="ce4">
            <text:p>Lovbrudd og straff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Samisk språk</text:p>
          </table:table-cell>
          <table:table-cell office:value-type="string" table:style-name="ce4">
            <text:p>Lulesamisk ;</text:p>
            <text:p>Nordsamisk ;</text:p>
            <text:p>Sørsamisk</text:p>
          </table:table-cell>
          <table:table-cell table:style-name="ce4"/>
          <table:table-cell office:value-type="string" table:style-name="ce4">
            <text:p>Språk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5">
            <text:p>Samlivsbrudd</text:p>
          </table:table-cell>
          <table:table-cell office:value-type="string" table:style-name="ce5">
            <text:p>Delt foreldreansvar ;<text:s/></text:p>
            <text:p>Samværsrett ;</text:p>
            <text:p>Separasjon ;</text:p>
            <text:p>Skilsmisse</text:p>
          </table:table-cell>
          <table:table-cell office:value-type="string" table:style-name="ce5">
            <text:p>Barnebidrag ;</text:p>
            <text:p>Mekling ;</text:p>
            <text:p>Skifte</text:p>
          </table:table-cell>
          <table:table-cell office:value-type="string" table:style-name="ce2">
            <text:p>Samliv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5">
            <text:p>Samordna opptak</text:p>
          </table:table-cell>
          <table:table-cell office:value-type="string" table:style-name="ce5">
            <text:p>Studieplass</text:p>
          </table:table-cell>
          <table:table-cell table:style-name="ce5"/>
          <table:table-cell office:value-type="string" table:style-name="ce2">
            <text:p>Høyere utdanning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eksjonering</text:p>
          </table:table-cell>
          <table:table-cell office:value-type="string" table:style-name="ce5">
            <text:p>Eierseksjonering ;</text:p>
            <text:p>Reseksjonering</text:p>
          </table:table-cell>
          <table:table-cell table:style-name="ce5"/>
          <table:table-cell office:value-type="string" table:style-name="ce2">
            <text:p>Eiendom</text:p>
          </table:table-cell>
          <table:table-cell table:number-columns-repeated="16380" table:style-name="ce2"/>
        </table:table-row>
        <table:table-row table:style-name="ro20">
          <table:table-cell office:value-type="string" table:style-name="ce6">
            <text:p>Selvangivelse</text:p>
          </table:table-cell>
          <table:table-cell office:value-type="string" table:style-name="ce5">
            <text:p>Aksjer ;</text:p>
            <text:p>Fradrag ;</text:p>
            <text:p>Ligningsattest ;</text:p>
            <text:p>Likningsattest ;</text:p>
            <text:p>Minstefradrag ;</text:p>
            <text:p>Pendling ;</text:p>
            <text:p>Realisasjon ;</text:p>
            <text:p>Restskatt ;</text:p>
            <text:p>Sjølmelding ;</text:p>
            <text:p>Skatteberegning ;</text:p>
            <text:p>Skattefradrag ;</text:p>
            <text:p>Skatteoppgjør ;</text:p>
            <text:p>Verdipapirer</text:p>
          </table:table-cell>
          <table:table-cell table:style-name="ce5"/>
          <table:table-cell office:value-type="string" table:style-name="ce2">
            <text:p>Skatt og likn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Servering</text:p>
          </table:table-cell>
          <table:table-cell office:value-type="string" table:style-name="ce2">
            <text:p>Etablererprøven ;</text:p>
            <text:p>Serveringsbevilling ;</text:p>
            <text:p>Uteservering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jøfart</text:p>
          </table:table-cell>
          <table:table-cell office:value-type="string" table:style-name="ce2">
            <text:p>Skipsfart</text:p>
          </table:table-cell>
          <table:table-cell table:style-name="ce2"/>
          <table:table-cell office:value-type="string" table:style-name="ce2">
            <text:p>Båttrafik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jøsikkerhet</text:p>
          </table:table-cell>
          <table:table-cell office:value-type="string" table:style-name="ce5">
            <text:p>Sjøvett</text:p>
          </table:table-cell>
          <table:table-cell table:style-name="ce2"/>
          <table:table-cell office:value-type="string" table:style-name="ce2">
            <text:p>Båttrafikk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2">
            <text:p>Skadedyr</text:p>
          </table:table-cell>
          <table:table-cell office:value-type="string" table:style-name="ce2">
            <text:p>Flått ;</text:p>
            <text:p>Hodelus ;</text:p>
            <text:p>Husbukk ;</text:p>
            <text:p>Kakerlakk ;</text:p>
            <text:p>Lus ;</text:p>
            <text:p>Maur ;</text:p>
            <text:p>Møll ;</text:p>
            <text:p>Mus ;</text:p>
            <text:p>Rotter ;</text:p>
            <text:p>Skadedyrsbekjempelse ;</text:p>
            <text:p>Skadedyrskontroll</text:p>
          </table:table-cell>
          <table:table-cell office:value-type="string" table:style-name="ce2">
            <text:p>Plantevern</text:p>
          </table:table-cell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kattekort</text:p>
          </table:table-cell>
          <table:table-cell office:value-type="string" table:style-name="ce11">
            <text:p>Frikort</text:p>
          </table:table-cell>
          <table:table-cell table:style-name="ce2"/>
          <table:table-cell office:value-type="string" table:style-name="ce2">
            <text:p>Inntekt</text:p>
          </table:table-cell>
          <table:table-cell office:value-type="string" table:style-name="ce2">
            <text:p>Skatt og likning</text:p>
          </table:table-cell>
          <table:table-cell table:number-columns-repeated="16379"/>
        </table:table-row>
        <table:table-row table:style-name="ro5">
          <table:table-cell office:value-type="string" table:style-name="ce2">
            <text:p>Skifte</text:p>
          </table:table-cell>
          <table:table-cell office:value-type="string" table:style-name="ce2">
            <text:p>Dødsbo ;</text:p>
            <text:p>Offentlig skifte ;</text:p>
            <text:p>Skifterett ;</text:p>
            <text:p>Uskifte ;</text:p>
            <text:p>Uskiftet bo</text:p>
          </table:table-cell>
          <table:table-cell table:style-name="ce2"/>
          <table:table-cell office:value-type="string" table:style-name="ce2">
            <text:p>Arv og dødsfall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2">
            <text:p>Skogbrannvarsel</text:p>
          </table:table-cell>
          <table:table-cell office:value-type="string" table:style-name="ce12">
            <text:p>Skogbrannfare ;</text:p>
            <text:p>Skogbrannvarsling</text:p>
          </table:table-cell>
          <table:table-cell table:style-name="ce2"/>
          <table:table-cell office:value-type="string" table:style-name="ce2">
            <text:p>Vær og klima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Skogbruk</text:p>
          </table:table-cell>
          <table:table-cell office:value-type="string" table:style-name="ce12">
            <text:p>Avvirking ;</text:p>
            <text:p>Avvirkning ;</text:p>
            <text:p>Hogst ;</text:p>
            <text:p>Skogavgift ;</text:p>
            <text:p>Skogdrift ;</text:p>
            <text:p>Skogfond ;</text:p>
            <text:p>Skogkultur ;</text:p>
            <text:p>Skogsdrift ;</text:p>
            <text:p>Skogsvirke ;</text:p>
            <text:p>Skogvern ;</text:p>
            <text:p>Vernet skog</text:p>
          </table:table-cell>
          <table:table-cell table:style-name="ce2"/>
          <table:table-cell office:value-type="string" table:style-name="ce2">
            <text:p>Landbruk og skogbru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0">
            <text:p>Skolefritidsordning</text:p>
          </table:table-cell>
          <table:table-cell office:value-type="string" table:style-name="ce12">
            <text:p>SFO</text:p>
          </table:table-cell>
          <table:table-cell office:value-type="string" table:style-name="ce2">
            <text:p>Kultur- og musikkskole</text:p>
          </table:table-cell>
          <table:table-cell office:value-type="string" table:style-name="ce2">
            <text:p>Barn og foreldre</text:p>
          </table:table-cell>
          <table:table-cell office:value-type="string" table:style-name="ce2">
            <text:p>Grunnskoleopplærin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Skolehelsetjeneste</text:p>
          </table:table-cell>
          <table:table-cell office:value-type="string" table:style-name="ce2">
            <text:p>Helsesøster ;</text:p>
            <text:p>Skolelege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Skolemåltid</text:p>
          </table:table-cell>
          <table:table-cell office:value-type="string" table:style-name="ce2">
            <text:p>Skolefrukt ;</text:p>
            <text:p>Skolemat ;</text:p>
            <text:p>Skolemelk</text:p>
          </table:table-cell>
          <table:table-cell office:value-type="string" table:style-name="ce2">
            <text:p>Ernæring</text:p>
          </table:table-cell>
          <table:table-cell office:value-type="string" table:style-name="ce2">
            <text:p>Grunnskoleopplær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Skolerute</text:p>
          </table:table-cell>
          <table:table-cell office:value-type="string" table:style-name="ce2">
            <text:p>Skoleferie ;</text:p>
            <text:p>Skoleruta ;</text:p>
            <text:p>Skoleåret</text:p>
          </table:table-cell>
          <table:table-cell table:style-name="ce2"/>
          <table:table-cell office:value-type="string" table:style-name="ce2">
            <text:p>Grunnskoleopplæring</text:p>
          </table:table-cell>
          <table:table-cell office:value-type="string" table:style-name="ce2">
            <text:p>Videregående opplærin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Skoleskyss</text:p>
          </table:table-cell>
          <table:table-cell office:value-type="string" table:style-name="ce2">
            <text:p>Skolebuss ;</text:p>
            <text:p>Skoletransport</text:p>
          </table:table-cell>
          <table:table-cell table:style-name="ce2"/>
          <table:table-cell office:value-type="string" table:style-name="ce2">
            <text:p>Grunnskoleopplæring</text:p>
          </table:table-cell>
          <table:table-cell office:value-type="string" table:style-name="ce2">
            <text:p>Videregående opplæring</text:p>
          </table:table-cell>
          <table:table-cell office:value-type="string" table:style-name="ce2">
            <text:p>Veg og vegtrafikk</text:p>
          </table:table-cell>
          <table:table-cell table:number-columns-repeated="16378"/>
        </table:table-row>
        <table:table-row table:style-name="ro12">
          <table:table-cell office:value-type="string" table:style-name="ce2">
            <text:p>Skredvarsel</text:p>
          </table:table-cell>
          <table:table-cell office:value-type="string" table:style-name="ce2">
            <text:p>Jordras ;</text:p>
            <text:p>Jordskred ;</text:p>
            <text:p>Leirras ;</text:p>
            <text:p>Leirskred ;</text:p>
            <text:p>Rasfare ;</text:p>
            <text:p>Skredfare ;</text:p>
            <text:p>Skredvarsling ;</text:p>
            <text:p>Snøras ;</text:p>
            <text:p>Snøskred</text:p>
          </table:table-cell>
          <table:table-cell office:value-type="string" table:style-name="ce2">
            <text:p>Naturskade</text:p>
          </table:table-cell>
          <table:table-cell office:value-type="string" table:style-name="ce2">
            <text:p>Vær og klima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lektsforskning</text:p>
          </table:table-cell>
          <table:table-cell office:value-type="string" table:style-name="ce2">
            <text:p>Slektsforsking</text:p>
          </table:table-cell>
          <table:table-cell table:style-name="ce2"/>
          <table:table-cell office:value-type="string" table:style-name="ce2">
            <text:p>Kulturhistorie</text:p>
          </table:table-cell>
          <table:table-cell table:number-columns-repeated="16380" table:style-name="ce2"/>
        </table:table-row>
        <table:table-row table:style-name="ro18">
          <table:table-cell office:value-type="string" table:style-name="ce2">
            <text:p>Smittevern</text:p>
          </table:table-cell>
          <table:table-cell office:value-type="string" table:style-name="ce2">
            <text:p>Epidemi ;</text:p>
            <text:p>Hygiene ;</text:p>
            <text:p>Karantene ;<text:s/></text:p>
            <text:p>Kjønnssykdom ;</text:p>
            <text:p>Pandemi ;</text:p>
            <text:p>Seksuelt overførbare sykdommer ;</text:p>
            <text:p>Smitte ;</text:p>
            <text:p>Vaksinasjonskort ;</text:p>
            <text:p>Vaksinasjonssertifikat ;<text:s text:c="2"/></text:p>
            <text:p>Vaksine ;</text:p>
            <text:p>Vaksinering</text:p>
          </table:table-cell>
          <table:table-cell table:style-name="ce2"/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Soning</text:p>
          </table:table-cell>
          <table:table-cell office:value-type="string" table:style-name="ce2">
            <text:p>Fengselsstraff ;</text:p>
            <text:p>Forvaring ;</text:p>
            <text:p>Kriminalomsorg ;</text:p>
            <text:p>Sikring</text:p>
          </table:table-cell>
          <table:table-cell table:style-name="ce4"/>
          <table:table-cell office:value-type="string" table:style-name="ce4">
            <text:p>Lovbrudd og straff</text:p>
          </table:table-cell>
          <table:table-cell table:number-columns-repeated="16380" table:style-name="ce2"/>
        </table:table-row>
        <table:table-row table:style-name="ro12">
          <table:table-cell office:value-type="string" table:style-name="ce2">
            <text:p>Sosialhjelp</text:p>
          </table:table-cell>
          <table:table-cell office:value-type="string" table:style-name="ce2">
            <text:p>Grunnstønad ;<text:s/></text:p>
            <text:p>Hjelpestønad ;</text:p>
            <text:p>Kommunalt lån ;</text:p>
            <text:p>Livsopphold ;</text:p>
            <text:p>Livsoppholdssatser ;</text:p>
            <text:p>Sosiallån ;</text:p>
            <text:p>Sosialstønad ;</text:p>
            <text:p>Utdanningsstønad ;</text:p>
            <text:p>Økonomisk sosialhjelp</text:p>
          </table:table-cell>
          <table:table-cell table:style-name="ce2"/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14">
          <table:table-cell office:value-type="string" table:style-name="ce4">
            <text:p>Spesialavfall</text:p>
          </table:table-cell>
          <table:table-cell office:value-type="string" table:style-name="ce4">
            <text:p>EE-avfall ;</text:p>
            <text:p>Elektrisk avfall ;</text:p>
            <text:p>Elektronisk avfall ;</text:p>
            <text:p>Farlig avfall ;</text:p>
            <text:p>Giftig avfall ;</text:p>
            <text:p>Miljøstasjon ;</text:p>
            <text:p>Spillolje</text:p>
          </table:table-cell>
          <table:table-cell office:value-type="string" table:style-name="ce4">
            <text:p>Renovasjon</text:p>
          </table:table-cell>
          <table:table-cell office:value-type="string" table:style-name="ce4">
            <text:p>Avfallshåndt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pilleautomat</text:p>
          </table:table-cell>
          <table:table-cell office:value-type="string" table:style-name="ce2">
            <text:p>Spillehall</text:p>
          </table:table-cell>
          <table:table-cell office:value-type="string" table:style-name="ce2">
            <text:p>Spilleavhengighet</text:p>
          </table:table-cell>
          <table:table-cell office:value-type="string" table:style-name="ce2">
            <text:p>Lotteri og lykkespill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pilleavhengighet</text:p>
          </table:table-cell>
          <table:table-cell office:value-type="string" table:style-name="ce2">
            <text:p>Spillegalskap</text:p>
          </table:table-cell>
          <table:table-cell table:style-name="ce2"/>
          <table:table-cell office:value-type="string" table:style-name="ce2">
            <text:p>Psykisk helse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Sports- og kjæledyr</text:p>
          </table:table-cell>
          <table:table-cell office:value-type="string" table:style-name="ce2">
            <text:p>Båndtvang ;<text:s/></text:p>
            <text:p>Karantene ;<text:s/></text:p>
            <text:p>Sportsdyr</text:p>
          </table:table-cell>
          <table:table-cell office:value-type="string" table:style-name="ce2">
            <text:p>Husdyrhold ;</text:p>
            <text:p>Smittevern<text:s/></text:p>
          </table:table-cell>
          <table:table-cell office:value-type="string" table:style-name="ce2">
            <text:p>Fritid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Språkkurs og -test</text:p>
          </table:table-cell>
          <table:table-cell office:value-type="string" table:style-name="ce4">
            <text:p>Bergenstesten ;</text:p>
            <text:p>Språktest ;</text:p>
            <text:p>TOEFL-testen</text:p>
          </table:table-cell>
          <table:table-cell office:value-type="string" table:style-name="ce4">
            <text:p>Norskopplæring<text:s/></text:p>
          </table:table-cell>
          <table:table-cell office:value-type="string" table:style-name="ce4">
            <text:p>Språ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tandardisering</text:p>
          </table:table-cell>
          <table:table-cell table:number-columns-repeated="2" table:style-name="ce2"/>
          <table:table-cell office:value-type="string" table:style-name="ce2">
            <text:p>Bedrift og etable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Statsborgerskap</text:p>
          </table:table-cell>
          <table:table-cell table:number-columns-repeated="2" table:style-name="ce4"/>
          <table:table-cell office:value-type="string" table:style-name="ce4">
            <text:p>Innbyggerrettighe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Stedsnavn</text:p>
          </table:table-cell>
          <table:table-cell table:style-name="ce5"/>
          <table:table-cell office:value-type="string" table:style-name="ce2">
            <text:p>Vegnavn</text:p>
          </table:table-cell>
          <table:table-cell office:value-type="string" table:style-name="ce2">
            <text:p>Kulturhistorie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Strålevern</text:p>
          </table:table-cell>
          <table:table-cell office:value-type="string" table:style-name="ce2">
            <text:p>Radioaktivitet ;</text:p>
            <text:p>Radon ;</text:p>
            <text:p>Stråling ;</text:p>
            <text:p>UV-stråling ;</text:p>
            <text:p>UV-varsel ;</text:p>
            <text:p>UV-varsling</text:p>
          </table:table-cell>
          <table:table-cell table:style-name="ce2"/>
          <table:table-cell office:value-type="string" table:style-name="ce2">
            <text:p>Folkehelse</text:p>
          </table:table-cell>
          <table:table-cell office:value-type="string" table:style-name="ce4">
            <text:p>Forurensning og stråling</text:p>
          </table:table-cell>
          <table:table-cell table:number-columns-repeated="16379"/>
        </table:table-row>
        <table:table-row table:style-name="ro9">
          <table:table-cell office:value-type="string" table:style-name="ce2">
            <text:p>Studiefinansiering</text:p>
          </table:table-cell>
          <table:table-cell office:value-type="string" table:style-name="ce2">
            <text:p>Legat ;</text:p>
            <text:p>Lån ;</text:p>
            <text:p>Lånekassa ;</text:p>
            <text:p>Lånekassen ;</text:p>
            <text:p>Statens lånekasse for utdanning ;</text:p>
            <text:p>Stipend ;</text:p>
            <text:p>Studielån</text:p>
          </table:table-cell>
          <table:table-cell table:style-name="ce2"/>
          <table:table-cell office:value-type="string" table:style-name="ce2">
            <text:p>Studiefinansiering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2">
            <text:p>Stønad til enslig forsørger</text:p>
          </table:table-cell>
          <table:table-cell office:value-type="string" table:style-name="ce2">
            <text:p>Flyttetilskudd ;</text:p>
            <text:p>Overgangsstønad ;</text:p>
            <text:p>Stønad til barnetilsyn ;<text:s/></text:p>
            <text:p>Tilskudd til flytting ;<text:s/></text:p>
            <text:p>Utdanningsstønad</text:p>
            <text:p/>
          </table:table-cell>
          <table:table-cell table:style-name="ce2"/>
          <table:table-cell office:value-type="string" table:style-name="ce2">
            <text:p>Økonomiske ytelser</text:p>
          </table:table-cell>
          <table:table-cell office:value-type="string" table:style-name="ce2">
            <text:p>Barn og foreldre</text:p>
          </table:table-cell>
          <table:table-cell table:number-columns-repeated="16379"/>
        </table:table-row>
        <table:table-row table:style-name="ro8">
          <table:table-cell office:value-type="string" table:style-name="ce4">
            <text:p>Stønad ved arbeidsmarkedstiltak</text:p>
          </table:table-cell>
          <table:table-cell office:value-type="string" table:style-name="ce2">
            <text:p>Borteboertillegg ;</text:p>
            <text:p>Flyttetilskudd ;</text:p>
            <text:p>Individstønad ;</text:p>
            <text:p>Reisetilskudd ;</text:p>
            <text:p>Tilskudd til flytting ;<text:s/></text:p>
            <text:p>Tilsynstillegg</text:p>
          </table:table-cell>
          <table:table-cell office:value-type="string" table:style-name="ce2">
            <text:p>Arbeidsmarkedstiltak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Støttekontakt</text:p>
          </table:table-cell>
          <table:table-cell table:style-name="ce4"/>
          <table:table-cell office:value-type="string" table:style-name="ce4">
            <text:p>Fritidskontakt</text:p>
          </table:table-cell>
          <table:table-cell office:value-type="string" table:style-name="ce4">
            <text:p>Avlastning og støtte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Støy</text:p>
          </table:table-cell>
          <table:table-cell office:value-type="string" table:style-name="ce2">
            <text:p>Støyklage ;</text:p>
            <text:p>Støyskjerming ;</text:p>
            <text:p>Trafikkstøy</text:p>
          </table:table-cell>
          <table:table-cell table:style-name="ce2"/>
          <table:table-cell office:value-type="string" table:style-name="ce2">
            <text:p>Folkehelse</text:p>
          </table:table-cell>
          <table:table-cell office:value-type="string" table:style-name="ce4">
            <text:p>Forurensning og stråling</text:p>
          </table:table-cell>
          <table:table-cell table:number-columns-repeated="16379"/>
        </table:table-row>
        <table:table-row table:style-name="ro14">
          <table:table-cell office:value-type="string" table:style-name="ce2">
            <text:p>Svangerskapsomsorg</text:p>
          </table:table-cell>
          <table:table-cell office:value-type="string" table:style-name="ce2">
            <text:p>Fosterdiagnostikk ;<text:s/></text:p>
            <text:p>Fødsel ;</text:p>
            <text:p>Graviditet ;</text:p>
            <text:p>Hjemmefødsel ;</text:p>
            <text:p>Jordmortjeneste ;</text:p>
            <text:p>Svangerskap ;</text:p>
            <text:p>Svangerskapskontroll</text:p>
          </table:table-cell>
          <table:table-cell table:style-name="ce2"/>
          <table:table-cell office:value-type="string" table:style-name="ce2">
            <text:p>Svangerskap og fødsel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Svangerskapspenger</text:p>
          </table:table-cell>
          <table:table-cell table:number-columns-repeated="2" table:style-name="ce2"/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Sykefravær</text:p>
          </table:table-cell>
          <table:table-cell office:value-type="string" table:style-name="ce2">
            <text:p>Egenmelding ;</text:p>
            <text:p>Sykemelding ;</text:p>
            <text:p>Sykmelding</text:p>
          </table:table-cell>
          <table:table-cell office:value-type="string" table:style-name="ce2">
            <text:p>Omsorgspenger ;</text:p>
            <text:p>Sykepenger</text:p>
            <text:p/>
          </table:table-cell>
          <table:table-cell office:value-type="string" table:style-name="ce2">
            <text:p>Arbeidsliv</text:p>
          </table:table-cell>
          <table:table-cell table:number-columns-repeated="16380" table:style-name="ce2"/>
        </table:table-row>
        <table:table-row table:style-name="ro18">
          <table:table-cell office:value-type="string" table:style-name="ce4">
            <text:p>Sykehjem</text:p>
          </table:table-cell>
          <table:table-cell office:value-type="string" table:style-name="ce4">
            <text:p>Aldersheim ;</text:p>
            <text:p>Aldershjem ;</text:p>
            <text:p>Avlastningsopphold</text:p>
            <text:p>Langtidsopphold ;</text:p>
            <text:p>Pleieheim ;</text:p>
            <text:p>Pleiehjem ;</text:p>
            <text:p>Rehabiliteringsopphold ;</text:p>
            <text:p>Sykeheim ;</text:p>
            <text:p>Sykeheimsopphold ;</text:p>
            <text:p>Sykeheimsplass ;</text:p>
            <text:p>Sykehjemsopphold ;</text:p>
            <text:p>Sykehjemsplass</text:p>
          </table:table-cell>
          <table:table-cell table:style-name="ce2"/>
          <table:table-cell office:value-type="string" table:style-name="ce2">
            <text:p>Helsetjenester</text:p>
          </table:table-cell>
          <table:table-cell office:value-type="string" table:style-name="ce4">
            <text:p>Boformer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Sykehus</text:p>
          </table:table-cell>
          <table:table-cell office:value-type="string" table:style-name="ce2">
            <text:p>Fritt sykehusvalg ;</text:p>
            <text:p>Helseforetak ;</text:p>
            <text:p>Spesialisthelsetjeneste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Sykepenger</text:p>
          </table:table-cell>
          <table:table-cell table:style-name="ce2"/>
          <table:table-cell office:value-type="string" table:style-name="ce2">
            <text:p>Sykefravær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21">
          <table:table-cell office:value-type="string" table:style-name="ce2">
            <text:p>Særskilt norskopplæring</text:p>
          </table:table-cell>
          <table:table-cell office:value-type="string" table:style-name="ce2">
            <text:p>Morsmålsopplæring ;</text:p>
            <text:p>Særskilt språkopplæring ;</text:p>
            <text:p>Tospråklig fagopplæring</text:p>
          </table:table-cell>
          <table:table-cell office:value-type="string" table:style-name="ce2">
            <text:p>Norsk språk</text:p>
          </table:table-cell>
          <table:table-cell office:value-type="string" table:style-name="ce2">
            <text:p>Grunnskoleopplæring</text:p>
          </table:table-cell>
          <table:table-cell table:number-columns-repeated="16380" table:style-name="ce2"/>
        </table:table-row>
        <table:table-row table:style-name="ro9">
          <table:table-cell office:value-type="string" table:style-name="ce2">
            <text:p>Tannhelsetjeneste</text:p>
          </table:table-cell>
          <table:table-cell office:value-type="string" table:style-name="ce2">
            <text:p>Kjeveortopedi ;</text:p>
            <text:p>Periodontitt ;<text:s/></text:p>
            <text:p>Skoletannlege ;</text:p>
            <text:p>Tannbehandling ;</text:p>
            <text:p>Tannkjøttsykdom ;<text:s/></text:p>
            <text:p>Tannlegevakt ;</text:p>
            <text:p>Tannpleier ;</text:p>
            <text:p>Tannregulering</text:p>
          </table:table-cell>
          <table:table-cell table:style-name="ce2"/>
          <table:table-cell office:value-type="string" table:style-name="ce2">
            <text:p>Helsetjenest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2">
            <text:p>Teaterforestilling</text:p>
          </table:table-cell>
          <table:table-cell office:value-type="string" table:style-name="ce2">
            <text:p>Billettbestilling ;</text:p>
            <text:p>Biletter ;</text:p>
            <text:p>Musikal ;</text:p>
            <text:p>Revy ;</text:p>
            <text:p>Teaterbillett</text:p>
          </table:table-cell>
          <table:table-cell table:style-name="ce2"/>
          <table:table-cell office:value-type="string" table:style-name="ce2">
            <text:p>Kulturtilbud og -arrangementer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4">
            <text:p>Telefon</text:p>
          </table:table-cell>
          <table:table-cell office:value-type="string" table:style-name="ce4">
            <text:p>Nummeropplysning ;</text:p>
            <text:p>Telefonkatalogen ;</text:p>
            <text:p>Telefonnummer ;</text:p>
            <text:p>Teleutstyr</text:p>
          </table:table-cell>
          <table:table-cell office:value-type="string" table:style-name="ce4">
            <text:p>Telepris</text:p>
          </table:table-cell>
          <table:table-cell office:value-type="string" table:style-name="ce4">
            <text:p>Media og kommunikasjon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Telepris</text:p>
          </table:table-cell>
          <table:table-cell office:value-type="string" table:style-name="ce4">
            <text:p>Fasttelefon ;</text:p>
            <text:p>Mobilpriser ;</text:p>
            <text:p>Mobiltelefon</text:p>
          </table:table-cell>
          <table:table-cell table:style-name="ce4"/>
          <table:table-cell office:value-type="string" table:style-name="ce4">
            <text:p>Varer og tjenester</text:p>
          </table:table-cell>
          <table:table-cell table:number-columns-repeated="16380" table:style-name="ce2"/>
        </table:table-row>
        <table:table-row table:style-name="ro8">
          <table:table-cell office:value-type="string" table:style-name="ce4">
            <text:p>Tilrettelagt transport</text:p>
          </table:table-cell>
          <table:table-cell office:value-type="string" table:style-name="ce4">
            <text:p>Drosjelapper ;</text:p>
            <text:p>Reiserett ;</text:p>
            <text:p>TT-bruker ;</text:p>
            <text:p>TT-kort ;</text:p>
            <text:p>TT-ordning ;</text:p>
            <text:p>TT-tjeneste</text:p>
          </table:table-cell>
          <table:table-cell table:style-name="ce4"/>
          <table:table-cell office:value-type="string" table:style-name="ce4">
            <text:p>Transporttjenester</text:p>
          </table:table-cell>
          <table:table-cell office:value-type="string" table:style-name="ce2">
            <text:p>Veg og vegtrafikk</text:p>
          </table:table-cell>
          <table:table-cell table:number-columns-repeated="16379"/>
        </table:table-row>
        <table:table-row table:style-name="ro6">
          <table:table-cell office:value-type="string" table:style-name="ce2">
            <text:p>Tinglysing</text:p>
          </table:table-cell>
          <table:table-cell office:value-type="string" table:style-name="ce2">
            <text:p>Dokumentavgift ;</text:p>
            <text:p>Grunnbok ;</text:p>
            <text:p>Skjøte ;</text:p>
            <text:p>Tinglysingsgebyr</text:p>
          </table:table-cell>
          <table:table-cell office:value-type="string" table:style-name="ce2">
            <text:p>Eiendomsregister</text:p>
          </table:table-cell>
          <table:table-cell office:value-type="string" table:style-name="ce2">
            <text:p>Kjøp og salg<text:s/>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Tjenestepensjon</text:p>
          </table:table-cell>
          <table:table-cell office:value-type="string" table:style-name="ce2">
            <text:p>Samordning<text:s/></text:p>
          </table:table-cell>
          <table:table-cell table:style-name="ce2"/>
          <table:table-cell office:value-type="string" table:style-name="ce2">
            <text:p>Pensjon</text:p>
          </table:table-cell>
          <table:table-cell table:number-columns-repeated="16380" table:style-name="ce2"/>
        </table:table-row>
        <table:table-row table:style-name="ro12">
          <table:table-cell office:value-type="string" table:style-name="ce2">
            <text:p>Tobakk</text:p>
          </table:table-cell>
          <table:table-cell office:value-type="string" table:style-name="ce2">
            <text:p>Nikotin ;</text:p>
            <text:p>Røykeavvenning ;</text:p>
            <text:p>Røykeslutt ;</text:p>
            <text:p>Røykestopp ;</text:p>
            <text:p>Røyketelefonen ;</text:p>
            <text:p>Røykfri ;</text:p>
            <text:p>Røyking ;</text:p>
            <text:p>Snus ;</text:p>
            <text:p>Tobakksskade</text:p>
          </table:table-cell>
          <table:table-cell table:style-name="ce2"/>
          <table:table-cell office:value-type="string" table:style-name="ce2">
            <text:p>Folkehelse</text:p>
          </table:table-cell>
          <table:table-cell table:number-columns-repeated="16380" table:style-name="ce2"/>
        </table:table-row>
        <table:table-row table:style-name="ro9">
          <table:table-cell office:value-type="string" table:style-name="ce2">
            <text:p>Toll</text:p>
          </table:table-cell>
          <table:table-cell office:value-type="string" table:style-name="ce2">
            <text:p>Fortolling ;</text:p>
            <text:p>Grensepasseringsattest ;<text:s/></text:p>
            <text:p>Tolldeklarasjon ;</text:p>
            <text:p>Tollerklæring ;<text:s/></text:p>
            <text:p>Tollkreditt ;<text:s/></text:p>
            <text:p>Tollkvote ;</text:p>
            <text:p>Tollsats ;</text:p>
            <text:p>Tollverdierklæring</text:p>
          </table:table-cell>
          <table:table-cell table:style-name="ce2"/>
          <table:table-cell office:value-type="string" table:style-name="ce2">
            <text:p>Handel og service</text:p>
          </table:table-cell>
          <table:table-cell office:value-type="string" table:style-name="ce2">
            <text:p>Offentlige avgift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omtefeste</text:p>
          </table:table-cell>
          <table:table-cell office:value-type="string" table:style-name="ce2">
            <text:p>Bygsel ;</text:p>
            <text:p>Festetomt</text:p>
          </table:table-cell>
          <table:table-cell table:style-name="ce2"/>
          <table:table-cell office:value-type="string" table:style-name="ce2">
            <text:p>Leie og utleie<text:s/>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Torgsalg</text:p>
          </table:table-cell>
          <table:table-cell office:value-type="string" table:style-name="ce2">
            <text:p>Torgplass ;</text:p>
            <text:p>Torvplass ;</text:p>
            <text:p>Torvsalg</text:p>
          </table:table-cell>
          <table:table-cell table:style-name="ce2"/>
          <table:table-cell office:value-type="string" table:style-name="ce2">
            <text:p>Handel og servic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Trafikkinformasjon</text:p>
          </table:table-cell>
          <table:table-cell office:value-type="string" table:style-name="ce2">
            <text:p>Vegmelding ;</text:p>
            <text:p>Veimelding</text:p>
          </table:table-cell>
          <table:table-cell table:style-name="ce2"/>
          <table:table-cell office:value-type="string" table:style-name="ce2">
            <text:p>Veg og vegtrafik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Trafikksikkerhet</text:p>
          </table:table-cell>
          <table:table-cell office:value-type="string" table:style-name="ce2">
            <text:p>Trygg trafikk</text:p>
          </table:table-cell>
          <table:table-cell table:style-name="ce2"/>
          <table:table-cell office:value-type="string" table:style-name="ce2">
            <text:p>Veg og vegtrafik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Tros- og livssynssamfunn</text:p>
          </table:table-cell>
          <table:table-cell office:value-type="string" table:style-name="ce4">
            <text:p>Trossamfunn</text:p>
          </table:table-cell>
          <table:table-cell office:value-type="string" table:style-name="ce4">
            <text:p>Ekteskap</text:p>
          </table:table-cell>
          <table:table-cell office:value-type="string" table:style-name="ce4">
            <text:p>Religion og livssyn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Truckførerbevis</text:p>
          </table:table-cell>
          <table:table-cell table:number-columns-repeated="2" table:style-name="ce2"/>
          <table:table-cell office:value-type="string" table:style-name="ce2">
            <text:p>Førerkort og sertifika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Trygde- og servicebolig</text:p>
          </table:table-cell>
          <table:table-cell office:value-type="string" table:style-name="ce4">
            <text:p>Tilrettelagt bolig ;</text:p>
            <text:p>Trygdebolig</text:p>
          </table:table-cell>
          <table:table-cell table:style-name="ce4"/>
          <table:table-cell office:value-type="string" table:style-name="ce4">
            <text:p>Boform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Trygghetsalarm</text:p>
          </table:table-cell>
          <table:table-cell table:number-columns-repeated="2" table:style-name="ce4"/>
          <table:table-cell office:value-type="string" table:style-name="ce4">
            <text:p>Omsorgstjeneste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uristkontor</text:p>
          </table:table-cell>
          <table:table-cell office:value-type="string" table:style-name="ce2">
            <text:p>Turistinformasjon</text:p>
          </table:table-cell>
          <table:table-cell table:style-name="ce2"/>
          <table:table-cell office:value-type="string" table:style-name="ce2">
            <text:p>Reiselivsnæring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vangsekteskap</text:p>
          </table:table-cell>
          <table:table-cell table:number-columns-repeated="2" table:style-name="ce2"/>
          <table:table-cell office:value-type="string" table:style-name="ce2">
            <text:p>Barne- og familievern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Ufrivillig barnløshet</text:p>
          </table:table-cell>
          <table:table-cell office:value-type="string" table:style-name="ce2">
            <text:p>Assistert befruktning ;</text:p>
            <text:p>In vitro-befruktning ;</text:p>
            <text:p>Kunstig befruktning ;</text:p>
            <text:p>Prøverørsbefruktning</text:p>
          </table:table-cell>
          <table:table-cell office:value-type="string" table:style-name="ce2">
            <text:p>Adopsjon</text:p>
          </table:table-cell>
          <table:table-cell office:value-type="string" table:style-name="ce2">
            <text:p>Svangerskap og fødsel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førepensjon</text:p>
          </table:table-cell>
          <table:table-cell office:value-type="string" table:style-name="ce2">
            <text:p>Uføregrad ;<text:s/></text:p>
            <text:p>Uføretrygd</text:p>
          </table:table-cell>
          <table:table-cell office:value-type="string" table:style-name="ce2">
            <text:p>Uførestønad</text:p>
          </table:table-cell>
          <table:table-cell office:value-type="string" table:style-name="ce2">
            <text:p>Pensj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førestønad</text:p>
          </table:table-cell>
          <table:table-cell office:value-type="string" table:style-name="ce2">
            <text:p>Uføregrad ;<text:s/></text:p>
            <text:p>Uføretrygd</text:p>
          </table:table-cell>
          <table:table-cell office:value-type="string" table:style-name="ce2">
            <text:p>Uførepensjon</text:p>
          </table:table-cell>
          <table:table-cell office:value-type="string" table:style-name="ce2">
            <text:p>Økonomiske ytelse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Ungdomsklubb</text:p>
          </table:table-cell>
          <table:table-cell office:value-type="string" table:style-name="ce2">
            <text:p>Fritidsklubb</text:p>
          </table:table-cell>
          <table:table-cell table:style-name="ce2"/>
          <table:table-cell office:value-type="string" table:style-name="ce2">
            <text:p>Friti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gdomsmidler</text:p>
          </table:table-cell>
          <table:table-cell office:value-type="string" table:style-name="ce2">
            <text:p>Ungdomsformål ;</text:p>
            <text:p>Ungdomstiltak</text:p>
          </table:table-cell>
          <table:table-cell table:style-name="ce2"/>
          <table:table-cell office:value-type="string" table:style-name="ce2">
            <text:p>Tilskuddsordninge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Utdanningspermisjon</text:p>
          </table:table-cell>
          <table:table-cell office:value-type="string" table:style-name="ce2">
            <text:p>Studiepermisjon</text:p>
          </table:table-cell>
          <table:table-cell table:style-name="ce2"/>
          <table:table-cell office:value-type="string" table:style-name="ce2">
            <text:p>Permisjonsordninge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Uteområde</text:p>
          </table:table-cell>
          <table:table-cell office:value-type="string" table:style-name="ce2">
            <text:p>Utemiljø</text:p>
          </table:table-cell>
          <table:table-cell table:style-name="ce2"/>
          <table:table-cell office:value-type="string" table:style-name="ce2">
            <text:p>Skolemiljø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Utslippstillatelse</text:p>
          </table:table-cell>
          <table:table-cell office:value-type="string" table:style-name="ce4">
            <text:p>Utslippsløyve<text:s/></text:p>
          </table:table-cell>
          <table:table-cell office:value-type="string" table:style-name="ce4">
            <text:p>Vann og avløp</text:p>
          </table:table-cell>
          <table:table-cell office:value-type="string" table:style-name="ce4">
            <text:p>Forurensning og stråling</text:p>
          </table:table-cell>
          <table:table-cell table:number-columns-repeated="16380"/>
        </table:table-row>
        <table:table-row table:style-name="ro15">
          <table:table-cell office:value-type="string" table:style-name="ce4">
            <text:p>Valg</text:p>
          </table:table-cell>
          <table:table-cell office:value-type="string" table:style-name="ce4">
            <text:p>Folkeavstemning ;</text:p>
            <text:p>Forhåndsstemming ;</text:p>
            <text:p>Fylkestingsvalg ;</text:p>
            <text:p>Kommunestyrevalg ;</text:p>
            <text:p>Kommunevalg ;</text:p>
            <text:p>Listeforslag ;<text:s/></text:p>
            <text:p>Manntall ;</text:p>
            <text:p>Samemanntall ;</text:p>
            <text:p>Sametingsvalg ;</text:p>
            <text:p>Stemmerett ;</text:p>
            <text:p>Stemmeseddel ;</text:p>
            <text:p>Stortingsvalg ,</text:p>
            <text:p>Valgkort ;</text:p>
            <text:p>Valgresultat</text:p>
          </table:table-cell>
          <table:table-cell table:style-name="ce4"/>
          <table:table-cell office:value-type="string" table:style-name="ce4">
            <text:p>Politikk og valg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Vann og avløp</text:p>
          </table:table-cell>
          <table:table-cell office:value-type="string" table:style-name="ce2">
            <text:p>Kloakk ;</text:p>
            <text:p>Vannmåler ;</text:p>
            <text:p>Vannforsyning ;</text:p>
            <text:p>VAR</text:p>
          </table:table-cell>
          <table:table-cell office:value-type="string" table:style-name="ce2">
            <text:p>Drikkevann ;</text:p>
            <text:p>Kommunale avgifter og gebyrer ;</text:p>
            <text:p>Utslippstillatelse ;</text:p>
            <text:p>Vannforurensning</text:p>
          </table:table-cell>
          <table:table-cell office:value-type="string" table:style-name="ce2">
            <text:p>Eiendo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annforurensning</text:p>
          </table:table-cell>
          <table:table-cell table:style-name="ce4"/>
          <table:table-cell office:value-type="string" table:style-name="ce4">
            <text:p>Drikkevann ;</text:p>
            <text:p>Vann og avløp</text:p>
          </table:table-cell>
          <table:table-cell office:value-type="string" table:style-name="ce4">
            <text:p>Forurensning og strålin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remerke</text:p>
          </table:table-cell>
          <table:table-cell office:value-type="string" table:style-name="ce5">
            <text:p>Fellesmerke ;</text:p>
            <text:p>Varemerkebeskyttelse</text:p>
          </table:table-cell>
          <table:table-cell table:style-name="ce2"/>
          <table:table-cell office:value-type="string" table:style-name="ce2">
            <text:p>Bedrift og etablering</text:p>
          </table:table-cell>
          <table:table-cell table:number-columns-repeated="16380"/>
        </table:table-row>
        <table:table-row table:style-name="ro14">
          <table:table-cell office:value-type="string" table:style-name="ce2">
            <text:p>Vegbygging</text:p>
          </table:table-cell>
          <table:table-cell office:value-type="string" table:style-name="ce9">
            <text:p>Avkjøringstillatelse ;</text:p>
            <text:p>Avkjørsel ;</text:p>
            <text:p>Landbruksveg ;</text:p>
            <text:p>Landbruksvei ;</text:p>
            <text:p>Privat veg ;</text:p>
            <text:p>Privat vei ;</text:p>
            <text:p>Veibygging</text:p>
          </table:table-cell>
          <table:table-cell office:value-type="string" table:style-name="ce2">
            <text:p>Reguleringsplan</text:p>
          </table:table-cell>
          <table:table-cell office:value-type="string" table:style-name="ce2">
            <text:p>Landbruk og skogbruk</text:p>
          </table:table-cell>
          <table:table-cell table:number-columns-repeated="16380"/>
        </table:table-row>
        <table:table-row table:style-name="ro14">
          <table:table-cell office:value-type="string" table:style-name="ce2">
            <text:p>Vegbygging</text:p>
          </table:table-cell>
          <table:table-cell office:value-type="string" table:style-name="ce9">
            <text:p>Avkjøringstillatelse ;</text:p>
            <text:p>Avkjørsel ;</text:p>
            <text:p>Landbruksveg ;</text:p>
            <text:p>Landbruksvei ;</text:p>
            <text:p>Privat veg ;</text:p>
            <text:p>Privat vei ;</text:p>
            <text:p>Veibygging</text:p>
          </table:table-cell>
          <table:table-cell office:value-type="string" table:style-name="ce2">
            <text:p>Reguleringsplan</text:p>
          </table:table-cell>
          <table:table-cell office:value-type="string" table:style-name="ce2">
            <text:p>Veg og vegtrafikk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Vegnavn</text:p>
          </table:table-cell>
          <table:table-cell office:value-type="string" table:style-name="ce2">
            <text:p>Adressetildeling ;</text:p>
            <text:p>Gatenavn ;</text:p>
            <text:p>Veinavn</text:p>
          </table:table-cell>
          <table:table-cell office:value-type="string" table:style-name="ce2">
            <text:p>Stedsnavn</text:p>
          </table:table-cell>
          <table:table-cell office:value-type="string" table:style-name="ce2">
            <text:p>Eiendom</text:p>
          </table:table-cell>
          <table:table-cell table:number-columns-repeated="16380" table:style-name="ce2"/>
        </table:table-row>
        <table:table-row table:style-name="ro6">
          <table:table-cell office:value-type="string" table:style-name="ce2">
            <text:p>Vegvedlikehold</text:p>
          </table:table-cell>
          <table:table-cell office:value-type="string" table:style-name="ce2">
            <text:p>Grusing ;</text:p>
            <text:p>Privat veg ;</text:p>
            <text:p>Privat vei ;</text:p>
            <text:p>Veivedlikehold</text:p>
          </table:table-cell>
          <table:table-cell office:value-type="string" table:style-name="ce2">
            <text:p>Brøyting</text:p>
          </table:table-cell>
          <table:table-cell office:value-type="string" table:style-name="ce2">
            <text:p>Veg og vegtrafikk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Velferdspermisjon</text:p>
          </table:table-cell>
          <table:table-cell table:number-columns-repeated="2" table:style-name="ce2"/>
          <table:table-cell office:value-type="string" table:style-name="ce2">
            <text:p>Permisjonsordninger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Ventelønn</text:p>
          </table:table-cell>
          <table:table-cell office:value-type="string" table:style-name="ce2">
            <text:p>Vartpenger ;</text:p>
            <text:p>Ventepenger</text:p>
          </table:table-cell>
          <table:table-cell office:value-type="string" table:style-name="ce2">
            <text:p>Arbeidssøking ;</text:p>
            <text:p>Oppsigelse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Ventestønad</text:p>
          </table:table-cell>
          <table:table-cell table:style-name="ce2"/>
          <table:table-cell office:value-type="string" table:style-name="ce2">
            <text:p>Arbeidssøking</text:p>
          </table:table-cell>
          <table:table-cell office:value-type="string" table:style-name="ce2">
            <text:p>Økonomiske ytelser</text:p>
          </table:table-cell>
          <table:table-cell table:number-columns-repeated="16380" table:style-name="ce2"/>
        </table:table-row>
        <table:table-row table:style-name="ro5">
          <table:table-cell office:value-type="string" table:style-name="ce4">
            <text:p>Verge</text:p>
          </table:table-cell>
          <table:table-cell office:value-type="string" table:style-name="ce4">
            <text:p>Hjelpeverge ;</text:p>
            <text:p>Mindreårig ;</text:p>
            <text:p>Overformynderiet ;<text:s/></text:p>
            <text:p>Umyndig ;</text:p>
            <text:p>Vergemål</text:p>
          </table:table-cell>
          <table:table-cell table:style-name="ce4"/>
          <table:table-cell office:value-type="string" table:style-name="ce4">
            <text:p>Innbyggerrettigheter</text:p>
          </table:table-cell>
          <table:table-cell table:number-columns-repeated="16380" table:style-name="ce2"/>
        </table:table-row>
        <table:table-row table:style-name="ro9">
          <table:table-cell office:value-type="string" table:style-name="ce4">
            <text:p>Verneplikt</text:p>
          </table:table-cell>
          <table:table-cell office:value-type="string" table:style-name="ce4">
            <text:p>Førstegangstjeneste ;</text:p>
            <text:p>Innrullering ;</text:p>
            <text:p>Militærnekting ;</text:p>
            <text:p>Militært tjenestebevis ;</text:p>
            <text:p>Sesjon ;</text:p>
            <text:p>Sivilarbeid ;</text:p>
            <text:p>Siviltjeneste ;</text:p>
            <text:p>Tjenestebevis</text:p>
          </table:table-cell>
          <table:table-cell table:style-name="ce4"/>
          <table:table-cell office:value-type="string" table:style-name="ce4">
            <text:p>Beredskap og forsvar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2">
            <text:p>Videregående skole</text:p>
          </table:table-cell>
          <table:table-cell office:value-type="string" table:style-name="ce2">
            <text:p>Elevråd ;</text:p>
            <text:p>Skolemiljøutvalg ;</text:p>
            <text:p>Skoleutvalg</text:p>
          </table:table-cell>
          <table:table-cell table:style-name="ce2"/>
          <table:table-cell office:value-type="string" table:style-name="ce2">
            <text:p>Videregående opplæring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Vikarstilling</text:p>
          </table:table-cell>
          <table:table-cell table:number-columns-repeated="2" table:style-name="ce2"/>
          <table:table-cell office:value-type="string" table:style-name="ce2">
            <text:p>Arbeidssøking og rekruttering</text:p>
          </table:table-cell>
          <table:table-cell table:number-columns-repeated="16380" table:style-name="ce2"/>
        </table:table-row>
        <table:table-row table:style-name="ro4">
          <table:table-cell office:value-type="string" table:style-name="ce4">
            <text:p>Viltforvaltning</text:p>
          </table:table-cell>
          <table:table-cell office:value-type="string" table:style-name="ce2">
            <text:p>Rovdyr ;</text:p>
            <text:p>Rovvilt ;</text:p>
            <text:p>Viltfond</text:p>
          </table:table-cell>
          <table:table-cell table:style-name="ce4"/>
          <table:table-cell office:value-type="string" table:style-name="ce2">
            <text:p>Naturforvaltning</text:p>
          </table:table-cell>
          <table:table-cell office:value-type="string" table:style-name="ce2">
            <text:p>Fiske, fangst og havbruk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Visum</text:p>
          </table:table-cell>
          <table:table-cell table:number-columns-repeated="2" table:style-name="ce4"/>
          <table:table-cell office:value-type="string" table:style-name="ce4">
            <text:p>Innbyggerrettigheter</text:p>
          </table:table-cell>
          <table:table-cell office:value-type="string" table:style-name="ce2">
            <text:p>Reiser</text:p>
          </table:table-cell>
          <table:table-cell table:number-columns-repeated="16379"/>
        </table:table-row>
        <table:table-row table:style-name="ro6">
          <table:table-cell office:value-type="string" table:style-name="ce5">
            <text:p>Voksenopplæring</text:p>
          </table:table-cell>
          <table:table-cell office:value-type="string" table:style-name="ce5">
            <text:p>Etterutdanning ;</text:p>
            <text:p>Spesialundervisning ;</text:p>
            <text:p>Videreutdanning</text:p>
            <text:p/>
          </table:table-cell>
          <table:table-cell table:style-name="ce2"/>
          <table:table-cell office:value-type="string" table:style-name="ce2">
            <text:p>Voksenopplæring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Voldsoffererstatning</text:p>
          </table:table-cell>
          <table:table-cell table:number-columns-repeated="2" table:style-name="ce4"/>
          <table:table-cell office:value-type="string" table:style-name="ce4">
            <text:p>Erstatningsordninger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4">
            <text:p>Vrakpant</text:p>
          </table:table-cell>
          <table:table-cell office:value-type="string" table:style-name="ce2">
            <text:p>Bilvrak</text:p>
          </table:table-cell>
          <table:table-cell table:style-name="ce2"/>
          <table:table-cell office:value-type="string" table:style-name="ce2">
            <text:p>Kjøretøy</text:p>
          </table:table-cell>
          <table:table-cell table:number-columns-repeated="16380" table:style-name="ce2"/>
        </table:table-row>
        <table:table-row table:style-name="ro14">
          <table:table-cell office:value-type="string" table:style-name="ce2">
            <text:p>Værvarsel</text:p>
          </table:table-cell>
          <table:table-cell office:value-type="string" table:style-name="ce2">
            <text:p>Havvarsel ;</text:p>
            <text:p>Kulingvarsel ;</text:p>
            <text:p>Kystvarsel ;</text:p>
            <text:p>Småbåtvarsel ;</text:p>
            <text:p>Vindvarsel ;</text:p>
            <text:p>Værmelding ;</text:p>
            <text:p>Værvarsling</text:p>
          </table:table-cell>
          <table:table-cell table:style-name="ce2"/>
          <table:table-cell office:value-type="string" table:style-name="ce2">
            <text:p>Vær og klima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Yrkesautorisasjon</text:p>
          </table:table-cell>
          <table:table-cell office:value-type="string" table:style-name="ce2">
            <text:p>Autorisasjon</text:p>
          </table:table-cell>
          <table:table-cell table:style-name="ce2"/>
          <table:table-cell office:value-type="string" table:style-name="ce2">
            <text:p>Arbeidssøking og rekruttering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Yrkesrettet attføring</text:p>
          </table:table-cell>
          <table:table-cell table:style-name="ce2"/>
          <table:table-cell office:value-type="string" table:style-name="ce2">
            <text:p>Attføringsytelser</text:p>
          </table:table-cell>
          <table:table-cell office:value-type="string" table:style-name="ce2">
            <text:p>Arbeidsliv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Yrkesskade</text:p>
          </table:table-cell>
          <table:table-cell office:value-type="string" table:style-name="ce2">
            <text:p>Arbeidsulykke ;</text:p>
            <text:p>Skadeforklaring ;</text:p>
            <text:p>Yrkesskadeforsikring ;</text:p>
            <text:p>Yrkessykdom</text:p>
          </table:table-cell>
          <table:table-cell office:value-type="string" table:style-name="ce2">
            <text:p>Menerstatning</text:p>
          </table:table-cell>
          <table:table-cell office:value-type="string" table:style-name="ce2">
            <text:p>Arbeidsliv</text:p>
          </table:table-cell>
          <table:table-cell table:number-columns-repeated="16380"/>
        </table:table-row>
        <table:table-row table:number-rows-repeated="1048205" table:style-name="ro2">
          <table:table-cell table:number-columns-repeated="16384"/>
        </table:table-row>
      </table:table>
      <table:table table:name="Systematisk_liste" table:style-name="ta2">
        <table:table-column table:style-name="co1" table:number-columns-repeated="10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HOVEDTEMA</text:p>
            <text:p>Bokmål</text:p>
          </table:table-cell>
          <table:table-cell office:value-type="string" table:style-name="ce2">
            <text:p>HOVUDTEMA <text:s text:c="7"/>Nynorsk</text:p>
          </table:table-cell>
          <table:table-cell office:value-type="string" table:style-name="ce2">
            <text:p>UNDERTEMA</text:p>
            <text:p>Bokmål</text:p>
          </table:table-cell>
          <table:table-cell office:value-type="string" table:style-name="ce2">
            <text:p>UNDERTEMA</text:p>
            <text:p>Nynorsk</text:p>
          </table:table-cell>
          <table:table-cell office:value-type="string" table:style-name="ce2">
            <text:p>EMNEORD</text:p>
            <text:p>Bokmål</text:p>
          </table:table-cell>
          <table:table-cell office:value-type="string" table:style-name="ce2">
            <text:p>EMNEORD</text:p>
            <text:p>Nynorsk</text:p>
          </table:table-cell>
          <table:table-cell office:value-type="string" table:style-name="ce2">
            <text:p>SE-HENVISNING henvisning fra</text:p>
          </table:table-cell>
          <table:table-cell office:value-type="string" table:style-name="ce2">
            <text:p>SE OGSÅ-HENVISNING</text:p>
          </table:table-cell>
          <table:table-cell office:value-type="string" table:style-name="ce2">
            <text:p>ANDRE HOVEDTEMA / OGSÅ UNDER</text:p>
          </table:table-cell>
          <table:table-cell table:number-columns-repeated="16375"/>
        </table:table-row>
        <table:table-row table:style-name="ro4">
          <table:table-cell office:value-type="string" table:style-name="ce2">
            <text:p>Arbeid</text:p>
          </table:table-cell>
          <table:table-cell office:value-type="string" table:style-name="ce2">
            <text:p>Arbeid</text:p>
          </table:table-cell>
          <table:table-cell office:value-type="string" table:style-name="ce2">
            <text:p>Arbeidsliv</text:p>
          </table:table-cell>
          <table:table-cell office:value-type="string" table:style-name="ce2">
            <text:p>Arbeidsliv</text:p>
          </table:table-cell>
          <table:table-cell office:value-type="string" table:style-name="ce2">
            <text:p>Arbeidsavtale</text:p>
          </table:table-cell>
          <table:table-cell table:style-name="ce2"/>
          <table:table-cell office:value-type="string" table:style-name="ce2">
            <text:p>Ansettelsesforhold ; Ansettelseskontrakt ; Arbeidskontrakt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Arbeidsgiver</text:p>
          </table:table-cell>
          <table:table-cell table:style-name="ce2"/>
          <table:table-cell office:value-type="string" table:style-name="ce2">
            <text:p>Aa-melding ;</text:p>
            <text:p>Aa-registeret ;</text:p>
            <text:p>Arbeidsgiveransvar ;</text:p>
            <text:p>Arbeidsgiverkontroll</text:p>
          </table:table-cell>
          <table:table-cell office:value-type="string" table:style-name="ce2">
            <text:p>Arbeidsgiveravgift</text:p>
          </table:table-cell>
          <table:table-cell table:number-columns-repeated="16376" table:style-name="ce2"/>
        </table:table-row>
        <table:table-row table:style-name="ro7">
          <table:table-cell table:number-columns-repeated="4" table:style-name="ce2"/>
          <table:table-cell office:value-type="string" table:style-name="ce2">
            <text:p>Arbeidsmiljø</text:p>
          </table:table-cell>
          <table:table-cell table:style-name="ce2"/>
          <table:table-cell office:value-type="string" table:style-name="ce2">
            <text:p>AMU ;</text:p>
            <text:p>Arbeid av barn og ungdom ;<text:s/></text:p>
            <text:p>Arbeidsmiljøutvalg ;</text:p>
            <text:p>Arbeidstilsynet ;</text:p>
            <text:p>Bedriftshelsetjeneste ;</text:p>
            <text:p>BHT ;</text:p>
            <text:p>Gravide arbeidstakere ;<text:s/></text:p>
            <text:p>Helse-, miljø- og sikkerhetsarbeid ;<text:s/></text:p>
            <text:p>HMS ;</text:p>
            <text:p>Midlertidig arbeidsplass ;<text:s/></text:p>
            <text:p>Omplassering ;</text:p>
            <text:p>Skiftende arbeidsplass ;</text:p>
            <text:p>Unge arbeidstakere ;</text:p>
            <text:p>Verneombud</text:p>
          </table:table-cell>
          <table:table-cell table:number-columns-repeated="16377" table:style-name="ce2"/>
        </table:table-row>
        <table:table-row table:style-name="ro8">
          <table:table-cell table:number-columns-repeated="4" table:style-name="ce2"/>
          <table:table-cell office:value-type="string" table:style-name="ce2">
            <text:p>Arbeidstid</text:p>
          </table:table-cell>
          <table:table-cell table:style-name="ce2"/>
          <table:table-cell office:value-type="string" table:style-name="ce2">
            <text:p>Ammefri ;</text:p>
            <text:p>Amming ;</text:p>
            <text:p>Fleksibel arbeidstid ;</text:p>
            <text:p>Overtid ;</text:p>
            <text:p>Skiftarbeid ;</text:p>
            <text:p>Turnus</text:p>
          </table:table-cell>
          <table:table-cell table:number-columns-repeated="16377" table:style-name="ce2"/>
        </table:table-row>
        <table:table-row table:style-name="ro5">
          <table:table-cell table:number-columns-repeated="4" table:style-name="ce2"/>
          <table:table-cell office:value-type="string" table:style-name="ce2">
            <text:p>Arbeidstvist</text:p>
          </table:table-cell>
          <table:table-cell table:style-name="ce2"/>
          <table:table-cell office:value-type="string" table:style-name="ce2">
            <text:p>Arbeidskonflikt ;</text:p>
            <text:p>Interessetvist ;</text:p>
            <text:p>Lockout ;</text:p>
            <text:p>Streik ;</text:p>
            <text:p>Tjenestetvist</text:p>
          </table:table-cell>
          <table:table-cell office:value-type="string" table:style-name="ce2">
            <text:p>Mekling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Ferie</text:p>
          </table:table-cell>
          <table:table-cell table:style-name="ce2"/>
          <table:table-cell office:value-type="string" table:style-name="ce2">
            <text:p>Fellesferie</text:p>
          </table:table-cell>
          <table:table-cell office:value-type="string" table:style-name="ce2">
            <text:p>Feriepenger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Hovedavtalen</text:p>
          </table:table-cell>
          <table:table-cell table:number-columns-repeated="16379" table:style-name="ce2"/>
        </table:table-row>
        <table:table-row table:style-name="ro4">
          <table:table-cell table:number-columns-repeated="4" table:style-name="ce2"/>
          <table:table-cell office:value-type="string" table:style-name="ce2">
            <text:p>Inkluderende arbeidsliv</text:p>
          </table:table-cell>
          <table:table-cell table:style-name="ce2"/>
          <table:table-cell office:value-type="string" table:style-name="ce2">
            <text:p>IA-avtale ;</text:p>
            <text:p>IA-bedrift ;</text:p>
            <text:p>Tilretteleggingstilskudd</text:p>
          </table:table-cell>
          <table:table-cell table:number-columns-repeated="16377" table:style-name="ce2"/>
        </table:table-row>
        <table:table-row table:style-name="ro4">
          <table:table-cell table:number-columns-repeated="4" table:style-name="ce2"/>
          <table:table-cell office:value-type="string" table:style-name="ce2">
            <text:p>Innemiljø</text:p>
          </table:table-cell>
          <table:table-cell table:style-name="ce2"/>
          <table:table-cell office:value-type="string" table:style-name="ce2">
            <text:p>Hygiene ;</text:p>
            <text:p>Inneklima ;</text:p>
            <text:p>Renhold</text:p>
          </table:table-cell>
          <table:table-cell table:style-name="ce2"/>
          <table:table-cell office:value-type="string" table:style-name="ce2">
            <text:p>Helse ;</text:p>
            <text:p>Skole og utdanning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Mobbing</text:p>
          </table:table-cell>
          <table:table-cell table:number-columns-repeated="3" table:style-name="ce2"/>
          <table:table-cell office:value-type="string" table:style-name="ce2">
            <text:p>Helse ;</text:p>
            <text:p>Skole og utdanning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Oppsigelse</text:p>
          </table:table-cell>
          <table:table-cell table:style-name="ce2"/>
          <table:table-cell office:value-type="string" table:style-name="ce2">
            <text:p>Avskjed ;</text:p>
            <text:p>Overtallig</text:p>
          </table:table-cell>
          <table:table-cell office:value-type="string" table:style-name="ce2">
            <text:p>Ventelønn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Permittering</text:p>
          </table:table-cell>
          <table:table-cell table:number-columns-repeated="16379" table:style-name="ce2"/>
        </table:table-row>
        <table:table-row table:style-name="ro4">
          <table:table-cell table:number-columns-repeated="4" table:style-name="ce2"/>
          <table:table-cell office:value-type="string" table:style-name="ce4">
            <text:p>Sykefravær</text:p>
          </table:table-cell>
          <table:table-cell table:style-name="ce4"/>
          <table:table-cell office:value-type="string" table:style-name="ce2">
            <text:p>Egenmelding ;</text:p>
            <text:p>Sykemelding ;</text:p>
            <text:p>Sykmelding</text:p>
          </table:table-cell>
          <table:table-cell office:value-type="string" table:style-name="ce2">
            <text:p>Omsorgspenger ;</text:p>
            <text:p>Sykepenger</text:p>
            <text:p/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Yrkesrettet attføring</text:p>
          </table:table-cell>
          <table:table-cell table:number-columns-repeated="2" table:style-name="ce2"/>
          <table:table-cell office:value-type="string" table:style-name="ce2">
            <text:p>Attføringsytelser</text:p>
          </table:table-cell>
          <table:table-cell table:number-columns-repeated="16376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Yrkesskade</text:p>
          </table:table-cell>
          <table:table-cell table:style-name="ce2"/>
          <table:table-cell office:value-type="string" table:style-name="ce2">
            <text:p>Arbeidsulykke ;</text:p>
            <text:p>Skadeforklaring ;</text:p>
            <text:p>Yrkesskadeforsikring ;</text:p>
            <text:p>Yrkessykdom</text:p>
          </table:table-cell>
          <table:table-cell office:value-type="string" table:style-name="ce2">
            <text:p>Menerstatning</text:p>
          </table:table-cell>
          <table:table-cell table:number-columns-repeated="16376" table:style-name="ce2"/>
        </table:table-row>
        <table:table-row table:style-name="ro6">
          <table:table-cell table:number-columns-repeated="2" table:style-name="ce2"/>
          <table:table-cell office:value-type="string" table:style-name="ce2">
            <text:p>Arbeidssøking og rekruttering</text:p>
          </table:table-cell>
          <table:table-cell office:value-type="string" table:style-name="ce2">
            <text:p>Arbeidssøking og rekruttering</text:p>
          </table:table-cell>
          <table:table-cell office:value-type="string" table:style-name="ce2">
            <text:p>Arbeidsmarkedstiltak</text:p>
          </table:table-cell>
          <table:table-cell table:style-name="ce2"/>
          <table:table-cell office:value-type="string" table:style-name="ce2">
            <text:p>AMO ;</text:p>
            <text:p>Arbeidspraksis ;</text:p>
            <text:p>Lønnstilskudd ;</text:p>
            <text:p>Praksisplass</text:p>
          </table:table-cell>
          <table:table-cell office:value-type="string" table:style-name="ce2">
            <text:p>Stønad ved arbeidsmarkedstiltak</text:p>
          </table:table-cell>
          <table:table-cell table:number-columns-repeated="16376" table:style-name="ce2"/>
        </table:table-row>
        <table:table-row table:style-name="ro3">
          <table:table-cell table:number-columns-repeated="4" table:style-name="ce2"/>
          <table:table-cell office:value-type="string" table:style-name="ce2">
            <text:p>Arbeidssøking</text:p>
          </table:table-cell>
          <table:table-cell table:style-name="ce2"/>
          <table:table-cell office:value-type="string" table:style-name="ce2">
            <text:p>Arbeidsformidling ;</text:p>
            <text:p>Arbeidsledighet ;</text:p>
            <text:p>Arbeidsløshet ;</text:p>
            <text:p>Arbeidssøker ;</text:p>
            <text:p>Engasjement ;</text:p>
            <text:p>Fortrinnsrett ;</text:p>
            <text:p>Jobbsøker ;</text:p>
            <text:p>Jobbsøking ;</text:p>
            <text:p>Jobbsøknad ;</text:p>
            <text:p>Meldekort ;</text:p>
            <text:p>Vikarstilling</text:p>
          </table:table-cell>
          <table:table-cell office:value-type="string" table:style-name="ce2">
            <text:p>Dagpenger ;</text:p>
            <text:p>Ventelønn ;</text:p>
            <text:p>Ventestønad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Arbeidstillatelse</text:p>
          </table:table-cell>
          <table:table-cell table:style-name="ce2"/>
          <table:table-cell office:value-type="string" table:style-name="ce2">
            <text:p>Arbeidsinnvandring</text:p>
          </table:table-cell>
          <table:table-cell office:value-type="string" table:style-name="ce2">
            <text:p>Oppholdstillatelse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CV</text:p>
          </table:table-cell>
          <table:table-cell table:style-name="ce2"/>
          <table:table-cell office:value-type="string" table:style-name="ce2">
            <text:p>Curriculum vitae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Rekruttering</text:p>
          </table:table-cell>
          <table:table-cell table:style-name="ce2"/>
          <table:table-cell office:value-type="string" table:style-name="ce2">
            <text:p>Arbeidsformidling ;</text:p>
            <text:p>Engasjement ;</text:p>
            <text:p>Stillingsutlysing ;</text:p>
            <text:p>Stillingsutlysning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Vikarstilling</text:p>
          </table:table-cell>
          <table:table-cell table:number-columns-repeated="16379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Yrkesautorisasjon</text:p>
          </table:table-cell>
          <table:table-cell table:style-name="ce2"/>
          <table:table-cell office:value-type="string" table:style-name="ce2">
            <text:p>Autorisasjon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2"/>
          <table:table-cell office:value-type="string" table:style-name="ce2">
            <text:p>Inntekt</text:p>
          </table:table-cell>
          <table:table-cell office:value-type="string" table:style-name="ce2">
            <text:p>Inntekt</text:p>
          </table:table-cell>
          <table:table-cell office:value-type="string" table:style-name="ce2">
            <text:p>Feriepenger</text:p>
          </table:table-cell>
          <table:table-cell table:number-columns-repeated="2" table:style-name="ce2"/>
          <table:table-cell office:value-type="string" table:style-name="ce2">
            <text:p>Ferie</text:p>
          </table:table-cell>
          <table:table-cell table:number-columns-repeated="16376" table:style-name="ce2"/>
        </table:table-row>
        <table:table-row table:style-name="ro14">
          <table:table-cell table:number-columns-repeated="4" table:style-name="ce2"/>
          <table:table-cell office:value-type="string" table:style-name="ce2">
            <text:p>Lønn</text:p>
          </table:table-cell>
          <table:table-cell table:style-name="ce2"/>
          <table:table-cell office:value-type="string" table:style-name="ce2">
            <text:p>Likelønn ;</text:p>
            <text:p>Lønnsforhandling ;</text:p>
            <text:p>Lønnsgarantiordningen ;</text:p>
            <text:p>Lønnsoppgjør ,</text:p>
            <text:p>Lønnsregulativ ;</text:p>
            <text:p>Regulativ ;</text:p>
            <text:p>Tariffavtale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Reiseregning</text:p>
          </table:table-cell>
          <table:table-cell table:style-name="ce2"/>
          <table:table-cell office:value-type="string" table:style-name="ce2">
            <text:p>Diettgodtgjørelse ;</text:p>
            <text:p>Kostgodtgjørelse ;</text:p>
            <text:p>Statens reiseregulativ ;</text:p>
            <text:p>Tjenestereise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Skattekort</text:p>
          </table:table-cell>
          <table:table-cell table:style-name="ce2"/>
          <table:table-cell office:value-type="string" table:style-name="ce2">
            <text:p>Frikort</text:p>
          </table:table-cell>
          <table:table-cell table:style-name="ce2"/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8">
          <table:table-cell table:number-columns-repeated="2" table:style-name="ce2"/>
          <table:table-cell office:value-type="string" table:style-name="ce2">
            <text:p>Permisjonsordninger</text:p>
          </table:table-cell>
          <table:table-cell office:value-type="string" table:style-name="ce2">
            <text:p>Permisjonsordningar</text:p>
          </table:table-cell>
          <table:table-cell office:value-type="string" table:style-name="ce2">
            <text:p>Fødselspermisjon</text:p>
          </table:table-cell>
          <table:table-cell table:style-name="ce2"/>
          <table:table-cell office:value-type="string" table:style-name="ce2">
            <text:p>Adopsjonspermisjon ;</text:p>
            <text:p>Barselpermisjon ;</text:p>
            <text:p>Foreldrepermisjon ;</text:p>
            <text:p>Svangerskapspermisjon ;</text:p>
            <text:p>Tidskonto</text:p>
            <text:p/>
          </table:table-cell>
          <table:table-cell office:value-type="string" table:style-name="ce2">
            <text:p>Foreldrepenger</text:p>
          </table:table-cell>
          <table:table-cell office:value-type="string" table:style-name="ce2">
            <text:p>Barn og familie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Omsorgspermisjon</text:p>
          </table:table-cell>
          <table:table-cell table:number-columns-repeated="3" table:style-name="ce2"/>
          <table:table-cell office:value-type="string" table:style-name="ce2">
            <text:p>Barn og familie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Utdanningspermisjon</text:p>
          </table:table-cell>
          <table:table-cell table:style-name="ce2"/>
          <table:table-cell office:value-type="string" table:style-name="ce2">
            <text:p>Studiepermisjon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Velferdspermisjon</text:p>
          </table:table-cell>
          <table:table-cell table:number-columns-repeated="16379" table:style-name="ce2"/>
        </table:table-row>
        <table:table-row table:style-name="ro5">
          <table:table-cell office:value-type="string" table:style-name="ce2">
            <text:p>Barn og familie</text:p>
          </table:table-cell>
          <table:table-cell office:value-type="string" table:style-name="ce2">
            <text:p>Barn og familie</text:p>
          </table:table-cell>
          <table:table-cell office:value-type="string" table:style-name="ce5">
            <text:p>Arv og dødsfall</text:p>
          </table:table-cell>
          <table:table-cell office:value-type="string" table:style-name="ce5">
            <text:p>Arv og dødsfall</text:p>
          </table:table-cell>
          <table:table-cell office:value-type="string" table:style-name="ce5">
            <text:p>Arv og gaver</text:p>
          </table:table-cell>
          <table:table-cell table:style-name="ce5"/>
          <table:table-cell office:value-type="string" table:style-name="ce5">
            <text:p>Arveavgift ;</text:p>
            <text:p>Arving ;</text:p>
            <text:p>Gavemelding ;</text:p>
            <text:p>Livsarving ;</text:p>
            <text:p>Testament</text:p>
          </table:table-cell>
          <table:table-cell table:style-name="ce5"/>
          <table:table-cell office:value-type="string" table:style-name="ce5">
            <text:p>Skatter og avgifter</text:p>
          </table:table-cell>
          <table:table-cell table:number-columns-repeated="16375"/>
        </table:table-row>
        <table:table-row table:style-name="ro11">
          <table:table-cell/>
          <table:table-cell table:style-name="ce11"/>
          <table:table-cell table:number-columns-repeated="2" table:style-name="ce5"/>
          <table:table-cell office:value-type="string" table:style-name="ce5">
            <text:p>Dødsfall</text:p>
          </table:table-cell>
          <table:table-cell table:style-name="ce5"/>
          <table:table-cell office:value-type="string" table:style-name="ce5">
            <text:p>Askespredning ;</text:p>
            <text:p>Begravelse ;</text:p>
            <text:p>Bisettelse ;</text:p>
            <text:p>Dødsattest ;</text:p>
            <text:p>Etterlatt ;</text:p>
            <text:p>Gravferd ;</text:p>
            <text:p>Gravferdsstønad ;</text:p>
            <text:p>Gravlegging ;</text:p>
            <text:p>Kremasjon ;</text:p>
            <text:p>Kremering</text:p>
          </table:table-cell>
          <table:table-cell table:number-columns-repeated="2" table:style-name="ce5"/>
          <table:table-cell table:number-columns-repeated="16375"/>
        </table:table-row>
        <table:table-row table:style-name="ro5">
          <table:table-cell/>
          <table:table-cell table:style-name="ce11"/>
          <table:table-cell table:number-columns-repeated="2" table:style-name="ce5"/>
          <table:table-cell office:value-type="string" table:style-name="ce5">
            <text:p>Skifte</text:p>
          </table:table-cell>
          <table:table-cell table:style-name="ce5"/>
          <table:table-cell office:value-type="string" table:style-name="ce5">
            <text:p>Dødsbo ;</text:p>
            <text:p>Offentlig skifte ;</text:p>
            <text:p>Skifterett ;</text:p>
            <text:p>Uskifte ;</text:p>
            <text:p>Uskiftet bo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/>
          <table:table-cell table:style-name="ce11"/>
          <table:table-cell office:value-type="string" table:style-name="ce5">
            <text:p>Barn og foreldre</text:p>
          </table:table-cell>
          <table:table-cell office:value-type="string" table:style-name="ce5">
            <text:p>Barn og foreldre</text:p>
          </table:table-cell>
          <table:table-cell office:value-type="string" table:style-name="ce5">
            <text:p>Adopsjon</text:p>
          </table:table-cell>
          <table:table-cell table:number-columns-repeated="4" table:style-name="ce5"/>
          <table:table-cell table:number-columns-repeated="16375"/>
        </table:table-row>
        <table:table-row table:style-name="ro4">
          <table:table-cell/>
          <table:table-cell table:style-name="ce11"/>
          <table:table-cell table:number-columns-repeated="2" table:style-name="ce5"/>
          <table:table-cell office:value-type="string" table:style-name="ce5">
            <text:p>Barnebidrag</text:p>
          </table:table-cell>
          <table:table-cell table:style-name="ce5"/>
          <table:table-cell office:value-type="string" table:style-name="ce5">
            <text:p>Bidrag ;</text:p>
            <text:p>Bidragsforskudd ;</text:p>
            <text:p>Bidragsforskott</text:p>
          </table:table-cell>
          <table:table-cell office:value-type="string" table:style-name="ce5">
            <text:p>Samlivsbrudd</text:p>
          </table:table-cell>
          <table:table-cell table:style-name="ce5"/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5"/>
          <table:table-cell office:value-type="string" table:style-name="ce5">
            <text:p>Barnetrygd</text:p>
          </table:table-cell>
          <table:table-cell table:number-columns-repeated="3" table:style-name="ce5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5"/>
          <table:table-cell office:value-type="string" table:style-name="ce5">
            <text:p>Engangsstønad</text:p>
          </table:table-cell>
          <table:table-cell table:number-columns-repeated="3" table:style-name="ce5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5"/>
          <table:table-cell office:value-type="string" table:style-name="ce5">
            <text:p>Farskap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5"/>
          <table:table-cell office:value-type="string" table:style-name="ce5">
            <text:p>Foreldrepenger</text:p>
          </table:table-cell>
          <table:table-cell table:style-name="ce5"/>
          <table:table-cell office:value-type="string" table:style-name="ce5">
            <text:p>Adopsjonspenger ;</text:p>
            <text:p>Fødselspenger</text:p>
          </table:table-cell>
          <table:table-cell office:value-type="string" table:style-name="ce5">
            <text:p>Fødselspermisjon</text:p>
          </table:table-cell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5">
          <table:table-cell/>
          <table:table-cell table:style-name="ce11"/>
          <table:table-cell table:number-columns-repeated="2" table:style-name="ce5"/>
          <table:table-cell office:value-type="string" table:style-name="ce6">
            <text:p>Fødselspermisjon</text:p>
          </table:table-cell>
          <table:table-cell table:style-name="ce6"/>
          <table:table-cell office:value-type="string" table:style-name="ce5">
            <text:p>Adopsjonspermisjon ;</text:p>
            <text:p>Barselpermisjon ;</text:p>
            <text:p>Foreldrepermisjon ;</text:p>
            <text:p>Svangerskapspermisjon ;</text:p>
            <text:p>Tidskonto</text:p>
          </table:table-cell>
          <table:table-cell office:value-type="string" table:style-name="ce5">
            <text:p>Foreldrepenger</text:p>
          </table:table-cell>
          <table:table-cell office:value-type="string" table:style-name="ce5">
            <text:p>Arbeid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5"/>
          <table:table-cell office:value-type="string" table:style-name="ce6">
            <text:p>Kontantstøtte</text:p>
          </table:table-cell>
          <table:table-cell table:style-name="ce6"/>
          <table:table-cell table:number-columns-repeated="2" table:style-name="ce5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5"/>
          <table:table-cell office:value-type="string" table:style-name="ce6">
            <text:p>Lekeplass</text:p>
          </table:table-cell>
          <table:table-cell table:style-name="ce6"/>
          <table:table-cell table:number-columns-repeated="2" table:style-name="ce5"/>
          <table:table-cell office:value-type="string" table:style-name="ce5">
            <text:p>Kultur og fritid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5"/>
          <table:table-cell office:value-type="string" table:style-name="ce6">
            <text:p>Omsorgspenger</text:p>
          </table:table-cell>
          <table:table-cell table:style-name="ce6"/>
          <table:table-cell table:style-name="ce5"/>
          <table:table-cell office:value-type="string" table:style-name="ce5">
            <text:p>Sykefravær</text:p>
          </table:table-cell>
          <table:table-cell office:value-type="string" table:style-name="ce5">
            <text:p>Omsorg, trygd og sosiale tjenester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5"/>
          <table:table-cell office:value-type="string" table:style-name="ce6">
            <text:p>Omsorgspermisjon</text:p>
          </table:table-cell>
          <table:table-cell table:style-name="ce6"/>
          <table:table-cell table:number-columns-repeated="2" table:style-name="ce5"/>
          <table:table-cell office:value-type="string" table:style-name="ce5">
            <text:p>Arbeid</text:p>
          </table:table-cell>
          <table:table-cell table:number-columns-repeated="16375"/>
        </table:table-row>
        <table:table-row table:style-name="ro5">
          <table:table-cell/>
          <table:table-cell table:style-name="ce2"/>
          <table:table-cell table:number-columns-repeated="2" table:style-name="ce4"/>
          <table:table-cell office:value-type="string" table:style-name="ce4">
            <text:p>Personnavn</text:p>
          </table:table-cell>
          <table:table-cell table:style-name="ce4"/>
          <table:table-cell office:value-type="string" table:style-name="ce2">
            <text:p>Etternavn ;</text:p>
            <text:p>Fornavn ;</text:p>
            <text:p>Mellomnavn ;</text:p>
            <text:p>Navneendring ;</text:p>
            <text:p>Slektsnavn</text:p>
          </table:table-cell>
          <table:table-cell table:style-name="ce4"/>
          <table:table-cell office:value-type="string" table:style-name="ce4">
            <text:p>Individ og samfunn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5"/>
          <table:table-cell office:value-type="string" table:style-name="ce6">
            <text:p>Skolefritidsordning</text:p>
          </table:table-cell>
          <table:table-cell table:style-name="ce6"/>
          <table:table-cell office:value-type="string" table:style-name="ce5">
            <text:p>SFO</text:p>
          </table:table-cell>
          <table:table-cell office:value-type="string" table:style-name="ce5">
            <text:p>Kultur- og musikkskole</text:p>
          </table:table-cell>
          <table:table-cell office:value-type="string" table:style-name="ce5">
            <text:p>Skole og utdanning</text:p>
          </table:table-cell>
          <table:table-cell table:number-columns-repeated="16375"/>
        </table:table-row>
        <table:table-row table:style-name="ro8">
          <table:table-cell/>
          <table:table-cell table:style-name="ce11"/>
          <table:table-cell table:number-columns-repeated="2" table:style-name="ce5"/>
          <table:table-cell office:value-type="string" table:style-name="ce5">
            <text:p>Stønad til enslig forsørger</text:p>
          </table:table-cell>
          <table:table-cell table:style-name="ce5"/>
          <table:table-cell office:value-type="string" table:style-name="ce5">
            <text:p>Flyttetilskudd ;</text:p>
            <text:p>Overgangsstønad ;</text:p>
            <text:p>Stønad til barnetilsyn ;<text:s/></text:p>
            <text:p>Tilskudd til flytting ;<text:s/></text:p>
            <text:p>Utdanningsstønad</text:p>
            <text:p/>
          </table:table-cell>
          <table:table-cell table:style-name="ce5"/>
          <table:table-cell office:value-type="string" table:style-name="ce5">
            <text:p>Omsorg, trygd og sosiale tjenester</text:p>
          </table:table-cell>
          <table:table-cell table:number-columns-repeated="16375"/>
        </table:table-row>
        <table:table-row table:style-name="ro4">
          <table:table-cell table:style-name="ce2"/>
          <table:table-cell table:style-name="ce11"/>
          <table:table-cell office:value-type="string" table:style-name="ce5">
            <text:p>Barne- og familievern</text:p>
          </table:table-cell>
          <table:table-cell office:value-type="string" table:style-name="ce5">
            <text:p>Barne- og familievern</text:p>
          </table:table-cell>
          <table:table-cell office:value-type="string" table:style-name="ce5">
            <text:p>Barnevern</text:p>
          </table:table-cell>
          <table:table-cell table:style-name="ce5"/>
          <table:table-cell office:value-type="string" table:style-name="ce5">
            <text:p>Bekymringsmelding ;</text:p>
            <text:p>Omsorgsovertagelse ;</text:p>
            <text:p>Omsorgsovertakelse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table:style-name="ce2"/>
          <table:table-cell table:style-name="ce11"/>
          <table:table-cell table:number-columns-repeated="2" table:style-name="ce5"/>
          <table:table-cell office:value-type="string" table:style-name="ce5">
            <text:p>Besøkshjem</text:p>
          </table:table-cell>
          <table:table-cell table:style-name="ce5"/>
          <table:table-cell office:value-type="string" table:style-name="ce5">
            <text:p>Besøksfamilie</text:p>
          </table:table-cell>
          <table:table-cell office:value-type="string" table:style-name="ce5">
            <text:p>Avlastningshjem</text:p>
          </table:table-cell>
          <table:table-cell table:style-name="ce5"/>
          <table:table-cell table:number-columns-repeated="16375"/>
        </table:table-row>
        <table:table-row table:style-name="ro5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Familievern</text:p>
          </table:table-cell>
          <table:table-cell table:style-name="ce6"/>
          <table:table-cell office:value-type="string" table:style-name="ce5">
            <text:p>Familierådgiving ;</text:p>
            <text:p>Familierådgivning ;</text:p>
            <text:p>Husmorvikar ;</text:p>
            <text:p>Parkurs ;</text:p>
            <text:p>Samlivskurs</text:p>
          </table:table-cell>
          <table:table-cell table:number-columns-repeated="2" table:style-name="ce5"/>
          <table:table-cell table:number-columns-repeated="16375"/>
        </table:table-row>
        <table:table-row table:style-name="ro4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Fosterhjem</text:p>
          </table:table-cell>
          <table:table-cell table:style-name="ce6"/>
          <table:table-cell office:value-type="string" table:style-name="ce5">
            <text:p>Fosterbarn ;</text:p>
            <text:p>Fosterforeldre ;</text:p>
            <text:p>Tilsynsfører</text:p>
          </table:table-cell>
          <table:table-cell table:number-columns-repeated="2" table:style-name="ce5"/>
          <table:table-cell table:number-columns-repeated="16375"/>
        </table:table-row>
        <table:table-row table:style-name="ro8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Overgrep</text:p>
          </table:table-cell>
          <table:table-cell table:style-name="ce6"/>
          <table:table-cell office:value-type="string" table:style-name="ce5">
            <text:p>Barnemishandling ;</text:p>
            <text:p>Familievold ;</text:p>
            <text:p>Incest ;</text:p>
            <text:p>Krisesenter ;</text:p>
            <text:p>Seksuelle overgrep</text:p>
            <text:p/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Tvangsekteskap</text:p>
          </table:table-cell>
          <table:table-cell table:style-name="ce6"/>
          <table:table-cell table:number-columns-repeated="3" table:style-name="ce5"/>
          <table:table-cell table:number-columns-repeated="16375"/>
        </table:table-row>
        <table:table-row table:style-name="ro4">
          <table:table-cell table:style-name="ce2"/>
          <table:table-cell table:style-name="ce11"/>
          <table:table-cell office:value-type="string" table:style-name="ce5">
            <text:p>Barnehage</text:p>
          </table:table-cell>
          <table:table-cell office:value-type="string" table:style-name="ce5">
            <text:p>Barnehage</text:p>
          </table:table-cell>
          <table:table-cell office:value-type="string" table:style-name="ce6">
            <text:p>Barnehageplass</text:p>
          </table:table-cell>
          <table:table-cell table:style-name="ce6"/>
          <table:table-cell office:value-type="string" table:style-name="ce5">
            <text:p>Familiebarnehage ;</text:p>
            <text:p>Friplass ;</text:p>
            <text:p>Søskenmoderasjon</text:p>
          </table:table-cell>
          <table:table-cell table:number-columns-repeated="2" table:style-name="ce5"/>
          <table:table-cell table:number-columns-repeated="16375"/>
        </table:table-row>
        <table:table-row table:style-name="ro2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Barnepark</text:p>
          </table:table-cell>
          <table:table-cell table:style-name="ce6"/>
          <table:table-cell office:value-type="string" table:style-name="ce5">
            <text:p>Parkplass</text:p>
          </table:table-cell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Etablering av barnehage</text:p>
          </table:table-cell>
          <table:table-cell table:style-name="ce6"/>
          <table:table-cell office:value-type="string" table:style-name="ce5">
            <text:p>Barnehageetablering ;</text:p>
            <text:p>Familiebarnehage</text:p>
          </table:table-cell>
          <table:table-cell table:style-name="ce5"/>
          <table:table-cell office:value-type="string" table:style-name="ce5">
            <text:p>Næring</text:p>
          </table:table-cell>
          <table:table-cell table:number-columns-repeated="16375"/>
        </table:table-row>
        <table:table-row table:style-name="ro12">
          <table:table-cell table:style-name="ce2"/>
          <table:table-cell table:style-name="ce11"/>
          <table:table-cell office:value-type="string" table:style-name="ce5">
            <text:p>Samliv</text:p>
          </table:table-cell>
          <table:table-cell office:value-type="string" table:style-name="ce5">
            <text:p>Samliv</text:p>
          </table:table-cell>
          <table:table-cell office:value-type="string" table:style-name="ce5">
            <text:p>Ekteskap</text:p>
          </table:table-cell>
          <table:table-cell table:style-name="ce5"/>
          <table:table-cell office:value-type="string" table:style-name="ce5">
            <text:p>Borgerlig vielse ;<text:s/></text:p>
            <text:p>Bryllup ;</text:p>
            <text:p>Ekteskapsinngåelse ;</text:p>
            <text:p>Ekteskapssvilkår ;</text:p>
            <text:p>Ektepakt ;</text:p>
            <text:p>Giftemål ;</text:p>
            <text:p>Kirkelig vielse ;</text:p>
            <text:p>Særeie ;</text:p>
            <text:p>Vielse</text:p>
          </table:table-cell>
          <table:table-cell office:value-type="string" table:style-name="ce5">
            <text:p>Den Norske kirke ;</text:p>
            <text:p>Notarius publicus ;</text:p>
            <text:p>Tros- og livssynssamfunn</text:p>
          </table:table-cell>
          <table:table-cell table:style-name="ce5"/>
          <table:table-cell table:number-columns-repeated="16375"/>
        </table:table-row>
        <table:table-row table:style-name="ro4">
          <table:table-cell table:style-name="ce2"/>
          <table:table-cell table:style-name="ce11"/>
          <table:table-cell table:number-columns-repeated="2" table:style-name="ce5"/>
          <table:table-cell office:value-type="string" table:style-name="ce5">
            <text:p>Partnerskap</text:p>
          </table:table-cell>
          <table:table-cell table:style-name="ce5"/>
          <table:table-cell office:value-type="string" table:style-name="ce5">
            <text:p>Partnerskapsinngåelse ;</text:p>
            <text:p>Partnerskapsregistrering</text:p>
            <text:p/>
          </table:table-cell>
          <table:table-cell office:value-type="string" table:style-name="ce5">
            <text:p>Notarius publicus</text:p>
          </table:table-cell>
          <table:table-cell table:style-name="ce5"/>
          <table:table-cell table:number-columns-repeated="16375"/>
        </table:table-row>
        <table:table-row table:style-name="ro5">
          <table:table-cell table:number-columns-repeated="2" table:style-name="ce2"/>
          <table:table-cell table:number-columns-repeated="2" table:style-name="ce4"/>
          <table:table-cell office:value-type="string" table:style-name="ce4">
            <text:p>Personnavn</text:p>
          </table:table-cell>
          <table:table-cell table:style-name="ce4"/>
          <table:table-cell office:value-type="string" table:style-name="ce2">
            <text:p>Etternavn ;</text:p>
            <text:p>Fornavn ;</text:p>
            <text:p>Mellomnavn ;</text:p>
            <text:p>Navneendring ;</text:p>
            <text:p>Slektsnavn</text:p>
          </table:table-cell>
          <table:table-cell table:style-name="ce4"/>
          <table:table-cell office:value-type="string" table:style-name="ce4">
            <text:p>Individ og samfunn</text:p>
          </table:table-cell>
          <table:table-cell table:number-columns-repeated="16375"/>
        </table:table-row>
        <table:table-row table:style-name="ro6">
          <table:table-cell table:style-name="ce2"/>
          <table:table-cell table:style-name="ce11"/>
          <table:table-cell table:number-columns-repeated="2" table:style-name="ce5"/>
          <table:table-cell office:value-type="string" table:style-name="ce5">
            <text:p>Samlivsbrudd</text:p>
          </table:table-cell>
          <table:table-cell table:style-name="ce5"/>
          <table:table-cell office:value-type="string" table:style-name="ce5">
            <text:p>Delt foreldreansvar ;<text:s/></text:p>
            <text:p>Samværsrett ;</text:p>
            <text:p>Separasjon ;</text:p>
            <text:p>Skilsmisse</text:p>
          </table:table-cell>
          <table:table-cell office:value-type="string" table:style-name="ce5">
            <text:p>Barnebidrag ;</text:p>
            <text:p>Mekling ;</text:p>
            <text:p>Skifte</text:p>
          </table:table-cell>
          <table:table-cell table:style-name="ce5"/>
          <table:table-cell table:number-columns-repeated="16375"/>
        </table:table-row>
        <table:table-row table:style-name="ro2">
          <table:table-cell table:style-name="ce2"/>
          <table:table-cell table:style-name="ce11"/>
          <table:table-cell table:number-columns-repeated="2" table:style-name="ce6"/>
          <table:table-cell office:value-type="string" table:style-name="ce6">
            <text:p>Samboerskap</text:p>
          </table:table-cell>
          <table:table-cell table:style-name="ce6"/>
          <table:table-cell office:value-type="string" table:style-name="ce6">
            <text:p>Samboerkontrakt</text:p>
          </table:table-cell>
          <table:table-cell table:number-columns-repeated="2" table:style-name="ce6"/>
          <table:table-cell table:number-columns-repeated="16375"/>
        </table:table-row>
        <table:table-row table:style-name="ro7">
          <table:table-cell office:value-type="string" table:style-name="ce2">
            <text:p>Bolig og eiendom</text:p>
          </table:table-cell>
          <table:table-cell office:value-type="string" table:style-name="ce2">
            <text:p>Bustad og eigedom</text:p>
          </table:table-cell>
          <table:table-cell office:value-type="string" table:style-name="ce2">
            <text:p>Bygging</text:p>
          </table:table-cell>
          <table:table-cell office:value-type="string" table:style-name="ce2">
            <text:p>Bygging</text:p>
          </table:table-cell>
          <table:table-cell office:value-type="string" table:style-name="ce2">
            <text:p>Byggesak</text:p>
          </table:table-cell>
          <table:table-cell table:style-name="ce2"/>
          <table:table-cell office:value-type="string" table:style-name="ce2">
            <text:p>Ansvarsrett ;</text:p>
            <text:p>Beliggenhetskontroll ;</text:p>
            <text:p>Boligbygging ;</text:p>
            <text:p>Bruksendring ;</text:p>
            <text:p>Bygging ;</text:p>
            <text:p>Byggeløyve ;</text:p>
            <text:p>Byggemelding ;</text:p>
            <text:p>Byggesøknad ;</text:p>
            <text:p>Byggetillatelse ;</text:p>
            <text:p>Byggetiltak <text:s/>;</text:p>
            <text:p>Forhåndskonferanse ;</text:p>
            <text:p>Grunnundersøkelse ;</text:p>
            <text:p>Husbygging ;</text:p>
            <text:p>Husutstikking ;<text:s/></text:p>
            <text:p>Hyttebygging ;</text:p>
            <text:p>Nabovarsel<text:s/></text:p>
          </table:table-cell>
          <table:table-cell office:value-type="string" table:style-name="ce2">
            <text:p>Boligfinansiering ;</text:p>
            <text:p>Reguleringsplan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Gravemelding</text:p>
          </table:table-cell>
          <table:table-cell table:style-name="ce2"/>
          <table:table-cell office:value-type="string" table:style-name="ce2">
            <text:p>Gravetillatelse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office:value-type="string" table:style-name="ce2">
            <text:p>Eiendom</text:p>
          </table:table-cell>
          <table:table-cell office:value-type="string" table:style-name="ce2">
            <text:p>Eigedom</text:p>
          </table:table-cell>
          <table:table-cell office:value-type="string" table:style-name="ce2">
            <text:p>Brøyting</text:p>
          </table:table-cell>
          <table:table-cell table:style-name="ce2"/>
          <table:table-cell office:value-type="string" table:style-name="ce2">
            <text:p>Brøyteavtale</text:p>
          </table:table-cell>
          <table:table-cell office:value-type="string" table:style-name="ce2">
            <text:p>Kommunale avgifter og gebyrer ;</text:p>
            <text:p>Vegvedlikehold</text:p>
          </table:table-cell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6">
          <table:table-cell table:number-columns-repeated="2"/>
          <table:table-cell table:number-columns-repeated="2" table:style-name="ce2"/>
          <table:table-cell office:value-type="string" table:style-name="ce2">
            <text:p>Eiendomsregister</text:p>
          </table:table-cell>
          <table:table-cell table:style-name="ce2"/>
          <table:table-cell office:value-type="string" table:style-name="ce2">
            <text:p>Bruksnummer ;</text:p>
            <text:p>GAB-register ;</text:p>
            <text:p>Gårdsnummer ;</text:p>
            <text:p>Matrikkel</text:p>
          </table:table-cell>
          <table:table-cell office:value-type="string" table:style-name="ce2">
            <text:p>Tinglysing</text:p>
          </table:table-cell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Eiendomsskatt</text:p>
          </table:table-cell>
          <table:table-cell table:style-name="ce2"/>
          <table:table-cell office:value-type="string" table:style-name="ce2">
            <text:p>Boligskatt</text:p>
          </table:table-cell>
          <table:table-cell table:style-name="ce2"/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Feiing</text:p>
            <text:p/>
            <text:p/>
            <text:p/>
            <text:p/>
          </table:table-cell>
          <table:table-cell table:number-columns-repeated="2" table:style-name="ce2"/>
          <table:table-cell office:value-type="string" table:style-name="ce2">
            <text:p>Kommunale avgifter og gebyrer</text:p>
          </table:table-cell>
          <table:table-cell table:number-columns-repeated="16376" table:style-name="ce2"/>
        </table:table-row>
        <table:table-row table:style-name="ro3">
          <table:table-cell table:number-columns-repeated="2"/>
          <table:table-cell table:number-columns-repeated="2" table:style-name="ce2"/>
          <table:table-cell office:value-type="string" table:style-name="ce2">
            <text:p>Kommunale avgifter og gebyrer</text:p>
          </table:table-cell>
          <table:table-cell table:style-name="ce2"/>
          <table:table-cell office:value-type="string" table:style-name="ce2">
            <text:p>Avløpsavgift ;</text:p>
            <text:p>Avløpsgebyr ;</text:p>
            <text:p>Brøyteavgift ;</text:p>
            <text:p>Brøytegebyr ;</text:p>
            <text:p>Feieavgift ;</text:p>
            <text:p>Feiegebyr ;</text:p>
            <text:p>Kommunale gebyrer</text:p>
            <text:p>Renovasjonsavgift ;</text:p>
            <text:p>Renovasjonsgebyr ;</text:p>
            <text:p>Vannavgift ;</text:p>
            <text:p>Vanngebyr</text:p>
          </table:table-cell>
          <table:table-cell office:value-type="string" table:style-name="ce2">
            <text:p>Brøyting ;</text:p>
            <text:p>Feiing ;</text:p>
            <text:p>Renovasjon ;</text:p>
            <text:p>Vann og avløp</text:p>
          </table:table-cell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18">
          <table:table-cell table:number-columns-repeated="2"/>
          <table:table-cell table:number-columns-repeated="2" table:style-name="ce2"/>
          <table:table-cell office:value-type="string" table:style-name="ce2">
            <text:p>Naturskade</text:p>
          </table:table-cell>
          <table:table-cell table:style-name="ce2"/>
          <table:table-cell office:value-type="string" table:style-name="ce2">
            <text:p>Flomskade ;</text:p>
            <text:p>Isgang ;</text:p>
            <text:p>Jordras ;</text:p>
            <text:p>Jordskjelv ;</text:p>
            <text:p>Jordskred ;</text:p>
            <text:p>Leirras ;</text:p>
            <text:p>Leirskred ;</text:p>
            <text:p>Snøras ;</text:p>
            <text:p>Snøskred ;</text:p>
            <text:p>Steinskred ;</text:p>
            <text:p>Steinsprang ;</text:p>
            <text:p>Stormflo</text:p>
          </table:table-cell>
          <table:table-cell office:value-type="string" table:style-name="ce2">
            <text:p>Flomvarsel ;</text:p>
            <text:p>Naturskadeerstatning ;</text:p>
            <text:p>Skredvarsel</text:p>
          </table:table-cell>
          <table:table-cell office:value-type="string" table:style-name="ce2">
            <text:p>Næring</text:p>
          </table:table-cell>
          <table:table-cell table:number-columns-repeated="16375"/>
        </table:table-row>
        <table:table-row table:style-name="ro19">
          <table:table-cell table:number-columns-repeated="2"/>
          <table:table-cell table:number-columns-repeated="2" table:style-name="ce2"/>
          <table:table-cell office:value-type="string" table:style-name="ce4">
            <text:p>Oppmåling</text:p>
          </table:table-cell>
          <table:table-cell table:style-name="ce4"/>
          <table:table-cell office:value-type="string" table:style-name="ce2">
            <text:p>Dele ;</text:p>
            <text:p>Deling av grunneiendom ;<text:s/></text:p>
            <text:p>Delingsforretning ;</text:p>
            <text:p>Delingssøknad ;</text:p>
            <text:p>Eiendomsdeling ;</text:p>
            <text:p>Eiendomsmåling ;</text:p>
            <text:p>Fastmerke ;</text:p>
            <text:p>Flybilde ;</text:p>
            <text:p>Flyfoto ;</text:p>
            <text:p>Fradeling ;</text:p>
            <text:p>Grensejustering ;</text:p>
            <text:p>Grenspåvisning ;</text:p>
            <text:p>Grunnlagsnett ;<text:s/></text:p>
            <text:p>Justering av grense ;</text:p>
            <text:p>Kartdata ;</text:p>
            <text:p>Kartforretning ;</text:p>
            <text:p>Kartverk ;</text:p>
            <text:p>Målebrev ;</text:p>
            <text:p>Ortofoto ;</text:p>
            <text:p>Påvisning av grense ;</text:p>
            <text:p>Sammenføyning av eiendommer ;</text:p>
            <text:p>Tomt</text:p>
          </table:table-cell>
          <table:table-cell table:style-name="ce7"/>
          <table:table-cell table:number-columns-repeated="16376" table:style-name="ce2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Renovasjon</text:p>
          </table:table-cell>
          <table:table-cell table:style-name="ce2"/>
          <table:table-cell office:value-type="string" table:style-name="ce2">
            <text:p>Avfallsbeholder ;</text:p>
            <text:p>Avfallsplan ;</text:p>
            <text:p>Gjenvinning ;</text:p>
            <text:p>Kildesortering ;</text:p>
            <text:p>Miljøsanering ;</text:p>
            <text:p>Resirkulering ;</text:p>
            <text:p>Retursystem ;<text:s/></text:p>
            <text:p>Søppeltømming</text:p>
          </table:table-cell>
          <table:table-cell office:value-type="string" table:style-name="ce2">
            <text:p>Kommunale avgifter og gebyrer ;</text:p>
            <text:p>Spesialavfall</text:p>
          </table:table-cell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Seksjonering</text:p>
          </table:table-cell>
          <table:table-cell table:style-name="ce2"/>
          <table:table-cell office:value-type="string" table:style-name="ce2">
            <text:p>Eierseksjonering ;</text:p>
            <text:p>Reseksjonering</text:p>
          </table:table-cell>
          <table:table-cell table:number-columns-repeated="16377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4">
            <text:p>Vann og avløp</text:p>
          </table:table-cell>
          <table:table-cell table:style-name="ce4"/>
          <table:table-cell office:value-type="string" table:style-name="ce2">
            <text:p>Kloakk ;</text:p>
            <text:p>Vannmåler ;</text:p>
            <text:p>Vannforsyning ;</text:p>
            <text:p>VAR</text:p>
          </table:table-cell>
          <table:table-cell office:value-type="string" table:style-name="ce2">
            <text:p>Drikkevann ;</text:p>
            <text:p>Kommunale avgifter og gebyrer ;</text:p>
            <text:p>Utslippstillatelse ;</text:p>
            <text:p>Vannforurensning</text:p>
          </table:table-cell>
          <table:table-cell table:number-columns-repeated="16376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4">
            <text:p>Vegnavn</text:p>
          </table:table-cell>
          <table:table-cell table:style-name="ce4"/>
          <table:table-cell office:value-type="string" table:style-name="ce2">
            <text:p>Adressetildeling ;</text:p>
            <text:p>Gatenavn ;</text:p>
            <text:p>Veinavn</text:p>
          </table:table-cell>
          <table:table-cell office:value-type="string" table:style-name="ce2">
            <text:p>Stedsnavn</text:p>
          </table:table-cell>
          <table:table-cell table:number-columns-repeated="16376" table:style-name="ce2"/>
        </table:table-row>
        <table:table-row table:style-name="ro9">
          <table:table-cell table:number-columns-repeated="2"/>
          <table:table-cell office:value-type="string" table:style-name="ce2">
            <text:p>Finansiering</text:p>
          </table:table-cell>
          <table:table-cell office:value-type="string" table:style-name="ce2">
            <text:p>Finansiering</text:p>
          </table:table-cell>
          <table:table-cell office:value-type="string" table:style-name="ce4">
            <text:p>Boligfinansiering</text:p>
          </table:table-cell>
          <table:table-cell table:style-name="ce4"/>
          <table:table-cell office:value-type="string" table:style-name="ce2">
            <text:p>Boliglån ;</text:p>
            <text:p>Boligtilskudd ;</text:p>
            <text:p>Etableringstilskudd ;</text:p>
            <text:p>Grunnlån ;</text:p>
            <text:p>Husbanken ;</text:p>
            <text:p>Huslån ;</text:p>
            <text:p>Startlån ;</text:p>
            <text:p>Utbedringslån</text:p>
          </table:table-cell>
          <table:table-cell office:value-type="string" table:style-name="ce2">
            <text:p>Bostøtte</text:p>
          </table:table-cell>
          <table:table-cell table:number-columns-repeated="16376" table:style-name="ce2"/>
        </table:table-row>
        <table:table-row table:style-name="ro6">
          <table:table-cell table:number-columns-repeated="2"/>
          <table:table-cell office:value-type="string" table:style-name="ce2">
            <text:p>Flytting</text:p>
          </table:table-cell>
          <table:table-cell office:value-type="string" table:style-name="ce2">
            <text:p>Flytting</text:p>
          </table:table-cell>
          <table:table-cell office:value-type="string" table:style-name="ce4">
            <text:p>Flyttemelding</text:p>
          </table:table-cell>
          <table:table-cell table:style-name="ce4"/>
          <table:table-cell office:value-type="string" table:style-name="ce4">
            <text:p>Adresseendring ;</text:p>
            <text:p>Adresseforandring ;</text:p>
            <text:p>Emigrasjon ;<text:s/></text:p>
            <text:p>Flytting til utlandet</text:p>
          </table:table-cell>
          <table:table-cell office:value-type="string" table:style-name="ce4">
            <text:p>Folkeregister</text:p>
          </table:table-cell>
          <table:table-cell table:number-columns-repeated="16376" table:style-name="ce2"/>
        </table:table-row>
        <table:table-row table:style-name="ro4">
          <table:table-cell table:number-columns-repeated="2"/>
          <table:table-cell office:value-type="string" table:style-name="ce2">
            <text:p>Kjøp og salg<text:s/></text:p>
          </table:table-cell>
          <table:table-cell office:value-type="string" table:style-name="ce2">
            <text:p>Kjøp og sal</text:p>
          </table:table-cell>
          <table:table-cell office:value-type="string" table:style-name="ce4">
            <text:p>Eiendomskjøp</text:p>
          </table:table-cell>
          <table:table-cell table:style-name="ce4"/>
          <table:table-cell office:value-type="string" table:style-name="ce2">
            <text:p>Boligkjøp ;</text:p>
            <text:p>Tomt ;</text:p>
            <text:p>Kartforretning<text:s/></text:p>
          </table:table-cell>
          <table:table-cell office:value-type="string" table:style-name="ce2">
            <text:p>Boligfinansiering ;</text:p>
            <text:p>Kontrakt</text:p>
          </table:table-cell>
          <table:table-cell table:number-columns-repeated="16376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Eiendomssalg</text:p>
          </table:table-cell>
          <table:table-cell table:style-name="ce2"/>
          <table:table-cell office:value-type="string" table:style-name="ce2">
            <text:p>Boligsalg ;</text:p>
            <text:p>Tomt ;</text:p>
            <text:p>Kartforretning</text:p>
          </table:table-cell>
          <table:table-cell office:value-type="string" table:style-name="ce2">
            <text:p>Kontrakt</text:p>
          </table:table-cell>
          <table:table-cell table:number-columns-repeated="16376" table:style-name="ce2"/>
        </table:table-row>
        <table:table-row table:style-name="ro6">
          <table:table-cell table:number-columns-repeated="2"/>
          <table:table-cell table:number-columns-repeated="2" table:style-name="ce2"/>
          <table:table-cell office:value-type="string" table:style-name="ce2">
            <text:p>Tinglysing</text:p>
          </table:table-cell>
          <table:table-cell table:style-name="ce2"/>
          <table:table-cell office:value-type="string" table:style-name="ce2">
            <text:p>Dokumentavgift ;</text:p>
            <text:p>Grunnbok ;</text:p>
            <text:p>Skjøte ;</text:p>
            <text:p>Tinglysingsgebyr</text:p>
          </table:table-cell>
          <table:table-cell office:value-type="string" table:style-name="ce2">
            <text:p>Eiendomsregister</text:p>
          </table:table-cell>
          <table:table-cell table:number-columns-repeated="16376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Leie og utleie<text:s/></text:p>
          </table:table-cell>
          <table:table-cell office:value-type="string" table:style-name="ce2">
            <text:p>Leige og utleige<text:s/></text:p>
          </table:table-cell>
          <table:table-cell office:value-type="string" table:style-name="ce2">
            <text:p>Leieforhold</text:p>
          </table:table-cell>
          <table:table-cell table:style-name="ce2"/>
          <table:table-cell office:value-type="string" table:style-name="ce2">
            <text:p>Framleie ;</text:p>
            <text:p>Husleie</text:p>
          </table:table-cell>
          <table:table-cell office:value-type="string" table:style-name="ce2">
            <text:p>Kontrakt</text:p>
          </table:table-cell>
          <table:table-cell table:number-columns-repeated="16376" table:style-name="ce2"/>
        </table:table-row>
        <table:table-row table:style-name="ro4">
          <table:table-cell table:number-columns-repeated="4" table:style-name="ce2"/>
          <table:table-cell office:value-type="string" table:style-name="ce2">
            <text:p>Kommunal bolig</text:p>
          </table:table-cell>
          <table:table-cell table:style-name="ce2"/>
          <table:table-cell office:value-type="string" table:style-name="ce2">
            <text:p>Kommunal leilighet ;</text:p>
            <text:p>Kommunal utleiebolig ;</text:p>
            <text:p>Midlertidig husvære</text:p>
          </table:table-cell>
          <table:table-cell table:style-name="ce2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Tomtefeste</text:p>
          </table:table-cell>
          <table:table-cell table:style-name="ce2"/>
          <table:table-cell office:value-type="string" table:style-name="ce2">
            <text:p>Bygsel ;</text:p>
            <text:p>Festetomt</text:p>
          </table:table-cell>
          <table:table-cell table:number-columns-repeated="16377" table:style-name="ce2"/>
        </table:table-row>
        <table:table-row table:style-name="ro6">
          <table:table-cell office:value-type="string" table:style-name="ce2">
            <text:p>Forbrukerspørsmål</text:p>
          </table:table-cell>
          <table:table-cell office:value-type="string" table:style-name="ce2">
            <text:p>Forbrukarspørsmål</text:p>
          </table:table-cell>
          <table:table-cell office:value-type="string" table:style-name="ce4">
            <text:p>Privatøkonomi</text:p>
          </table:table-cell>
          <table:table-cell office:value-type="string" table:style-name="ce4">
            <text:p>Privatøkonomi</text:p>
          </table:table-cell>
          <table:table-cell office:value-type="string" table:style-name="ce4">
            <text:p>Forbruksutgifter</text:p>
          </table:table-cell>
          <table:table-cell table:style-name="ce4"/>
          <table:table-cell office:value-type="string" table:style-name="ce4">
            <text:p>Husholdningsbudsjett ;</text:p>
            <text:p>Konsumprisindeks ;</text:p>
            <text:p>Prisindeks ;</text:p>
            <text:p>Standardbudsjett</text:p>
          </table:table-cell>
          <table:table-cell table:number-columns-repeated="2" table:style-name="ce4"/>
          <table:table-cell table:number-columns-repeated="16375"/>
        </table:table-row>
        <table:table-row table:style-name="ro14">
          <table:table-cell table:number-columns-repeated="2" table:style-name="ce2"/>
          <table:table-cell table:number-columns-repeated="2" table:style-name="ce4"/>
          <table:table-cell office:value-type="string" table:style-name="ce2">
            <text:p>Gjeldsrådgivning</text:p>
          </table:table-cell>
          <table:table-cell table:style-name="ce2"/>
          <table:table-cell office:value-type="string" table:style-name="ce2">
            <text:p>Gjeldsoffer ;</text:p>
            <text:p>Gjeldsordning ;</text:p>
            <text:p>Gjeldsproblem ;</text:p>
            <text:p>Gjeldsrådgiving ;</text:p>
            <text:p>Inkasso ;</text:p>
            <text:p>Livsopphold ;</text:p>
            <text:p>Livsoppholdssatser</text:p>
          </table:table-cell>
          <table:table-cell table:style-name="ce4"/>
          <table:table-cell office:value-type="string" table:style-name="ce4">
            <text:p>Omsorg, trygd og sosiale tjenester</text:p>
          </table:table-cell>
          <table:table-cell table:number-columns-repeated="16375"/>
        </table:table-row>
        <table:table-row table:style-name="ro2">
          <table:table-cell table:number-columns-repeated="2" table:style-name="ce2"/>
          <table:table-cell office:value-type="string" table:style-name="ce4">
            <text:p>Varer og tjenester</text:p>
          </table:table-cell>
          <table:table-cell office:value-type="string" table:style-name="ce4">
            <text:p>Varer og tenester</text:p>
          </table:table-cell>
          <table:table-cell office:value-type="string" table:style-name="ce4">
            <text:p>Angrerett</text:p>
          </table:table-cell>
          <table:table-cell table:style-name="ce4"/>
          <table:table-cell office:value-type="string" table:style-name="ce4">
            <text:p>Angrefrist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Bytterett</text:p>
          </table:table-cell>
          <table:table-cell table:number-columns-repeated="4" table:style-name="ce4"/>
          <table:table-cell table:number-columns-repeated="16375"/>
        </table:table-row>
        <table:table-row table:style-name="ro4">
          <table:table-cell table:number-columns-repeated="2" table:style-name="ce2"/>
          <table:table-cell table:number-columns-repeated="2" table:style-name="ce4"/>
          <table:table-cell office:value-type="string" table:style-name="ce4">
            <text:p>E-handel</text:p>
          </table:table-cell>
          <table:table-cell table:style-name="ce4"/>
          <table:table-cell office:value-type="string" table:style-name="ce4">
            <text:p>Elektronisk handel ;</text:p>
            <text:p>Internetthandel ;</text:p>
            <text:p>Netthandel</text:p>
          </table:table-cell>
          <table:table-cell table:style-name="ce4"/>
          <table:table-cell office:value-type="string" table:style-name="ce4">
            <text:p>Næring</text:p>
          </table:table-cell>
          <table:table-cell table:number-columns-repeated="16375"/>
        </table:table-row>
        <table:table-row table:style-name="ro6">
          <table:table-cell table:number-columns-repeated="2" table:style-name="ce2"/>
          <table:table-cell table:number-columns-repeated="2" table:style-name="ce4"/>
          <table:table-cell office:value-type="string" table:style-name="ce4">
            <text:p>Etisk forbruk</text:p>
          </table:table-cell>
          <table:table-cell table:style-name="ce4"/>
          <table:table-cell office:value-type="string" table:style-name="ce4">
            <text:p>Energimerking ;</text:p>
            <text:p>Etisk handel ;</text:p>
            <text:p>Miljømerking ;</text:p>
            <text:p>Rettferdig handel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office:value-type="string" table:style-name="ce4">
            <text:p>Forbrukerklage</text:p>
          </table:table-cell>
          <table:table-cell table:style-name="ce4"/>
          <table:table-cell office:value-type="string" table:style-name="ce4">
            <text:p>Klagenemnder ;</text:p>
            <text:p>Reklamasjon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Forbrukertest</text:p>
          </table:table-cell>
          <table:table-cell table:number-columns-repeated="4"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Garanti</text:p>
          </table:table-cell>
          <table:table-cell table:number-columns-repeated="4" table:style-name="ce4"/>
          <table:table-cell table:number-columns-repeated="16375"/>
        </table:table-row>
        <table:table-row table:style-name="ro5">
          <table:table-cell table:number-columns-repeated="2" table:style-name="ce2"/>
          <table:table-cell table:number-columns-repeated="2" table:style-name="ce4"/>
          <table:table-cell office:value-type="string" table:style-name="ce4">
            <text:p>Kontrakt</text:p>
          </table:table-cell>
          <table:table-cell table:style-name="ce4"/>
          <table:table-cell office:value-type="string" table:style-name="ce4">
            <text:p>Husleiekontrakt ;</text:p>
            <text:p>Kjøpekontrakt ;</text:p>
            <text:p>Kjøpskontrakt ;</text:p>
            <text:p>Leiekontrakt ;</text:p>
            <text:p>Standardkontrakt</text:p>
          </table:table-cell>
          <table:table-cell office:value-type="string" table:style-name="ce4">
            <text:p>Eiendomskjøp ;</text:p>
            <text:p>Eiendomssalg ;</text:p>
            <text:p>Leieforhold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Kraftpris</text:p>
          </table:table-cell>
          <table:table-cell table:style-name="ce4"/>
          <table:table-cell office:value-type="string" table:style-name="ce4">
            <text:p>Strømpris</text:p>
          </table:table-cell>
          <table:table-cell office:value-type="string" table:style-name="ce4">
            <text:p>Energisparing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Postordresalg</text:p>
          </table:table-cell>
          <table:table-cell table:number-columns-repeated="4" table:style-name="ce4"/>
          <table:table-cell table:number-columns-repeated="16375"/>
        </table:table-row>
        <table:table-row table:style-name="ro4">
          <table:table-cell table:number-columns-repeated="2" table:style-name="ce2"/>
          <table:table-cell table:number-columns-repeated="2" table:style-name="ce4"/>
          <table:table-cell office:value-type="string" table:style-name="ce4">
            <text:p>Produktsikkerhet</text:p>
          </table:table-cell>
          <table:table-cell table:style-name="ce4"/>
          <table:table-cell office:value-type="string" table:style-name="ce4">
            <text:p>CE-merking ;</text:p>
            <text:p>Faremerking ;</text:p>
            <text:p>Produktmerking</text:p>
          </table:table-cell>
          <table:table-cell table:style-name="ce4"/>
          <table:table-cell office:value-type="string" table:style-name="ce4">
            <text:p>Næring</text:p>
          </table:table-cell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Reklame og telefonsalg</text:p>
          </table:table-cell>
          <table:table-cell table:style-name="ce4"/>
          <table:table-cell office:value-type="string" table:style-name="ce4">
            <text:p>Reservasjon</text:p>
          </table:table-cell>
          <table:table-cell table:number-columns-repeated="2" table:style-name="ce4"/>
          <table:table-cell table:number-columns-repeated="16375"/>
        </table:table-row>
        <table:table-row table:style-name="ro4">
          <table:table-cell table:number-columns-repeated="2" table:style-name="ce2"/>
          <table:table-cell table:style-name="ce4"/>
          <table:table-cell table:style-name="ce13"/>
          <table:table-cell office:value-type="string" table:style-name="ce6">
            <text:p>Telepris</text:p>
          </table:table-cell>
          <table:table-cell table:style-name="ce6"/>
          <table:table-cell office:value-type="string" table:style-name="ce6">
            <text:p>Fasttelefon ;</text:p>
            <text:p>Mobilpriser ;</text:p>
            <text:p>Mobiltelefon</text:p>
          </table:table-cell>
          <table:table-cell table:number-columns-repeated="2" table:style-name="ce4"/>
          <table:table-cell table:number-columns-repeated="16375"/>
        </table:table-row>
        <table:table-row table:style-name="ro4">
          <table:table-cell office:value-type="string" table:style-name="ce2">
            <text:p>Helse</text:p>
          </table:table-cell>
          <table:table-cell office:value-type="string" table:style-name="ce2">
            <text:p>Helse</text:p>
          </table:table-cell>
          <table:table-cell office:value-type="string" table:style-name="ce2">
            <text:p>Folkehelse</text:p>
          </table:table-cell>
          <table:table-cell office:value-type="string" table:style-name="ce2">
            <text:p>Folkehelse</text:p>
          </table:table-cell>
          <table:table-cell office:value-type="string" table:style-name="ce2">
            <text:p>Allergi</text:p>
          </table:table-cell>
          <table:table-cell table:style-name="ce2"/>
          <table:table-cell office:value-type="string" table:style-name="ce2">
            <text:p>Pollenallergi ;</text:p>
            <text:p>Pollenvarsel ;</text:p>
            <text:p>Pollenvarsling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Bioteknologi</text:p>
          </table:table-cell>
          <table:table-cell table:style-name="ce2"/>
          <table:table-cell office:value-type="string" table:style-name="ce2">
            <text:p>Fosterdiagnostikk ;<text:s/></text:p>
            <text:p>Genetiske undersøkelser ;<text:s/></text:p>
            <text:p>Genmodifisert mat ;<text:s/></text:p>
            <text:p>Genteknologi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Blodgiving</text:p>
          </table:table-cell>
          <table:table-cell table:style-name="ce2"/>
          <table:table-cell office:value-type="string" table:style-name="ce2">
            <text:p>Blodbank ;</text:p>
            <text:p>Blodgiver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rikkevann</text:p>
          </table:table-cell>
          <table:table-cell table:number-columns-repeated="2" table:style-name="ce2"/>
          <table:table-cell office:value-type="string" table:style-name="ce2">
            <text:p>Vann og avløp ;</text:p>
            <text:p>Vannforurensing</text:p>
          </table:table-cell>
          <table:table-cell table:number-columns-repeated="16376" table:style-name="ce2"/>
        </table:table-row>
        <table:table-row table:style-name="ro12">
          <table:table-cell table:number-columns-repeated="4" table:style-name="ce2"/>
          <table:table-cell office:value-type="string" table:style-name="ce2">
            <text:p>Ernæring</text:p>
          </table:table-cell>
          <table:table-cell table:style-name="ce2"/>
          <table:table-cell office:value-type="string" table:style-name="ce2">
            <text:p>E-stoffer ;</text:p>
            <text:p>Grønn resept ;<text:s/></text:p>
            <text:p>Kosthold ;</text:p>
            <text:p>Mat ;</text:p>
            <text:p>Matvarer ;</text:p>
            <text:p>Næringsmiddel ;</text:p>
            <text:p>Næringsmidler ;</text:p>
            <text:p>Tilsetningsstoffer ;</text:p>
            <text:p>Tilsettingsstoffer</text:p>
          </table:table-cell>
          <table:table-cell office:value-type="string" table:style-name="ce2">
            <text:p>Skolemåltid</text:p>
          </table:table-cell>
          <table:table-cell table:number-columns-repeated="16376" table:style-name="ce2"/>
        </table:table-row>
        <table:table-row table:style-name="ro4">
          <table:table-cell table:number-columns-repeated="4" table:style-name="ce2"/>
          <table:table-cell office:value-type="string" table:style-name="ce4">
            <text:p>Fysisk aktivitet</text:p>
          </table:table-cell>
          <table:table-cell table:style-name="ce4"/>
          <table:table-cell office:value-type="string" table:style-name="ce2">
            <text:p>Grønn resept ;</text:p>
            <text:p>Trening ;</text:p>
            <text:p>Trim</text:p>
          </table:table-cell>
          <table:table-cell table:number-columns-repeated="16377" table:style-name="ce2"/>
        </table:table-row>
        <table:table-row table:style-name="ro5">
          <table:table-cell table:number-columns-repeated="4" table:style-name="ce2"/>
          <table:table-cell office:value-type="string" table:style-name="ce2">
            <text:p>Gift</text:p>
          </table:table-cell>
          <table:table-cell table:style-name="ce2"/>
          <table:table-cell office:value-type="string" table:style-name="ce2">
            <text:p>Blåskjellvarsel ;</text:p>
            <text:p>Forgiftning ;</text:p>
            <text:p>Giftig ;<text:s/></text:p>
            <text:p>Giftinformasjon ;</text:p>
            <text:p>Løsemiddel</text:p>
          </table:table-cell>
          <table:table-cell table:number-columns-repeated="16377" table:style-name="ce2"/>
        </table:table-row>
        <table:table-row table:style-name="ro4">
          <table:table-cell table:number-columns-repeated="4" table:style-name="ce2"/>
          <table:table-cell office:value-type="string" table:style-name="ce2">
            <text:p>Innemiljø</text:p>
          </table:table-cell>
          <table:table-cell table:style-name="ce2"/>
          <table:table-cell office:value-type="string" table:style-name="ce2">
            <text:p>Hygiene ;</text:p>
            <text:p>Inneklima ;</text:p>
            <text:p>Renhold</text:p>
          </table:table-cell>
          <table:table-cell table:style-name="ce2"/>
          <table:table-cell office:value-type="string" table:style-name="ce2">
            <text:p>Skole og utdanning ;</text:p>
            <text:p>Arbeid</text:p>
          </table:table-cell>
          <table:table-cell table:number-columns-repeated="16375"/>
        </table:table-row>
        <table:table-row table:style-name="ro4">
          <table:table-cell table:number-columns-repeated="4" table:style-name="ce2"/>
          <table:table-cell office:value-type="string" table:style-name="ce2">
            <text:p>Organdonasjon</text:p>
          </table:table-cell>
          <table:table-cell table:style-name="ce2"/>
          <table:table-cell office:value-type="string" table:style-name="ce2">
            <text:p>Donor ;</text:p>
            <text:p>Donorkort ;</text:p>
            <text:p>Organdonor</text:p>
          </table:table-cell>
          <table:table-cell table:number-columns-repeated="16377" table:style-name="ce2"/>
        </table:table-row>
        <table:table-row table:style-name="ro3">
          <table:table-cell table:number-columns-repeated="4" table:style-name="ce2"/>
          <table:table-cell office:value-type="string" table:style-name="ce2">
            <text:p>Skadedyr</text:p>
          </table:table-cell>
          <table:table-cell table:style-name="ce2"/>
          <table:table-cell office:value-type="string" table:style-name="ce2">
            <text:p>Flått ;</text:p>
            <text:p>Hodelus ;</text:p>
            <text:p>Husbukk ;</text:p>
            <text:p>Kakerlakk ;</text:p>
            <text:p>Lus ;</text:p>
            <text:p>Maur ;</text:p>
            <text:p>Møll ;</text:p>
            <text:p>Mus ;</text:p>
            <text:p>Rotter ;</text:p>
            <text:p>Skadedyrsbekjempelse ;</text:p>
            <text:p>Skadedyrskontroll</text:p>
          </table:table-cell>
          <table:table-cell office:value-type="string" table:style-name="ce2">
            <text:p>Plantevern</text:p>
          </table:table-cell>
          <table:table-cell table:number-columns-repeated="16376" table:style-name="ce2"/>
        </table:table-row>
        <table:table-row table:style-name="ro18">
          <table:table-cell table:number-columns-repeated="4" table:style-name="ce2"/>
          <table:table-cell office:value-type="string" table:style-name="ce2">
            <text:p>Smittevern</text:p>
          </table:table-cell>
          <table:table-cell table:style-name="ce2"/>
          <table:table-cell office:value-type="string" table:style-name="ce2">
            <text:p>Epidemi ;</text:p>
            <text:p>Hygiene ;</text:p>
            <text:p>Karantene ;<text:s/></text:p>
            <text:p>Kjønnssykdom ;</text:p>
            <text:p>Pandemi ;</text:p>
            <text:p>Seksuelt overførbare sykdommer ;</text:p>
            <text:p>Smitte ;</text:p>
            <text:p>Vaksinasjonskort ;</text:p>
            <text:p>Vaksinasjonssertifikat ;<text:s text:c="2"/></text:p>
            <text:p>Vaksine ;</text:p>
            <text:p>Vaksinering</text:p>
          </table:table-cell>
          <table:table-cell table:number-columns-repeated="16377" table:style-name="ce2"/>
        </table:table-row>
        <table:table-row table:style-name="ro8">
          <table:table-cell table:number-columns-repeated="4" table:style-name="ce2"/>
          <table:table-cell office:value-type="string" table:style-name="ce2">
            <text:p>Strålevern</text:p>
          </table:table-cell>
          <table:table-cell table:style-name="ce2"/>
          <table:table-cell office:value-type="string" table:style-name="ce2">
            <text:p>Radioaktivitet ;</text:p>
            <text:p>Radon ;</text:p>
            <text:p>Stråling ;</text:p>
            <text:p>UV-stråling ;</text:p>
            <text:p>UV-varsel ;</text:p>
            <text:p>UV-varsling</text:p>
          </table:table-cell>
          <table:table-cell table:style-name="ce2"/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4">
          <table:table-cell table:number-columns-repeated="4" table:style-name="ce2"/>
          <table:table-cell office:value-type="string" table:style-name="ce4">
            <text:p>Støy</text:p>
          </table:table-cell>
          <table:table-cell table:style-name="ce4"/>
          <table:table-cell office:value-type="string" table:style-name="ce2">
            <text:p>Støyklage ;</text:p>
            <text:p>Støyskjerming ;</text:p>
            <text:p>Trafikkstøy</text:p>
          </table:table-cell>
          <table:table-cell table:style-name="ce2"/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12">
          <table:table-cell table:number-columns-repeated="4" table:style-name="ce2"/>
          <table:table-cell office:value-type="string" table:style-name="ce2">
            <text:p>Tobakk</text:p>
          </table:table-cell>
          <table:table-cell table:style-name="ce2"/>
          <table:table-cell office:value-type="string" table:style-name="ce2">
            <text:p>Nikotin ;</text:p>
            <text:p>Røykeavvenning ;</text:p>
            <text:p>Røykeslutt ;</text:p>
            <text:p>Røykestopp ;</text:p>
            <text:p>Røyketelefonen ;</text:p>
            <text:p>Røykfri ;</text:p>
            <text:p>Røyking ;</text:p>
            <text:p>Snus ;</text:p>
            <text:p>Tobakksskade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office:value-type="string" table:style-name="ce2">
            <text:p>Helsetjenester</text:p>
          </table:table-cell>
          <table:table-cell office:value-type="string" table:style-name="ce2">
            <text:p>Helsetenester</text:p>
          </table:table-cell>
          <table:table-cell office:value-type="string" table:style-name="ce2">
            <text:p>Alternativ behandling</text:p>
          </table:table-cell>
          <table:table-cell table:number-columns-repeated="16379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Behandlingsreise</text:p>
          </table:table-cell>
          <table:table-cell table:number-columns-repeated="16379" table:style-name="ce2"/>
        </table:table-row>
        <table:table-row table:style-name="ro2">
          <table:table-cell table:number-columns-repeated="2"/>
          <table:table-cell table:number-columns-repeated="2" table:style-name="ce14"/>
          <table:table-cell office:value-type="string" table:style-name="ce2">
            <text:p>Egenandel</text:p>
          </table:table-cell>
          <table:table-cell table:style-name="ce2"/>
          <table:table-cell office:value-type="string" table:style-name="ce2">
            <text:p>Frikort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Ergoterapi</text:p>
          </table:table-cell>
          <table:table-cell table:style-name="ce2"/>
          <table:table-cell office:value-type="string" table:style-name="ce2">
            <text:p>Ergoterapeut</text:p>
          </table:table-cell>
          <table:table-cell office:value-type="string" table:style-name="ce2">
            <text:p>Hjelpemidler</text:p>
          </table:table-cell>
          <table:table-cell table:number-columns-repeated="16376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Europeisk helsetrygdkort</text:p>
          </table:table-cell>
          <table:table-cell table:style-name="ce2"/>
          <table:table-cell office:value-type="string" table:style-name="ce2">
            <text:p>Helseforsikring ;</text:p>
            <text:p>Helsetrygdekort</text:p>
          </table:table-cell>
          <table:table-cell table:style-name="ce2"/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Fysioterapi</text:p>
          </table:table-cell>
          <table:table-cell table:style-name="ce2"/>
          <table:table-cell office:value-type="string" table:style-name="ce2">
            <text:p>Fysioterapeut ;</text:p>
            <text:p>Manuellterapeut ;</text:p>
            <text:p>Manuellterapi<text:s/></text:p>
          </table:table-cell>
          <table:table-cell office:value-type="string" table:style-name="ce2">
            <text:p>Hjelpemidler</text:p>
          </table:table-cell>
          <table:table-cell table:number-columns-repeated="16376" table:style-name="ce2"/>
        </table:table-row>
        <table:table-row table:style-name="ro8">
          <table:table-cell table:number-columns-repeated="2"/>
          <table:table-cell table:number-columns-repeated="2" table:style-name="ce2"/>
          <table:table-cell office:value-type="string" table:style-name="ce2">
            <text:p>Habilitering og rehabilitering</text:p>
          </table:table-cell>
          <table:table-cell table:style-name="ce2"/>
          <table:table-cell office:value-type="string" table:style-name="ce2">
            <text:p>Audiopedagog ;</text:p>
            <text:p>Barnehabilitering ;</text:p>
            <text:p>Behandlingsreise ;</text:p>
            <text:p>Logoped ;</text:p>
            <text:p>Rehabiliteringsopphold ;</text:p>
            <text:p>Voksenhabilitering</text:p>
          </table:table-cell>
          <table:table-cell office:value-type="string" table:style-name="ce2">
            <text:p>Rehabiliteringspenger</text:p>
          </table:table-cell>
          <table:table-cell table:number-columns-repeated="16376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Helsestasjon</text:p>
          </table:table-cell>
          <table:table-cell table:style-name="ce2"/>
          <table:table-cell office:value-type="string" table:style-name="ce2">
            <text:p>Barselgruppe ;</text:p>
            <text:p>Helsesøster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Kiropraktikk</text:p>
          </table:table-cell>
          <table:table-cell table:style-name="ce2"/>
          <table:table-cell office:value-type="string" table:style-name="ce2">
            <text:p>Kiropraktor</text:p>
          </table:table-cell>
          <table:table-cell table:number-columns-repeated="16377" table:style-name="ce2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Legemiddel</text:p>
          </table:table-cell>
          <table:table-cell table:style-name="ce2"/>
          <table:table-cell office:value-type="string" table:style-name="ce2">
            <text:p>Apotek ;</text:p>
            <text:p>Blå resept ;<text:s/></text:p>
            <text:p>Legemidler ;</text:p>
            <text:p>Medisin ;</text:p>
            <text:p>Medisinering ;</text:p>
            <text:p>Medisinutsalg ;</text:p>
            <text:p>Reseptbestilling ;</text:p>
            <text:p>Reseptfornyelse</text:p>
          </table:table-cell>
          <table:table-cell table:number-columns-repeated="16377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Legetjeneste</text:p>
          </table:table-cell>
          <table:table-cell table:style-name="ce2"/>
          <table:table-cell office:value-type="string" table:style-name="ce2">
            <text:p>Fastlege ;</text:p>
            <text:p>Legeattest ;</text:p>
            <text:p>Legeerklæring ;</text:p>
            <text:p>Legetime ;</text:p>
            <text:p>Legevakt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Skolehelsetjeneste</text:p>
          </table:table-cell>
          <table:table-cell table:style-name="ce2"/>
          <table:table-cell office:value-type="string" table:style-name="ce2">
            <text:p>Helsesøster ;</text:p>
            <text:p>Skolelege</text:p>
          </table:table-cell>
          <table:table-cell table:number-columns-repeated="16377" table:style-name="ce2"/>
        </table:table-row>
        <table:table-row table:style-name="ro18">
          <table:table-cell table:number-columns-repeated="2"/>
          <table:table-cell table:style-name="ce2"/>
          <table:table-cell table:style-name="ce11"/>
          <table:table-cell office:value-type="string" table:style-name="ce6">
            <text:p>Sykehjem</text:p>
          </table:table-cell>
          <table:table-cell table:style-name="ce6"/>
          <table:table-cell office:value-type="string" table:style-name="ce6">
            <text:p>Aldersheim ;</text:p>
            <text:p>Aldershjem ;</text:p>
            <text:p>Avlastningsopphold</text:p>
            <text:p>Langtidsopphold ;</text:p>
            <text:p>Pleieheim ;</text:p>
            <text:p>Pleiehjem ;</text:p>
            <text:p>Rehabiliteringsopphold ;</text:p>
            <text:p>Sykeheim ;</text:p>
            <text:p>Sykeheimsopphold ;</text:p>
            <text:p>Sykeheimsplass ;</text:p>
            <text:p>Sykehjemsopphold ;</text:p>
            <text:p>Sykehjemsplass</text:p>
          </table:table-cell>
          <table:table-cell table:style-name="ce2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Sykehus</text:p>
          </table:table-cell>
          <table:table-cell table:style-name="ce2"/>
          <table:table-cell office:value-type="string" table:style-name="ce2">
            <text:p>Fritt sykehusvalg ;</text:p>
            <text:p>Helseforetak ;</text:p>
            <text:p>Spesialisthelsetjeneste</text:p>
          </table:table-cell>
          <table:table-cell table:number-columns-repeated="16377" table:style-name="ce2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Tannhelsetjeneste</text:p>
          </table:table-cell>
          <table:table-cell table:style-name="ce2"/>
          <table:table-cell office:value-type="string" table:style-name="ce2">
            <text:p>Kjeveortopedi ;</text:p>
            <text:p>Periodontitt ;<text:s/></text:p>
            <text:p>Skoletannlege ;</text:p>
            <text:p>Tannbehandling ;</text:p>
            <text:p>Tannkjøttsykdom ;<text:s/></text:p>
            <text:p>Tannlegevakt ;</text:p>
            <text:p>Tannpleier ;</text:p>
            <text:p>Tannregulering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office:value-type="string" table:style-name="ce2">
            <text:p>Pasientrettigheter</text:p>
          </table:table-cell>
          <table:table-cell office:value-type="string" table:style-name="ce2">
            <text:p>Pasientrettar</text:p>
          </table:table-cell>
          <table:table-cell office:value-type="string" table:style-name="ce2">
            <text:p>Individuell plan</text:p>
          </table:table-cell>
          <table:table-cell table:number-columns-repeated="3" table:style-name="ce2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Pasientklage</text:p>
          </table:table-cell>
          <table:table-cell table:style-name="ce2"/>
          <table:table-cell office:value-type="string" table:style-name="ce2">
            <text:p>Pasientombud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Pasientskadeerstatning</text:p>
          </table:table-cell>
          <table:table-cell table:style-name="ce2"/>
          <table:table-cell office:value-type="string" table:style-name="ce2">
            <text:p>Pasientombud</text:p>
          </table:table-cell>
          <table:table-cell table:style-name="ce2"/>
          <table:table-cell office:value-type="string" table:style-name="ce2">
            <text:p>Rettslige spørsmål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string" table:style-name="ce2">
            <text:p>Psykisk helse</text:p>
          </table:table-cell>
          <table:table-cell office:value-type="string" table:style-name="ce2">
            <text:p>Psykisk helse</text:p>
          </table:table-cell>
          <table:table-cell office:value-type="string" table:style-name="ce2">
            <text:p>Mobbing</text:p>
          </table:table-cell>
          <table:table-cell table:number-columns-repeated="3" table:style-name="ce2"/>
          <table:table-cell office:value-type="string" table:style-name="ce2">
            <text:p>Skole og utdanning ;</text:p>
            <text:p>Arbeid</text:p>
          </table:table-cell>
          <table:table-cell table:number-columns-repeated="16375"/>
        </table:table-row>
        <table:table-row table:style-name="ro5">
          <table:table-cell table:number-columns-repeated="4" table:style-name="ce2"/>
          <table:table-cell office:value-type="string" table:style-name="ce2">
            <text:p>Pedagogisk-psykologisk tjeneste</text:p>
          </table:table-cell>
          <table:table-cell table:style-name="ce2"/>
          <table:table-cell office:value-type="string" table:style-name="ce2">
            <text:p>Audiopedagog ;<text:s/></text:p>
            <text:p>Logoped ;<text:s/></text:p>
            <text:p>PP-tjeneste ;</text:p>
            <text:p>PPT ;</text:p>
            <text:p>Spesialundervisning</text:p>
          </table:table-cell>
          <table:table-cell table:style-name="ce2"/>
          <table:table-cell office:value-type="string" table:style-name="ce2">
            <text:p>Skole og utdanning</text:p>
          </table:table-cell>
          <table:table-cell table:number-columns-repeated="16375"/>
        </table:table-row>
        <table:table-row table:style-name="ro12">
          <table:table-cell table:number-columns-repeated="4" table:style-name="ce2"/>
          <table:table-cell office:value-type="string" table:style-name="ce2">
            <text:p>Psykisk helsevern</text:p>
          </table:table-cell>
          <table:table-cell table:style-name="ce2"/>
          <table:table-cell office:value-type="string" table:style-name="ce2">
            <text:p>Barne- og ungdomspsykiatrisk poliklinikk ;</text:p>
            <text:p>Barnepsykiatri ;</text:p>
            <text:p>BUP ;</text:p>
            <text:p>Psykiatri ;</text:p>
            <text:p>Psykiske lidelser ;</text:p>
            <text:p>Psykolog ;</text:p>
            <text:p>Ungdomspsykiatri</text:p>
          </table:table-cell>
          <table:table-cell table:number-columns-repeated="16377" table:style-name="ce2"/>
        </table:table-row>
        <table:table-row table:style-name="ro20">
          <table:table-cell table:number-columns-repeated="4" table:style-name="ce2"/>
          <table:table-cell office:value-type="string" table:style-name="ce2">
            <text:p>Rustiltak</text:p>
          </table:table-cell>
          <table:table-cell table:style-name="ce2"/>
          <table:table-cell office:value-type="string" table:style-name="ce2">
            <text:p>Avrusning ;</text:p>
            <text:p>Avvenning ;</text:p>
            <text:p>LAR ;</text:p>
            <text:p>Legemiddelassistert rehabilitering ;</text:p>
            <text:p>Metadon ;</text:p>
            <text:p>Narkotika ;</text:p>
            <text:p>Rusbehandling ;</text:p>
            <text:p>Rusmiddelmisbruk</text:p>
            <text:p>Rusmiddelomsorg ;</text:p>
            <text:p>Rusmiddeltiltak ;</text:p>
            <text:p>Rusmisbruk ;</text:p>
            <text:p>Rusomsorg</text:p>
          </table:table-cell>
          <table:table-cell office:value-type="string" table:style-name="ce2">
            <text:p>Doping</text:p>
          </table:table-cell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Spilleavhengighet</text:p>
          </table:table-cell>
          <table:table-cell table:style-name="ce2"/>
          <table:table-cell office:value-type="string" table:style-name="ce2">
            <text:p>Spillegalskap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2"/>
          <table:table-cell office:value-type="string" table:style-name="ce2">
            <text:p>Svangerskap og fødsel</text:p>
          </table:table-cell>
          <table:table-cell office:value-type="string" table:style-name="ce2">
            <text:p>Svangerskap og fødsel</text:p>
          </table:table-cell>
          <table:table-cell office:value-type="string" table:style-name="ce4">
            <text:p>Abort</text:p>
          </table:table-cell>
          <table:table-cell table:style-name="ce4"/>
          <table:table-cell office:value-type="string" table:style-name="ce2">
            <text:p>Svangerskapsavbrudd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Prevensjon</text:p>
          </table:table-cell>
          <table:table-cell table:style-name="ce2"/>
          <table:table-cell office:value-type="string" table:style-name="ce2">
            <text:p>Sterilisering</text:p>
          </table:table-cell>
          <table:table-cell table:number-columns-repeated="16377" table:style-name="ce2"/>
        </table:table-row>
        <table:table-row table:style-name="ro14">
          <table:table-cell table:number-columns-repeated="4" table:style-name="ce2"/>
          <table:table-cell office:value-type="string" table:style-name="ce2">
            <text:p>Svangerskapsomsorg</text:p>
          </table:table-cell>
          <table:table-cell table:style-name="ce2"/>
          <table:table-cell office:value-type="string" table:style-name="ce2">
            <text:p>Fosterdiagnostikk ;<text:s/></text:p>
            <text:p>Fødsel ;</text:p>
            <text:p>Graviditet ;</text:p>
            <text:p>Hjemmefødsel ;</text:p>
            <text:p>Jordmortjeneste ;</text:p>
            <text:p>Svangerskap ;</text:p>
            <text:p>Svangerskapskontroll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Ufrivillig barnløshet</text:p>
          </table:table-cell>
          <table:table-cell table:style-name="ce2"/>
          <table:table-cell office:value-type="string" table:style-name="ce2">
            <text:p>Assistert befruktning ;</text:p>
            <text:p>In vitro-befruktning ;</text:p>
            <text:p>Kunstig befruktning ;</text:p>
            <text:p>Prøverørsbefruktning</text:p>
          </table:table-cell>
          <table:table-cell office:value-type="string" table:style-name="ce2">
            <text:p>Adopsjon</text:p>
          </table:table-cell>
          <table:table-cell table:number-columns-repeated="16376" table:style-name="ce2"/>
        </table:table-row>
        <table:table-row table:style-name="ro8">
          <table:table-cell office:value-type="string" table:style-name="ce2">
            <text:p>Individ og samfunn</text:p>
          </table:table-cell>
          <table:table-cell office:value-type="string" table:style-name="ce2">
            <text:p>Individ og samfunn</text:p>
          </table:table-cell>
          <table:table-cell office:value-type="string" table:style-name="ce4">
            <text:p>Beredskap og forsvar</text:p>
          </table:table-cell>
          <table:table-cell office:value-type="string" table:style-name="ce4">
            <text:p>Beredskap og forsvar</text:p>
          </table:table-cell>
          <table:table-cell office:value-type="string" table:style-name="ce4">
            <text:p>Brann- og eksplosjonsvern</text:p>
          </table:table-cell>
          <table:table-cell table:style-name="ce4"/>
          <table:table-cell office:value-type="string" table:style-name="ce4">
            <text:p>Brannfarlig vare ;</text:p>
            <text:p>Brannvern ;</text:p>
            <text:p>Brannvesen ;<text:s/></text:p>
            <text:p>Eksplosiver ;</text:p>
            <text:p>Ildsted ;</text:p>
            <text:p>Sprengstoff</text:p>
          </table:table-cell>
          <table:table-cell office:value-type="string" table:style-name="ce4">
            <text:p>Fyrverkeri</text:p>
          </table:table-cell>
          <table:table-cell table:style-name="ce4"/>
          <table:table-cell table:number-columns-repeated="16375"/>
        </table:table-row>
        <table:table-row table:style-name="ro4">
          <table:table-cell table:number-columns-repeated="2" table:style-name="ce2"/>
          <table:table-cell table:number-columns-repeated="2" table:style-name="ce4"/>
          <table:table-cell office:value-type="string" table:style-name="ce4">
            <text:p>Krisehåndtering</text:p>
          </table:table-cell>
          <table:table-cell table:style-name="ce4"/>
          <table:table-cell office:value-type="string" table:style-name="ce4">
            <text:p>Beredskapsplaner ;<text:s/></text:p>
            <text:p>Redningstjeneste ;</text:p>
            <text:p>Sivilforsvaret<text:s/></text:p>
          </table:table-cell>
          <table:table-cell table:number-columns-repeated="2" table:style-name="ce4"/>
          <table:table-cell table:number-columns-repeated="16375"/>
        </table:table-row>
        <table:table-row table:style-name="ro9">
          <table:table-cell table:number-columns-repeated="2" table:style-name="ce2"/>
          <table:table-cell table:number-columns-repeated="2" table:style-name="ce4"/>
          <table:table-cell office:value-type="string" table:style-name="ce4">
            <text:p>Verneplikt</text:p>
          </table:table-cell>
          <table:table-cell table:style-name="ce4"/>
          <table:table-cell office:value-type="string" table:style-name="ce4">
            <text:p>Førstegangstjeneste ;</text:p>
            <text:p>Innrullering ;</text:p>
            <text:p>Militærnekting ;</text:p>
            <text:p>Militært tjenestebevis ;</text:p>
            <text:p>Sesjon ;</text:p>
            <text:p>Sivilarbeid ;</text:p>
            <text:p>Siviltjeneste ;</text:p>
            <text:p>Tjenestebevis</text:p>
          </table:table-cell>
          <table:table-cell table:number-columns-repeated="2" table:style-name="ce4"/>
          <table:table-cell table:number-columns-repeated="16375"/>
        </table:table-row>
        <table:table-row table:style-name="ro6">
          <table:table-cell table:number-columns-repeated="2" table:style-name="ce2"/>
          <table:table-cell office:value-type="string" table:style-name="ce4">
            <text:p>Flagg og ordener</text:p>
          </table:table-cell>
          <table:table-cell office:value-type="string" table:style-name="ce4">
            <text:p>Flagg og ordenar</text:p>
          </table:table-cell>
          <table:table-cell office:value-type="string" table:style-name="ce4">
            <text:p>Flagg</text:p>
          </table:table-cell>
          <table:table-cell table:style-name="ce4"/>
          <table:table-cell office:value-type="string" table:style-name="ce4">
            <text:p>Flaggbruk ;</text:p>
            <text:p>Flaggdager ;</text:p>
            <text:p>Flagging ;</text:p>
            <text:p>Flaggregler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office:value-type="string" table:style-name="ce4">
            <text:p>Fortjenstmedaljer og ordener</text:p>
          </table:table-cell>
          <table:table-cell table:style-name="ce4"/>
          <table:table-cell office:value-type="string" table:style-name="ce4">
            <text:p>Kongens fortjenstmedalje ;</text:p>
            <text:p>St. Olavs orden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4">
            <text:p>Innbyggerrettigheter</text:p>
          </table:table-cell>
          <table:table-cell office:value-type="string" table:style-name="ce4">
            <text:p>Innbyggjarrettar</text:p>
          </table:table-cell>
          <table:table-cell office:value-type="string" table:style-name="ce4">
            <text:p>Flyktninger og asyl</text:p>
          </table:table-cell>
          <table:table-cell table:style-name="ce4"/>
          <table:table-cell office:value-type="string" table:style-name="ce4">
            <text:p>Asylmottak ;</text:p>
            <text:p>Transittmottak</text:p>
          </table:table-cell>
          <table:table-cell table:number-columns-repeated="2" table:style-name="ce4"/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4"/>
          <table:table-cell office:value-type="string" table:style-name="ce4">
            <text:p>Folkeregister</text:p>
          </table:table-cell>
          <table:table-cell table:style-name="ce4"/>
          <table:table-cell office:value-type="string" table:style-name="ce4">
            <text:p>D-nummer ;</text:p>
            <text:p>Fødselsattest ;<text:s/></text:p>
            <text:p>Fødselsnummer ;</text:p>
            <text:p>Personnummer ;</text:p>
            <text:p>Personregister</text:p>
          </table:table-cell>
          <table:table-cell office:value-type="string" table:style-name="ce4">
            <text:p>Flyttemelding</text:p>
          </table:table-cell>
          <table:table-cell table:style-name="ce4"/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4"/>
          <table:table-cell office:value-type="string" table:style-name="ce4">
            <text:p>Inkludering og likestilling</text:p>
          </table:table-cell>
          <table:table-cell table:style-name="ce4"/>
          <table:table-cell office:value-type="string" table:style-name="ce4">
            <text:p>Antirasisme ;</text:p>
            <text:p>Diskriminering ;</text:p>
            <text:p>Integrering ;</text:p>
            <text:p>Likelønn ;</text:p>
            <text:p>Rasisme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Innsynsrett</text:p>
          </table:table-cell>
          <table:table-cell table:style-name="ce4"/>
          <table:table-cell office:value-type="string" table:style-name="ce4">
            <text:p>Miljøinformasjon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Menneskerettigheter</text:p>
          </table:table-cell>
          <table:table-cell table:number-columns-repeated="4" table:style-name="ce4"/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4"/>
          <table:table-cell office:value-type="string" table:style-name="ce4">
            <text:p>Oppholdstillatelse</text:p>
          </table:table-cell>
          <table:table-cell table:style-name="ce4"/>
          <table:table-cell office:value-type="string" table:style-name="ce4">
            <text:p>Arbeidsinnvandring ;</text:p>
            <text:p>Bosettingstillatelse ;</text:p>
            <text:p>Familiegjenforening ;</text:p>
            <text:p>Familieinnvandring ;</text:p>
            <text:p>Innvandring</text:p>
          </table:table-cell>
          <table:table-cell office:value-type="string" table:style-name="ce4">
            <text:p>Arbeidstillatelse</text:p>
          </table:table-cell>
          <table:table-cell table:style-name="ce4"/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4"/>
          <table:table-cell office:value-type="string" table:style-name="ce4">
            <text:p>Pass</text:p>
          </table:table-cell>
          <table:table-cell table:style-name="ce4"/>
          <table:table-cell office:value-type="string" table:style-name="ce4">
            <text:p>Legitimasjon ;</text:p>
            <text:p>Reisebevis ;</text:p>
            <text:p>Reisedokument ;</text:p>
            <text:p>Schengen-avtalen ;</text:p>
            <text:p>Utlendingspass</text:p>
          </table:table-cell>
          <table:table-cell table:style-name="ce4"/>
          <table:table-cell office:value-type="string" table:style-name="ce4">
            <text:p>Kultur og fritid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4"/>
          <table:table-cell office:value-type="string" table:style-name="ce4">
            <text:p>Personnavn</text:p>
          </table:table-cell>
          <table:table-cell table:style-name="ce4"/>
          <table:table-cell office:value-type="string" table:style-name="ce2">
            <text:p>Etternavn ;</text:p>
            <text:p>Fornavn ;</text:p>
            <text:p>Mellomnavn ;</text:p>
            <text:p>Navneendring ;</text:p>
            <text:p>Slektsnavn</text:p>
          </table:table-cell>
          <table:table-cell table:style-name="ce4"/>
          <table:table-cell office:value-type="string" table:style-name="ce4">
            <text:p>Barn og familie</text:p>
          </table:table-cell>
          <table:table-cell table:number-columns-repeated="16375"/>
        </table:table-row>
        <table:table-row table:style-name="ro14">
          <table:table-cell table:number-columns-repeated="2"/>
          <table:table-cell table:number-columns-repeated="2" table:style-name="ce4"/>
          <table:table-cell office:value-type="string" table:style-name="ce4">
            <text:p>Personvern</text:p>
          </table:table-cell>
          <table:table-cell table:style-name="ce4"/>
          <table:table-cell office:value-type="string" table:style-name="ce4">
            <text:p>Kredittopplysninger ;</text:p>
            <text:p>Overvåkning ;</text:p>
            <text:p>Persondata ;</text:p>
            <text:p>Personopplysninger ;<text:s/></text:p>
            <text:p>Personregister ;<text:s/></text:p>
            <text:p>Taushetserklæring ;</text:p>
            <text:p>Taushetsplikt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Statsborgerskap</text:p>
          </table:table-cell>
          <table:table-cell table:number-columns-repeated="4" table:style-name="ce4"/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4"/>
          <table:table-cell office:value-type="string" table:style-name="ce4">
            <text:p>Verge</text:p>
          </table:table-cell>
          <table:table-cell table:style-name="ce4"/>
          <table:table-cell office:value-type="string" table:style-name="ce4">
            <text:p>Hjelpeverge ;</text:p>
            <text:p>Mindreårig ;</text:p>
            <text:p>Overformynderiet ;<text:s/></text:p>
            <text:p>Umyndig ;</text:p>
            <text:p>Vergemål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8">
            <text:p>Visum</text:p>
          </table:table-cell>
          <table:table-cell table:style-name="ce8"/>
          <table:table-cell table:number-columns-repeated="2" table:style-name="ce4"/>
          <table:table-cell office:value-type="string" table:style-name="ce4">
            <text:p>Kultur og fritid</text:p>
          </table:table-cell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">
            <text:p>Media og kommunikasjon</text:p>
          </table:table-cell>
          <table:table-cell office:value-type="string" table:style-name="ce4">
            <text:p>Media og kommunikasjon</text:p>
          </table:table-cell>
          <table:table-cell office:value-type="string" table:style-name="ce4">
            <text:p>Internett</text:p>
          </table:table-cell>
          <table:table-cell table:style-name="ce4"/>
          <table:table-cell office:value-type="string" table:style-name="ce4">
            <text:p>Bredbånd ;</text:p>
            <text:p>Domenenavn ;</text:p>
            <text:p>Domeneregistrering</text:p>
          </table:table-cell>
          <table:table-cell office:value-type="string" table:style-name="ce4">
            <text:p>E-handel ;</text:p>
            <text:p>Telepris</text:p>
          </table:table-cell>
          <table:table-cell table:style-name="ce4"/>
          <table:table-cell table:number-columns-repeated="16375"/>
        </table:table-row>
        <table:table-row table:style-name="ro12">
          <table:table-cell table:number-columns-repeated="2"/>
          <table:table-cell table:number-columns-repeated="2" table:style-name="ce4"/>
          <table:table-cell office:value-type="string" table:style-name="ce4">
            <text:p>Kringkasting</text:p>
          </table:table-cell>
          <table:table-cell table:style-name="ce4"/>
          <table:table-cell office:value-type="string" table:style-name="ce4">
            <text:p>Fjernsyn ;</text:p>
            <text:p>Frekvenstillatelse ;</text:p>
            <text:p>Kabel-TV ;</text:p>
            <text:p>Lokalfjernsyn ;</text:p>
            <text:p>Lokalradio ;</text:p>
            <text:p>Lokal-TV ;</text:p>
            <text:p>Radio ;</text:p>
            <text:p>Sendetid ;</text:p>
            <text:p>TV</text:p>
          </table:table-cell>
          <table:table-cell office:value-type="string" table:style-name="ce4">
            <text:p>Kringkastingsavgift</text:p>
          </table:table-cell>
          <table:table-cell table:style-name="ce4"/>
          <table:table-cell table:number-columns-repeated="16375"/>
        </table:table-row>
        <table:table-row table:style-name="ro8">
          <table:table-cell table:number-columns-repeated="2"/>
          <table:table-cell table:number-columns-repeated="2" table:style-name="ce4"/>
          <table:table-cell office:value-type="string" table:style-name="ce4">
            <text:p>Post</text:p>
          </table:table-cell>
          <table:table-cell table:style-name="ce4"/>
          <table:table-cell office:value-type="string" table:style-name="ce4">
            <text:p>Adresseendring ;</text:p>
            <text:p>Adresseforandring ;</text:p>
            <text:p>Omadressering ;</text:p>
            <text:p>Portotakst ;<text:s/></text:p>
            <text:p>Postadressebok ;</text:p>
            <text:p>Postnummer</text:p>
          </table:table-cell>
          <table:table-cell table:number-columns-repeated="2" table:style-name="ce4"/>
          <table:table-cell table:number-columns-repeated="16375"/>
        </table:table-row>
        <table:table-row table:style-name="ro6">
          <table:table-cell table:number-columns-repeated="2"/>
          <table:table-cell table:number-columns-repeated="2" table:style-name="ce4"/>
          <table:table-cell office:value-type="string" table:style-name="ce4">
            <text:p>Presse</text:p>
          </table:table-cell>
          <table:table-cell table:style-name="ce4"/>
          <table:table-cell office:value-type="string" table:style-name="ce4">
            <text:p>Avis ;</text:p>
            <text:p>Dagsavis ;</text:p>
            <text:p>Konsernavis ;</text:p>
            <text:p>Lokalavis<text:s/></text:p>
          </table:table-cell>
          <table:table-cell table:number-columns-repeated="2" table:style-name="ce4"/>
          <table:table-cell table:number-columns-repeated="16375"/>
        </table:table-row>
        <table:table-row table:style-name="ro6">
          <table:table-cell table:number-columns-repeated="2" table:style-name="ce2"/>
          <table:table-cell table:number-columns-repeated="2" table:style-name="ce4"/>
          <table:table-cell office:value-type="string" table:style-name="ce4">
            <text:p>Telefon</text:p>
          </table:table-cell>
          <table:table-cell table:style-name="ce4"/>
          <table:table-cell office:value-type="string" table:style-name="ce4">
            <text:p>Nummeropplysning ;</text:p>
            <text:p>Telefonkatalogen ;</text:p>
            <text:p>Telefonnummer ;</text:p>
            <text:p>Teleutstyr</text:p>
          </table:table-cell>
          <table:table-cell office:value-type="string" table:style-name="ce4">
            <text:p>Telepris</text:p>
          </table:table-cell>
          <table:table-cell table:style-name="ce4"/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string" table:style-name="ce4">
            <text:p>Politikk og valg</text:p>
          </table:table-cell>
          <table:table-cell office:value-type="string" table:style-name="ce4">
            <text:p>Politikk og val</text:p>
          </table:table-cell>
          <table:table-cell office:value-type="string" table:style-name="ce4">
            <text:p>Innbyggerinitiativ</text:p>
          </table:table-cell>
          <table:table-cell table:style-name="ce4"/>
          <table:table-cell office:value-type="string" table:style-name="ce4">
            <text:p/>
            <text:p/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office:value-type="string" table:style-name="ce4">
            <text:p>Politiske partier</text:p>
          </table:table-cell>
          <table:table-cell table:style-name="ce4"/>
          <table:table-cell office:value-type="string" table:style-name="ce4">
            <text:p>Partiprogram ;</text:p>
            <text:p>Partistøtte</text:p>
          </table:table-cell>
          <table:table-cell table:number-columns-repeated="2" table:style-name="ce4"/>
          <table:table-cell table:number-columns-repeated="16375"/>
        </table:table-row>
        <table:table-row table:style-name="ro15">
          <table:table-cell table:number-columns-repeated="2" table:style-name="ce2"/>
          <table:table-cell table:number-columns-repeated="2" table:style-name="ce4"/>
          <table:table-cell office:value-type="string" table:style-name="ce4">
            <text:p>Valg</text:p>
          </table:table-cell>
          <table:table-cell table:style-name="ce4"/>
          <table:table-cell office:value-type="string" table:style-name="ce4">
            <text:p>Folkeavstemning ;</text:p>
            <text:p>Forhåndsstemming ;</text:p>
            <text:p>Fylkestingsvalg ;</text:p>
            <text:p>Kommunestyrevalg ;</text:p>
            <text:p>Kommunevalg ;</text:p>
            <text:p>Listeforslag ;<text:s/></text:p>
            <text:p>Manntall ;</text:p>
            <text:p>Samemanntall ;</text:p>
            <text:p>Sametingsvalg ;</text:p>
            <text:p>Stemmerett ;</text:p>
            <text:p>Stemmeseddel ;</text:p>
            <text:p>Stortingsvalg ,</text:p>
            <text:p>Valgkort ;</text:p>
            <text:p>Valgresultat</text:p>
          </table:table-cell>
          <table:table-cell table:number-columns-repeated="2" table:style-name="ce4"/>
          <table:table-cell table:number-columns-repeated="16375"/>
        </table:table-row>
        <table:table-row table:style-name="ro5">
          <table:table-cell table:number-columns-repeated="2" table:style-name="ce2"/>
          <table:table-cell office:value-type="string" table:style-name="ce4">
            <text:p>Religion og livssyn</text:p>
          </table:table-cell>
          <table:table-cell office:value-type="string" table:style-name="ce4">
            <text:p>Religion og livssyn</text:p>
          </table:table-cell>
          <table:table-cell office:value-type="string" table:style-name="ce4">
            <text:p>Den norske kirke</text:p>
          </table:table-cell>
          <table:table-cell table:style-name="ce4"/>
          <table:table-cell office:value-type="string" table:style-name="ce4">
            <text:p>Dåp ;</text:p>
            <text:p>Kirken ;<text:s/></text:p>
            <text:p>Konfimasjon ;</text:p>
            <text:p>Menighet ;</text:p>
            <text:p>Statskirken</text:p>
          </table:table-cell>
          <table:table-cell office:value-type="string" table:style-name="ce4">
            <text:p>Ekteskap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office:value-type="string" table:style-name="ce4">
            <text:p>Tros- og livssynssamfunn</text:p>
          </table:table-cell>
          <table:table-cell table:style-name="ce4"/>
          <table:table-cell office:value-type="string" table:style-name="ce4">
            <text:p>Trossamfunn</text:p>
          </table:table-cell>
          <table:table-cell office:value-type="string" table:style-name="ce4">
            <text:p>Ekteskap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office:value-type="string" table:style-name="ce4">
            <text:p>Samfunnsplanlegging</text:p>
          </table:table-cell>
          <table:table-cell office:value-type="string" table:style-name="ce4">
            <text:p>Samfunnsplanlegging</text:p>
          </table:table-cell>
          <table:table-cell office:value-type="string" table:style-name="ce4">
            <text:p>Fylkesplanlegging</text:p>
          </table:table-cell>
          <table:table-cell table:style-name="ce4"/>
          <table:table-cell office:value-type="string" table:style-name="ce4">
            <text:p>KOSTRA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office:value-type="string" table:style-name="ce4">
            <text:p>Kommuneplanlegging</text:p>
          </table:table-cell>
          <table:table-cell table:style-name="ce4"/>
          <table:table-cell office:value-type="string" table:style-name="ce4">
            <text:p>Arealplanlegging ;</text:p>
            <text:p>KOSTRA</text:p>
          </table:table-cell>
          <table:table-cell table:number-columns-repeated="2" table:style-name="ce4"/>
          <table:table-cell table:number-columns-repeated="16375"/>
        </table:table-row>
        <table:table-row table:style-name="ro6">
          <table:table-cell table:number-columns-repeated="2" table:style-name="ce2"/>
          <table:table-cell table:number-columns-repeated="2" table:style-name="ce4"/>
          <table:table-cell office:value-type="string" table:style-name="ce4">
            <text:p>Reguleringsplan</text:p>
          </table:table-cell>
          <table:table-cell table:style-name="ce4"/>
          <table:table-cell office:value-type="string" table:style-name="ce4">
            <text:p>Arealplanlegging ;</text:p>
            <text:p>Bebyggelsesplan ;</text:p>
            <text:p>Ekspropriasjon ;</text:p>
            <text:p>Reguleringsforskrift<text:s/></text:p>
          </table:table-cell>
          <table:table-cell office:value-type="string" table:style-name="ce4">
            <text:p>Byggesak ;</text:p>
            <text:p>Vegbygging</text:p>
          </table:table-cell>
          <table:table-cell table:style-name="ce4"/>
          <table:table-cell table:number-columns-repeated="16375"/>
        </table:table-row>
        <table:table-row table:style-name="ro6">
          <table:table-cell table:number-columns-repeated="2" table:style-name="ce2"/>
          <table:table-cell office:value-type="string" table:style-name="ce4">
            <text:p>Språk</text:p>
          </table:table-cell>
          <table:table-cell office:value-type="string" table:style-name="ce4">
            <text:p>Språk</text:p>
          </table:table-cell>
          <table:table-cell office:value-type="string" table:style-name="ce4">
            <text:p>Norsk språk</text:p>
          </table:table-cell>
          <table:table-cell table:style-name="ce4"/>
          <table:table-cell office:value-type="string" table:style-name="ce4">
            <text:p>Bokmål ;</text:p>
            <text:p>Målform ;</text:p>
            <text:p>Nynorsk ;</text:p>
            <text:p>Sidemål</text:p>
          </table:table-cell>
          <table:table-cell office:value-type="string" table:style-name="ce4">
            <text:p>Norskopplæring ;</text:p>
            <text:p>Særskilt norskopplæring</text:p>
          </table:table-cell>
          <table:table-cell table:style-name="ce4"/>
          <table:table-cell table:number-columns-repeated="16375"/>
        </table:table-row>
        <table:table-row table:style-name="ro1">
          <table:table-cell table:number-columns-repeated="2" table:style-name="ce2"/>
          <table:table-cell table:number-columns-repeated="2" table:style-name="ce4"/>
          <table:table-cell office:value-type="string" table:style-name="ce4">
            <text:p>Oversetting</text:p>
          </table:table-cell>
          <table:table-cell table:style-name="ce4"/>
          <table:table-cell office:value-type="string" table:style-name="ce4">
            <text:p>Tolking ;</text:p>
            <text:p>Translatør</text:p>
          </table:table-cell>
          <table:table-cell table:number-columns-repeated="2" table:style-name="ce4"/>
          <table:table-cell table:number-columns-repeated="16375"/>
        </table:table-row>
        <table:table-row table:style-name="ro4">
          <table:table-cell table:number-columns-repeated="2" table:style-name="ce2"/>
          <table:table-cell table:number-columns-repeated="2" table:style-name="ce4"/>
          <table:table-cell office:value-type="string" table:style-name="ce4">
            <text:p>Samisk språk</text:p>
          </table:table-cell>
          <table:table-cell table:style-name="ce4"/>
          <table:table-cell office:value-type="string" table:style-name="ce4">
            <text:p>Lulesamisk ;</text:p>
            <text:p>Nordsamisk ;</text:p>
            <text:p>Sørsamisk</text:p>
          </table:table-cell>
          <table:table-cell table:number-columns-repeated="2" table:style-name="ce4"/>
          <table:table-cell table:number-columns-repeated="16375"/>
        </table:table-row>
        <table:table-row table:style-name="ro4">
          <table:table-cell table:number-columns-repeated="2" table:style-name="ce2"/>
          <table:table-cell table:number-columns-repeated="2" table:style-name="ce4"/>
          <table:table-cell office:value-type="string" table:style-name="ce4">
            <text:p>Språkkurs og -test</text:p>
          </table:table-cell>
          <table:table-cell table:style-name="ce4"/>
          <table:table-cell office:value-type="string" table:style-name="ce4">
            <text:p>Bergenstesten ;</text:p>
            <text:p>Språktest ;</text:p>
            <text:p>TOEFL-testen</text:p>
          </table:table-cell>
          <table:table-cell office:value-type="string" table:style-name="ce4">
            <text:p>Norskopplæring<text:s/></text:p>
          </table:table-cell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Kultur og fritid</text:p>
          </table:table-cell>
          <table:table-cell office:value-type="string" table:style-name="ce2">
            <text:p>Kultur og fritid</text:p>
          </table:table-cell>
          <table:table-cell office:value-type="string" table:style-name="ce2">
            <text:p>Fritid</text:p>
          </table:table-cell>
          <table:table-cell office:value-type="string" table:style-name="ce2">
            <text:p>Fritid</text:p>
          </table:table-cell>
          <table:table-cell office:value-type="string" table:style-name="ce2">
            <text:p>Eldresenter</text:p>
          </table:table-cell>
          <table:table-cell table:style-name="ce2"/>
          <table:table-cell office:value-type="string" table:style-name="ce2">
            <text:p>Seniorsenter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Fritidskontakt</text:p>
          </table:table-cell>
          <table:table-cell table:style-name="ce2"/>
          <table:table-cell office:value-type="string" table:style-name="ce2">
            <text:p>Fritidsassistent</text:p>
          </table:table-cell>
          <table:table-cell office:value-type="string" table:style-name="ce2">
            <text:p>Støttekontakt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4">
            <text:p>Frivillighetssentral</text:p>
          </table:table-cell>
          <table:table-cell table:style-name="ce4"/>
          <table:table-cell table:number-columns-repeated="16378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Kultur- og musikkskole</text:p>
          </table:table-cell>
          <table:table-cell table:style-name="ce2"/>
          <table:table-cell office:value-type="string" table:style-name="ce2">
            <text:p>Kulturskole</text:p>
          </table:table-cell>
          <table:table-cell table:number-columns-repeated="16377" table:style-name="ce2"/>
        </table:table-row>
        <table:table-row table:style-name="ro7">
          <table:table-cell table:number-columns-repeated="2"/>
          <table:table-cell table:number-columns-repeated="2" table:style-name="ce2"/>
          <table:table-cell office:value-type="string" table:style-name="ce2">
            <text:p>Kulturaktiviteter</text:p>
          </table:table-cell>
          <table:table-cell table:style-name="ce2"/>
          <table:table-cell office:value-type="string" table:style-name="ce2">
            <text:p>Amatørteater ;</text:p>
            <text:p>Ballett ;</text:p>
            <text:p>Dans ;</text:p>
            <text:p>Filmklubb ;</text:p>
            <text:p>Folkedans ;</text:p>
            <text:p>Kor ;</text:p>
            <text:p>Korps ;</text:p>
            <text:p>Leikarring ;</text:p>
            <text:p>Musikkteater ;</text:p>
            <text:p>Musikkverksted ;</text:p>
            <text:p>Orkester ;</text:p>
            <text:p>Revy ;</text:p>
            <text:p>Rockeverksted ;</text:p>
            <text:p>Sangkor ;</text:p>
            <text:p>Skolekor ;</text:p>
            <text:p>Skolekorps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Lag og foreninger</text:p>
          </table:table-cell>
          <table:table-cell table:style-name="ce2"/>
          <table:table-cell office:value-type="string" table:style-name="ce2">
            <text:p>Frivillige organisasjoner</text:p>
          </table:table-cell>
          <table:table-cell office:value-type="string" table:style-name="ce2">
            <text:p>Idrettslag</text:p>
          </table:table-cell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4">
            <text:p>Lekeplass</text:p>
          </table:table-cell>
          <table:table-cell table:style-name="ce4"/>
          <table:table-cell table:number-columns-repeated="2" table:style-name="ce2"/>
          <table:table-cell office:value-type="string" table:style-name="ce2">
            <text:p>Barn og familie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4">
            <text:p>Sports- og kjæledyr</text:p>
          </table:table-cell>
          <table:table-cell table:style-name="ce4"/>
          <table:table-cell office:value-type="string" table:style-name="ce2">
            <text:p>Båndtvang ;<text:s/></text:p>
            <text:p>Karantene ;<text:s/></text:p>
            <text:p>Sportsdyr</text:p>
          </table:table-cell>
          <table:table-cell office:value-type="string" table:style-name="ce2">
            <text:p>Husdyrhold ;</text:p>
            <text:p>Smittevern<text:s/></text:p>
          </table:table-cell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Ungdomsklubb</text:p>
          </table:table-cell>
          <table:table-cell table:style-name="ce2"/>
          <table:table-cell office:value-type="string" table:style-name="ce2">
            <text:p>Fritidsklubb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office:value-type="string" table:style-name="ce2">
            <text:p>Idrett og frilluftsliv</text:p>
          </table:table-cell>
          <table:table-cell office:value-type="string" table:style-name="ce2">
            <text:p>Idrett og frilluftsliv</text:p>
          </table:table-cell>
          <table:table-cell office:value-type="string" table:style-name="ce4">
            <text:p>Allemannsrett</text:p>
          </table:table-cell>
          <table:table-cell table:number-columns-repeated="3" table:style-name="ce4"/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8">
          <table:table-cell table:number-columns-repeated="2"/>
          <table:table-cell table:number-columns-repeated="2" table:style-name="ce2"/>
          <table:table-cell office:value-type="string" table:style-name="ce2">
            <text:p>Badeanlegg</text:p>
          </table:table-cell>
          <table:table-cell table:style-name="ce2"/>
          <table:table-cell office:value-type="string" table:style-name="ce2">
            <text:p>Bad ;</text:p>
            <text:p>Badeplass ;</text:p>
            <text:p>Basseng ;</text:p>
            <text:p>Svømmeanlegg ;</text:p>
            <text:p>Svømmebasseng ;</text:p>
            <text:p>Svømmehall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4">
            <text:p>Bålbrenning</text:p>
          </table:table-cell>
          <table:table-cell table:style-name="ce4"/>
          <table:table-cell office:value-type="string" table:style-name="ce4">
            <text:p>Bråtebrann ;</text:p>
            <text:p>Bråtebrenning</text:p>
          </table:table-cell>
          <table:table-cell table:style-name="ce4"/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Doping</text:p>
          </table:table-cell>
          <table:table-cell table:number-columns-repeated="2" table:style-name="ce2"/>
          <table:table-cell office:value-type="string" table:style-name="ce2">
            <text:p>Rustiltak</text:p>
          </table:table-cell>
          <table:table-cell table:number-columns-repeated="16376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4">
            <text:p>Fritidsfiske</text:p>
          </table:table-cell>
          <table:table-cell table:style-name="ce4"/>
          <table:table-cell office:value-type="string" table:style-name="ce4">
            <text:p>Fiskekort ;</text:p>
            <text:p>Fiskeravgift ;</text:p>
            <text:p>Sportsfiske</text:p>
          </table:table-cell>
          <table:table-cell office:value-type="string" table:style-name="ce4">
            <text:p>Fiskerinæring</text:p>
          </table:table-cell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17">
          <table:table-cell table:number-columns-repeated="2"/>
          <table:table-cell table:number-columns-repeated="2" table:style-name="ce4"/>
          <table:table-cell office:value-type="string" table:style-name="ce2">
            <text:p>Idrettsanlegg</text:p>
          </table:table-cell>
          <table:table-cell table:style-name="ce2"/>
          <table:table-cell office:value-type="string" table:style-name="ce2">
            <text:p>Ballbinge ;</text:p>
            <text:p>Fotballbane ;</text:p>
            <text:p>Gymnastikksal ;</text:p>
            <text:p>Hall ;</text:p>
            <text:p>Idrettsbane ;</text:p>
            <text:p>Idrettshall ;</text:p>
            <text:p>Idrettsplass ;</text:p>
            <text:p>Ishall ;</text:p>
            <text:p>Lysanlegg ;</text:p>
            <text:p>Lysløype ;</text:p>
            <text:p>Skianlegg ;</text:p>
            <text:p>Skileikanlegg ;</text:p>
            <text:p>Skileikområde ;</text:p>
            <text:p>Skiløype ;</text:p>
            <text:p>Skøytebane ;</text:p>
            <text:p>Treningstid ;</text:p>
            <text:p>Uteanleg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2">
            <text:p>Idrettsarrangement</text:p>
          </table:table-cell>
          <table:table-cell table:number-columns-repeated="16379" table:style-name="ce2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2">
            <text:p>Idrettslag</text:p>
          </table:table-cell>
          <table:table-cell table:style-name="ce2"/>
          <table:table-cell office:value-type="string" table:style-name="ce2">
            <text:p>Idrettsforening</text:p>
          </table:table-cell>
          <table:table-cell office:value-type="string" table:style-name="ce2">
            <text:p>Lag og foreninger</text:p>
          </table:table-cell>
          <table:table-cell table:number-columns-repeated="16376" table:style-name="ce2"/>
        </table:table-row>
        <table:table-row table:style-name="ro18">
          <table:table-cell table:number-columns-repeated="2"/>
          <table:table-cell table:number-columns-repeated="2" table:style-name="ce2"/>
          <table:table-cell office:value-type="string" table:style-name="ce4">
            <text:p>Jakt og fangst</text:p>
          </table:table-cell>
          <table:table-cell table:style-name="ce4"/>
          <table:table-cell office:value-type="string" table:style-name="ce2">
            <text:p>Ettersøkshund ;</text:p>
            <text:p>Fellingsløyve ;</text:p>
            <text:p>Fellingsrapport ;</text:p>
            <text:p>Fellingstillatelse ;</text:p>
            <text:p>Jegeravgift ;</text:p>
            <text:p>Jegerprøve ;</text:p>
            <text:p>Jegerregisteret ;</text:p>
            <text:p>Småviltjakt ;</text:p>
            <text:p>Snarefangst ;</text:p>
            <text:p>Storviltjakt ;</text:p>
            <text:p>Vald ;</text:p>
            <text:p>Våpen</text:p>
          </table:table-cell>
          <table:table-cell table:style-name="ce4"/>
          <table:table-cell office:value-type="string" table:style-name="ce2">
            <text:p>Natur og miljø ;</text:p>
            <text:p>Næring</text:p>
          </table:table-cell>
          <table:table-cell table:number-columns-repeated="16375"/>
        </table:table-row>
        <table:table-row table:style-name="ro5">
          <table:table-cell table:number-columns-repeated="2"/>
          <table:table-cell office:value-type="string" table:style-name="ce2">
            <text:p>Kulturhistorie</text:p>
          </table:table-cell>
          <table:table-cell office:value-type="string" table:style-name="ce2">
            <text:p>Kulturhistorie</text:p>
          </table:table-cell>
          <table:table-cell office:value-type="string" table:style-name="ce2">
            <text:p>Arkiv</text:p>
          </table:table-cell>
          <table:table-cell table:style-name="ce2"/>
          <table:table-cell office:value-type="string" table:style-name="ce2">
            <text:p>Byarkiv ;</text:p>
            <text:p>Kommunearkiv ;</text:p>
            <text:p>Lokalhistorisk arkiv ;</text:p>
            <text:p>Riksarkivet ;</text:p>
            <text:p>Statsarkiv</text:p>
          </table:table-cell>
          <table:table-cell table:number-columns-repeated="16377" table:style-name="ce2"/>
        </table:table-row>
        <table:table-row table:style-name="ro12">
          <table:table-cell table:number-columns-repeated="2"/>
          <table:table-cell table:number-columns-repeated="2" table:style-name="ce2"/>
          <table:table-cell office:value-type="string" table:style-name="ce2">
            <text:p>Kulturvern</text:p>
          </table:table-cell>
          <table:table-cell table:style-name="ce2"/>
          <table:table-cell office:value-type="string" table:style-name="ce2">
            <text:p>Arkeologisk undersøkelse ;</text:p>
            <text:p>Fornminne ;</text:p>
            <text:p>Fortidsminne ;</text:p>
            <text:p>Fredning ;</text:p>
            <text:p>Kulturlandskap ;</text:p>
            <text:p>Kulturminnevern ;</text:p>
            <text:p>Kystkultur ;</text:p>
            <text:p>Riksantikvaren</text:p>
          </table:table-cell>
          <table:table-cell office:value-type="string" table:style-name="ce2">
            <text:p>Naturvern</text:p>
          </table:table-cell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Lokalhistorie</text:p>
          </table:table-cell>
          <table:table-cell table:style-name="ce2"/>
          <table:table-cell office:value-type="string" table:style-name="ce2">
            <text:p>Lokalhistorisk arkiv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lektsforskning</text:p>
          </table:table-cell>
          <table:table-cell table:style-name="ce2"/>
          <table:table-cell office:value-type="string" table:style-name="ce2">
            <text:p>Slektsforskin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tedsnavn</text:p>
          </table:table-cell>
          <table:table-cell table:number-columns-repeated="2" table:style-name="ce2"/>
          <table:table-cell office:value-type="string" table:style-name="ce2">
            <text:p>Vegnavn</text:p>
          </table:table-cell>
          <table:table-cell table:number-columns-repeated="16376" table:style-name="ce2"/>
        </table:table-row>
        <table:table-row table:style-name="ro3">
          <table:table-cell table:number-columns-repeated="2"/>
          <table:table-cell office:value-type="string" table:style-name="ce2">
            <text:p>Kulturtilbud og -arrangementer</text:p>
          </table:table-cell>
          <table:table-cell office:value-type="string" table:style-name="ce2">
            <text:p>Kulturtilbod og -arrangement</text:p>
          </table:table-cell>
          <table:table-cell office:value-type="string" table:style-name="ce2">
            <text:p>Bibliotek</text:p>
          </table:table-cell>
          <table:table-cell table:style-name="ce2"/>
          <table:table-cell office:value-type="string" table:style-name="ce2">
            <text:p>Bokbuss ;</text:p>
            <text:p>Bokbåt ;</text:p>
            <text:p>Fagbibliotek ;</text:p>
            <text:p>Folkebibliotek ;</text:p>
            <text:p>Folkeboksamling ;</text:p>
            <text:p>Fylkesbibliotek ;</text:p>
            <text:p>Høgskolebibliotek ;</text:p>
            <text:p>Høyskolebibliotek ;</text:p>
            <text:p>Læringssenter ;</text:p>
            <text:p>Skolebibliotek ;</text:p>
            <text:p>Universitetsbibliotek</text:p>
          </table:table-cell>
          <table:table-cell table:style-name="ce2"/>
          <table:table-cell office:value-type="string" table:style-name="ce2">
            <text:p>Skole og utdanning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Dansearrangement</text:p>
          </table:table-cell>
          <table:table-cell table:style-name="ce2"/>
          <table:table-cell office:value-type="string" table:style-name="ce2">
            <text:p>Ballett ;</text:p>
            <text:p>Billettbestilling ;</text:p>
            <text:p>Biletter ;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Festival</text:p>
          </table:table-cell>
          <table:table-cell table:style-name="ce2"/>
          <table:table-cell office:value-type="string" table:style-name="ce2">
            <text:p>Billettbestilling ;</text:p>
            <text:p>Biletter ;</text:p>
            <text:p>Festivalpass</text:p>
          </table:table-cell>
          <table:table-cell table:number-columns-repeated="16377" table:style-name="ce2"/>
        </table:table-row>
        <table:table-row table:style-name="ro6">
          <table:table-cell table:number-columns-repeated="2"/>
          <table:table-cell table:number-columns-repeated="2" table:style-name="ce2"/>
          <table:table-cell office:value-type="string" table:style-name="ce2">
            <text:p>Film og kino</text:p>
          </table:table-cell>
          <table:table-cell table:style-name="ce2"/>
          <table:table-cell office:value-type="string" table:style-name="ce2">
            <text:p>Billettbestilling ;</text:p>
            <text:p>Biletter ;</text:p>
            <text:p>Filmklubb ;</text:p>
            <text:p>Kinobillett</text:p>
          </table:table-cell>
          <table:table-cell office:value-type="string" table:style-name="ce2">
            <text:p>Film- og videokonsesjon</text:p>
          </table:table-cell>
          <table:table-cell table:number-columns-repeated="16376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Kulturbygg</text:p>
          </table:table-cell>
          <table:table-cell table:style-name="ce2"/>
          <table:table-cell office:value-type="string" table:style-name="ce2">
            <text:p>Galleri ;</text:p>
            <text:p>Grendehus ;</text:p>
            <text:p>Herredshus ;</text:p>
            <text:p>Kulturhus ;</text:p>
            <text:p>Samfunnshus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Kunstutstilling</text:p>
          </table:table-cell>
          <table:table-cell table:style-name="ce2"/>
          <table:table-cell office:value-type="string" table:style-name="ce2">
            <text:p>Kunsthandverk ;</text:p>
            <text:p>Kunsthåndverk ;</text:p>
            <text:p>Utstilling</text:p>
          </table:table-cell>
          <table:table-cell table:number-columns-repeated="16377" table:style-name="ce2"/>
        </table:table-row>
        <table:table-row table:style-name="ro6">
          <table:table-cell table:number-columns-repeated="2"/>
          <table:table-cell table:number-columns-repeated="2" table:style-name="ce2"/>
          <table:table-cell office:value-type="string" table:style-name="ce2">
            <text:p>Museum</text:p>
          </table:table-cell>
          <table:table-cell table:style-name="ce2"/>
          <table:table-cell office:value-type="string" table:style-name="ce2">
            <text:p>Bygdesamling ;</text:p>
            <text:p>Bygdetun ;</text:p>
            <text:p>Museer ;</text:p>
            <text:p>Utstilling</text:p>
          </table:table-cell>
          <table:table-cell table:number-columns-repeated="16377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Musikkarrangement</text:p>
          </table:table-cell>
          <table:table-cell table:style-name="ce2"/>
          <table:table-cell office:value-type="string" table:style-name="ce2">
            <text:p>Billettbestilling ;</text:p>
            <text:p>Biletter ;</text:p>
            <text:p>Konsert ;</text:p>
            <text:p>Konsertbillett ;</text:p>
            <text:p>Opera</text:p>
          </table:table-cell>
          <table:table-cell table:number-columns-repeated="16377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Teaterforestilling</text:p>
          </table:table-cell>
          <table:table-cell table:style-name="ce2"/>
          <table:table-cell office:value-type="string" table:style-name="ce2">
            <text:p>Billettbestilling ;</text:p>
            <text:p>Biletter ;</text:p>
            <text:p>Musikal ;</text:p>
            <text:p>Revy ;</text:p>
            <text:p>Teaterbillett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office:value-type="string" table:style-name="ce2">
            <text:p>Lotteri og lykkespill</text:p>
          </table:table-cell>
          <table:table-cell office:value-type="string" table:style-name="ce2">
            <text:p>Lotteri og lykkespel</text:p>
          </table:table-cell>
          <table:table-cell office:value-type="string" table:style-name="ce2">
            <text:p>Bingo</text:p>
          </table:table-cell>
          <table:table-cell table:number-columns-repeated="16379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Lotteri</text:p>
          </table:table-cell>
          <table:table-cell table:style-name="ce2"/>
          <table:table-cell office:value-type="string" table:style-name="ce2">
            <text:p>Basar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pilleautomat</text:p>
          </table:table-cell>
          <table:table-cell table:style-name="ce2"/>
          <table:table-cell office:value-type="string" table:style-name="ce2">
            <text:p>Spillehall</text:p>
          </table:table-cell>
          <table:table-cell office:value-type="string" table:style-name="ce2">
            <text:p>Spilleavhengighet</text:p>
          </table:table-cell>
          <table:table-cell table:number-columns-repeated="16376" table:style-name="ce2"/>
        </table:table-row>
        <table:table-row table:style-name="ro4">
          <table:table-cell table:number-columns-repeated="2" table:style-name="ce2"/>
          <table:table-cell office:value-type="string" table:style-name="ce2">
            <text:p>Opphavsrett</text:p>
          </table:table-cell>
          <table:table-cell office:value-type="string" table:style-name="ce2">
            <text:p>Opphavsrett</text:p>
          </table:table-cell>
          <table:table-cell office:value-type="string" table:style-name="ce4">
            <text:p>Opphavsrett</text:p>
          </table:table-cell>
          <table:table-cell table:style-name="ce4"/>
          <table:table-cell office:value-type="string" table:style-name="ce4">
            <text:p>Copyright ;</text:p>
            <text:p>Kopirett ;</text:p>
            <text:p>Åndsverk</text:p>
          </table:table-cell>
          <table:table-cell table:number-columns-repeated="16377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Reiser</text:p>
          </table:table-cell>
          <table:table-cell office:value-type="string" table:style-name="ce2">
            <text:p>Reiser</text:p>
          </table:table-cell>
          <table:table-cell office:value-type="string" table:style-name="ce4">
            <text:p>Europeisk helsetrygdkort</text:p>
          </table:table-cell>
          <table:table-cell table:style-name="ce4"/>
          <table:table-cell office:value-type="string" table:style-name="ce2">
            <text:p>Helseforsikring ;</text:p>
            <text:p>Helsetrygdekort</text:p>
          </table:table-cell>
          <table:table-cell table:style-name="ce2"/>
          <table:table-cell office:value-type="string" table:style-name="ce2">
            <text:p>Helse</text:p>
          </table:table-cell>
          <table:table-cell table:number-columns-repeated="16375"/>
        </table:table-row>
        <table:table-row table:style-name="ro5">
          <table:table-cell table:number-columns-repeated="4" table:style-name="ce2"/>
          <table:table-cell office:value-type="string" table:style-name="ce4">
            <text:p>Pass</text:p>
          </table:table-cell>
          <table:table-cell table:style-name="ce4"/>
          <table:table-cell office:value-type="string" table:style-name="ce4">
            <text:p>Legitimasjon ;</text:p>
            <text:p>Reisebevis ;</text:p>
            <text:p>Reisedokument ;</text:p>
            <text:p>Schengen-avtalen ;</text:p>
            <text:p>Utlendingspass</text:p>
          </table:table-cell>
          <table:table-cell table:style-name="ce2"/>
          <table:table-cell office:value-type="string" table:style-name="ce2">
            <text:p>Individ og samfunn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4">
            <text:p>Reiseinformasjon</text:p>
          </table:table-cell>
          <table:table-cell table:style-name="ce4"/>
          <table:table-cell office:value-type="string" table:style-name="ce4">
            <text:p>Landinformasjon ;</text:p>
            <text:p>Utenlandsreise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4">
            <text:p>Visum</text:p>
          </table:table-cell>
          <table:table-cell table:number-columns-repeated="2" table:style-name="ce4"/>
          <table:table-cell table:style-name="ce2"/>
          <table:table-cell office:value-type="string" table:style-name="ce2">
            <text:p>Individ og samfunn</text:p>
          </table:table-cell>
          <table:table-cell table:number-columns-repeated="16375"/>
        </table:table-row>
        <table:table-row table:style-name="ro4">
          <table:table-cell table:number-columns-repeated="2" table:style-name="ce2"/>
          <table:table-cell office:value-type="string" table:style-name="ce2">
            <text:p>Tilskuddsordninger</text:p>
          </table:table-cell>
          <table:table-cell office:value-type="string" table:style-name="ce2">
            <text:p>Tilskotsordningar</text:p>
          </table:table-cell>
          <table:table-cell office:value-type="string" table:style-name="ce2">
            <text:p>Idrettsmidler</text:p>
          </table:table-cell>
          <table:table-cell table:style-name="ce2"/>
          <table:table-cell office:value-type="string" table:style-name="ce2">
            <text:p>Arrangementsstøtte ;</text:p>
            <text:p>Idrettsformål ;</text:p>
            <text:p>Idrettsstipend</text:p>
          </table:table-cell>
          <table:table-cell table:number-columns-repeated="16377" table:style-name="ce2"/>
        </table:table-row>
        <table:table-row table:style-name="ro12">
          <table:table-cell table:number-columns-repeated="4" table:style-name="ce2"/>
          <table:table-cell office:value-type="string" table:style-name="ce2">
            <text:p>Kulturmidler</text:p>
          </table:table-cell>
          <table:table-cell table:style-name="ce2"/>
          <table:table-cell office:value-type="string" table:style-name="ce2">
            <text:p>Arrangementsstøtte ;</text:p>
            <text:p>Festivalstøtte ;</text:p>
            <text:p>Kulturarbeid ;</text:p>
            <text:p>Kulturformål ;</text:p>
            <text:p>Kulturprosjekt ;</text:p>
            <text:p>Kulturstipend ;</text:p>
            <text:p>Kulturtilskudd ;</text:p>
            <text:p>Kunstnerstipend ;</text:p>
            <text:p>Underskuddsgaranti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Nærmiljøtilskud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Ungdomsmidler</text:p>
          </table:table-cell>
          <table:table-cell table:style-name="ce2"/>
          <table:table-cell office:value-type="string" table:style-name="ce2">
            <text:p>Ungdomsformål ;</text:p>
            <text:p>Ungdomstiltak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Natur og miljø</text:p>
          </table:table-cell>
          <table:table-cell office:value-type="string" table:style-name="ce2">
            <text:p>Natur og miljø</text:p>
          </table:table-cell>
          <table:table-cell office:value-type="string" table:style-name="ce4">
            <text:p>Avfallshåndtering</text:p>
          </table:table-cell>
          <table:table-cell office:value-type="string" table:style-name="ce4">
            <text:p>Avfallshandtering</text:p>
          </table:table-cell>
          <table:table-cell office:value-type="string" table:style-name="ce4">
            <text:p>Kompostering</text:p>
          </table:table-cell>
          <table:table-cell table:style-name="ce4"/>
          <table:table-cell office:value-type="string" table:style-name="ce4">
            <text:p>Hjemmekompostering</text:p>
          </table:table-cell>
          <table:table-cell table:style-name="ce4"/>
          <table:table-cell table:number-columns-repeated="16376" table:style-name="ce2"/>
        </table:table-row>
        <table:table-row table:style-name="ro9">
          <table:table-cell table:number-columns-repeated="2" table:style-name="ce2"/>
          <table:table-cell table:number-columns-repeated="2" table:style-name="ce4"/>
          <table:table-cell office:value-type="string" table:style-name="ce4">
            <text:p>Renovasjon</text:p>
          </table:table-cell>
          <table:table-cell table:style-name="ce4"/>
          <table:table-cell office:value-type="string" table:style-name="ce4">
            <text:p>Avfallsbeholder ;</text:p>
            <text:p>Avfallsplan ;</text:p>
            <text:p>Gjenvinning ;</text:p>
            <text:p>Kildesortering ;</text:p>
            <text:p>Miljøsanering ;</text:p>
            <text:p>Resirkulering ;</text:p>
            <text:p>Retursystem ;<text:s/></text:p>
            <text:p>Søppeltømming</text:p>
          </table:table-cell>
          <table:table-cell office:value-type="string" table:style-name="ce4">
            <text:p>Kommunale avgifter og gebyrer ;</text:p>
            <text:p>Spesialavfall</text:p>
          </table:table-cell>
          <table:table-cell office:value-type="string" table:style-name="ce2">
            <text:p>Bolig og eiendom</text:p>
          </table:table-cell>
          <table:table-cell table:number-columns-repeated="16375"/>
        </table:table-row>
        <table:table-row table:style-name="ro14">
          <table:table-cell table:number-columns-repeated="2" table:style-name="ce2"/>
          <table:table-cell table:number-columns-repeated="2" table:style-name="ce4"/>
          <table:table-cell office:value-type="string" table:style-name="ce4">
            <text:p>Spesialavfall</text:p>
          </table:table-cell>
          <table:table-cell table:style-name="ce4"/>
          <table:table-cell office:value-type="string" table:style-name="ce4">
            <text:p>EE-avfall ;</text:p>
            <text:p>Elektrisk avfall ;</text:p>
            <text:p>Elektronisk avfall ;</text:p>
            <text:p>Farlig avfall ;</text:p>
            <text:p>Giftig avfall ;</text:p>
            <text:p>Miljøstasjon ;</text:p>
            <text:p>Spillolje</text:p>
          </table:table-cell>
          <table:table-cell office:value-type="string" table:style-name="ce4">
            <text:p>Renovasjon</text:p>
          </table:table-cell>
          <table:table-cell table:number-columns-repeated="16376" table:style-name="ce2"/>
        </table:table-row>
        <table:table-row table:style-name="ro6">
          <table:table-cell table:number-columns-repeated="2" table:style-name="ce2"/>
          <table:table-cell office:value-type="string" table:style-name="ce4">
            <text:p>Energi</text:p>
          </table:table-cell>
          <table:table-cell office:value-type="string" table:style-name="ce4">
            <text:p>Energi</text:p>
          </table:table-cell>
          <table:table-cell office:value-type="string" table:style-name="ce4">
            <text:p>Energisparing</text:p>
          </table:table-cell>
          <table:table-cell table:style-name="ce4"/>
          <table:table-cell office:value-type="string" table:style-name="ce4">
            <text:p>Energiforbruk ;</text:p>
            <text:p>Energiøkonomisering ;</text:p>
            <text:p>ENØK-tiltak ;</text:p>
            <text:p>Varmepumpe</text:p>
          </table:table-cell>
          <table:table-cell office:value-type="string" table:style-name="ce4">
            <text:p>Kraftpris</text:p>
          </table:table-cell>
          <table:table-cell table:number-columns-repeated="16376" table:style-name="ce2"/>
        </table:table-row>
        <table:table-row table:style-name="ro11">
          <table:table-cell table:number-columns-repeated="2" table:style-name="ce2"/>
          <table:table-cell table:number-columns-repeated="2" table:style-name="ce4"/>
          <table:table-cell office:value-type="string" table:style-name="ce4">
            <text:p>Fornybar energi</text:p>
          </table:table-cell>
          <table:table-cell table:style-name="ce4"/>
          <table:table-cell office:value-type="string" table:style-name="ce4">
            <text:p>Alternativ energi ;</text:p>
            <text:p>Bioenergi ;</text:p>
            <text:p>Fjernvarme ;</text:p>
            <text:p>Geovarme ;</text:p>
            <text:p>Jordvarme ;</text:p>
            <text:p>Solceller ;</text:p>
            <text:p>Solenergi ;</text:p>
            <text:p>Spillvarme ;</text:p>
            <text:p>Vannkraft ;</text:p>
            <text:p>Vindkraft</text:p>
          </table:table-cell>
          <table:table-cell table:style-name="ce4"/>
          <table:table-cell table:number-columns-repeated="16376" table:style-name="ce2"/>
        </table:table-row>
        <table:table-row table:style-name="ro2">
          <table:table-cell table:number-columns-repeated="2" table:style-name="ce2"/>
          <table:table-cell office:value-type="string" table:style-name="ce4">
            <text:p>Forurensning og stråling</text:p>
          </table:table-cell>
          <table:table-cell office:value-type="string" table:style-name="ce4">
            <text:p>Forureining og stråling</text:p>
          </table:table-cell>
          <table:table-cell office:value-type="string" table:style-name="ce4">
            <text:p>Grunnforurensning</text:p>
          </table:table-cell>
          <table:table-cell table:style-name="ce4"/>
          <table:table-cell office:value-type="string" table:style-name="ce4">
            <text:p>Jordforurensning</text:p>
          </table:table-cell>
          <table:table-cell table:style-name="ce4"/>
          <table:table-cell table:number-columns-repeated="16376" table:style-name="ce2"/>
        </table:table-row>
        <table:table-row table:style-name="ro1">
          <table:table-cell table:number-columns-repeated="4" table:style-name="ce2"/>
          <table:table-cell office:value-type="string" table:style-name="ce4">
            <text:p>Luftforurensning</text:p>
          </table:table-cell>
          <table:table-cell table:style-name="ce4"/>
          <table:table-cell office:value-type="string" table:style-name="ce4">
            <text:p>Luftkvalitet ;</text:p>
            <text:p>Svevestøv</text:p>
          </table:table-cell>
          <table:table-cell table:style-name="ce4"/>
          <table:table-cell table:number-columns-repeated="16376" table:style-name="ce2"/>
        </table:table-row>
        <table:table-row table:style-name="ro8">
          <table:table-cell table:number-columns-repeated="2"/>
          <table:table-cell table:number-columns-repeated="2" table:style-name="ce2"/>
          <table:table-cell office:value-type="string" table:style-name="ce2">
            <text:p>Strålevern</text:p>
          </table:table-cell>
          <table:table-cell table:style-name="ce2"/>
          <table:table-cell office:value-type="string" table:style-name="ce2">
            <text:p>Radioaktivitet ;</text:p>
            <text:p>Radon ;</text:p>
            <text:p>Stråling ;</text:p>
            <text:p>UV-stråling ;</text:p>
            <text:p>UV-varsel ;</text:p>
            <text:p>UV-varsling</text:p>
          </table:table-cell>
          <table:table-cell table:style-name="ce4"/>
          <table:table-cell office:value-type="string" table:style-name="ce2">
            <text:p>Helse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4"/>
          <table:table-cell office:value-type="string" table:style-name="ce4">
            <text:p>Støy</text:p>
          </table:table-cell>
          <table:table-cell table:style-name="ce4"/>
          <table:table-cell office:value-type="string" table:style-name="ce2">
            <text:p>Støyklage ;</text:p>
            <text:p>Støyskjerming ;</text:p>
            <text:p>Trafikkstøy</text:p>
          </table:table-cell>
          <table:table-cell table:style-name="ce4"/>
          <table:table-cell office:value-type="string" table:style-name="ce2">
            <text:p>Helse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Utslippstillatelse</text:p>
          </table:table-cell>
          <table:table-cell table:style-name="ce4"/>
          <table:table-cell office:value-type="string" table:style-name="ce4">
            <text:p>Utslippsløyve<text:s/></text:p>
          </table:table-cell>
          <table:table-cell office:value-type="string" table:style-name="ce4">
            <text:p>Vann og avløp</text:p>
          </table:table-cell>
          <table:table-cell table:number-columns-repeated="16376" table:style-name="ce2"/>
        </table:table-row>
        <table:table-row table:style-name="ro1">
          <table:table-cell table:number-columns-repeated="2"/>
          <table:table-cell table:number-columns-repeated="2" table:style-name="ce4"/>
          <table:table-cell office:value-type="string" table:style-name="ce4">
            <text:p>Vannforurensning</text:p>
          </table:table-cell>
          <table:table-cell table:number-columns-repeated="2" table:style-name="ce4"/>
          <table:table-cell office:value-type="string" table:style-name="ce4">
            <text:p>Drikkevann ;</text:p>
            <text:p>Vann og avløp</text:p>
          </table:table-cell>
          <table:table-cell table:number-columns-repeated="16376" table:style-name="ce2"/>
        </table:table-row>
        <table:table-row table:style-name="ro2">
          <table:table-cell table:number-columns-repeated="2"/>
          <table:table-cell office:value-type="string" table:style-name="ce2">
            <text:p>Naturforvaltning</text:p>
          </table:table-cell>
          <table:table-cell office:value-type="string" table:style-name="ce2">
            <text:p>Naturforvaltning</text:p>
          </table:table-cell>
          <table:table-cell office:value-type="string" table:style-name="ce4">
            <text:p>Allemannsrett</text:p>
          </table:table-cell>
          <table:table-cell table:number-columns-repeated="3" table:style-name="ce4"/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4"/>
          <table:table-cell office:value-type="string" table:style-name="ce4">
            <text:p>Bålbrenning</text:p>
          </table:table-cell>
          <table:table-cell table:style-name="ce4"/>
          <table:table-cell office:value-type="string" table:style-name="ce4">
            <text:p>Bråtebrann ;</text:p>
            <text:p>Bråtebrenning</text:p>
          </table:table-cell>
          <table:table-cell table:style-name="ce4"/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4"/>
          <table:table-cell office:value-type="string" table:style-name="ce4">
            <text:p>Fritidsfiske</text:p>
          </table:table-cell>
          <table:table-cell table:style-name="ce4"/>
          <table:table-cell office:value-type="string" table:style-name="ce4">
            <text:p>Fiskekort ;</text:p>
            <text:p>Fiskeravgift ;</text:p>
            <text:p>Sportsfiske</text:p>
          </table:table-cell>
          <table:table-cell office:value-type="string" table:style-name="ce4">
            <text:p>Fiskerinæring</text:p>
          </table:table-cell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18">
          <table:table-cell table:number-columns-repeated="2"/>
          <table:table-cell table:number-columns-repeated="2" table:style-name="ce2"/>
          <table:table-cell office:value-type="string" table:style-name="ce4">
            <text:p>Jakt og fangst</text:p>
          </table:table-cell>
          <table:table-cell table:style-name="ce4"/>
          <table:table-cell office:value-type="string" table:style-name="ce2">
            <text:p>Ettersøkshund ;</text:p>
            <text:p>Fellingsløyve ;</text:p>
            <text:p>Fellingsrapport ;</text:p>
            <text:p>Fellingstillatelse ;</text:p>
            <text:p>Jegeravgift ;</text:p>
            <text:p>Jegerprøve ;</text:p>
            <text:p>Jegerregisteret ;</text:p>
            <text:p>Småviltjakt ;</text:p>
            <text:p>Snarefangst ;</text:p>
            <text:p>Storviltjakt ;</text:p>
            <text:p>Vald ;</text:p>
            <text:p>Våpen</text:p>
          </table:table-cell>
          <table:table-cell table:style-name="ce4"/>
          <table:table-cell office:value-type="string" table:style-name="ce2">
            <text:p>Kultur og fritid ;</text:p>
            <text:p>Næring</text:p>
          </table:table-cell>
          <table:table-cell table:number-columns-repeated="16375"/>
        </table:table-row>
        <table:table-row table:style-name="ro11">
          <table:table-cell table:number-columns-repeated="2"/>
          <table:table-cell table:number-columns-repeated="2" table:style-name="ce2"/>
          <table:table-cell office:value-type="string" table:style-name="ce4">
            <text:p>Naturvern</text:p>
          </table:table-cell>
          <table:table-cell table:style-name="ce4"/>
          <table:table-cell office:value-type="string" table:style-name="ce2">
            <text:p>Artsvern ;</text:p>
            <text:p>Biologisk mangfold ;</text:p>
            <text:p>Fredning ;</text:p>
            <text:p>Landkapsvernområde ;</text:p>
            <text:p>Miljøinformasjon ;</text:p>
            <text:p>Nasjonalpark ;</text:p>
            <text:p>Naturreservat ;</text:p>
            <text:p>Trua arter ;</text:p>
            <text:p>Truede arter ;</text:p>
            <text:p>Verneområde</text:p>
          </table:table-cell>
          <table:table-cell office:value-type="string" table:style-name="ce2">
            <text:p>Kulturvern</text:p>
          </table:table-cell>
          <table:table-cell table:number-columns-repeated="16376" table:style-name="ce2"/>
        </table:table-row>
        <table:table-row table:style-name="ro18">
          <table:table-cell table:number-columns-repeated="2"/>
          <table:table-cell table:number-columns-repeated="2" table:style-name="ce2"/>
          <table:table-cell office:value-type="string" table:style-name="ce4">
            <text:p>Motorferdsel i utmark</text:p>
          </table:table-cell>
          <table:table-cell table:style-name="ce13"/>
          <table:table-cell office:value-type="string" table:style-name="ce6">
            <text:p>ATV ;</text:p>
            <text:p>Beltebil ;</text:p>
            <text:p>Firehjuling ;</text:p>
            <text:p>Helikopter ;</text:p>
            <text:p>Motorbåt ;</text:p>
            <text:p>Scooterløyve ;</text:p>
            <text:p>Sjøfly ;</text:p>
            <text:p>Skuterløyve ;</text:p>
            <text:p>Snøscooter ;</text:p>
            <text:p>Snøskuter ;</text:p>
            <text:p>Terrengkjøretøy ;</text:p>
            <text:p>Traktor</text:p>
          </table:table-cell>
          <table:table-cell table:style-name="ce4"/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4">
            <text:p>Viltforvaltning</text:p>
          </table:table-cell>
          <table:table-cell table:style-name="ce4"/>
          <table:table-cell office:value-type="string" table:style-name="ce2">
            <text:p>Rovdyr ;</text:p>
            <text:p>Rovvilt ;</text:p>
            <text:p>Viltfond</text:p>
          </table:table-cell>
          <table:table-cell table:style-name="ce4"/>
          <table:table-cell office:value-type="string" table:style-name="ce2">
            <text:p>Næring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">
            <text:p>Vær og klima</text:p>
          </table:table-cell>
          <table:table-cell office:value-type="string" table:style-name="ce2">
            <text:p>Ver og klima</text:p>
          </table:table-cell>
          <table:table-cell office:value-type="string" table:style-name="ce2">
            <text:p>Flomvarsel</text:p>
          </table:table-cell>
          <table:table-cell table:style-name="ce2"/>
          <table:table-cell office:value-type="string" table:style-name="ce2">
            <text:p>Flomfare ;</text:p>
            <text:p>Flomvarsling</text:p>
          </table:table-cell>
          <table:table-cell office:value-type="string" table:style-name="ce2">
            <text:p>Naturskade</text:p>
          </table:table-cell>
          <table:table-cell table:number-columns-repeated="16376" table:style-name="ce2"/>
        </table:table-row>
        <table:table-row table:style-name="ro14">
          <table:table-cell table:number-columns-repeated="2"/>
          <table:table-cell table:number-columns-repeated="2" table:style-name="ce2"/>
          <table:table-cell office:value-type="string" table:style-name="ce2">
            <text:p>Klima</text:p>
          </table:table-cell>
          <table:table-cell table:style-name="ce2"/>
          <table:table-cell office:value-type="string" table:style-name="ce2">
            <text:p>CO2-kvote;</text:p>
            <text:p>Klimadata ;</text:p>
            <text:p>Klimaendring ;</text:p>
            <text:p>Klimakvote ;</text:p>
            <text:p>Klimastatistikk ;</text:p>
            <text:p>Værdata ;</text:p>
            <text:p>Værstatistikk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Skogbrannvarsel</text:p>
          </table:table-cell>
          <table:table-cell table:style-name="ce2"/>
          <table:table-cell office:value-type="string" table:style-name="ce2">
            <text:p>Skogbrannfare ;</text:p>
            <text:p>Skogbrannvarsling</text:p>
          </table:table-cell>
          <table:table-cell table:number-columns-repeated="16377" table:style-name="ce2"/>
        </table:table-row>
        <table:table-row table:style-name="ro12">
          <table:table-cell table:number-columns-repeated="2"/>
          <table:table-cell table:number-columns-repeated="2" table:style-name="ce2"/>
          <table:table-cell office:value-type="string" table:style-name="ce2">
            <text:p>Skredvarsel</text:p>
          </table:table-cell>
          <table:table-cell table:style-name="ce2"/>
          <table:table-cell office:value-type="string" table:style-name="ce2">
            <text:p>Jordras ;</text:p>
            <text:p>Jordskred ;</text:p>
            <text:p>Leirras ;</text:p>
            <text:p>Leirskred ;</text:p>
            <text:p>Rasfare ;</text:p>
            <text:p>Skredfare ;</text:p>
            <text:p>Skredvarsling ;</text:p>
            <text:p>Snøras ;</text:p>
            <text:p>Snøskred</text:p>
          </table:table-cell>
          <table:table-cell office:value-type="string" table:style-name="ce2">
            <text:p>Naturskade</text:p>
          </table:table-cell>
          <table:table-cell table:number-columns-repeated="16376" table:style-name="ce2"/>
        </table:table-row>
        <table:table-row table:style-name="ro14">
          <table:table-cell table:number-columns-repeated="2"/>
          <table:table-cell table:number-columns-repeated="2" table:style-name="ce2"/>
          <table:table-cell office:value-type="string" table:style-name="ce2">
            <text:p>Værvarsel</text:p>
          </table:table-cell>
          <table:table-cell table:style-name="ce2"/>
          <table:table-cell office:value-type="string" table:style-name="ce2">
            <text:p>Havvarsel ;</text:p>
            <text:p>Kulingvarsel ;</text:p>
            <text:p>Kystvarsel ;</text:p>
            <text:p>Småbåtvarsel ;</text:p>
            <text:p>Vindvarsel ;</text:p>
            <text:p>Værmelding ;</text:p>
            <text:p>Værvarsling</text:p>
          </table:table-cell>
          <table:table-cell table:number-columns-repeated="16377" table:style-name="ce2"/>
        </table:table-row>
        <table:table-row table:style-name="ro5">
          <table:table-cell office:value-type="string" table:style-name="ce2">
            <text:p>Næring</text:p>
          </table:table-cell>
          <table:table-cell office:value-type="string" table:style-name="ce2">
            <text:p>Næring</text:p>
          </table:table-cell>
          <table:table-cell office:value-type="string" table:style-name="ce2">
            <text:p>Bedrift og etablering</text:p>
          </table:table-cell>
          <table:table-cell office:value-type="string" table:style-name="ce2">
            <text:p>Bedrift og etablering</text:p>
          </table:table-cell>
          <table:table-cell office:value-type="string" table:style-name="ce2">
            <text:p>Bedriftsetablering</text:p>
          </table:table-cell>
          <table:table-cell table:style-name="ce2"/>
          <table:table-cell office:value-type="string" table:style-name="ce2">
            <text:p>Bygdeutviklingsmidler ;</text:p>
            <text:p>Etablereropplæring ;</text:p>
            <text:p>Etablererpakke ;</text:p>
            <text:p>Etableringstilskudd</text:p>
            <text:p/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Bransjekrav</text:p>
          </table:table-cell>
          <table:table-cell table:style-name="ce2"/>
          <table:table-cell office:value-type="string" table:style-name="ce2">
            <text:p>Regelhjelp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Designbeskyttelse</text:p>
          </table:table-cell>
          <table:table-cell table:style-name="ce2"/>
          <table:table-cell office:value-type="string" table:style-name="ce2">
            <text:p>Mønsterbeskyttelse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Domeneregistrering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style-name="ce11"/>
          <table:table-cell table:number-columns-repeated="2" table:style-name="ce5"/>
          <table:table-cell office:value-type="string" table:style-name="ce6">
            <text:p>Etablering av barnehage</text:p>
          </table:table-cell>
          <table:table-cell table:style-name="ce6"/>
          <table:table-cell office:value-type="string" table:style-name="ce5">
            <text:p>Barnehageetablering ;</text:p>
            <text:p>Familiebarnehage</text:p>
          </table:table-cell>
          <table:table-cell table:style-name="ce5"/>
          <table:table-cell office:value-type="string" table:style-name="ce5">
            <text:p>Barn og familie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Konkurs</text:p>
          </table:table-cell>
          <table:table-cell table:style-name="ce2"/>
          <table:table-cell office:value-type="string" table:style-name="ce2">
            <text:p>Konkursbo ;<text:s/></text:p>
            <text:p>Lønnsgarantiordningen</text:p>
          </table:table-cell>
          <table:table-cell table:number-columns-repeated="16377" table:style-name="ce2"/>
        </table:table-row>
        <table:table-row table:style-name="ro8">
          <table:table-cell table:number-columns-repeated="4" table:style-name="ce2"/>
          <table:table-cell office:value-type="string" table:style-name="ce2">
            <text:p>Miljøsertifisering</text:p>
          </table:table-cell>
          <table:table-cell table:style-name="ce2"/>
          <table:table-cell office:value-type="string" table:style-name="ce2">
            <text:p>Eco-Management and Audit Scheme ;<text:s/></text:p>
            <text:p>EMAS ;<text:s/></text:p>
            <text:p>Miljøfyrtårn ;<text:s/></text:p>
            <text:p>Miljømerking ;</text:p>
            <text:p>Miløregistrering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Næringsfond</text:p>
          </table:table-cell>
          <table:table-cell table:style-name="ce2"/>
          <table:table-cell office:value-type="string" table:style-name="ce2">
            <text:p>Næringsfondet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Oppgaveplikt</text:p>
          </table:table-cell>
          <table:table-cell table:number-columns-repeated="16379" table:style-name="ce2"/>
        </table:table-row>
        <table:table-row table:style-name="ro4">
          <table:table-cell table:number-columns-repeated="4" table:style-name="ce2"/>
          <table:table-cell office:value-type="string" table:style-name="ce2">
            <text:p>Patent</text:p>
          </table:table-cell>
          <table:table-cell table:style-name="ce2"/>
          <table:table-cell office:value-type="string" table:style-name="ce2">
            <text:p>Oppfinnelse ;</text:p>
            <text:p>Patentbeskyttelse ;</text:p>
            <text:p>Patentering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Standardisering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Varemerke</text:p>
          </table:table-cell>
          <table:table-cell table:style-name="ce2"/>
          <table:table-cell office:value-type="string" table:style-name="ce2">
            <text:p>Fellesmerke ;</text:p>
            <text:p>Varemerkebeskyttelse</text:p>
          </table:table-cell>
          <table:table-cell table:number-columns-repeated="16377" table:style-name="ce2"/>
        </table:table-row>
        <table:table-row table:style-name="ro2">
          <table:table-cell table:number-columns-repeated="2" table:style-name="ce2"/>
          <table:table-cell office:value-type="string" table:style-name="ce2">
            <text:p>Fiske, fangst og havbruk</text:p>
          </table:table-cell>
          <table:table-cell office:value-type="string" table:style-name="ce2">
            <text:p>Fiske, fangst og havbruk</text:p>
          </table:table-cell>
          <table:table-cell office:value-type="string" table:style-name="ce2">
            <text:p>Fiskeriforvaltning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skerinæring</text:p>
          </table:table-cell>
          <table:table-cell table:style-name="ce2"/>
          <table:table-cell office:value-type="string" table:style-name="ce2">
            <text:p>Fiskeravgift ;</text:p>
            <text:p>Fiskeredskap</text:p>
          </table:table-cell>
          <table:table-cell office:value-type="string" table:style-name="ce2">
            <text:p>Fritidsfiske</text:p>
          </table:table-cell>
          <table:table-cell table:number-columns-repeated="16376" table:style-name="ce2"/>
        </table:table-row>
        <table:table-row table:style-name="ro18">
          <table:table-cell table:number-columns-repeated="4" table:style-name="ce2"/>
          <table:table-cell office:value-type="string" table:style-name="ce4">
            <text:p>Jakt og fangst</text:p>
          </table:table-cell>
          <table:table-cell table:style-name="ce4"/>
          <table:table-cell office:value-type="string" table:style-name="ce2">
            <text:p>Ettersøkshund ;</text:p>
            <text:p>Fellingsløyve ;</text:p>
            <text:p>Fellingsrapport ;</text:p>
            <text:p>Fellingstillatelse ;</text:p>
            <text:p>Jegeravgift ;</text:p>
            <text:p>Jegerprøve ;</text:p>
            <text:p>Jegerregisteret ;</text:p>
            <text:p>Småviltjakt ;</text:p>
            <text:p>Snarefangst ;</text:p>
            <text:p>Storviltjakt ;</text:p>
            <text:p>Vald ;</text:p>
            <text:p>Våpen</text:p>
          </table:table-cell>
          <table:table-cell table:style-name="ce2"/>
          <table:table-cell office:value-type="string" table:style-name="ce2">
            <text:p>Kultur og fritid ;</text:p>
            <text:p>Natur og miljø</text:p>
          </table:table-cell>
          <table:table-cell table:number-columns-repeated="16375"/>
        </table:table-row>
        <table:table-row table:style-name="ro6">
          <table:table-cell table:number-columns-repeated="4" table:style-name="ce2"/>
          <table:table-cell office:value-type="string" table:style-name="ce4">
            <text:p>Oppdrettsnæring</text:p>
          </table:table-cell>
          <table:table-cell table:style-name="ce4"/>
          <table:table-cell office:value-type="string" table:style-name="ce2">
            <text:p>Akvakultur ;</text:p>
            <text:p>Fiskeoppdrett ;</text:p>
            <text:p>Havbruk ;</text:p>
            <text:p>Skalldyroppdrett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4">
            <text:p>Viltforvaltning</text:p>
          </table:table-cell>
          <table:table-cell table:style-name="ce4"/>
          <table:table-cell office:value-type="string" table:style-name="ce2">
            <text:p>Rovdyr ;</text:p>
            <text:p>Rovvilt ;</text:p>
            <text:p>Viltfond</text:p>
          </table:table-cell>
          <table:table-cell table:style-name="ce2"/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3">
          <table:table-cell table:number-columns-repeated="2"/>
          <table:table-cell office:value-type="string" table:style-name="ce2">
            <text:p>Handel og service</text:p>
          </table:table-cell>
          <table:table-cell office:value-type="string" table:style-name="ce2">
            <text:p>Handel og service</text:p>
          </table:table-cell>
          <table:table-cell office:value-type="string" table:style-name="ce2">
            <text:p>Alkoholsalg</text:p>
          </table:table-cell>
          <table:table-cell table:style-name="ce2"/>
          <table:table-cell office:value-type="string" table:style-name="ce2">
            <text:p>Ambulerende skjenkebevilling ;</text:p>
            <text:p>Bevillingsgebyr ;</text:p>
            <text:p>Kunnskapsprøven ;</text:p>
            <text:p>Salgsbevilling ;</text:p>
            <text:p>Skjenkebevilling ;</text:p>
            <text:p>Skjenkerett ;</text:p>
            <text:p>Skjenketid ;</text:p>
            <text:p>Skjenketillatelse ;</text:p>
            <text:p>Uteservering ;</text:p>
            <text:p>Ølsalg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E-handel</text:p>
          </table:table-cell>
          <table:table-cell table:style-name="ce2"/>
          <table:table-cell office:value-type="string" table:style-name="ce4">
            <text:p>Elektronisk handel ;</text:p>
            <text:p>Internetthandel ;</text:p>
            <text:p>Netthandel</text:p>
          </table:table-cell>
          <table:table-cell table:style-name="ce2"/>
          <table:table-cell office:value-type="string" table:style-name="ce2">
            <text:p>Forbrukerspørsmål</text:p>
          </table:table-cell>
          <table:table-cell table:number-columns-repeated="16375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Film- og videokonsesjon</text:p>
          </table:table-cell>
          <table:table-cell table:style-name="ce2"/>
          <table:table-cell office:value-type="string" table:style-name="ce2">
            <text:p>Filmframvisning ;</text:p>
            <text:p>Filmfremvisning ;</text:p>
            <text:p>Filmkonsesjon ;</text:p>
            <text:p>Framvisning ;</text:p>
            <text:p>Fremvisning ;</text:p>
            <text:p>Kinokonsesjon ;</text:p>
            <text:p>Videosalg ;</text:p>
            <text:p>Videoutleie</text:p>
          </table:table-cell>
          <table:table-cell table:number-columns-repeated="16377" table:style-name="ce2"/>
        </table:table-row>
        <table:table-row table:style-name="ro12">
          <table:table-cell table:number-columns-repeated="2"/>
          <table:table-cell table:number-columns-repeated="2" table:style-name="ce2"/>
          <table:table-cell office:value-type="string" table:style-name="ce2">
            <text:p>Frisør-, hudpleie-, tatoverings- og hulltakingsvirksomhet</text:p>
          </table:table-cell>
          <table:table-cell table:style-name="ce2"/>
          <table:table-cell office:value-type="string" table:style-name="ce2">
            <text:p>Aromaterapi ;</text:p>
            <text:p>Fotpleie ;</text:p>
            <text:p>Håndpleie ;</text:p>
            <text:p>Hårfjerning ;</text:p>
            <text:p>Manikyr ;</text:p>
            <text:p>Pedikyr ;</text:p>
            <text:p>Piercing ;</text:p>
            <text:p>Solarium ;</text:p>
            <text:p>Soneterapi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Fyrverkeri</text:p>
          </table:table-cell>
          <table:table-cell table:style-name="ce2"/>
          <table:table-cell office:value-type="string" table:style-name="ce2">
            <text:p>Pyroteknisk vare</text:p>
          </table:table-cell>
          <table:table-cell office:value-type="string" table:style-name="ce2">
            <text:p>Brann- og eksplosjonsvern</text:p>
          </table:table-cell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Import</text:p>
          </table:table-cell>
          <table:table-cell table:style-name="ce2"/>
          <table:table-cell office:value-type="string" table:style-name="ce2">
            <text:p>Innførsel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Merverdiavgift</text:p>
          </table:table-cell>
          <table:table-cell table:style-name="ce2"/>
          <table:table-cell office:value-type="string" table:style-name="ce2">
            <text:p>Moms ;</text:p>
            <text:p>Mva.</text:p>
          </table:table-cell>
          <table:table-cell table:style-name="ce2"/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Offentlig innkjøp</text:p>
          </table:table-cell>
          <table:table-cell table:style-name="ce2"/>
          <table:table-cell office:value-type="string" table:style-name="ce2">
            <text:p>Offentlig anskaffelse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Produktsikkerhet</text:p>
          </table:table-cell>
          <table:table-cell table:style-name="ce2"/>
          <table:table-cell office:value-type="string" table:style-name="ce4">
            <text:p>CE-merking ;</text:p>
            <text:p>Faremerking ;</text:p>
            <text:p>Produktmerking</text:p>
          </table:table-cell>
          <table:table-cell table:style-name="ce2"/>
          <table:table-cell office:value-type="string" table:style-name="ce2">
            <text:p>Forbrukerspørsmål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Servering</text:p>
          </table:table-cell>
          <table:table-cell table:style-name="ce2"/>
          <table:table-cell office:value-type="string" table:style-name="ce2">
            <text:p>Etablererprøven ;</text:p>
            <text:p>Serveringsbevilling ;</text:p>
            <text:p>Uteservering</text:p>
          </table:table-cell>
          <table:table-cell table:number-columns-repeated="16377" table:style-name="ce2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Toll</text:p>
          </table:table-cell>
          <table:table-cell table:style-name="ce2"/>
          <table:table-cell office:value-type="string" table:style-name="ce2">
            <text:p>Fortolling ;</text:p>
            <text:p>Grensepasseringsattest ;<text:s/></text:p>
            <text:p>Tolldeklarasjon ;</text:p>
            <text:p>Tollerklæring ;<text:s/></text:p>
            <text:p>Tollkreditt ;<text:s/></text:p>
            <text:p>Tollkvote ;</text:p>
            <text:p>Tollsats ;</text:p>
            <text:p>Tollverdierklæring</text:p>
          </table:table-cell>
          <table:table-cell table:style-name="ce2"/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Torgsalg</text:p>
          </table:table-cell>
          <table:table-cell table:style-name="ce2"/>
          <table:table-cell office:value-type="string" table:style-name="ce2">
            <text:p>Torgplass ;</text:p>
            <text:p>Torvplass ;</text:p>
            <text:p>Torvsal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office:value-type="string" table:style-name="ce4">
            <text:p>Landbruk og skogbruk</text:p>
          </table:table-cell>
          <table:table-cell office:value-type="string" table:style-name="ce4">
            <text:p>Landbruk og skogbruk</text:p>
          </table:table-cell>
          <table:table-cell office:value-type="string" table:style-name="ce2">
            <text:p>Avløsertilskudd</text:p>
          </table:table-cell>
          <table:table-cell table:style-name="ce2"/>
          <table:table-cell office:value-type="string" table:style-name="ce2">
            <text:p>Avløserordnin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8">
            <text:p>Dyrehelse</text:p>
          </table:table-cell>
          <table:table-cell table:style-name="ce8"/>
          <table:table-cell office:value-type="string" table:style-name="ce2">
            <text:p>Dyrevern</text:p>
          </table:table-cell>
          <table:table-cell table:number-columns-repeated="16377" table:style-name="ce2"/>
        </table:table-row>
        <table:table-row table:style-name="ro16">
          <table:table-cell table:number-columns-repeated="2"/>
          <table:table-cell table:number-columns-repeated="2" table:style-name="ce2"/>
          <table:table-cell office:value-type="string" table:style-name="ce2">
            <text:p>Husdyrhold</text:p>
          </table:table-cell>
          <table:table-cell table:style-name="ce2"/>
          <table:table-cell office:value-type="string" table:style-name="ce2">
            <text:p>Beitedyr ;</text:p>
            <text:p>Bier ;</text:p>
            <text:p>Birøkt ;</text:p>
            <text:p>Fôr ;</text:p>
            <text:p>Husdyrproduksjon ;</text:p>
            <text:p>Karantene ;<text:s/></text:p>
            <text:p>Melkekvote ;</text:p>
            <text:p>Nedfôring ;</text:p>
            <text:p>Pelsdyroppdrett ;</text:p>
            <text:p>Produksjonsdyr ;</text:p>
            <text:p>Rovdyr ;</text:p>
            <text:p>Rovdyrerstatning ;</text:p>
            <text:p>Rovdyrskade ;</text:p>
            <text:p>Rovvilterstatning ;</text:p>
            <text:p>Rovviltskade ;</text:p>
          </table:table-cell>
          <table:table-cell office:value-type="string" table:style-name="ce2">
            <text:p>Sports- og kjæledyr</text:p>
          </table:table-cell>
          <table:table-cell table:number-columns-repeated="16376" table:style-name="ce2"/>
        </table:table-row>
        <table:table-row table:style-name="ro10">
          <table:table-cell table:number-columns-repeated="3" table:style-name="ce2"/>
          <table:table-cell table:style-name="ce15"/>
          <table:table-cell office:value-type="string" table:style-name="ce4">
            <text:p>Landbruk</text:p>
            <text:p/>
          </table:table-cell>
          <table:table-cell table:style-name="ce4"/>
          <table:table-cell office:value-type="string" table:style-name="ce2">
            <text:p>Avlingssvikt ;</text:p>
            <text:p>Fôrvarevirksomhet ;</text:p>
            <text:p>Fôrvirksomhet ;</text:p>
            <text:p>Gjødsel ;</text:p>
            <text:p>Gjødsling ;</text:p>
            <text:p>Husdyrgjødsel ;</text:p>
            <text:p>Jordbruksareal ;</text:p>
            <text:p>Kulturlandskap ;</text:p>
            <text:p>Miljøplan ;</text:p>
            <text:p>Nydyrking ;</text:p>
            <text:p>Planteproduksjon ;</text:p>
            <text:p>Produksjonstilskudd ;</text:p>
            <text:p>Regionalt miljøprogram ;</text:p>
            <text:p>SMIL ;</text:p>
            <text:p>Spesielle miljøtiltak i jordbruket ;</text:p>
            <text:p>Økologisk jordbruk ;</text:p>
            <text:p>Økologisk landbruk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2">
            <text:p>Landbrukseiendom</text:p>
          </table:table-cell>
          <table:table-cell table:style-name="ce2"/>
          <table:table-cell office:value-type="string" table:style-name="ce2">
            <text:p>Bo- og driveplikt ;</text:p>
            <text:p>Boplikt ;</text:p>
            <text:p>Konsesjonsfrihet ;</text:p>
            <text:p>Odel</text:p>
          </table:table-cell>
          <table:table-cell table:number-columns-repeated="16377" table:style-name="ce2"/>
        </table:table-row>
        <table:table-row table:style-name="ro18">
          <table:table-cell table:number-columns-repeated="4" table:style-name="ce2"/>
          <table:table-cell office:value-type="string" table:style-name="ce2">
            <text:p>Naturskade</text:p>
          </table:table-cell>
          <table:table-cell table:style-name="ce2"/>
          <table:table-cell office:value-type="string" table:style-name="ce2">
            <text:p>Flomskade ;</text:p>
            <text:p>Isgang ;</text:p>
            <text:p>Jordras ;</text:p>
            <text:p>Jordskjelv ;</text:p>
            <text:p>Jordskred ;</text:p>
            <text:p>Leirras ;</text:p>
            <text:p>Leirskred ;</text:p>
            <text:p>Snøras ;</text:p>
            <text:p>Snøskred ;</text:p>
            <text:p>Steinskred ;</text:p>
            <text:p>Steinsprang ;</text:p>
            <text:p>Stormflo</text:p>
          </table:table-cell>
          <table:table-cell office:value-type="string" table:style-name="ce2">
            <text:p>Flomvarsel ;</text:p>
            <text:p>Naturskadeerstatning ;</text:p>
            <text:p>Skredvarsel</text:p>
          </table:table-cell>
          <table:table-cell office:value-type="string" table:style-name="ce2">
            <text:p>Bolig og eiendom</text:p>
          </table:table-cell>
          <table:table-cell table:number-columns-repeated="16375"/>
        </table:table-row>
        <table:table-row table:style-name="ro5">
          <table:table-cell table:number-columns-repeated="4" table:style-name="ce2"/>
          <table:table-cell office:value-type="string" table:style-name="ce2">
            <text:p>Plantevern</text:p>
          </table:table-cell>
          <table:table-cell table:style-name="ce2"/>
          <table:table-cell office:value-type="string" table:style-name="ce2">
            <text:p>Plantehelse ;</text:p>
            <text:p>Plantevernmiddel ;</text:p>
            <text:p>Plantevernmidler ;</text:p>
            <text:p>Sprøytemiddel ;</text:p>
            <text:p>Sprøytemidler</text:p>
          </table:table-cell>
          <table:table-cell office:value-type="string" table:style-name="ce2">
            <text:p>Skadedyr</text:p>
          </table:table-cell>
          <table:table-cell table:number-columns-repeated="16376" table:style-name="ce2"/>
        </table:table-row>
        <table:table-row table:style-name="ro8">
          <table:table-cell table:number-columns-repeated="4" table:style-name="ce2"/>
          <table:table-cell office:value-type="string" table:style-name="ce2">
            <text:p>Reindrift</text:p>
          </table:table-cell>
          <table:table-cell table:style-name="ce2"/>
          <table:table-cell office:value-type="string" table:style-name="ce2">
            <text:p>Nedfôring ;</text:p>
            <text:p>Rovdyr ;</text:p>
            <text:p>Rovdyrerstatning ;</text:p>
            <text:p>Rovdyrskade ;</text:p>
            <text:p>Rovvilterstatning ;</text:p>
            <text:p>Rovviltskade</text:p>
          </table:table-cell>
          <table:table-cell table:number-columns-repeated="16377" table:style-name="ce2"/>
        </table:table-row>
        <table:table-row table:style-name="ro3">
          <table:table-cell table:number-columns-repeated="4" table:style-name="ce2"/>
          <table:table-cell office:value-type="string" table:style-name="ce2">
            <text:p>Skogbruk</text:p>
          </table:table-cell>
          <table:table-cell table:style-name="ce2"/>
          <table:table-cell office:value-type="string" table:style-name="ce2">
            <text:p>Avvirking ;</text:p>
            <text:p>Avvirkning ;</text:p>
            <text:p>Hogst ;</text:p>
            <text:p>Skogavgift ;</text:p>
            <text:p>Skogdrift ;</text:p>
            <text:p>Skogfond ;</text:p>
            <text:p>Skogkultur ;</text:p>
            <text:p>Skogsdrift ;</text:p>
            <text:p>Skogsvirke ;</text:p>
            <text:p>Skogvern ;</text:p>
            <text:p>Vernet skog</text:p>
          </table:table-cell>
          <table:table-cell table:number-columns-repeated="16377" table:style-name="ce2"/>
        </table:table-row>
        <table:table-row table:style-name="ro14">
          <table:table-cell table:number-columns-repeated="4" table:style-name="ce2"/>
          <table:table-cell office:value-type="string" table:style-name="ce2">
            <text:p>Vegbygging</text:p>
          </table:table-cell>
          <table:table-cell table:style-name="ce2"/>
          <table:table-cell office:value-type="string" table:style-name="ce9">
            <text:p>Avkjøringstillatelse ;</text:p>
            <text:p>Avkjørsel ;</text:p>
            <text:p>Landbruksveg ;</text:p>
            <text:p>Landbruksvei ;</text:p>
            <text:p>Privat veg ;</text:p>
            <text:p>Privat vei ;</text:p>
            <text:p>Veibygging</text:p>
          </table:table-cell>
          <table:table-cell office:value-type="string" table:style-name="ce2">
            <text:p>Reguleringsplan</text:p>
          </table:table-cell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2">
          <table:table-cell table:number-columns-repeated="2" table:style-name="ce2"/>
          <table:table-cell office:value-type="string" table:style-name="ce2">
            <text:p>Reiselivsnæring</text:p>
          </table:table-cell>
          <table:table-cell office:value-type="string" table:style-name="ce2">
            <text:p>Reiselivsnæring</text:p>
          </table:table-cell>
          <table:table-cell office:value-type="string" table:style-name="ce4">
            <text:p>Bygdeturisme</text:p>
          </table:table-cell>
          <table:table-cell table:style-name="ce4"/>
          <table:table-cell table:number-columns-repeated="16378" table:style-name="ce2"/>
        </table:table-row>
        <table:table-row table:style-name="ro18">
          <table:table-cell table:number-columns-repeated="4" table:style-name="ce2"/>
          <table:table-cell office:value-type="string" table:style-name="ce2">
            <text:p>Persontransport</text:p>
          </table:table-cell>
          <table:table-cell table:style-name="ce2"/>
          <table:table-cell office:value-type="string" table:style-name="ce2">
            <text:p>Buss ;</text:p>
            <text:p>Drosjeløyve ;</text:p>
            <text:p>Enkeltturtillatelse ;</text:p>
            <text:p>Fellesskapslisens ;</text:p>
            <text:p>Limousin ;</text:p>
            <text:p>Passasjertransport ;</text:p>
            <text:p>Selskapsvognløyve ;</text:p>
            <text:p>Taxi ;</text:p>
            <text:p>Transportløyve ;</text:p>
            <text:p>Turbil ;</text:p>
            <text:p>Turbuss ;</text:p>
            <text:p>Turvognløyve</text:p>
          </table:table-cell>
          <table:table-cell table:style-name="ce2"/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Turistkontor</text:p>
          </table:table-cell>
          <table:table-cell table:style-name="ce2"/>
          <table:table-cell office:value-type="string" table:style-name="ce2">
            <text:p>Turistinformasj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Omsorg, trygd og sosiale tjenester</text:p>
          </table:table-cell>
          <table:table-cell office:value-type="string" table:style-name="ce2">
            <text:p>Omsorg, trygd og sosiale tenester</text:p>
          </table:table-cell>
          <table:table-cell office:value-type="string" table:style-name="ce6">
            <text:p>Avlastning og støtte</text:p>
          </table:table-cell>
          <table:table-cell office:value-type="string" table:style-name="ce6">
            <text:p>Avlasting og støtte</text:p>
          </table:table-cell>
          <table:table-cell office:value-type="string" table:style-name="ce6">
            <text:p>Avlastningsbolig</text:p>
          </table:table-cell>
          <table:table-cell table:style-name="ce6"/>
          <table:table-cell office:value-type="string" table:style-name="ce6">
            <text:p>Barnebolig</text:p>
          </table:table-cell>
          <table:table-cell table:number-columns-repeated="2" table:style-name="ce6"/>
          <table:table-cell table:number-columns-repeated="16375"/>
        </table:table-row>
        <table:table-row table:style-name="ro2">
          <table:table-cell table:style-name="ce2"/>
          <table:table-cell table:style-name="ce11"/>
          <table:table-cell table:number-columns-repeated="2" table:style-name="ce6"/>
          <table:table-cell office:value-type="string" table:style-name="ce6">
            <text:p>Avlastningshjem</text:p>
          </table:table-cell>
          <table:table-cell table:number-columns-repeated="2" table:style-name="ce6"/>
          <table:table-cell office:value-type="string" table:style-name="ce6">
            <text:p>Besøkshjem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/>
          <table:table-cell table:style-name="ce11"/>
          <table:table-cell table:number-columns-repeated="2" table:style-name="ce6"/>
          <table:table-cell office:value-type="string" table:style-name="ce6">
            <text:p>Dagsenter</text:p>
          </table:table-cell>
          <table:table-cell table:style-name="ce6"/>
          <table:table-cell office:value-type="string" table:style-name="ce6">
            <text:p>Dagopphold ;</text:p>
            <text:p>Dagtilbud</text:p>
          </table:table-cell>
          <table:table-cell table:number-columns-repeated="2" table:style-name="ce6"/>
          <table:table-cell table:number-columns-repeated="16375"/>
        </table:table-row>
        <table:table-row table:style-name="ro4">
          <table:table-cell table:style-name="ce2"/>
          <table:table-cell table:style-name="ce11"/>
          <table:table-cell table:number-columns-repeated="2" table:style-name="ce6"/>
          <table:table-cell office:value-type="string" table:style-name="ce6">
            <text:p>Døvetolk</text:p>
          </table:table-cell>
          <table:table-cell table:style-name="ce6"/>
          <table:table-cell office:value-type="string" table:style-name="ce6">
            <text:p>Døvblindetolk ;</text:p>
            <text:p>Tegnspråk ;</text:p>
            <text:p>Tolkledsagerhjelp</text:p>
          </table:table-cell>
          <table:table-cell table:number-columns-repeated="2" table:style-name="ce6"/>
          <table:table-cell table:number-columns-repeated="16375"/>
        </table:table-row>
        <table:table-row table:style-name="ro5">
          <table:table-cell table:style-name="ce2"/>
          <table:table-cell table:style-name="ce11"/>
          <table:table-cell table:number-columns-repeated="2" table:style-name="ce6"/>
          <table:table-cell office:value-type="string" table:style-name="ce6">
            <text:p>Hjelpemidler</text:p>
          </table:table-cell>
          <table:table-cell table:style-name="ce6"/>
          <table:table-cell office:value-type="string" table:style-name="ce6">
            <text:p>Førerhund ;</text:p>
            <text:p>Hjelpemiddel ;</text:p>
            <text:p>Hjelpemiddelsentralen ;</text:p>
            <text:p>Teknisk hjelpemiddel ;</text:p>
            <text:p>Tekniske hjelpemidler</text:p>
          </table:table-cell>
          <table:table-cell office:value-type="string" table:style-name="ce6">
            <text:p>Ergoterapi ;</text:p>
            <text:p>Fysioterapi</text:p>
          </table:table-cell>
          <table:table-cell table:style-name="ce6"/>
          <table:table-cell table:number-columns-repeated="16375"/>
        </table:table-row>
        <table:table-row table:style-name="ro6">
          <table:table-cell table:style-name="ce2"/>
          <table:table-cell table:style-name="ce11"/>
          <table:table-cell table:number-columns-repeated="2" table:style-name="ce6"/>
          <table:table-cell office:value-type="string" table:style-name="ce6">
            <text:p>Korttidsopphold</text:p>
          </table:table-cell>
          <table:table-cell table:style-name="ce6"/>
          <table:table-cell office:value-type="string" table:style-name="ce6">
            <text:p>Akuttplass ;</text:p>
            <text:p>Avlastningsopphold ;</text:p>
            <text:p>Rehabiliteringsopphold ;</text:p>
            <text:p>Vurderingsopphold</text:p>
          </table:table-cell>
          <table:table-cell table:number-columns-repeated="2" table:style-name="ce6"/>
          <table:table-cell table:number-columns-repeated="16375"/>
        </table:table-row>
        <table:table-row table:style-name="ro4">
          <table:table-cell/>
          <table:table-cell table:style-name="ce11"/>
          <table:table-cell table:number-columns-repeated="2" table:style-name="ce6"/>
          <table:table-cell office:value-type="string" table:style-name="ce6">
            <text:p>Ledsager</text:p>
          </table:table-cell>
          <table:table-cell table:style-name="ce6"/>
          <table:table-cell office:value-type="string" table:style-name="ce6">
            <text:p>Ledsagerbevis ;</text:p>
            <text:p>Ledsagerstøtte ;</text:p>
            <text:p>Ledsagertjeneste</text:p>
          </table:table-cell>
          <table:table-cell table:number-columns-repeated="2" table:style-name="ce6"/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6"/>
          <table:table-cell office:value-type="string" table:style-name="ce6">
            <text:p>Personlig assistent</text:p>
          </table:table-cell>
          <table:table-cell table:style-name="ce6"/>
          <table:table-cell office:value-type="string" table:style-name="ce6">
            <text:p>Brukerstyrt personlig assistanse</text:p>
          </table:table-cell>
          <table:table-cell table:number-columns-repeated="2" table:style-name="ce6"/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6"/>
          <table:table-cell office:value-type="string" table:style-name="ce6">
            <text:p>Støttekontakt</text:p>
          </table:table-cell>
          <table:table-cell table:number-columns-repeated="2" table:style-name="ce6"/>
          <table:table-cell office:value-type="string" table:style-name="ce6">
            <text:p>Fritidskontakt</text:p>
          </table:table-cell>
          <table:table-cell table:style-name="ce6"/>
          <table:table-cell table:number-columns-repeated="16375"/>
        </table:table-row>
        <table:table-row table:style-name="ro2">
          <table:table-cell/>
          <table:table-cell table:style-name="ce11"/>
          <table:table-cell office:value-type="string" table:style-name="ce6">
            <text:p>Boformer</text:p>
          </table:table-cell>
          <table:table-cell office:value-type="string" table:style-name="ce6">
            <text:p>Buformer</text:p>
          </table:table-cell>
          <table:table-cell office:value-type="string" table:style-name="ce6">
            <text:p>Bofellesskap</text:p>
          </table:table-cell>
          <table:table-cell table:number-columns-repeated="4" table:style-name="ce6"/>
          <table:table-cell table:number-columns-repeated="16375"/>
        </table:table-row>
        <table:table-row table:style-name="ro4">
          <table:table-cell/>
          <table:table-cell table:style-name="ce11"/>
          <table:table-cell table:number-columns-repeated="2" table:style-name="ce6"/>
          <table:table-cell office:value-type="string" table:style-name="ce16">
            <text:p>Kommunal bolig</text:p>
          </table:table-cell>
          <table:table-cell table:style-name="ce16"/>
          <table:table-cell office:value-type="string" table:style-name="ce6">
            <text:p>Kommunal leilighet ;</text:p>
            <text:p>Kommunal utleiebolig ;</text:p>
            <text:p>Midlertidig husvære</text:p>
          </table:table-cell>
          <table:table-cell table:style-name="ce6"/>
          <table:table-cell office:value-type="string" table:style-name="ce6">
            <text:p>Bolig og eiendom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6"/>
          <table:table-cell office:value-type="string" table:style-name="ce6">
            <text:p>Omsorgsbolig</text:p>
          </table:table-cell>
          <table:table-cell table:style-name="ce6"/>
          <table:table-cell office:value-type="string" table:style-name="ce6">
            <text:p>Tilrettelagt bolig</text:p>
          </table:table-cell>
          <table:table-cell table:number-columns-repeated="2" table:style-name="ce6"/>
          <table:table-cell table:number-columns-repeated="16375"/>
        </table:table-row>
        <table:table-row table:style-name="ro3">
          <table:table-cell/>
          <table:table-cell table:style-name="ce11"/>
          <table:table-cell table:number-columns-repeated="2" table:style-name="ce6"/>
          <table:table-cell office:value-type="string" table:style-name="ce6">
            <text:p>Sykehjem</text:p>
          </table:table-cell>
          <table:table-cell table:style-name="ce6"/>
          <table:table-cell office:value-type="string" table:style-name="ce6">
            <text:p>Aldersheim ;</text:p>
            <text:p>Aldershjem ;</text:p>
            <text:p>Avlastningsopphold ;</text:p>
            <text:p>Langtidsopphold ;</text:p>
            <text:p>Pleieheim ;</text:p>
            <text:p>Pleiehjem ;</text:p>
            <text:p>Sykeheim ;</text:p>
            <text:p>Sykeheimsopphold ;</text:p>
            <text:p>Sykeheimsplass ;</text:p>
            <text:p>Sykehjemsopphold ;</text:p>
            <text:p>Sykehjemsplass</text:p>
          </table:table-cell>
          <table:table-cell table:style-name="ce6"/>
          <table:table-cell office:value-type="string" table:style-name="ce6">
            <text:p>Helse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6"/>
          <table:table-cell office:value-type="string" table:style-name="ce6">
            <text:p>Trygde- og servicebolig</text:p>
          </table:table-cell>
          <table:table-cell table:style-name="ce6"/>
          <table:table-cell office:value-type="string" table:style-name="ce6">
            <text:p>Tilrettelagt bolig ;</text:p>
            <text:p>Trygdebolig</text:p>
          </table:table-cell>
          <table:table-cell table:number-columns-repeated="2" table:style-name="ce6"/>
          <table:table-cell table:number-columns-repeated="16375"/>
        </table:table-row>
        <table:table-row table:style-name="ro2">
          <table:table-cell/>
          <table:table-cell table:style-name="ce11"/>
          <table:table-cell office:value-type="string" table:style-name="ce6">
            <text:p>Omsorgstjenester</text:p>
          </table:table-cell>
          <table:table-cell office:value-type="string" table:style-name="ce6">
            <text:p>Omsorgstenester</text:p>
          </table:table-cell>
          <table:table-cell office:value-type="string" table:style-name="ce6">
            <text:p>Ambulerende vaktmester</text:p>
          </table:table-cell>
          <table:table-cell table:style-name="ce6"/>
          <table:table-cell office:value-type="string" table:style-name="ce6">
            <text:p>Hjemmevaktmester</text:p>
          </table:table-cell>
          <table:table-cell table:number-columns-repeated="2" table:style-name="ce6"/>
          <table:table-cell table:number-columns-repeated="16375"/>
        </table:table-row>
        <table:table-row table:style-name="ro1">
          <table:table-cell/>
          <table:table-cell table:style-name="ce11"/>
          <table:table-cell table:number-columns-repeated="2" table:style-name="ce6"/>
          <table:table-cell office:value-type="string" table:style-name="ce6">
            <text:p>Egenbetaling</text:p>
          </table:table-cell>
          <table:table-cell table:style-name="ce6"/>
          <table:table-cell office:value-type="string" table:style-name="ce6">
            <text:p>Betalingsfritak ;</text:p>
            <text:p>Betalingsreduksjon</text:p>
          </table:table-cell>
          <table:table-cell table:number-columns-repeated="2" table:style-name="ce6"/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6"/>
          <table:table-cell office:value-type="string" table:style-name="ce6">
            <text:p>Hjemmehjelp</text:p>
          </table:table-cell>
          <table:table-cell table:number-columns-repeated="4" table:style-name="ce6"/>
          <table:table-cell table:number-columns-repeated="16375"/>
        </table:table-row>
        <table:table-row table:style-name="ro6">
          <table:table-cell/>
          <table:table-cell table:style-name="ce11"/>
          <table:table-cell table:number-columns-repeated="2" table:style-name="ce6"/>
          <table:table-cell office:value-type="string" table:style-name="ce6">
            <text:p>Hjemmesykepleie</text:p>
          </table:table-cell>
          <table:table-cell table:style-name="ce6"/>
          <table:table-cell office:value-type="string" table:style-name="ce6">
            <text:p>Livshjelp ;</text:p>
            <text:p>Psykiatrisk hjemmesykepleie ;</text:p>
            <text:p>Terminal pleie</text:p>
          </table:table-cell>
          <table:table-cell table:number-columns-repeated="2" table:style-name="ce6"/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6"/>
          <table:table-cell office:value-type="string" table:style-name="ce6">
            <text:p>Individuell plan</text:p>
          </table:table-cell>
          <table:table-cell table:number-columns-repeated="3" table:style-name="ce6"/>
          <table:table-cell office:value-type="string" table:style-name="ce6">
            <text:p>Helse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6"/>
          <table:table-cell office:value-type="string" table:style-name="ce6">
            <text:p>Matombringing</text:p>
          </table:table-cell>
          <table:table-cell table:number-columns-repeated="4" table:style-name="ce6"/>
          <table:table-cell table:number-columns-repeated="16375"/>
        </table:table-row>
        <table:table-row table:style-name="ro20">
          <table:table-cell/>
          <table:table-cell table:style-name="ce11"/>
          <table:table-cell table:number-columns-repeated="2" table:style-name="ce6"/>
          <table:table-cell office:value-type="string" table:style-name="ce6">
            <text:p>Rustiltak</text:p>
          </table:table-cell>
          <table:table-cell table:style-name="ce13"/>
          <table:table-cell office:value-type="string" table:style-name="ce4">
            <text:p>Avrusning ;</text:p>
            <text:p>Avvenning ;</text:p>
            <text:p>LAR ;</text:p>
            <text:p>Legemiddelassistert rehabilitering ;</text:p>
            <text:p>Metadon ;</text:p>
            <text:p>Narkotika ;</text:p>
            <text:p>Rusbehandling ;</text:p>
            <text:p>Rusmiddelmisbruk</text:p>
            <text:p>Rusmiddelomsorg ;</text:p>
            <text:p>Rusmiddeltiltak ;</text:p>
            <text:p>Rusmisbruk ;</text:p>
            <text:p>Rusomsorg</text:p>
          </table:table-cell>
          <table:table-cell office:value-type="string" table:style-name="ce6">
            <text:p>Doping</text:p>
          </table:table-cell>
          <table:table-cell office:value-type="string" table:style-name="ce6">
            <text:p>Helse</text:p>
          </table:table-cell>
          <table:table-cell table:number-columns-repeated="16375"/>
        </table:table-row>
        <table:table-row table:style-name="ro2">
          <table:table-cell/>
          <table:table-cell table:style-name="ce11"/>
          <table:table-cell table:number-columns-repeated="2" table:style-name="ce6"/>
          <table:table-cell office:value-type="string" table:style-name="ce6">
            <text:p>Trygghetsalarm</text:p>
          </table:table-cell>
          <table:table-cell table:number-columns-repeated="4" table:style-name="ce6"/>
          <table:table-cell table:number-columns-repeated="16375"/>
        </table:table-row>
        <table:table-row table:style-name="ro3">
          <table:table-cell/>
          <table:table-cell table:style-name="ce2"/>
          <table:table-cell office:value-type="string" table:style-name="ce2">
            <text:p>Pensjon</text:p>
          </table:table-cell>
          <table:table-cell office:value-type="string" table:style-name="ce2">
            <text:p>Pensjon</text:p>
          </table:table-cell>
          <table:table-cell office:value-type="string" table:style-name="ce2">
            <text:p>Alderspensjon</text:p>
          </table:table-cell>
          <table:table-cell table:style-name="ce2"/>
          <table:table-cell office:value-type="string" table:style-name="ce2">
            <text:p>AFP ;</text:p>
            <text:p>Alderstrygd ;</text:p>
            <text:p>Avtalefestet pensjon ;</text:p>
            <text:p>Folketrygdpensjon ;</text:p>
            <text:p>Førtidspensjon ;</text:p>
            <text:p>Grunnpensjon ;</text:p>
            <text:p>Omsorgspoeng ;<text:s/></text:p>
            <text:p>Pensjonspoeng ;</text:p>
            <text:p>Samordning ;<text:s text:c="2"/></text:p>
            <text:p>Sjømannspensjon ;<text:s/></text:p>
            <text:p>Tidligpensjon</text:p>
          </table:table-cell>
          <table:table-cell table:number-columns-repeated="16377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Barnepensjon</text:p>
          </table:table-cell>
          <table:table-cell table:number-columns-repeated="16379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Ektefellepensjon</text:p>
          </table:table-cell>
          <table:table-cell table:number-columns-repeated="16379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Forsørgingstillegg</text:p>
          </table:table-cell>
          <table:table-cell table:number-columns-repeated="16379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Minstepensjon</text:p>
          </table:table-cell>
          <table:table-cell table:number-columns-repeated="16379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Pensjonskalkulator</text:p>
          </table:table-cell>
          <table:table-cell table:style-name="ce2"/>
          <table:table-cell office:value-type="string" table:style-name="ce2">
            <text:p>Pensjonsberegning</text:p>
          </table:table-cell>
          <table:table-cell table:number-columns-repeated="16377" table:style-name="ce2"/>
        </table:table-row>
        <table:table-row table:style-name="ro6">
          <table:table-cell/>
          <table:table-cell table:number-columns-repeated="3" table:style-name="ce2"/>
          <table:table-cell office:value-type="string" table:style-name="ce2">
            <text:p>Personskadetrygd</text:p>
          </table:table-cell>
          <table:table-cell table:style-name="ce2"/>
          <table:table-cell office:value-type="string" table:style-name="ce2">
            <text:p>Invalidepensjon ;</text:p>
            <text:p>Krigsinvalidepensjon ;</text:p>
            <text:p>Krigspensjon ;<text:s/></text:p>
            <text:p>Samordning</text:p>
          </table:table-cell>
          <table:table-cell table:number-columns-repeated="16377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Tjenestepensjon</text:p>
          </table:table-cell>
          <table:table-cell table:style-name="ce2"/>
          <table:table-cell office:value-type="string" table:style-name="ce2">
            <text:p>Samordning<text:s/></text:p>
          </table:table-cell>
          <table:table-cell table:number-columns-repeated="16377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Uførepensjon</text:p>
          </table:table-cell>
          <table:table-cell table:style-name="ce2"/>
          <table:table-cell office:value-type="string" table:style-name="ce2">
            <text:p>Uføregrad ;<text:s/></text:p>
            <text:p>Uføretrygd</text:p>
          </table:table-cell>
          <table:table-cell office:value-type="string" table:style-name="ce2">
            <text:p>Uførestønad</text:p>
          </table:table-cell>
          <table:table-cell table:number-columns-repeated="16376" table:style-name="ce2"/>
        </table:table-row>
        <table:table-row table:style-name="ro5">
          <table:table-cell/>
          <table:table-cell table:style-name="ce11"/>
          <table:table-cell office:value-type="string" table:style-name="ce6">
            <text:p>Transporttjenester</text:p>
          </table:table-cell>
          <table:table-cell office:value-type="string" table:style-name="ce6">
            <text:p>Transporttenester</text:p>
          </table:table-cell>
          <table:table-cell office:value-type="string" table:style-name="ce6">
            <text:p>Parkering</text:p>
          </table:table-cell>
          <table:table-cell table:style-name="ce6"/>
          <table:table-cell office:value-type="string" table:style-name="ce6">
            <text:p>Parkeringsbot ;</text:p>
            <text:p>Parkeringsgebyr ;</text:p>
            <text:p>Parkeringskort ;</text:p>
            <text:p>Parkeringsløyve ;</text:p>
            <text:p>Parkeringstillatelse</text:p>
          </table:table-cell>
          <table:table-cell table:style-name="ce6"/>
          <table:table-cell office:value-type="string" table:style-name="ce6">
            <text:p>Trafikk og samferdsel</text:p>
          </table:table-cell>
          <table:table-cell table:style-name="ce6"/>
          <table:table-cell table:style-name="ce2"/>
          <table:table-cell table:style-name="ce6"/>
          <table:table-cell table:number-columns-repeated="16372"/>
        </table:table-row>
        <table:table-row table:style-name="ro8">
          <table:table-cell/>
          <table:table-cell table:style-name="ce11"/>
          <table:table-cell table:number-columns-repeated="2" table:style-name="ce6"/>
          <table:table-cell office:value-type="string" table:style-name="ce6">
            <text:p>Tilrettelagt transport</text:p>
          </table:table-cell>
          <table:table-cell table:style-name="ce6"/>
          <table:table-cell office:value-type="string" table:style-name="ce6">
            <text:p>Drosjelapper ;</text:p>
            <text:p>Reiserett ;</text:p>
            <text:p>TT-bruker ;</text:p>
            <text:p>TT-kort ;</text:p>
            <text:p>TT-ordning ;</text:p>
            <text:p>TT-tjeneste</text:p>
          </table:table-cell>
          <table:table-cell table:style-name="ce6"/>
          <table:table-cell office:value-type="string" table:style-name="ce6">
            <text:p>Trafikk og samferdsel</text:p>
          </table:table-cell>
          <table:table-cell table:style-name="ce6"/>
          <table:table-cell table:style-name="ce2"/>
          <table:table-cell table:style-name="ce6"/>
          <table:table-cell table:number-columns-repeated="16372"/>
        </table:table-row>
        <table:table-row table:style-name="ro4">
          <table:table-cell/>
          <table:table-cell table:style-name="ce2"/>
          <table:table-cell office:value-type="string" table:style-name="ce2">
            <text:p>Økonomiske ytelser</text:p>
          </table:table-cell>
          <table:table-cell office:value-type="string" table:style-name="ce2">
            <text:p>Økonomiske ytingar</text:p>
          </table:table-cell>
          <table:table-cell office:value-type="string" table:style-name="ce4">
            <text:p>Attføringsytelser</text:p>
          </table:table-cell>
          <table:table-cell table:style-name="ce4"/>
          <table:table-cell office:value-type="string" table:style-name="ce2">
            <text:p>Attføringspenger ;</text:p>
            <text:p>Attføringsstønad ;</text:p>
            <text:p>Rehabiliteringspenger</text:p>
          </table:table-cell>
          <table:table-cell office:value-type="string" table:style-name="ce2">
            <text:p>Yrkesrettet attføring</text:p>
          </table:table-cell>
          <table:table-cell table:number-columns-repeated="16376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2">
            <text:p>Barnetrygd</text:p>
          </table:table-cell>
          <table:table-cell table:number-columns-repeated="3" table:style-name="ce2"/>
          <table:table-cell office:value-type="string" table:style-name="ce2">
            <text:p>Barn og familie</text:p>
          </table:table-cell>
          <table:table-cell table:number-columns-repeated="16375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4">
            <text:p>Bostøtte</text:p>
          </table:table-cell>
          <table:table-cell table:style-name="ce4"/>
          <table:table-cell office:value-type="string" table:style-name="ce2">
            <text:p>Boligtilskudd</text:p>
          </table:table-cell>
          <table:table-cell office:value-type="string" table:style-name="ce2">
            <text:p>Boligfinansiering</text:p>
          </table:table-cell>
          <table:table-cell table:number-columns-repeated="16376" table:style-name="ce2"/>
        </table:table-row>
        <table:table-row table:style-name="ro22">
          <table:table-cell/>
          <table:table-cell table:number-columns-repeated="3" table:style-name="ce2"/>
          <table:table-cell office:value-type="string" table:style-name="ce4">
            <text:p>Dagpenger</text:p>
          </table:table-cell>
          <table:table-cell table:style-name="ce4"/>
          <table:table-cell office:value-type="string" table:style-name="ce2">
            <text:p>Arbeidsledighetstrygd ;</text:p>
            <text:p>Arbeidsløshetstrygd</text:p>
          </table:table-cell>
          <table:table-cell office:value-type="string" table:style-name="ce2">
            <text:p>Arbeidssøking</text:p>
          </table:table-cell>
          <table:table-cell table:number-columns-repeated="16376" table:style-name="ce2"/>
        </table:table-row>
        <table:table-row table:style-name="ro2">
          <table:table-cell/>
          <table:table-cell table:number-columns-repeated="3" table:style-name="ce2"/>
          <table:table-cell office:value-type="string" table:style-name="ce4">
            <text:p>Dekning av reiseutgifter</text:p>
          </table:table-cell>
          <table:table-cell table:style-name="ce4"/>
          <table:table-cell office:value-type="string" table:style-name="ce2">
            <text:p>Reisetilskudd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Engangsstønad</text:p>
          </table:table-cell>
          <table:table-cell table:number-columns-repeated="3" table:style-name="ce2"/>
          <table:table-cell office:value-type="string" table:style-name="ce2">
            <text:p>Barn og familie</text:p>
          </table:table-cell>
          <table:table-cell table:number-columns-repeated="16375" table:style-name="ce2"/>
        </table:table-row>
        <table:table-row table:style-name="ro23">
          <table:table-cell table:number-columns-repeated="4" table:style-name="ce2"/>
          <table:table-cell office:value-type="string" table:style-name="ce2">
            <text:p>Foreldrepenger</text:p>
          </table:table-cell>
          <table:table-cell table:style-name="ce2"/>
          <table:table-cell office:value-type="string" table:style-name="ce2">
            <text:p>Adopsjonspenger ;</text:p>
            <text:p>Fødselspenger</text:p>
          </table:table-cell>
          <table:table-cell office:value-type="string" table:style-name="ce2">
            <text:p>Fødselspermisjon</text:p>
          </table:table-cell>
          <table:table-cell office:value-type="string" table:style-name="ce2">
            <text:p>Barn og familie</text:p>
          </table:table-cell>
          <table:table-cell table:number-columns-repeated="16375" table:style-name="ce2"/>
        </table:table-row>
        <table:table-row table:style-name="ro14">
          <table:table-cell table:number-columns-repeated="4" table:style-name="ce2"/>
          <table:table-cell office:value-type="string" table:style-name="ce4">
            <text:p>Gjeldsrådgivning</text:p>
          </table:table-cell>
          <table:table-cell table:style-name="ce4"/>
          <table:table-cell office:value-type="string" table:style-name="ce4">
            <text:p>Gjeldsoffer ;</text:p>
            <text:p>Gjeldsordning ;</text:p>
            <text:p>Gjeldsproblem ;</text:p>
            <text:p>Gjeldsrådgiving ;</text:p>
            <text:p>Inkasso ;</text:p>
            <text:p>Livsopphold ;</text:p>
            <text:p>Livsoppholdssatser</text:p>
          </table:table-cell>
          <table:table-cell table:style-name="ce4"/>
          <table:table-cell office:value-type="string" table:style-name="ce4">
            <text:p>Forbrukerspørsmål</text:p>
          </table:table-cell>
          <table:table-cell table:style-name="ce4"/>
          <table:table-cell table:style-name="ce2"/>
          <table:table-cell table:style-name="ce4"/>
          <table:table-cell table:number-columns-repeated="16372"/>
        </table:table-row>
        <table:table-row table:style-name="ro2">
          <table:table-cell table:number-columns-repeated="4" table:style-name="ce2"/>
          <table:table-cell office:value-type="string" table:style-name="ce2">
            <text:p>Kontantstøtte</text:p>
          </table:table-cell>
          <table:table-cell table:number-columns-repeated="3" table:style-name="ce2"/>
          <table:table-cell office:value-type="string" table:style-name="ce2">
            <text:p>Barn og familie</text:p>
          </table:table-cell>
          <table:table-cell table:number-columns-repeated="16375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Omsorgslønn</text:p>
          </table:table-cell>
          <table:table-cell table:number-columns-repeated="16379" table:style-name="ce2"/>
        </table:table-row>
        <table:table-row table:style-name="ro2">
          <table:table-cell table:number-columns-repeated="3" table:style-name="ce2"/>
          <table:table-cell table:style-name="ce11"/>
          <table:table-cell office:value-type="string" table:style-name="ce5">
            <text:p>Omsorgspenger</text:p>
          </table:table-cell>
          <table:table-cell table:number-columns-repeated="2" table:style-name="ce5"/>
          <table:table-cell office:value-type="string" table:style-name="ce5">
            <text:p>Sykefravær</text:p>
          </table:table-cell>
          <table:table-cell office:value-type="string" table:style-name="ce5">
            <text:p>Barn og familie</text:p>
          </table:table-cell>
          <table:table-cell table:style-name="ce5"/>
          <table:table-cell table:style-name="ce2"/>
          <table:table-cell table:style-name="ce5"/>
          <table:table-cell table:number-columns-repeated="16372"/>
        </table:table-row>
        <table:table-row table:style-name="ro1">
          <table:table-cell table:style-name="ce2"/>
          <table:table-cell table:style-name="ce11"/>
          <table:table-cell table:number-columns-repeated="2" table:style-name="ce6"/>
          <table:table-cell office:value-type="string" table:style-name="ce5">
            <text:p>Rehabiliteringspenger</text:p>
          </table:table-cell>
          <table:table-cell table:number-columns-repeated="2" table:style-name="ce5"/>
          <table:table-cell office:value-type="string" table:style-name="ce5">
            <text:p>Habilitering og rehabilitering</text:p>
          </table:table-cell>
          <table:table-cell table:number-columns-repeated="2" table:style-name="ce5"/>
          <table:table-cell table:style-name="ce2"/>
          <table:table-cell table:style-name="ce5"/>
          <table:table-cell table:number-columns-repeated="16372"/>
        </table:table-row>
        <table:table-row table:style-name="ro12">
          <table:table-cell table:number-columns-repeated="3" table:style-name="ce2"/>
          <table:table-cell table:style-name="ce11"/>
          <table:table-cell office:value-type="string" table:style-name="ce5">
            <text:p>Sosialhjelp</text:p>
          </table:table-cell>
          <table:table-cell table:style-name="ce5"/>
          <table:table-cell office:value-type="string" table:style-name="ce5">
            <text:p>Grunnstønad ;<text:s/></text:p>
            <text:p>Hjelpestønad ;</text:p>
            <text:p>Kommunalt lån ;</text:p>
            <text:p>Livsopphold ;</text:p>
            <text:p>Livsoppholdssatser ;</text:p>
            <text:p>Sosiallån ;</text:p>
            <text:p>Sosialstønad ;</text:p>
            <text:p>Utdanningsstønad ;</text:p>
            <text:p>Økonomisk sosialhjelp</text:p>
          </table:table-cell>
          <table:table-cell table:number-columns-repeated="3" table:style-name="ce5"/>
          <table:table-cell table:style-name="ce2"/>
          <table:table-cell table:style-name="ce5"/>
          <table:table-cell table:number-columns-repeated="16372"/>
        </table:table-row>
        <table:table-row table:style-name="ro24">
          <table:table-cell table:number-columns-repeated="3" table:style-name="ce2"/>
          <table:table-cell table:style-name="ce11"/>
          <table:table-cell office:value-type="string" table:style-name="ce5">
            <text:p>Stønad til enslig forsørger</text:p>
          </table:table-cell>
          <table:table-cell table:style-name="ce5"/>
          <table:table-cell office:value-type="string" table:style-name="ce5">
            <text:p>Flyttetilskudd ;</text:p>
            <text:p>Overgangsstønad ;</text:p>
            <text:p>Stønad til barnetilsyn ;<text:s/></text:p>
            <text:p>Tilskudd til flytting ;<text:s/></text:p>
            <text:p>Utdanningsstønad</text:p>
            <text:p/>
          </table:table-cell>
          <table:table-cell table:style-name="ce5"/>
          <table:table-cell office:value-type="string" table:style-name="ce5">
            <text:p>Barn og familie</text:p>
          </table:table-cell>
          <table:table-cell table:style-name="ce5"/>
          <table:table-cell table:style-name="ce2"/>
          <table:table-cell table:style-name="ce5"/>
          <table:table-cell table:number-columns-repeated="16372"/>
        </table:table-row>
        <table:table-row table:style-name="ro8">
          <table:table-cell table:number-columns-repeated="4" table:style-name="ce2"/>
          <table:table-cell office:value-type="string" table:style-name="ce4">
            <text:p>Stønad ved arbeidsmarkedstiltak</text:p>
          </table:table-cell>
          <table:table-cell table:style-name="ce4"/>
          <table:table-cell office:value-type="string" table:style-name="ce2">
            <text:p>Borteboertillegg ;</text:p>
            <text:p>Flyttetilskudd ;</text:p>
            <text:p>Individstønad ;</text:p>
            <text:p>Reisetilskudd ;</text:p>
            <text:p>Tilskudd til flytting ;<text:s/></text:p>
            <text:p>Tilsynstillegg</text:p>
          </table:table-cell>
          <table:table-cell office:value-type="string" table:style-name="ce2">
            <text:p>Arbeidsmarkedstiltak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4">
            <text:p>Svangerskapspenger</text:p>
          </table:table-cell>
          <table:table-cell table:style-name="ce4"/>
          <table:table-cell table:number-columns-repeated="5" table:style-name="ce2"/>
          <table:table-cell table:style-name="ce17"/>
          <table:table-cell table:number-columns-repeated="16372"/>
        </table:table-row>
        <table:table-row table:style-name="ro25">
          <table:table-cell table:number-columns-repeated="4" table:style-name="ce2"/>
          <table:table-cell office:value-type="string" table:style-name="ce4">
            <text:p>Sykepenger</text:p>
          </table:table-cell>
          <table:table-cell table:style-name="ce13"/>
          <table:table-cell table:style-name="ce5"/>
          <table:table-cell office:value-type="string" table:style-name="ce2">
            <text:p>Sykefravær</text:p>
          </table:table-cell>
          <table:table-cell table:number-columns-repeated="16376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Uførestønad</text:p>
          </table:table-cell>
          <table:table-cell table:style-name="ce2"/>
          <table:table-cell office:value-type="string" table:style-name="ce2">
            <text:p>Uføregrad ;<text:s/></text:p>
            <text:p>Uføretrygd</text:p>
          </table:table-cell>
          <table:table-cell office:value-type="string" table:style-name="ce2">
            <text:p>Uførepensjon</text:p>
          </table:table-cell>
          <table:table-cell table:number-columns-repeated="16376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Ventelønn</text:p>
          </table:table-cell>
          <table:table-cell table:style-name="ce11"/>
          <table:table-cell office:value-type="string" table:style-name="ce11">
            <text:p>Vartpenger ;</text:p>
            <text:p>Ventepenger</text:p>
          </table:table-cell>
          <table:table-cell office:value-type="string" table:style-name="ce2">
            <text:p>Arbeidssøking ;</text:p>
            <text:p>Oppsigelse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Ventestønad</text:p>
          </table:table-cell>
          <table:table-cell table:number-columns-repeated="2" table:style-name="ce2"/>
          <table:table-cell office:value-type="string" table:style-name="ce2">
            <text:p>Arbeidssøking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Rettslige spørsmål</text:p>
          </table:table-cell>
          <table:table-cell office:value-type="string" table:style-name="ce2">
            <text:p>Rettslege spørsmål</text:p>
          </table:table-cell>
          <table:table-cell office:value-type="string" table:style-name="ce4">
            <text:p>Erstatningsordninger</text:p>
          </table:table-cell>
          <table:table-cell office:value-type="string" table:style-name="ce4">
            <text:p>Erstatningsordningar</text:p>
          </table:table-cell>
          <table:table-cell office:value-type="string" table:style-name="ce4">
            <text:p>Billighetserstatning</text:p>
          </table:table-cell>
          <table:table-cell table:style-name="ce4"/>
          <table:table-cell office:value-type="string" table:style-name="ce4">
            <text:p>Krigsbarn ;</text:p>
            <text:p>Rettferdsvederlag</text:p>
          </table:table-cell>
          <table:table-cell table:number-columns-repeated="2" table:style-name="ce4"/>
          <table:table-cell table:number-columns-repeated="16375" table:style-name="ce2"/>
        </table:table-row>
        <table:table-row table:style-name="ro2">
          <table:table-cell table:number-columns-repeated="2"/>
          <table:table-cell table:style-name="ce4"/>
          <table:table-cell table:style-name="ce10"/>
          <table:table-cell office:value-type="string" table:style-name="ce10">
            <text:p>Menerstatning</text:p>
          </table:table-cell>
          <table:table-cell table:number-columns-repeated="2" table:style-name="ce10"/>
          <table:table-cell office:value-type="string" table:style-name="ce4">
            <text:p>Yrkesskade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table:style-name="ce4"/>
          <table:table-cell table:style-name="ce10"/>
          <table:table-cell office:value-type="string" table:style-name="ce10">
            <text:p>Naturskadeerstatning</text:p>
          </table:table-cell>
          <table:table-cell table:number-columns-repeated="2" table:style-name="ce10"/>
          <table:table-cell office:value-type="string" table:style-name="ce4">
            <text:p>Naturskade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table:style-name="ce4"/>
          <table:table-cell table:style-name="ce10"/>
          <table:table-cell office:value-type="string" table:style-name="ce10">
            <text:p>Pasientskadeerstatning</text:p>
          </table:table-cell>
          <table:table-cell table:style-name="ce10"/>
          <table:table-cell office:value-type="string" table:style-name="ce10">
            <text:p>Pasientombud</text:p>
          </table:table-cell>
          <table:table-cell table:style-name="ce4"/>
          <table:table-cell office:value-type="string" table:style-name="ce4">
            <text:p>Helse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Voldsoffererstatning</text:p>
          </table:table-cell>
          <table:table-cell table:number-columns-repeated="4" table:style-name="ce4"/>
          <table:table-cell table:number-columns-repeated="16375"/>
        </table:table-row>
        <table:table-row table:style-name="ro5">
          <table:table-cell table:number-columns-repeated="2"/>
          <table:table-cell office:value-type="string" table:style-name="ce4">
            <text:p>Lovbrudd og straff</text:p>
          </table:table-cell>
          <table:table-cell office:value-type="string" table:style-name="ce4">
            <text:p>Lovbrot og straff</text:p>
          </table:table-cell>
          <table:table-cell office:value-type="string" table:style-name="ce4">
            <text:p>Anmeldelse</text:p>
          </table:table-cell>
          <table:table-cell table:style-name="ce4"/>
          <table:table-cell office:value-type="string" table:style-name="ce4">
            <text:p>Forbrytelse ;</text:p>
            <text:p>Forseelse ;</text:p>
            <text:p>Kriminalitet ;</text:p>
            <text:p>Lovbrudd ;</text:p>
            <text:p>Politisak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Bot</text:p>
          </table:table-cell>
          <table:table-cell table:style-name="ce4"/>
          <table:table-cell office:value-type="string" table:style-name="ce2">
            <text:p>Mulkt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Forelegg</text:p>
          </table:table-cell>
          <table:table-cell table:style-name="ce4"/>
          <table:table-cell office:value-type="string" table:style-name="ce2">
            <text:p>Forenklet forelegg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Samfunnsstraff</text:p>
          </table:table-cell>
          <table:table-cell table:style-name="ce4"/>
          <table:table-cell office:value-type="string" table:style-name="ce2">
            <text:p>Samfunnstjeneste</text:p>
          </table:table-cell>
          <table:table-cell table:number-columns-repeated="2" table:style-name="ce4"/>
          <table:table-cell table:number-columns-repeated="16375"/>
        </table:table-row>
        <table:table-row table:style-name="ro6">
          <table:table-cell table:number-columns-repeated="2"/>
          <table:table-cell table:number-columns-repeated="2" table:style-name="ce4"/>
          <table:table-cell office:value-type="string" table:style-name="ce4">
            <text:p>Soning</text:p>
          </table:table-cell>
          <table:table-cell table:style-name="ce4"/>
          <table:table-cell office:value-type="string" table:style-name="ce2">
            <text:p>Fengselsstraff ;</text:p>
            <text:p>Forvaring ;</text:p>
            <text:p>Kriminalomsorg ;</text:p>
            <text:p>Sikring</text:p>
          </table:table-cell>
          <table:table-cell table:number-columns-repeated="2" table:style-name="ce4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">
            <text:p>Rettsvesen</text:p>
          </table:table-cell>
          <table:table-cell office:value-type="string" table:style-name="ce4">
            <text:p>Rettsvesen</text:p>
          </table:table-cell>
          <table:table-cell office:value-type="string" table:style-name="ce4">
            <text:p>Dom</text:p>
          </table:table-cell>
          <table:table-cell table:style-name="ce4"/>
          <table:table-cell office:value-type="string" table:style-name="ce4">
            <text:p>Ankeerklæring ;</text:p>
            <text:p>Betinget dom ;</text:p>
            <text:p>Ubetinget dom</text:p>
          </table:table-cell>
          <table:table-cell table:number-columns-repeated="2" table:style-name="ce4"/>
          <table:table-cell table:number-columns-repeated="16375"/>
        </table:table-row>
        <table:table-row table:style-name="ro10">
          <table:table-cell table:number-columns-repeated="2"/>
          <table:table-cell table:number-columns-repeated="2" table:style-name="ce4"/>
          <table:table-cell office:value-type="string" table:style-name="ce4">
            <text:p>Domstol</text:p>
          </table:table-cell>
          <table:table-cell table:style-name="ce4"/>
          <table:table-cell office:value-type="string" table:style-name="ce4">
            <text:p>Arbeidsretten ;</text:p>
            <text:p>Byrett ;</text:p>
            <text:p>Forliksklage ;</text:p>
            <text:p>Forliksmegling ;</text:p>
            <text:p>Foliksmekling ;</text:p>
            <text:p>Forliksråd ;</text:p>
            <text:p>Herredsrett ;</text:p>
            <text:p>Høyesterett ;</text:p>
            <text:p>Jordskifterett ;</text:p>
            <text:p>Konsulrett ;</text:p>
            <text:p>Lagmannsrett ;</text:p>
            <text:p>Lagrettemedlem ;</text:p>
            <text:p>Legdommer ;</text:p>
            <text:p>Lekdommer ;</text:p>
            <text:p>Meddommer ;</text:p>
            <text:p>Riksrett ;</text:p>
            <text:p>Skjønnsrett ;</text:p>
            <text:p>Tingrett</text:p>
          </table:table-cell>
          <table:table-cell table:number-columns-repeated="2" table:style-name="ce4"/>
          <table:table-cell table:number-columns-repeated="16375"/>
        </table:table-row>
        <table:table-row table:style-name="ro6">
          <table:table-cell table:number-columns-repeated="2"/>
          <table:table-cell table:number-columns-repeated="2" table:style-name="ce4"/>
          <table:table-cell office:value-type="string" table:style-name="ce4">
            <text:p>Mekling</text:p>
          </table:table-cell>
          <table:table-cell table:style-name="ce4"/>
          <table:table-cell office:value-type="string" table:style-name="ce4">
            <text:p>Konfliktråd ;</text:p>
            <text:p>Megling ;</text:p>
            <text:p>Rettsmegling ;</text:p>
            <text:p>Rettsmekling</text:p>
          </table:table-cell>
          <table:table-cell office:value-type="string" table:style-name="ce4">
            <text:p>Arbeidstvist ;</text:p>
            <text:p>Samlivsbrudd</text:p>
          </table:table-cell>
          <table:table-cell table:style-name="ce4"/>
          <table:table-cell table:number-columns-repeated="16375"/>
        </table:table-row>
        <table:table-row table:style-name="ro6">
          <table:table-cell table:number-columns-repeated="2"/>
          <table:table-cell table:number-columns-repeated="2" table:style-name="ce4"/>
          <table:table-cell office:value-type="string" table:style-name="ce4">
            <text:p>Namsmyndighet</text:p>
          </table:table-cell>
          <table:table-cell table:style-name="ce4"/>
          <table:table-cell office:value-type="string" table:style-name="ce4">
            <text:p>Namsfogd ;</text:p>
            <text:p>Namsmann ;</text:p>
            <text:p>Tvangsfullbyrdelse ;</text:p>
            <text:p>Tvangssalg</text:p>
          </table:table-cell>
          <table:table-cell table:number-columns-repeated="2" table:style-name="ce4"/>
          <table:table-cell table:number-columns-repeated="16375"/>
        </table:table-row>
        <table:table-row table:style-name="ro8">
          <table:table-cell table:number-columns-repeated="2"/>
          <table:table-cell table:number-columns-repeated="2" table:style-name="ce4"/>
          <table:table-cell office:value-type="string" table:style-name="ce4">
            <text:p>Notarius publicus</text:p>
          </table:table-cell>
          <table:table-cell table:style-name="ce4"/>
          <table:table-cell office:value-type="string" table:style-name="ce4">
            <text:p>Apostille ;</text:p>
            <text:p>Byfogd ;</text:p>
            <text:p>Notarialbekreftelse ;</text:p>
            <text:p>Notarialforretning ;</text:p>
            <text:p>Notarius publikus ;</text:p>
            <text:p>Sorenskriver</text:p>
          </table:table-cell>
          <table:table-cell table:number-columns-repeated="2" table:style-name="ce4"/>
          <table:table-cell table:number-columns-repeated="16375"/>
        </table:table-row>
        <table:table-row table:style-name="ro8">
          <table:table-cell table:number-columns-repeated="2"/>
          <table:table-cell table:number-columns-repeated="2" table:style-name="ce4"/>
          <table:table-cell office:value-type="string" table:style-name="ce4">
            <text:p>Rettshjelp</text:p>
          </table:table-cell>
          <table:table-cell table:style-name="ce4"/>
          <table:table-cell office:value-type="string" table:style-name="ce4">
            <text:p>Advokatbistand ;</text:p>
            <text:p>Advokathjelp ;</text:p>
            <text:p>Fri rettshjelp ;</text:p>
            <text:p>Fri sakførsel ;</text:p>
            <text:p>Juridisk hjelp ;</text:p>
            <text:p>Rettsråd</text:p>
          </table:table-cell>
          <table:table-cell table:number-columns-repeated="2" table:style-name="ce4"/>
          <table:table-cell table:number-columns-repeated="16375"/>
        </table:table-row>
        <table:table-row table:style-name="ro11">
          <table:table-cell table:number-columns-repeated="2"/>
          <table:table-cell table:number-columns-repeated="2" table:style-name="ce4"/>
          <table:table-cell office:value-type="string" table:style-name="ce4">
            <text:p>Rettssak</text:p>
          </table:table-cell>
          <table:table-cell table:style-name="ce4"/>
          <table:table-cell office:value-type="string" table:style-name="ce4">
            <text:p>Påtale ;</text:p>
            <text:p>Rettsgebyr ;</text:p>
            <text:p>Rettstvist ;</text:p>
            <text:p>Saksøking ;</text:p>
            <text:p>Sivil sak ;</text:p>
            <text:p>Stevning ;</text:p>
            <text:p>Straffesak ;</text:p>
            <text:p>Tiltale ;</text:p>
            <text:p>Vitnegodtgjørelse ;</text:p>
            <text:p>Vitnegodtgjøring</text:p>
          </table:table-cell>
          <table:table-cell table:number-columns-repeated="2" table:style-name="ce4"/>
          <table:table-cell table:number-columns-repeated="16375"/>
        </table:table-row>
        <table:table-row table:style-name="ro2">
          <table:table-cell office:value-type="string" table:style-name="ce2">
            <text:p>Skatter og avgifter</text:p>
          </table:table-cell>
          <table:table-cell office:value-type="string" table:style-name="ce2">
            <text:p>Skattar og avgifter</text:p>
          </table:table-cell>
          <table:table-cell office:value-type="string" table:style-name="ce2">
            <text:p>Offentlige avgifter</text:p>
          </table:table-cell>
          <table:table-cell office:value-type="string" table:style-name="ce2">
            <text:p>Offentlege avgifter</text:p>
          </table:table-cell>
          <table:table-cell office:value-type="string" table:style-name="ce2">
            <text:p>Arbeidsgiveravgift</text:p>
          </table:table-cell>
          <table:table-cell table:style-name="ce2"/>
          <table:table-cell office:value-type="string" table:style-name="ce2">
            <text:p>Terminoppgave</text:p>
          </table:table-cell>
          <table:table-cell office:value-type="string" table:style-name="ce2">
            <text:p>Arbeidsgiver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Bompenger</text:p>
          </table:table-cell>
          <table:table-cell table:style-name="ce2"/>
          <table:table-cell office:value-type="string" table:style-name="ce2">
            <text:p>Autopass</text:p>
          </table:table-cell>
          <table:table-cell table:style-name="ce2"/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3">
          <table:table-cell table:number-columns-repeated="4" table:style-name="ce2"/>
          <table:table-cell office:value-type="string" table:style-name="ce2">
            <text:p>Kommunale avgifter og gebyrer</text:p>
          </table:table-cell>
          <table:table-cell table:style-name="ce2"/>
          <table:table-cell office:value-type="string" table:style-name="ce2">
            <text:p>Avløpsavgift ;</text:p>
            <text:p>Avløpsgebyr ;</text:p>
            <text:p>Brøyteavgift ;</text:p>
            <text:p>Brøytegebyr ;</text:p>
            <text:p>Feieavgift ;</text:p>
            <text:p>Feiegebyr ;</text:p>
            <text:p>Kommunale gebyrer ;</text:p>
            <text:p>Renovasjonsavgift ;</text:p>
            <text:p>Renovasjonsgebyr ;</text:p>
            <text:p>Vannavgift ;</text:p>
            <text:p>Vanngebyr</text:p>
          </table:table-cell>
          <table:table-cell office:value-type="string" table:style-name="ce2">
            <text:p>Brøyting ;</text:p>
            <text:p>Feiing ;</text:p>
            <text:p>Renovasjon ;</text:p>
            <text:p>Vann og avløp</text:p>
          </table:table-cell>
          <table:table-cell office:value-type="string" table:style-name="ce2">
            <text:p>Bolig og eiendom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Kringkastingsavgift</text:p>
          </table:table-cell>
          <table:table-cell table:style-name="ce2"/>
          <table:table-cell office:value-type="string" table:style-name="ce2">
            <text:p>Lisensavgift ;</text:p>
            <text:p>TV-lisens</text:p>
          </table:table-cell>
          <table:table-cell office:value-type="string" table:style-name="ce2">
            <text:p>Kringkasting</text:p>
          </table:table-cell>
          <table:table-cell table:number-columns-repeated="16376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Merverdiavgift</text:p>
          </table:table-cell>
          <table:table-cell table:style-name="ce2"/>
          <table:table-cell office:value-type="string" table:style-name="ce2">
            <text:p>Moms ;</text:p>
            <text:p>Mva.</text:p>
          </table:table-cell>
          <table:table-cell table:style-name="ce2"/>
          <table:table-cell office:value-type="string" table:style-name="ce2">
            <text:p>Næring</text:p>
          </table:table-cell>
          <table:table-cell table:number-columns-repeated="16375"/>
        </table:table-row>
        <table:table-row table:style-name="ro9">
          <table:table-cell table:number-columns-repeated="4" table:style-name="ce2"/>
          <table:table-cell office:value-type="string" table:style-name="ce2">
            <text:p>Motorvognavgifter</text:p>
          </table:table-cell>
          <table:table-cell table:style-name="ce2"/>
          <table:table-cell office:value-type="string" table:style-name="ce2">
            <text:p>Bensinavgift ;</text:p>
            <text:p>Bilavgifter ;</text:p>
            <text:p>Dieselavgift ;</text:p>
            <text:p>Engangsavgift ;</text:p>
            <text:p>Omregistreringsavgift ;</text:p>
            <text:p>Veiavgift ;</text:p>
            <text:p>Vektårsavgift ;</text:p>
            <text:p>Årsavgift</text:p>
          </table:table-cell>
          <table:table-cell table:style-name="ce2"/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9">
          <table:table-cell table:number-columns-repeated="4" table:style-name="ce2"/>
          <table:table-cell office:value-type="string" table:style-name="ce2">
            <text:p>Toll</text:p>
          </table:table-cell>
          <table:table-cell table:style-name="ce2"/>
          <table:table-cell office:value-type="string" table:style-name="ce2">
            <text:p>Fortolling ;</text:p>
            <text:p>Grensepasseringsattest ;<text:s/></text:p>
            <text:p>Tolldeklarasjon ;</text:p>
            <text:p>Tollerklæring ;<text:s/></text:p>
            <text:p>Tollkreditt ;<text:s/></text:p>
            <text:p>Tollkvote ;</text:p>
            <text:p>Tollsats ;</text:p>
            <text:p>Tollverdierklæring</text:p>
          </table:table-cell>
          <table:table-cell table:style-name="ce2"/>
          <table:table-cell office:value-type="string" table:style-name="ce2">
            <text:p>Næring</text:p>
          </table:table-cell>
          <table:table-cell table:number-columns-repeated="16375"/>
        </table:table-row>
        <table:table-row table:style-name="ro5">
          <table:table-cell table:number-columns-repeated="2" table:style-name="ce2"/>
          <table:table-cell office:value-type="string" table:style-name="ce2">
            <text:p>Skatt og likning</text:p>
          </table:table-cell>
          <table:table-cell office:value-type="string" table:style-name="ce2">
            <text:p>Skatt og likning</text:p>
          </table:table-cell>
          <table:table-cell office:value-type="string" table:style-name="ce2">
            <text:p>Arv og gaver</text:p>
          </table:table-cell>
          <table:table-cell table:style-name="ce11"/>
          <table:table-cell office:value-type="string" table:style-name="ce5">
            <text:p>Arveavgift ;</text:p>
            <text:p>Arving ;</text:p>
            <text:p>Gavemelding ;</text:p>
            <text:p>Livsarving ;</text:p>
            <text:p>Testament</text:p>
          </table:table-cell>
          <table:table-cell table:style-name="ce2"/>
          <table:table-cell office:value-type="string" table:style-name="ce2">
            <text:p>Barn og familie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Eiendomsskatt</text:p>
          </table:table-cell>
          <table:table-cell table:style-name="ce2"/>
          <table:table-cell office:value-type="string" table:style-name="ce2">
            <text:p>Boligskatt</text:p>
          </table:table-cell>
          <table:table-cell table:style-name="ce2"/>
          <table:table-cell office:value-type="string" table:style-name="ce2">
            <text:p>Bolig og eiendom</text:p>
          </table:table-cell>
          <table:table-cell table:number-columns-repeated="16375"/>
        </table:table-row>
        <table:table-row table:style-name="ro5">
          <table:table-cell table:number-columns-repeated="4" table:style-name="ce2"/>
          <table:table-cell office:value-type="string" table:style-name="ce4">
            <text:p>Inntekts- og formuesskatt</text:p>
          </table:table-cell>
          <table:table-cell table:style-name="ce4"/>
          <table:table-cell office:value-type="string" table:style-name="ce2">
            <text:p>Formueskatt ;</text:p>
            <text:p>Forskuddstrekk ;</text:p>
            <text:p>Inntektsoppgave ;</text:p>
            <text:p>Inntektsskatt ;</text:p>
            <text:p>Skattetrekk</text:p>
          </table:table-cell>
          <table:table-cell table:number-columns-repeated="16377" table:style-name="ce2"/>
        </table:table-row>
        <table:table-row table:style-name="ro6">
          <table:table-cell table:number-columns-repeated="4" table:style-name="ce2"/>
          <table:table-cell office:value-type="string" table:style-name="ce4">
            <text:p>Næringsskatt</text:p>
          </table:table-cell>
          <table:table-cell table:style-name="ce4"/>
          <table:table-cell office:value-type="string" table:style-name="ce2">
            <text:p>Forskuddsskatt ;</text:p>
            <text:p>Næringsoppgave ;</text:p>
            <text:p>Selskapsoppgave ;</text:p>
            <text:p>Skatteattest</text:p>
          </table:table-cell>
          <table:table-cell table:number-columns-repeated="16377" table:style-name="ce2"/>
        </table:table-row>
        <table:table-row table:style-name="ro20">
          <table:table-cell table:number-columns-repeated="4" table:style-name="ce2"/>
          <table:table-cell office:value-type="string" table:style-name="ce4">
            <text:p>Selvangivelse</text:p>
          </table:table-cell>
          <table:table-cell table:style-name="ce4"/>
          <table:table-cell office:value-type="string" table:style-name="ce2">
            <text:p>Aksjer ;</text:p>
            <text:p>Fradrag ;</text:p>
            <text:p>Ligningsattest ;</text:p>
            <text:p>Likningsattest ;</text:p>
            <text:p>Minstefradrag ;</text:p>
            <text:p>Pendling ;</text:p>
            <text:p>Realisasjon ;</text:p>
            <text:p>Restskatt ;</text:p>
            <text:p>Sjølmelding ;</text:p>
            <text:p>Skatteberegning ;</text:p>
            <text:p>Skattefradrag ;</text:p>
            <text:p>Skatteoppgjør ;</text:p>
            <text:p>Verdipapirer</text:p>
          </table:table-cell>
          <table:table-cell table:number-columns-repeated="16377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Skattekort</text:p>
          </table:table-cell>
          <table:table-cell table:style-name="ce2"/>
          <table:table-cell office:value-type="string" table:style-name="ce2">
            <text:p>Frikort</text:p>
          </table:table-cell>
          <table:table-cell table:style-name="ce2"/>
          <table:table-cell office:value-type="string" table:style-name="ce2">
            <text:p>Arbeid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Skole og utdanning</text:p>
          </table:table-cell>
          <table:table-cell office:value-type="string" table:style-name="ce2">
            <text:p>Skule og utdanning</text:p>
          </table:table-cell>
          <table:table-cell office:value-type="string" table:style-name="ce2">
            <text:p>Folkehøgskole</text:p>
          </table:table-cell>
          <table:table-cell office:value-type="string" table:style-name="ce2">
            <text:p>Folkehøgskule</text:p>
          </table:table-cell>
          <table:table-cell office:value-type="string" table:style-name="ce2">
            <text:p>Folkehøgskole</text:p>
          </table:table-cell>
          <table:table-cell table:style-name="ce2"/>
          <table:table-cell office:value-type="string" table:style-name="ce2">
            <text:p>Folkehøyskole</text:p>
          </table:table-cell>
          <table:table-cell table:number-columns-repeated="16377" table:style-name="ce2"/>
        </table:table-row>
        <table:table-row table:style-name="ro3">
          <table:table-cell table:number-columns-repeated="2" table:style-name="ce2"/>
          <table:table-cell office:value-type="string" table:style-name="ce2">
            <text:p>Grunnskoleopplæring</text:p>
          </table:table-cell>
          <table:table-cell office:value-type="string" table:style-name="ce2">
            <text:p>Grunnskuleopplæring</text:p>
          </table:table-cell>
          <table:table-cell office:value-type="string" table:style-name="ce2">
            <text:p>Bibliotek</text:p>
          </table:table-cell>
          <table:table-cell table:style-name="ce2"/>
          <table:table-cell office:value-type="string" table:style-name="ce2">
            <text:p>Bokbuss ;</text:p>
            <text:p>Bokbåt ;</text:p>
            <text:p>Fagbibliotek ;</text:p>
            <text:p>Folkebibliotek ;</text:p>
            <text:p>Folkeboksamling ;</text:p>
            <text:p>Fylkesbibliotek ;</text:p>
            <text:p>Høgskolebibliotek ;</text:p>
            <text:p>Høyskolebibliotek ;</text:p>
            <text:p>Læringssenter ;</text:p>
            <text:p>Skolebibliotek ;</text:p>
            <text:p>Universitetsbibliotek</text:p>
          </table:table-cell>
          <table:table-cell table:style-name="ce2"/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Friskole</text:p>
          </table:table-cell>
          <table:table-cell table:style-name="ce2"/>
          <table:table-cell office:value-type="string" table:style-name="ce2">
            <text:p>Privatskole</text:p>
          </table:table-cell>
          <table:table-cell table:number-columns-repeated="16377" table:style-name="ce2"/>
        </table:table-row>
        <table:table-row table:style-name="ro15">
          <table:table-cell table:number-columns-repeated="2"/>
          <table:table-cell table:number-columns-repeated="2" table:style-name="ce2"/>
          <table:table-cell office:value-type="string" table:style-name="ce2">
            <text:p>Grunnskole</text:p>
          </table:table-cell>
          <table:table-cell table:style-name="ce2"/>
          <table:table-cell office:value-type="string" table:style-name="ce2">
            <text:p>Barneskole ;</text:p>
            <text:p>Barnetrinn ;</text:p>
            <text:p>Elevråd ;</text:p>
            <text:p>Foreldreråd ;</text:p>
            <text:p>Foreldreutvalg ;</text:p>
            <text:p>Fritt skolevalg ;</text:p>
            <text:p>KRL-faget ;</text:p>
            <text:p>Mellomtrinn ;</text:p>
            <text:p>Skolebytte ;</text:p>
            <text:p>Skolemiljøutvalg ;</text:p>
            <text:p>Skolestart ;</text:p>
            <text:p>Skoletilhørighet ;</text:p>
            <text:p>Ungdomsskole ;</text:p>
            <text:p>Ungdomstrinn</text:p>
          </table:table-cell>
          <table:table-cell table:style-name="ce3"/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Hjemmeundervisning</text:p>
          </table:table-cell>
          <table:table-cell table:number-columns-repeated="2" table:style-name="ce2"/>
          <table:table-cell table:style-name="ce3"/>
          <table:table-cell table:number-columns-repeated="16376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4">
            <text:p>Leirskole</text:p>
          </table:table-cell>
          <table:table-cell table:style-name="ce4"/>
          <table:table-cell table:number-columns-repeated="16378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4">
            <text:p>Pedagogisk-psykologisk tjeneste</text:p>
          </table:table-cell>
          <table:table-cell table:style-name="ce4"/>
          <table:table-cell office:value-type="string" table:style-name="ce2">
            <text:p>Audiopedagog ;<text:s/></text:p>
            <text:p>Logoped ;<text:s/></text:p>
            <text:p>PP-tjeneste ;</text:p>
            <text:p>PPT ;</text:p>
            <text:p>Spesialundervisning</text:p>
          </table:table-cell>
          <table:table-cell table:style-name="ce2"/>
          <table:table-cell office:value-type="string" table:style-name="ce2">
            <text:p>Helse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kolefritidsordning</text:p>
          </table:table-cell>
          <table:table-cell table:style-name="ce2"/>
          <table:table-cell office:value-type="string" table:style-name="ce2">
            <text:p>SFO</text:p>
          </table:table-cell>
          <table:table-cell office:value-type="string" table:style-name="ce2">
            <text:p>Kultur- og musikkskole</text:p>
          </table:table-cell>
          <table:table-cell office:value-type="string" table:style-name="ce2">
            <text:p>Barn og familie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Skolemåltid</text:p>
          </table:table-cell>
          <table:table-cell table:style-name="ce2"/>
          <table:table-cell office:value-type="string" table:style-name="ce2">
            <text:p>Skolefrukt ;</text:p>
            <text:p>Skolemat ;</text:p>
            <text:p>Skolemelk</text:p>
          </table:table-cell>
          <table:table-cell office:value-type="string" table:style-name="ce2">
            <text:p>Ernæring</text:p>
          </table:table-cell>
          <table:table-cell table:number-columns-repeated="16376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Skolerute</text:p>
          </table:table-cell>
          <table:table-cell table:style-name="ce2"/>
          <table:table-cell office:value-type="string" table:style-name="ce2">
            <text:p>Skoleferie ;</text:p>
            <text:p>Skoleruta ;</text:p>
            <text:p>Skoleåret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Skoleskyss</text:p>
          </table:table-cell>
          <table:table-cell table:style-name="ce2"/>
          <table:table-cell office:value-type="string" table:style-name="ce2">
            <text:p>Skolebuss ;</text:p>
            <text:p>Skoletransport</text:p>
          </table:table-cell>
          <table:table-cell table:style-name="ce2"/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Særskilt norskopplæring</text:p>
          </table:table-cell>
          <table:table-cell table:style-name="ce2"/>
          <table:table-cell office:value-type="string" table:style-name="ce2">
            <text:p>Morsmålsopplæring ;</text:p>
            <text:p>Særskilt språkopplæring ;</text:p>
            <text:p>Tospråklig fagopplæring</text:p>
          </table:table-cell>
          <table:table-cell office:value-type="string" table:style-name="ce2">
            <text:p>Norsk språk</text:p>
          </table:table-cell>
          <table:table-cell table:number-columns-repeated="16376" table:style-name="ce2"/>
        </table:table-row>
        <table:table-row table:style-name="ro3">
          <table:table-cell table:number-columns-repeated="2"/>
          <table:table-cell office:value-type="string" table:style-name="ce2">
            <text:p>Høyere utdanning</text:p>
          </table:table-cell>
          <table:table-cell office:value-type="string" table:style-name="ce2">
            <text:p>Høgare utdanning</text:p>
          </table:table-cell>
          <table:table-cell office:value-type="string" table:style-name="ce2">
            <text:p>Bibliotek</text:p>
          </table:table-cell>
          <table:table-cell table:style-name="ce2"/>
          <table:table-cell office:value-type="string" table:style-name="ce2">
            <text:p>Bokbuss ;</text:p>
            <text:p>Bokbåt ;</text:p>
            <text:p>Fagbibliotek ;</text:p>
            <text:p>Folkebibliotek ;</text:p>
            <text:p>Folkeboksamling ;</text:p>
            <text:p>Fylkesbibliotek ;</text:p>
            <text:p>Høgskolebibliotek ;</text:p>
            <text:p>Høyskolebibliotek ;</text:p>
            <text:p>Læringssenter ;</text:p>
            <text:p>Skolebibliotek ;</text:p>
            <text:p>Universitetsbibliotek</text:p>
          </table:table-cell>
          <table:table-cell table:style-name="ce2"/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Fagskoleutdanning</text:p>
          </table:table-cell>
          <table:table-cell table:style-name="ce2"/>
          <table:table-cell office:value-type="string" table:style-name="ce2">
            <text:p>Teknisk fagskole</text:p>
          </table:table-cell>
          <table:table-cell office:value-type="string" table:style-name="ce2">
            <text:p>Fagopplæring</text:p>
          </table:table-cell>
          <table:table-cell table:number-columns-repeated="16376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Høyere utdanning</text:p>
          </table:table-cell>
          <table:table-cell table:style-name="ce2"/>
          <table:table-cell office:value-type="string" table:style-name="ce2">
            <text:p>Høgskole ;</text:p>
            <text:p>Høyskole ;</text:p>
            <text:p>Universitet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amordna opptak</text:p>
          </table:table-cell>
          <table:table-cell table:style-name="ce2"/>
          <table:table-cell office:value-type="string" table:style-name="ce2">
            <text:p>Studieplass</text:p>
          </table:table-cell>
          <table:table-cell table:number-columns-repeated="16377" table:style-name="ce2"/>
        </table:table-row>
        <table:table-row table:style-name="ro5">
          <table:table-cell table:number-columns-repeated="2"/>
          <table:table-cell office:value-type="string" table:style-name="ce2">
            <text:p>Karakterer og evaluering</text:p>
          </table:table-cell>
          <table:table-cell office:value-type="string" table:style-name="ce2">
            <text:p>Karakterar og evaluering</text:p>
          </table:table-cell>
          <table:table-cell office:value-type="string" table:style-name="ce2">
            <text:p>Eksamen</text:p>
          </table:table-cell>
          <table:table-cell table:style-name="ce2"/>
          <table:table-cell office:value-type="string" table:style-name="ce2">
            <text:p>Avgangsprøve ;</text:p>
            <text:p>Fagprøve ;</text:p>
            <text:p>Kompetanseprøve ;</text:p>
            <text:p>Sensor ;</text:p>
            <text:p>Svenneprøve ;</text:p>
          </table:table-cell>
          <table:table-cell table:number-columns-repeated="16377" table:style-name="ce2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Karakterer</text:p>
          </table:table-cell>
          <table:table-cell table:style-name="ce2"/>
          <table:table-cell office:value-type="string" table:style-name="ce2">
            <text:p>Eksamenskarakter ;</text:p>
            <text:p>Standpunktkarakter ;</text:p>
            <text:p>Vitnemål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Nasjonale prøver</text:p>
          </table:table-cell>
          <table:table-cell table:number-columns-repeated="16379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Realkompetanse</text:p>
          </table:table-cell>
          <table:table-cell table:number-columns-repeated="16379" table:style-name="ce2"/>
        </table:table-row>
        <table:table-row table:style-name="ro4">
          <table:table-cell table:number-columns-repeated="2" table:style-name="ce2"/>
          <table:table-cell office:value-type="string" table:style-name="ce2">
            <text:p>Skolemiljø</text:p>
          </table:table-cell>
          <table:table-cell office:value-type="string" table:style-name="ce2">
            <text:p>Skulemiljø</text:p>
          </table:table-cell>
          <table:table-cell office:value-type="string" table:style-name="ce2">
            <text:p>Innemiljø</text:p>
          </table:table-cell>
          <table:table-cell table:style-name="ce2"/>
          <table:table-cell office:value-type="string" table:style-name="ce2">
            <text:p>Hygiene ;</text:p>
            <text:p>Inneklima ;</text:p>
            <text:p>Renhold</text:p>
          </table:table-cell>
          <table:table-cell table:style-name="ce2"/>
          <table:table-cell office:value-type="string" table:style-name="ce2">
            <text:p>Helse ;</text:p>
            <text:p>Arbeid</text:p>
          </table:table-cell>
          <table:table-cell table:number-columns-repeated="16375"/>
        </table:table-row>
        <table:table-row table:style-name="ro1">
          <table:table-cell table:number-columns-repeated="4" table:style-name="ce2"/>
          <table:table-cell office:value-type="string" table:style-name="ce2">
            <text:p>Mobbing</text:p>
          </table:table-cell>
          <table:table-cell table:number-columns-repeated="3" table:style-name="ce2"/>
          <table:table-cell office:value-type="string" table:style-name="ce2">
            <text:p>Helse ;</text:p>
            <text:p>Arbeid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Uteområde</text:p>
          </table:table-cell>
          <table:table-cell table:style-name="ce2"/>
          <table:table-cell office:value-type="string" table:style-name="ce2">
            <text:p>Utemiljø</text:p>
          </table:table-cell>
          <table:table-cell table:number-columns-repeated="16377" table:style-name="ce2"/>
        </table:table-row>
        <table:table-row table:style-name="ro9">
          <table:table-cell table:number-columns-repeated="2" table:style-name="ce2"/>
          <table:table-cell office:value-type="string" table:style-name="ce2">
            <text:p>Studiefinansiering</text:p>
          </table:table-cell>
          <table:table-cell office:value-type="string" table:style-name="ce2">
            <text:p>Studiefinansiering</text:p>
          </table:table-cell>
          <table:table-cell office:value-type="string" table:style-name="ce2">
            <text:p>Studiefinansiering</text:p>
          </table:table-cell>
          <table:table-cell table:style-name="ce2"/>
          <table:table-cell office:value-type="string" table:style-name="ce2">
            <text:p>Legat ;</text:p>
            <text:p>Lån ;</text:p>
            <text:p>Lånekassa ;</text:p>
            <text:p>Lånekassen ;</text:p>
            <text:p>Statens lånekasse for utdanning ;</text:p>
            <text:p>Stipend ;</text:p>
            <text:p>Studielån</text:p>
          </table:table-cell>
          <table:table-cell table:number-columns-repeated="16377" table:style-name="ce2"/>
        </table:table-row>
        <table:table-row table:style-name="ro3">
          <table:table-cell table:number-columns-repeated="2" table:style-name="ce2"/>
          <table:table-cell office:value-type="string" table:style-name="ce2">
            <text:p>Videregående opplæring</text:p>
          </table:table-cell>
          <table:table-cell office:value-type="string" table:style-name="ce2">
            <text:p>Videregåande opplæring</text:p>
          </table:table-cell>
          <table:table-cell office:value-type="string" table:style-name="ce2">
            <text:p>Bibliotek</text:p>
          </table:table-cell>
          <table:table-cell table:style-name="ce2"/>
          <table:table-cell office:value-type="string" table:style-name="ce2">
            <text:p>Bokbuss ;</text:p>
            <text:p>Bokbåt ;</text:p>
            <text:p>Fagbibliotek ;</text:p>
            <text:p>Folkebibliotek ;</text:p>
            <text:p>Folkeboksamling ;</text:p>
            <text:p>Fylkesbibliotek ;</text:p>
            <text:p>Høgskolebibliotek ;</text:p>
            <text:p>Høyskolebibliotek ;</text:p>
            <text:p>Læringssenter ;</text:p>
            <text:p>Skolebibliotek ;</text:p>
            <text:p>Universitetsbibliotek</text:p>
          </table:table-cell>
          <table:table-cell table:style-name="ce2"/>
          <table:table-cell office:value-type="string" table:style-name="ce2">
            <text:p>Kultur og fritid</text:p>
          </table:table-cell>
          <table:table-cell table:number-columns-repeated="16375"/>
        </table:table-row>
        <table:table-row table:style-name="ro2">
          <table:table-cell table:number-columns-repeated="4" table:style-name="ce2"/>
          <table:table-cell office:value-type="string" table:style-name="ce2">
            <text:p>Fagopplæring</text:p>
          </table:table-cell>
          <table:table-cell table:style-name="ce2"/>
          <table:table-cell office:value-type="string" table:style-name="ce2">
            <text:p>Lærling</text:p>
          </table:table-cell>
          <table:table-cell office:value-type="string" table:style-name="ce2">
            <text:p>Fagskoleutdanning</text:p>
          </table:table-cell>
          <table:table-cell table:number-columns-repeated="16376" table:style-name="ce2"/>
        </table:table-row>
        <table:table-row table:style-name="ro2">
          <table:table-cell table:number-columns-repeated="4" table:style-name="ce2"/>
          <table:table-cell office:value-type="string" table:style-name="ce2">
            <text:p>Friskole</text:p>
          </table:table-cell>
          <table:table-cell table:style-name="ce2"/>
          <table:table-cell office:value-type="string" table:style-name="ce2">
            <text:p>Privatskole</text:p>
          </table:table-cell>
          <table:table-cell table:number-columns-repeated="16377" table:style-name="ce2"/>
        </table:table-row>
        <table:table-row table:style-name="ro5">
          <table:table-cell table:number-columns-repeated="4" table:style-name="ce2"/>
          <table:table-cell office:value-type="string" table:style-name="ce4">
            <text:p>Pedagogisk-psykologisk tjeneste</text:p>
          </table:table-cell>
          <table:table-cell table:style-name="ce4"/>
          <table:table-cell office:value-type="string" table:style-name="ce2">
            <text:p>Audiopedagog ;<text:s/></text:p>
            <text:p>Logoped ;<text:s/></text:p>
            <text:p>PP-tjeneste ;</text:p>
            <text:p>PPT ;</text:p>
            <text:p>Spesialundervisning</text:p>
          </table:table-cell>
          <table:table-cell table:style-name="ce2"/>
          <table:table-cell office:value-type="string" table:style-name="ce2">
            <text:p>Helse</text:p>
          </table:table-cell>
          <table:table-cell table:number-columns-repeated="16375"/>
        </table:table-row>
        <table:table-row table:style-name="ro4">
          <table:table-cell table:number-columns-repeated="4" table:style-name="ce2"/>
          <table:table-cell office:value-type="string" table:style-name="ce2">
            <text:p>Skolerute</text:p>
          </table:table-cell>
          <table:table-cell table:style-name="ce2"/>
          <table:table-cell office:value-type="string" table:style-name="ce2">
            <text:p>Skoleferie ;</text:p>
            <text:p>Skoleruta ;</text:p>
            <text:p>Skoleåret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Skoleskyss</text:p>
          </table:table-cell>
          <table:table-cell table:style-name="ce2"/>
          <table:table-cell office:value-type="string" table:style-name="ce2">
            <text:p>Skolebuss ;</text:p>
            <text:p>Skoletransport</text:p>
          </table:table-cell>
          <table:table-cell table:style-name="ce2"/>
          <table:table-cell office:value-type="string" table:style-name="ce2">
            <text:p>Trafikk og samferdsel</text:p>
          </table:table-cell>
          <table:table-cell table:number-columns-repeated="16375"/>
        </table:table-row>
        <table:table-row table:style-name="ro4">
          <table:table-cell table:number-columns-repeated="4" table:style-name="ce2"/>
          <table:table-cell office:value-type="string" table:style-name="ce2">
            <text:p>Videregående skole</text:p>
          </table:table-cell>
          <table:table-cell table:style-name="ce2"/>
          <table:table-cell office:value-type="string" table:style-name="ce2">
            <text:p>Elevråd ;</text:p>
            <text:p>Skolemiljøutvalg ;</text:p>
            <text:p>Skoleutvalg</text:p>
          </table:table-cell>
          <table:table-cell table:number-columns-repeated="16377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Voksenopplæring</text:p>
          </table:table-cell>
          <table:table-cell office:value-type="string" table:style-name="ce2">
            <text:p>Vaksenopplæring</text:p>
          </table:table-cell>
          <table:table-cell office:value-type="string" table:style-name="ce2">
            <text:p>Norskopplæring</text:p>
          </table:table-cell>
          <table:table-cell table:number-columns-repeated="2" table:style-name="ce2"/>
          <table:table-cell office:value-type="string" table:style-name="ce2">
            <text:p>Norsk språk ;</text:p>
            <text:p>Språkkurs og -test</text:p>
          </table:table-cell>
          <table:table-cell table:number-columns-repeated="16376" table:style-name="ce2"/>
        </table:table-row>
        <table:table-row table:style-name="ro21">
          <table:table-cell table:number-columns-repeated="4" table:style-name="ce2"/>
          <table:table-cell office:value-type="string" table:style-name="ce2">
            <text:p>Voksenopplæring</text:p>
          </table:table-cell>
          <table:table-cell table:style-name="ce2"/>
          <table:table-cell office:value-type="string" table:style-name="ce2">
            <text:p>Etterutdanning ;</text:p>
            <text:p>Spesialundervisning ;</text:p>
            <text:p>Videreutdanning</text:p>
            <text:p/>
          </table:table-cell>
          <table:table-cell table:number-columns-repeated="16377" table:style-name="ce2"/>
        </table:table-row>
        <table:table-row table:style-name="ro2">
          <table:table-cell office:value-type="string" table:style-name="ce2">
            <text:p>Trafikk og samferdsel</text:p>
          </table:table-cell>
          <table:table-cell office:value-type="string" table:style-name="ce2">
            <text:p>Trafikk og samferdsel</text:p>
          </table:table-cell>
          <table:table-cell office:value-type="string" table:style-name="ce2">
            <text:p>Båttrafikk</text:p>
          </table:table-cell>
          <table:table-cell office:value-type="string" table:style-name="ce2">
            <text:p>Båttrafikk</text:p>
          </table:table-cell>
          <table:table-cell office:value-type="string" table:style-name="ce2">
            <text:p>Båtplass</text:p>
          </table:table-cell>
          <table:table-cell table:style-name="ce2"/>
          <table:table-cell office:value-type="string" table:style-name="ce2">
            <text:p>Småbåthavn</text:p>
          </table:table-cell>
          <table:table-cell table:number-columns-repeated="16377" table:style-name="ce2"/>
        </table:table-row>
        <table:table-row table:style-name="ro5">
          <table:table-cell table:number-columns-repeated="4" table:style-name="ce2"/>
          <table:table-cell office:value-type="string" table:style-name="ce2">
            <text:p>Kystforvaltning</text:p>
          </table:table-cell>
          <table:table-cell table:style-name="ce2"/>
          <table:table-cell office:value-type="string" table:style-name="ce2">
            <text:p>Fyrlys ;</text:p>
            <text:p>Havn ;</text:p>
            <text:p>Lostjeneste ;</text:p>
            <text:p>Navigasjon ;</text:p>
            <text:p>Navigerin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jøfart</text:p>
          </table:table-cell>
          <table:table-cell table:style-name="ce2"/>
          <table:table-cell office:value-type="string" table:style-name="ce2">
            <text:p>Skipsfart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Sjøsikkerhet</text:p>
          </table:table-cell>
          <table:table-cell table:style-name="ce2"/>
          <table:table-cell office:value-type="string" table:style-name="ce2">
            <text:p>Sjøvett</text:p>
          </table:table-cell>
          <table:table-cell table:number-columns-repeated="16377" table:style-name="ce2"/>
        </table:table-row>
        <table:table-row table:style-name="ro6">
          <table:table-cell table:number-columns-repeated="2"/>
          <table:table-cell office:value-type="string" table:style-name="ce2">
            <text:p>Førerkort og sertifikat</text:p>
          </table:table-cell>
          <table:table-cell office:value-type="string" table:style-name="ce2">
            <text:p>Førarkort og sertifikat</text:p>
          </table:table-cell>
          <table:table-cell office:value-type="string" table:style-name="ce2">
            <text:p>Båtsertifikat</text:p>
          </table:table-cell>
          <table:table-cell table:style-name="ce2"/>
          <table:table-cell office:value-type="string" table:style-name="ce2">
            <text:p>Båtførerbevis ;</text:p>
            <text:p>Båtførersertifikat ;</text:p>
            <text:p>Fritidsbåtskippersertifikat ;</text:p>
            <text:p>Kystskippersertifikat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Flysertifikat</text:p>
          </table:table-cell>
          <table:table-cell table:style-name="ce2"/>
          <table:table-cell office:value-type="string" table:style-name="ce2">
            <text:p>Helikopter</text:p>
          </table:table-cell>
          <table:table-cell table:number-columns-repeated="16377" table:style-name="ce2"/>
        </table:table-row>
        <table:table-row table:style-name="ro13">
          <table:table-cell table:number-columns-repeated="2"/>
          <table:table-cell table:number-columns-repeated="2" table:style-name="ce2"/>
          <table:table-cell office:value-type="string" table:style-name="ce2">
            <text:p>Førerkort</text:p>
          </table:table-cell>
          <table:table-cell table:style-name="ce2"/>
          <table:table-cell office:value-type="string" table:style-name="ce2">
            <text:p>ATV ;</text:p>
            <text:p>Beltebil ;</text:p>
            <text:p>Bil ;</text:p>
            <text:p>Buss ;</text:p>
            <text:p>Firehjuling ;</text:p>
            <text:p>Føreropplæring ;</text:p>
            <text:p>Førerprøve ;</text:p>
            <text:p>Lastebil ;</text:p>
            <text:p>Minibuss ;</text:p>
            <text:p>Mopedførerbevis ;</text:p>
            <text:p>Mopedførerkort ;</text:p>
            <text:p>Motorsykkel ;</text:p>
            <text:p>Personbil ;</text:p>
            <text:p>Prikkbelastning ;</text:p>
            <text:p>Sertifikat ;</text:p>
            <text:p>Snøscooter ;</text:p>
            <text:p>Snøskuter ;</text:p>
            <text:p>Terrengkjøretøy ;</text:p>
            <text:p>Traktor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Truckførerbevis</text:p>
          </table:table-cell>
          <table:table-cell table:number-columns-repeated="16379" table:style-name="ce2"/>
        </table:table-row>
        <table:table-row table:style-name="ro2">
          <table:table-cell table:number-columns-repeated="2"/>
          <table:table-cell office:value-type="string" table:style-name="ce2">
            <text:p>Kjøretøy</text:p>
          </table:table-cell>
          <table:table-cell office:value-type="string" table:style-name="ce2">
            <text:p>Køyretøy</text:p>
          </table:table-cell>
          <table:table-cell office:value-type="string" table:style-name="ce2">
            <text:p>Heftelser i motorvogn</text:p>
          </table:table-cell>
          <table:table-cell table:number-columns-repeated="16379" table:style-name="ce2"/>
        </table:table-row>
        <table:table-row table:style-name="ro8">
          <table:table-cell table:number-columns-repeated="2"/>
          <table:table-cell table:number-columns-repeated="2" table:style-name="ce2"/>
          <table:table-cell office:value-type="string" table:style-name="ce2">
            <text:p>Kjøretøykontroll</text:p>
          </table:table-cell>
          <table:table-cell table:style-name="ce2"/>
          <table:table-cell office:value-type="string" table:style-name="ce2">
            <text:p>EU-kontroll ;</text:p>
            <text:p>EØS-kontroll ;</text:p>
            <text:p>Periodisk kontroll ;</text:p>
            <text:p>Periodisk kjøretøykontroll ;</text:p>
            <text:p>Teknisk kontroll ;</text:p>
            <text:p>Teknisk kjøretøykontroll</text:p>
          </table:table-cell>
          <table:table-cell table:number-columns-repeated="16377" table:style-name="ce2"/>
        </table:table-row>
        <table:table-row table:style-name="ro18">
          <table:table-cell table:number-columns-repeated="2"/>
          <table:table-cell table:number-columns-repeated="2" table:style-name="ce2"/>
          <table:table-cell office:value-type="string" table:style-name="ce2">
            <text:p>Motorferdsel i utmark</text:p>
          </table:table-cell>
          <table:table-cell table:style-name="ce11"/>
          <table:table-cell office:value-type="string" table:style-name="ce6">
            <text:p>ATV ;</text:p>
            <text:p>Beltebil ;</text:p>
            <text:p>Firehjuling ;</text:p>
            <text:p>Helikopter ;</text:p>
            <text:p>Motorbåt ;</text:p>
            <text:p>Scooterløyve ;</text:p>
            <text:p>Sjøfly ;</text:p>
            <text:p>Skuterløyve ;</text:p>
            <text:p>Snøscooter ;</text:p>
            <text:p>Snøskuter ;</text:p>
            <text:p>Terrengkjøretøy ;</text:p>
            <text:p>Traktor</text:p>
          </table:table-cell>
          <table:table-cell table:style-name="ce2"/>
          <table:table-cell office:value-type="string" table:style-name="ce2">
            <text:p>Natur og miljø</text:p>
          </table:table-cell>
          <table:table-cell table:number-columns-repeated="16375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Motorvognavgifter</text:p>
          </table:table-cell>
          <table:table-cell table:style-name="ce2"/>
          <table:table-cell office:value-type="string" table:style-name="ce2">
            <text:p>Bensinavgift ;</text:p>
            <text:p>Bilavgifter ;</text:p>
            <text:p>Dieselavgift ;</text:p>
            <text:p>Engangsavgift ;</text:p>
            <text:p>Omregistreringsavgift ;</text:p>
            <text:p>Veiavgift ;</text:p>
            <text:p>Vektårsavgift ;</text:p>
            <text:p>Årsavgift</text:p>
          </table:table-cell>
          <table:table-cell table:style-name="ce2"/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9">
          <table:table-cell table:number-columns-repeated="2"/>
          <table:table-cell table:number-columns-repeated="2" table:style-name="ce2"/>
          <table:table-cell office:value-type="string" table:style-name="ce2">
            <text:p>Piggdekk</text:p>
          </table:table-cell>
          <table:table-cell table:style-name="ce2"/>
          <table:table-cell office:value-type="string" table:style-name="ce2">
            <text:p>Bildekk ;</text:p>
            <text:p>Dekk ;</text:p>
            <text:p>Kjetting ;</text:p>
            <text:p>Oblat ;</text:p>
            <text:p>Piggdekkavgift ;</text:p>
            <text:p>Piggdekkgebyr ;</text:p>
            <text:p>Piggdekkoblat ;</text:p>
            <text:p>Vinterdekk</text:p>
          </table:table-cell>
          <table:table-cell table:number-columns-repeated="16377" table:style-name="ce2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Registrering av kjøretøy</text:p>
          </table:table-cell>
          <table:table-cell table:style-name="ce2"/>
          <table:table-cell office:value-type="string" table:style-name="ce2">
            <text:p>Eierskifte ;</text:p>
            <text:p>Kjennemerke ;</text:p>
            <text:p>Omregistrering ;</text:p>
            <text:p>Registreringsforhold ;</text:p>
            <text:p>Salgsmeldin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4">
            <text:p>Vrakpant</text:p>
          </table:table-cell>
          <table:table-cell table:style-name="ce4"/>
          <table:table-cell office:value-type="string" table:style-name="ce2">
            <text:p>Bilvrak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office:value-type="string" table:style-name="ce2">
            <text:p>Kollektivtransport</text:p>
          </table:table-cell>
          <table:table-cell office:value-type="string" table:style-name="ce2">
            <text:p>Kollektivtransport</text:p>
          </table:table-cell>
          <table:table-cell office:value-type="string" table:style-name="ce4">
            <text:p>Kameratkjøring</text:p>
          </table:table-cell>
          <table:table-cell table:style-name="ce4"/>
          <table:table-cell office:value-type="string" table:style-name="ce2">
            <text:p>Haiking ;</text:p>
            <text:p>Pendling</text:p>
          </table:table-cell>
          <table:table-cell table:number-columns-repeated="16377" table:style-name="ce2"/>
        </table:table-row>
        <table:table-row table:style-name="ro17">
          <table:table-cell table:number-columns-repeated="2"/>
          <table:table-cell table:number-columns-repeated="2" table:style-name="ce2"/>
          <table:table-cell office:value-type="string" table:style-name="ce4">
            <text:p>Reisebillett</text:p>
          </table:table-cell>
          <table:table-cell table:style-name="ce4"/>
          <table:table-cell office:value-type="string" table:style-name="ce2">
            <text:p>Billettbestilling ;</text:p>
            <text:p>Billetter ;</text:p>
            <text:p>Billettinformasjon ;</text:p>
            <text:p>Billettpris ;</text:p>
            <text:p>Bussbillett ;</text:p>
            <text:p>Fergebillett ;</text:p>
            <text:p>Ferjebillett ;</text:p>
            <text:p>Flybillett ;</text:p>
            <text:p>Honnørrabatt ;</text:p>
            <text:p>Hurtigbåt ;</text:p>
            <text:p>Moderasjon ;</text:p>
            <text:p>Rutebåt ;</text:p>
            <text:p>Sporveisbillett ;</text:p>
            <text:p>Studentrabatt ;</text:p>
            <text:p>T-banebillett ;</text:p>
            <text:p>Togbillett ;</text:p>
            <text:p>Trikkebillett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4">
            <text:p>Reisegaranti</text:p>
          </table:table-cell>
          <table:table-cell table:style-name="ce4"/>
          <table:table-cell office:value-type="string" table:style-name="ce2">
            <text:p>Drosjerefusjon</text:p>
          </table:table-cell>
          <table:table-cell table:number-columns-repeated="16377" table:style-name="ce2"/>
        </table:table-row>
        <table:table-row table:style-name="ro15">
          <table:table-cell table:number-columns-repeated="2"/>
          <table:table-cell table:number-columns-repeated="2" table:style-name="ce2"/>
          <table:table-cell office:value-type="string" table:style-name="ce4">
            <text:p>Ruteopplysning</text:p>
          </table:table-cell>
          <table:table-cell table:style-name="ce4"/>
          <table:table-cell office:value-type="string" table:style-name="ce2">
            <text:p>Bussrute ;</text:p>
            <text:p>Busstider ;</text:p>
            <text:p>Båtrute ;</text:p>
            <text:p>Fergerute ;</text:p>
            <text:p>Fergetider ;</text:p>
            <text:p>Ferjerute ;</text:p>
            <text:p>Ferjetider ;</text:p>
            <text:p>Rutetabell ;</text:p>
            <text:p>Rutetider ;</text:p>
            <text:p>Sporveisrute ;</text:p>
            <text:p>T-banerute ;</text:p>
            <text:p>Togrute ;</text:p>
            <text:p>Togtider ;</text:p>
            <text:p>Trikkerute</text:p>
          </table:table-cell>
          <table:table-cell table:number-columns-repeated="16377" table:style-name="ce2"/>
        </table:table-row>
        <table:table-row table:style-name="ro8">
          <table:table-cell table:number-columns-repeated="2"/>
          <table:table-cell office:value-type="string" table:style-name="ce2">
            <text:p>Luftfart</text:p>
          </table:table-cell>
          <table:table-cell office:value-type="string" table:style-name="ce2">
            <text:p>Luftfart</text:p>
          </table:table-cell>
          <table:table-cell office:value-type="string" table:style-name="ce2">
            <text:p>Fly og helikopter</text:p>
          </table:table-cell>
          <table:table-cell table:style-name="ce2"/>
          <table:table-cell office:value-type="string" table:style-name="ce2">
            <text:p>Flyskjøte ;</text:p>
            <text:p>Landingsplass ;</text:p>
            <text:p>Landingstillatelse ;</text:p>
            <text:p>Luftfartøyregister ;</text:p>
            <text:p>Privatfly ;</text:p>
            <text:p>Sjøfly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office:value-type="string" table:style-name="ce2">
            <text:p>Veg og vegtrafikk</text:p>
          </table:table-cell>
          <table:table-cell office:value-type="string" table:style-name="ce2">
            <text:p>Veg og vegtrafikk</text:p>
          </table:table-cell>
          <table:table-cell office:value-type="string" table:style-name="ce2">
            <text:p>Aksellastrestriksjoner</text:p>
          </table:table-cell>
          <table:table-cell table:style-name="ce2"/>
          <table:table-cell office:value-type="string" table:style-name="ce2">
            <text:p>Telerestriksjoner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Bompenger</text:p>
          </table:table-cell>
          <table:table-cell table:style-name="ce2"/>
          <table:table-cell office:value-type="string" table:style-name="ce2">
            <text:p>Autopass</text:p>
          </table:table-cell>
          <table:table-cell table:style-name="ce2"/>
          <table:table-cell office:value-type="string" table:style-name="ce2">
            <text:p>Skatter og avgifter</text:p>
          </table:table-cell>
          <table:table-cell table:number-columns-repeated="16375"/>
        </table:table-row>
        <table:table-row table:style-name="ro4">
          <table:table-cell table:number-columns-repeated="2"/>
          <table:table-cell table:number-columns-repeated="2" table:style-name="ce2"/>
          <table:table-cell office:value-type="string" table:style-name="ce2">
            <text:p>Brøyting</text:p>
          </table:table-cell>
          <table:table-cell table:style-name="ce2"/>
          <table:table-cell office:value-type="string" table:style-name="ce2">
            <text:p>Brøyteavtale</text:p>
          </table:table-cell>
          <table:table-cell office:value-type="string" table:style-name="ce2">
            <text:p>Kommunale avgifter og gebyrer ;</text:p>
            <text:p>Vegvedlikehold</text:p>
          </table:table-cell>
          <table:table-cell office:value-type="string" table:style-name="ce2">
            <text:p>Bolig og eiendom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number-columns-repeated="2" table:style-name="ce2"/>
          <table:table-cell office:value-type="string" table:style-name="ce2">
            <text:p>Parkering</text:p>
          </table:table-cell>
          <table:table-cell table:style-name="ce2"/>
          <table:table-cell office:value-type="string" table:style-name="ce2">
            <text:p>Parkeringsbot ;</text:p>
            <text:p>Parkeringsgebyr ;</text:p>
            <text:p>Parkeringskort ;</text:p>
            <text:p>Parkeringsløyve ;</text:p>
            <text:p>Parkeringstillatelse</text:p>
          </table:table-cell>
          <table:table-cell table:style-name="ce2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Ruteplanlegger</text:p>
          </table:table-cell>
          <table:table-cell table:style-name="ce2"/>
          <table:table-cell office:value-type="string" table:style-name="ce2">
            <text:p>Vegkart ;</text:p>
            <text:p>Veikart</text:p>
          </table:table-cell>
          <table:table-cell table:number-columns-repeated="16377" table:style-name="ce2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Skoleskyss</text:p>
          </table:table-cell>
          <table:table-cell table:style-name="ce2"/>
          <table:table-cell office:value-type="string" table:style-name="ce2">
            <text:p>Skolebuss ;</text:p>
            <text:p>Skoletransport</text:p>
          </table:table-cell>
          <table:table-cell table:style-name="ce2"/>
          <table:table-cell office:value-type="string" table:style-name="ce2">
            <text:p>Skole og utdanning</text:p>
          </table:table-cell>
          <table:table-cell table:number-columns-repeated="16375"/>
        </table:table-row>
        <table:table-row table:style-name="ro8">
          <table:table-cell table:number-columns-repeated="2"/>
          <table:table-cell table:style-name="ce2"/>
          <table:table-cell table:style-name="ce11"/>
          <table:table-cell office:value-type="string" table:style-name="ce5">
            <text:p>Tilrettelagt transport</text:p>
          </table:table-cell>
          <table:table-cell table:style-name="ce5"/>
          <table:table-cell office:value-type="string" table:style-name="ce5">
            <text:p>Drosjelapper ;</text:p>
            <text:p>Reiserett ;</text:p>
            <text:p>TT-bruker ;</text:p>
            <text:p>TT-kort ;</text:p>
            <text:p>TT-ordning ;</text:p>
            <text:p>TT-tjeneste</text:p>
          </table:table-cell>
          <table:table-cell table:style-name="ce2"/>
          <table:table-cell office:value-type="string" table:style-name="ce2">
            <text:p>Omsorg, trygd og sosiale tjenester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2"/>
          <table:table-cell office:value-type="string" table:style-name="ce2">
            <text:p>Trafikkinformasjon</text:p>
          </table:table-cell>
          <table:table-cell table:style-name="ce2"/>
          <table:table-cell office:value-type="string" table:style-name="ce2">
            <text:p>Vegmelding ;</text:p>
            <text:p>Veimelding</text:p>
          </table:table-cell>
          <table:table-cell table:number-columns-repeated="16377" table:style-name="ce2"/>
        </table:table-row>
        <table:table-row table:style-name="ro2">
          <table:table-cell table:number-columns-repeated="2"/>
          <table:table-cell table:number-columns-repeated="2" table:style-name="ce2"/>
          <table:table-cell office:value-type="string" table:style-name="ce2">
            <text:p>Trafikksikkerhet</text:p>
          </table:table-cell>
          <table:table-cell table:style-name="ce2"/>
          <table:table-cell office:value-type="string" table:style-name="ce2">
            <text:p>Trygg trafikk</text:p>
          </table:table-cell>
          <table:table-cell table:number-columns-repeated="16377" table:style-name="ce2"/>
        </table:table-row>
        <table:table-row table:style-name="ro14">
          <table:table-cell table:number-columns-repeated="2"/>
          <table:table-cell table:number-columns-repeated="2" table:style-name="ce2"/>
          <table:table-cell office:value-type="string" table:style-name="ce2">
            <text:p>Vegbygging</text:p>
          </table:table-cell>
          <table:table-cell table:style-name="ce2"/>
          <table:table-cell office:value-type="string" table:style-name="ce9">
            <text:p>Avkjøringstillatelse ;</text:p>
            <text:p>Avkjørsel ;</text:p>
            <text:p>Landbruksveg ;</text:p>
            <text:p>Landbruksvei ;</text:p>
            <text:p>Privat veg ;</text:p>
            <text:p>Privat vei ;</text:p>
            <text:p>Veibygging</text:p>
          </table:table-cell>
          <table:table-cell office:value-type="string" table:style-name="ce2">
            <text:p>Reguleringsplan</text:p>
          </table:table-cell>
          <table:table-cell office:value-type="string" table:style-name="ce2">
            <text:p>Næring</text:p>
          </table:table-cell>
          <table:table-cell table:number-columns-repeated="16375"/>
        </table:table-row>
        <table:table-row table:style-name="ro6">
          <table:table-cell table:number-columns-repeated="2"/>
          <table:table-cell table:number-columns-repeated="2" table:style-name="ce2"/>
          <table:table-cell office:value-type="string" table:style-name="ce2">
            <text:p>Vegvedlikehold</text:p>
          </table:table-cell>
          <table:table-cell table:style-name="ce2"/>
          <table:table-cell office:value-type="string" table:style-name="ce2">
            <text:p>Grusing ;</text:p>
            <text:p>Privat veg ;</text:p>
            <text:p>Privat vei ;</text:p>
            <text:p>Veivedlikehold</text:p>
          </table:table-cell>
          <table:table-cell office:value-type="string" table:style-name="ce2">
            <text:p>Brøyting</text:p>
          </table:table-cell>
          <table:table-cell table:number-columns-repeated="16376" table:style-name="ce2"/>
        </table:table-row>
        <table:table-row table:style-name="ro14">
          <table:table-cell table:number-columns-repeated="2"/>
          <table:table-cell office:value-type="string" table:style-name="ce2">
            <text:p>Yrkestransport</text:p>
          </table:table-cell>
          <table:table-cell office:value-type="string" table:style-name="ce2">
            <text:p>Yrkestransport</text:p>
          </table:table-cell>
          <table:table-cell office:value-type="string" table:style-name="ce2">
            <text:p>Godstransport</text:p>
          </table:table-cell>
          <table:table-cell table:style-name="ce2"/>
          <table:table-cell office:value-type="string" table:style-name="ce2">
            <text:p>Enkeltturtillatelse ;</text:p>
            <text:p>Fellesskapstillatelse ;</text:p>
            <text:p>Godsløyve ;</text:p>
            <text:p>Spesialtransport ;</text:p>
            <text:p>Transportløyve ;</text:p>
            <text:p>Tungtransport ;</text:p>
            <text:p>Vegliste</text:p>
          </table:table-cell>
          <table:table-cell table:number-columns-repeated="16377" table:style-name="ce2"/>
        </table:table-row>
        <table:table-row table:style-name="ro18">
          <table:table-cell table:number-columns-repeated="2"/>
          <table:table-cell table:number-columns-repeated="2" table:style-name="ce2"/>
          <table:table-cell office:value-type="string" table:style-name="ce2">
            <text:p>Persontransport</text:p>
          </table:table-cell>
          <table:table-cell table:style-name="ce2"/>
          <table:table-cell office:value-type="string" table:style-name="ce2">
            <text:p>Buss ;</text:p>
            <text:p>Drosjeløyve ;</text:p>
            <text:p>Enkeltturtillatelse ;</text:p>
            <text:p>Fellesskapslisens ;</text:p>
            <text:p>Limousin ;</text:p>
            <text:p>Passasjertransport ;</text:p>
            <text:p>Selskapsvognløyve ;</text:p>
            <text:p>Taxi ;</text:p>
            <text:p>Transportløyve ;</text:p>
            <text:p>Turbil ;</text:p>
            <text:p>Turbuss ;</text:p>
            <text:p>Turvognløyve</text:p>
          </table:table-cell>
          <table:table-cell table:style-name="ce2"/>
          <table:table-cell office:value-type="string" table:style-name="ce2">
            <text:p>Næring</text:p>
          </table:table-cell>
          <table:table-cell table:number-columns-repeated="16375"/>
        </table:table-row>
        <table:table-row table:number-rows-repeated="1048145" table:style-name="ro2">
          <table:table-cell table:number-columns-repeated="16384"/>
        </table:table-row>
      </table:table>
      <table:table table:name="Ark2" table:style-name="ta3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Ark3" table:style-name="ta3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yperkobling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87401575in" fo:margin-right="0.787401575in" style:print-orientation="landscape" style:print-page-order="ttb" style:first-page-number="continue" style:scale-to="8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87401575in" fo:margin-right="0.787401575in" style:print-orientation="landscape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87401575in" fo:margin-right="0.787401575in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kurs</meta:initial-creator>
    <dc:creator>Tommy Harjo</dc:creator>
    <meta:creation-date>2006-06-27T11:18:57Z</meta:creation-date>
    <dc:date>2011-05-03T07:11:23Z</dc:date>
    <meta:print-date>2007-02-26T11:02:51Z</meta:print-date>
  </office:meta>
</office:document-meta>
</file>